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E6000004523C324BE571B4EBDE.png" manifest:media-type="image/png"/>
  <manifest:file-entry manifest:full-path="Pictures/10000201000004260000023402C710DA9549C61D.png" manifest:media-type="image/png"/>
  <manifest:file-entry manifest:full-path="Pictures/10000201000002EE000000A2DD87ADECDD23EBBE.png" manifest:media-type="image/png"/>
  <manifest:file-entry manifest:full-path="Pictures/100002010000024A000000C49051CC472953C25A.png" manifest:media-type="image/png"/>
  <manifest:file-entry manifest:full-path="Pictures/10000201000004AA0000039E223B64EFA953949C.png" manifest:media-type="image/png"/>
  <manifest:file-entry manifest:full-path="Pictures/10000201000003020000006152FC1F1CE3E3B1EF.png" manifest:media-type="image/png"/>
  <manifest:file-entry manifest:full-path="Pictures/10000201000001990000017380665C3FC4C7334E.png" manifest:media-type="image/png"/>
  <manifest:file-entry manifest:full-path="Pictures/1000020100000161000000859BDEE7801AE4E240.png" manifest:media-type="image/png"/>
  <manifest:file-entry manifest:full-path="Pictures/1000020100000598000002B47C4CCCCE270353C6.png" manifest:media-type="image/png"/>
  <manifest:file-entry manifest:full-path="Pictures/10000000000005F800000288B0D56327A9D50614.png" manifest:media-type="image/png"/>
  <manifest:file-entry manifest:full-path="Pictures/100002010000026800000105E1930425724AF96D.png" manifest:media-type="image/png"/>
  <manifest:file-entry manifest:full-path="Pictures/100002010000031000000185FC4D5A5D596F1409.png" manifest:media-type="image/png"/>
  <manifest:file-entry manifest:full-path="Pictures/10000201000002E9000000ADCE2141E2B17610D6.png" manifest:media-type="image/png"/>
  <manifest:file-entry manifest:full-path="Pictures/100002010000026300000107A74C30614C6C5D4B.png" manifest:media-type="image/png"/>
  <manifest:file-entry manifest:full-path="Pictures/100002010000069A000004923B6D3B8590885E4F.png" manifest:media-type="image/png"/>
  <manifest:file-entry manifest:full-path="Pictures/100002010000034D000001BFB7AEED9854586957.png" manifest:media-type="image/png"/>
  <manifest:file-entry manifest:full-path="Pictures/10000201000002FD0000014D85286E39FAEC5BB3.png" manifest:media-type="image/png"/>
  <manifest:file-entry manifest:full-path="Pictures/1000020100000154000000FF392D674BDB0FEF76.png" manifest:media-type="image/png"/>
  <manifest:file-entry manifest:full-path="Pictures/10000201000001A7000001851C2B69C7206DD001.png" manifest:media-type="image/png"/>
  <manifest:file-entry manifest:full-path="Pictures/10000201000002CE000002C47DD045B93E9E5759.png" manifest:media-type="image/png"/>
  <manifest:file-entry manifest:full-path="Pictures/1000020100000360000002ED2936DBE540944689.png" manifest:media-type="image/png"/>
  <manifest:file-entry manifest:full-path="Pictures/100002010000078400000572D02B7768F6B96738.png" manifest:media-type="image/png"/>
  <manifest:file-entry manifest:full-path="Pictures/1000020100000233000001A106408ADA37A10EB1.png" manifest:media-type="image/png"/>
  <manifest:file-entry manifest:full-path="Pictures/100002010000042100000236CE6AEDF392629C85.png" manifest:media-type="image/png"/>
  <manifest:file-entry manifest:full-path="Pictures/1000020100000262000000F5539B1412522D4060.png" manifest:media-type="image/png"/>
  <manifest:file-entry manifest:full-path="Pictures/1000020100000229000000F4A32BF2D44D58FBEE.png" manifest:media-type="image/png"/>
  <manifest:file-entry manifest:full-path="Pictures/10000201000000EC000000675B4B7574D6CE292D.png" manifest:media-type="image/png"/>
  <manifest:file-entry manifest:full-path="Pictures/10000201000001DD000001796CF9AA512ABD9858.png" manifest:media-type="image/png"/>
  <manifest:file-entry manifest:full-path="Pictures/10000201000000F3000000FBD172902082D73EB9.png" manifest:media-type="image/png"/>
  <manifest:file-entry manifest:full-path="Pictures/1000020100000269000000EAF146A76C5BA34C45.png" manifest:media-type="image/png"/>
  <manifest:file-entry manifest:full-path="Pictures/10000201000003FF0000017C8C5643B292CEA577.png" manifest:media-type="image/png"/>
  <manifest:file-entry manifest:full-path="Pictures/1000020100000253000000FC5ED2FEBFA4D1EDAE.png" manifest:media-type="image/png"/>
  <manifest:file-entry manifest:full-path="Pictures/100002010000023000000102A49EACDC4285C8AD.png" manifest:media-type="image/png"/>
  <manifest:file-entry manifest:full-path="Pictures/10000201000001BC000001E849D7442AE36A7E52.png" manifest:media-type="image/png"/>
  <manifest:file-entry manifest:full-path="Pictures/1000020100000175000001D5A5E89B0E6C628A73.png" manifest:media-type="image/png"/>
  <manifest:file-entry manifest:full-path="Pictures/1000020100000124000001D678A097AFB8BC726B.png" manifest:media-type="image/png"/>
  <manifest:file-entry manifest:full-path="Pictures/1000020100000460000002BD91F90017197A80B0.png" manifest:media-type="image/png"/>
  <manifest:file-entry manifest:full-path="Pictures/100000000000014800000271B3613CC33DA5C072.png" manifest:media-type="image/png"/>
  <manifest:file-entry manifest:full-path="Pictures/10000000000001DC000000F4DD68B94C072D45A8.png" manifest:media-type="image/png"/>
  <manifest:file-entry manifest:full-path="Pictures/100002010000027C0000010F6DF5FCF6D44ECDE6.png" manifest:media-type="image/png"/>
  <manifest:file-entry manifest:full-path="Pictures/10000201000000E7000002BA5DE622407FFF3BA5.png" manifest:media-type="image/png"/>
  <manifest:file-entry manifest:full-path="Pictures/10000201000000FC000001806DAD0B68E2B4C17D.png" manifest:media-type="image/png"/>
  <manifest:file-entry manifest:full-path="Pictures/10000201000001A2000000706CCD1FF32EB00445.png" manifest:media-type="image/png"/>
  <manifest:file-entry manifest:full-path="Pictures/1000020100000426000003069254443CB300C36E.png" manifest:media-type="image/png"/>
  <manifest:file-entry manifest:full-path="Pictures/100002010000019F0000006A6F786E1B5B70663C.png" manifest:media-type="image/png"/>
  <manifest:file-entry manifest:full-path="Pictures/10000201000002340000008DA4533A6DD8468224.png" manifest:media-type="image/png"/>
  <manifest:file-entry manifest:full-path="Pictures/10000201000002FA0000009717153DFEEFB7AA71.png" manifest:media-type="image/png"/>
  <manifest:file-entry manifest:full-path="Pictures/100002010000022D000001E9E57540083D15F9A7.png" manifest:media-type="image/png"/>
  <manifest:file-entry manifest:full-path="Pictures/10000201000002C2000001342977F24EBCD06B36.png" manifest:media-type="image/png"/>
  <manifest:file-entry manifest:full-path="Pictures/100002010000021500000116FE768C830B83EE89.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oto Serif CJK SC1" svg:font-family="'Noto Serif CJK SC'" style:font-adornments="Grassetto" style:font-family-generic="roman"/>
    <style:font-face style:name="Latin Modern Mono" svg:font-family="'Latin Modern Mono'" style:font-pitch="fixed"/>
    <style:font-face style:name="Latin Modern Mono2" svg:font-family="'Latin Modern Mono'" style:font-adornments="10 Regular" style:font-pitch="fixed"/>
    <style:font-face style:name="Latin Modern Mono1" svg:font-family="'Latin Modern Mono'" style:font-adornments="Grassetto" style:font-pitch="fixed"/>
    <style:font-face style:name="Latin Modern Mono Light" svg:font-family="'Latin Modern Mono Light'" style:font-adornments="10 Bold"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Grassetto" style:font-family-generic="modern" style:font-pitch="fixed"/>
    <style:font-face style:name="Liberation Mono2" svg:font-family="'Liberation Mono'" style:font-adornments="Standard" style:font-family-generic="modern" style:font-pitch="fixed"/>
    <style:font-face style:name="AnjaliOldLipi" svg:font-family="AnjaliOldLipi" style:font-adornments="Corsivo Grassetto" style:font-pitch="variable"/>
    <style:font-face style:name="AnjaliOldLipi1" svg:font-family="AnjaliOldLipi" style:font-adornments="Grassetto" style:font-pitch="variable"/>
    <style:font-face style:name="AnjaliOldLipi2" svg:font-family="AnjaliOldLipi" style:font-adornments="Standard" style:font-pitch="variable"/>
    <style:font-face style:name="Latin Modern Math" svg:font-family="'Latin Modern Math'" style:font-adornments="Corsivo Grassetto" style:font-pitch="variable"/>
    <style:font-face style:name="Lato Light" svg:font-family="'Lato Light'" style:font-adornments="Light" style:font-pitch="variable"/>
    <style:font-face style:name="Liberation Serif" svg:font-family="'Liberation Serif'" style:font-family-generic="roman" style:font-pitch="variable"/>
    <style:font-face style:name="Noto Serif CJK SC" svg:font-family="'Noto Serif CJK SC'" style:font-adornments="Grassetto"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Standard" style:font-family-generic="swiss" style:font-pitch="variable"/>
    <style:font-face style:name="Open Sans Condensed Light" svg:font-family="'Open Sans Condensed Light'" style:font-adornments="Condensed Light"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Corsivo Light" style:font-family-generic="swiss" style:font-pitch="variable"/>
    <style:font-face style:name="Open Sans Semibold" svg:font-family="'Open Sans Semibold'" style:font-adornments="Semigrassetto"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ageTable" style:family="table">
      <style:table-properties style:width="6.306cm" fo:margin-left="4.985cm" table:align="left"/>
    </style:style>
    <style:style style:name="PageTable.A" style:family="table-column">
      <style:table-column-properties style:column-width="1.896cm"/>
    </style:style>
    <style:style style:name="PageTable.B" style:family="table-column">
      <style:table-column-properties style:column-width="4.41cm"/>
    </style:style>
    <style:style style:name="PageTable.A1" style:family="table-cell">
      <style:table-cell-properties fo:padding="0.097cm" fo:border-left="0.05pt solid #000000" fo:border-right="none" fo:border-top="0.05pt solid #000000" fo:border-bottom="0.05pt solid #000000"/>
    </style:style>
    <style:style style:name="PageTable.B1" style:family="table-cell">
      <style:table-cell-properties fo:padding="0.097cm" fo:border="0.05pt solid #000000"/>
    </style:style>
    <style:style style:name="PageTable.A2" style:family="table-cell">
      <style:table-cell-properties fo:padding="0.097cm" fo:border-left="0.05pt solid #000000" fo:border-right="none" fo:border-top="none" fo:border-bottom="0.05pt solid #000000"/>
    </style:style>
    <style:style style:name="PageTable.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0fae1" officeooo:paragraph-rsid="0000fae1"/>
    </style:style>
    <style:style style:name="P2" style:family="paragraph" style:parent-style-name="Text_20_body">
      <style:text-properties officeooo:paragraph-rsid="0003f076"/>
    </style:style>
    <style:style style:name="P3" style:family="paragraph" style:parent-style-name="Text_20_body">
      <style:text-properties officeooo:rsid="0005ab2a" officeooo:paragraph-rsid="0005ab2a"/>
    </style:style>
    <style:style style:name="P4" style:family="paragraph" style:parent-style-name="Text_20_body">
      <style:text-properties officeooo:rsid="0006055c" officeooo:paragraph-rsid="0006055c"/>
    </style:style>
    <style:style style:name="P5" style:family="paragraph" style:parent-style-name="Text_20_body">
      <style:text-properties officeooo:rsid="0009c2f2" officeooo:paragraph-rsid="0009c2f2"/>
    </style:style>
    <style:style style:name="P6" style:family="paragraph" style:parent-style-name="Text_20_body">
      <style:text-properties style:text-underline-style="solid" style:text-underline-width="auto" style:text-underline-color="font-color" officeooo:rsid="0013d6dc" officeooo:paragraph-rsid="0013d6dc"/>
    </style:style>
    <style:style style:name="P7" style:family="paragraph" style:parent-style-name="Text_20_body">
      <style:text-properties style:text-underline-style="solid" style:text-underline-width="auto" style:text-underline-color="font-color" officeooo:rsid="00eb59ad" officeooo:paragraph-rsid="00eba105"/>
    </style:style>
    <style:style style:name="P8" style:family="paragraph" style:parent-style-name="Text_20_body">
      <style:text-properties style:text-underline-style="solid" style:text-underline-width="auto" style:text-underline-color="font-color" fo:font-weight="normal" officeooo:rsid="00eba105" officeooo:paragraph-rsid="00eba105" style:font-weight-asian="normal" style:font-weight-complex="normal"/>
    </style:style>
    <style:style style:name="P9" style:family="paragraph" style:parent-style-name="Text_20_body">
      <style:text-properties fo:font-style="normal" style:text-underline-style="none" fo:font-weight="normal" officeooo:rsid="0005ab2a" officeooo:paragraph-rsid="0005ab2a" style:font-style-asian="normal" style:font-weight-asian="normal" style:font-style-complex="normal" style:font-weight-complex="normal"/>
    </style:style>
    <style:style style:name="P10" style:family="paragraph" style:parent-style-name="Text_20_body">
      <style:text-properties fo:font-style="normal" style:text-underline-style="none" fo:font-weight="normal" officeooo:rsid="0006055c" officeooo:paragraph-rsid="0006055c" style:font-style-asian="normal" style:font-weight-asian="normal" style:font-style-complex="normal" style:font-weight-complex="normal"/>
    </style:style>
    <style:style style:name="P11" style:family="paragraph" style:parent-style-name="Text_20_body">
      <style:text-properties fo:font-style="normal" style:text-underline-style="none" fo:font-weight="normal" officeooo:rsid="00f2fb38" officeooo:paragraph-rsid="00ee4b30" style:font-style-asian="normal" style:font-weight-asian="normal" style:font-style-complex="normal" style:font-weight-complex="normal"/>
    </style:style>
    <style:style style:name="P12" style:family="paragraph" style:parent-style-name="Text_20_body">
      <style:text-properties fo:font-style="normal" style:text-underline-style="none" fo:font-weight="bold" officeooo:rsid="00f18345" officeooo:paragraph-rsid="00ee4b30" style:font-style-asian="normal" style:font-weight-asian="bold" style:font-style-complex="normal" style:font-weight-complex="bold"/>
    </style:style>
    <style:style style:name="P13" style:family="paragraph" style:parent-style-name="Text_20_body">
      <style:text-properties fo:font-style="normal" style:text-underline-style="none" fo:font-weight="bold" officeooo:rsid="00f18345" officeooo:paragraph-rsid="00f2fb38" style:font-style-asian="normal" style:font-weight-asian="bold" style:font-style-complex="normal" style:font-weight-complex="bold"/>
    </style:style>
    <style:style style:name="P14" style:family="paragraph" style:parent-style-name="Text_20_body">
      <style:text-properties fo:font-style="normal" style:text-underline-style="none" fo:font-weight="bold" officeooo:rsid="0122e070" officeooo:paragraph-rsid="0122e070" style:font-style-asian="normal" style:font-weight-asian="bold" style:font-style-complex="normal" style:font-weight-complex="bold"/>
    </style:style>
    <style:style style:name="P15" style:family="paragraph" style:parent-style-name="Text_20_body">
      <style:text-properties fo:font-style="normal" fo:font-weight="normal" officeooo:rsid="002ce04d" officeooo:paragraph-rsid="002ce04d" style:font-style-asian="normal" style:font-weight-asian="normal" style:font-style-complex="normal" style:font-weight-complex="normal"/>
    </style:style>
    <style:style style:name="P16" style:family="paragraph" style:parent-style-name="Text_20_body">
      <style:text-properties fo:font-style="normal" fo:font-weight="normal" officeooo:rsid="006ba90e" officeooo:paragraph-rsid="006d9ea4" style:font-style-asian="normal" style:font-weight-asian="normal" style:font-style-complex="normal" style:font-weight-complex="normal"/>
    </style:style>
    <style:style style:name="P17" style:family="paragraph" style:parent-style-name="Text_20_body">
      <style:text-properties fo:font-style="normal" fo:font-weight="normal" officeooo:rsid="00a6b112" officeooo:paragraph-rsid="00aa8d7c" style:font-style-asian="normal" style:font-weight-asian="normal" style:font-style-complex="normal" style:font-weight-complex="normal"/>
    </style:style>
    <style:style style:name="P18" style:family="paragraph" style:parent-style-name="Text_20_body">
      <style:text-properties fo:font-style="normal" fo:font-weight="normal" officeooo:rsid="00a1c4ab" officeooo:paragraph-rsid="00a1c4ab" style:font-style-asian="normal" style:font-weight-asian="normal" style:font-style-complex="normal" style:font-weight-complex="normal"/>
    </style:style>
    <style:style style:name="P19" style:family="paragraph" style:parent-style-name="Text_20_body">
      <style:text-properties fo:font-style="normal" fo:font-weight="normal" officeooo:rsid="00a5ccae" officeooo:paragraph-rsid="00a5ccae" style:font-style-asian="normal" style:font-weight-asian="normal" style:font-style-complex="normal" style:font-weight-complex="normal"/>
    </style:style>
    <style:style style:name="P20" style:family="paragraph" style:parent-style-name="Text_20_body">
      <style:text-properties fo:font-style="normal" fo:font-weight="normal" officeooo:rsid="00d503e9" officeooo:paragraph-rsid="00d503e9"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font-style="normal" fo:font-weight="normal" officeooo:rsid="00fb3130" officeooo:paragraph-rsid="00fb3130" style:font-style-asian="normal" style:font-weight-asian="normal" style:font-style-complex="normal" style:font-weight-complex="normal"/>
    </style:style>
    <style:style style:name="P22" style:family="paragraph" style:parent-style-name="Text_20_body">
      <style:text-properties fo:font-style="normal" fo:font-weight="normal" officeooo:rsid="016971b7" officeooo:paragraph-rsid="016dc55c" style:font-style-asian="normal" style:font-weight-asian="normal" style:font-style-complex="normal" style:font-weight-complex="normal"/>
    </style:style>
    <style:style style:name="P23" style:family="paragraph" style:parent-style-name="Text_20_body">
      <style:paragraph-properties fo:text-align="start" style:justify-single-word="false"/>
      <style:text-properties fo:font-style="normal" fo:font-weight="normal" officeooo:rsid="0191cb34" officeooo:paragraph-rsid="0191cb34" style:font-style-asian="normal" style:font-weight-asian="normal" style:font-style-complex="normal" style:font-weight-complex="normal"/>
    </style:style>
    <style:style style:name="P24" style:family="paragraph" style:parent-style-name="Text_20_body">
      <style:text-properties fo:font-style="normal" fo:font-weight="normal" officeooo:rsid="00d84be1" officeooo:paragraph-rsid="00d84be1" fo:background-color="#f3715a" style:font-style-asian="normal" style:font-weight-asian="normal" style:font-style-complex="normal" style:font-weight-complex="normal"/>
    </style:style>
    <style:style style:name="P25" style:family="paragraph" style:parent-style-name="Text_20_body">
      <style:paragraph-properties fo:text-align="start" style:justify-single-word="false"/>
      <style:text-properties fo:font-style="normal" officeooo:rsid="009b4311" officeooo:paragraph-rsid="009d4b56" style:font-style-asian="normal" style:font-style-complex="normal"/>
    </style:style>
    <style:style style:name="P26" style:family="paragraph" style:parent-style-name="Text_20_body">
      <style:text-properties fo:font-style="normal" officeooo:rsid="00b67e71" officeooo:paragraph-rsid="00b67e71" style:font-style-asian="normal" style:font-style-complex="normal"/>
    </style:style>
    <style:style style:name="P27" style:family="paragraph" style:parent-style-name="Text_20_body">
      <style:text-properties fo:font-style="normal" officeooo:rsid="00d0c9fc" officeooo:paragraph-rsid="00d0c9fc" style:font-style-asian="normal" style:font-style-complex="normal"/>
    </style:style>
    <style:style style:name="P28" style:family="paragraph" style:parent-style-name="Text_20_body">
      <style:text-properties fo:font-style="normal" officeooo:rsid="00d37e5b" officeooo:paragraph-rsid="00d503e9" style:font-style-asian="normal" style:font-style-complex="normal"/>
    </style:style>
    <style:style style:name="P29" style:family="paragraph" style:parent-style-name="Text_20_body">
      <style:text-properties fo:font-style="normal" officeooo:rsid="00eba105" officeooo:paragraph-rsid="00eba105" style:font-style-asian="normal" style:font-style-complex="normal"/>
    </style:style>
    <style:style style:name="P30" style:family="paragraph" style:parent-style-name="Text_20_body">
      <style:text-properties fo:font-style="normal" fo:font-weight="bold" officeooo:rsid="01669c28" officeooo:paragraph-rsid="01669c28" style:font-style-asian="normal" style:font-weight-asian="bold" style:font-style-complex="normal" style:font-weight-complex="bold"/>
    </style:style>
    <style:style style:name="P31" style:family="paragraph" style:parent-style-name="Text_20_body">
      <style:paragraph-properties fo:text-align="start" style:justify-single-word="false"/>
      <style:text-properties fo:font-style="normal" fo:font-weight="bold" officeooo:rsid="0191cb34" officeooo:paragraph-rsid="0191cb34" style:font-style-asian="normal" style:font-weight-asian="bold" style:font-style-complex="normal" style:font-weight-complex="bold"/>
    </style:style>
    <style:style style:name="P32" style:family="paragraph" style:parent-style-name="Text_20_body">
      <style:text-properties officeooo:rsid="000799e5" officeooo:paragraph-rsid="000799e5"/>
    </style:style>
    <style:style style:name="P33" style:family="paragraph" style:parent-style-name="Text_20_body">
      <style:text-properties officeooo:rsid="000880da" officeooo:paragraph-rsid="000880da"/>
    </style:style>
    <style:style style:name="P34" style:family="paragraph" style:parent-style-name="Text_20_body">
      <style:text-properties officeooo:rsid="000af81e" officeooo:paragraph-rsid="0011c205"/>
    </style:style>
    <style:style style:name="P35" style:family="paragraph" style:parent-style-name="Text_20_body">
      <style:text-properties fo:font-weight="normal" officeooo:rsid="0017ac59" officeooo:paragraph-rsid="0017ac59" style:font-weight-asian="normal" style:font-weight-complex="normal"/>
    </style:style>
    <style:style style:name="P36" style:family="paragraph" style:parent-style-name="Text_20_body">
      <style:text-properties fo:font-weight="normal" officeooo:rsid="0031566d" officeooo:paragraph-rsid="0031566d" style:font-weight-asian="normal" style:font-weight-complex="normal"/>
    </style:style>
    <style:style style:name="P37" style:family="paragraph" style:parent-style-name="Text_20_body">
      <style:text-properties fo:font-weight="normal" officeooo:rsid="00322108" officeooo:paragraph-rsid="00322108" style:font-weight-asian="normal" style:font-weight-complex="normal"/>
    </style:style>
    <style:style style:name="P38" style:family="paragraph" style:parent-style-name="Text_20_body">
      <style:text-properties fo:font-weight="normal" officeooo:rsid="003c6b2b" officeooo:paragraph-rsid="003c6b2b" style:font-weight-asian="normal" style:font-weight-complex="normal"/>
    </style:style>
    <style:style style:name="P39" style:family="paragraph" style:parent-style-name="Text_20_body">
      <style:text-properties fo:font-weight="normal" officeooo:rsid="00554010" officeooo:paragraph-rsid="00554010" style:font-weight-asian="normal" style:font-weight-complex="normal"/>
    </style:style>
    <style:style style:name="P40" style:family="paragraph" style:parent-style-name="Text_20_body">
      <style:text-properties fo:font-weight="normal" officeooo:rsid="00621c73" officeooo:paragraph-rsid="00621c73" style:font-weight-asian="normal" style:font-weight-complex="normal"/>
    </style:style>
    <style:style style:name="P41" style:family="paragraph" style:parent-style-name="Text_20_body">
      <style:text-properties fo:font-weight="normal" officeooo:rsid="00626a7a" officeooo:paragraph-rsid="00626a7a" style:font-weight-asian="normal" style:font-weight-complex="normal"/>
    </style:style>
    <style:style style:name="P42" style:family="paragraph" style:parent-style-name="Text_20_body">
      <style:text-properties fo:font-weight="normal" officeooo:rsid="006a53ad" officeooo:paragraph-rsid="006a53ad" style:font-weight-asian="normal" style:font-weight-complex="normal"/>
    </style:style>
    <style:style style:name="P43" style:family="paragraph" style:parent-style-name="Text_20_body">
      <style:text-properties fo:font-weight="normal" officeooo:rsid="00844cd7" officeooo:paragraph-rsid="00844cd7" style:font-weight-asian="normal" style:font-weight-complex="normal"/>
    </style:style>
    <style:style style:name="P44" style:family="paragraph" style:parent-style-name="Text_20_body">
      <style:text-properties fo:font-weight="normal" officeooo:rsid="0082de59" officeooo:paragraph-rsid="0082de59" style:font-weight-asian="normal" style:font-weight-complex="normal"/>
    </style:style>
    <style:style style:name="P45" style:family="paragraph" style:parent-style-name="Text_20_body">
      <style:paragraph-properties fo:text-align="start" style:justify-single-word="false"/>
      <style:text-properties fo:font-weight="normal" officeooo:rsid="008578af" officeooo:paragraph-rsid="0085bd92" style:font-weight-asian="normal" style:font-weight-complex="normal"/>
    </style:style>
    <style:style style:name="P46" style:family="paragraph" style:parent-style-name="Text_20_body">
      <style:text-properties fo:font-weight="normal" officeooo:rsid="00880c31" officeooo:paragraph-rsid="00880c31" style:font-weight-asian="normal" style:font-weight-complex="normal"/>
    </style:style>
    <style:style style:name="P47" style:family="paragraph" style:parent-style-name="Text_20_body">
      <style:paragraph-properties fo:text-align="start" style:justify-single-word="false"/>
      <style:text-properties fo:font-weight="normal" officeooo:rsid="008666e9" officeooo:paragraph-rsid="00880c31" style:font-weight-asian="normal" style:font-weight-complex="normal"/>
    </style:style>
    <style:style style:name="P48" style:family="paragraph" style:parent-style-name="Text_20_body">
      <style:text-properties fo:font-weight="normal" officeooo:rsid="008e739b" officeooo:paragraph-rsid="008e739b" style:font-weight-asian="normal" style:font-weight-complex="normal"/>
    </style:style>
    <style:style style:name="P49" style:family="paragraph" style:parent-style-name="Text_20_body">
      <style:text-properties fo:font-weight="normal" officeooo:rsid="009338ea" officeooo:paragraph-rsid="00a6b112" style:font-weight-asian="normal" style:font-weight-complex="normal"/>
    </style:style>
    <style:style style:name="P50" style:family="paragraph" style:parent-style-name="Text_20_body">
      <style:text-properties fo:font-weight="normal" officeooo:rsid="00aab219" officeooo:paragraph-rsid="00abf210" style:font-weight-asian="normal" style:font-weight-complex="normal"/>
    </style:style>
    <style:style style:name="P51" style:family="paragraph" style:parent-style-name="Text_20_body">
      <style:text-properties fo:font-weight="normal" officeooo:rsid="00ba53e2" officeooo:paragraph-rsid="00bb5523" style:font-weight-asian="normal" style:font-weight-complex="normal"/>
    </style:style>
    <style:style style:name="P52" style:family="paragraph" style:parent-style-name="Text_20_body">
      <style:text-properties fo:font-weight="normal" officeooo:rsid="00a5ccae" officeooo:paragraph-rsid="00a5ccae" style:font-weight-asian="normal" style:font-weight-complex="normal"/>
    </style:style>
    <style:style style:name="P53" style:family="paragraph" style:parent-style-name="Text_20_body">
      <style:text-properties fo:font-weight="normal" officeooo:rsid="00e74c39" officeooo:paragraph-rsid="00e74c39" style:font-weight-asian="normal" style:font-weight-complex="normal"/>
    </style:style>
    <style:style style:name="P54" style:family="paragraph" style:parent-style-name="Text_20_body">
      <style:text-properties fo:font-weight="normal" officeooo:rsid="00ee4b30" officeooo:paragraph-rsid="00ee4b30" style:font-weight-asian="normal" style:font-weight-complex="normal"/>
    </style:style>
    <style:style style:name="P55" style:family="paragraph" style:parent-style-name="Text_20_body">
      <style:text-properties fo:font-weight="normal" officeooo:rsid="00ef2a75" officeooo:paragraph-rsid="00ef2a75" style:font-weight-asian="normal" style:font-weight-complex="normal"/>
    </style:style>
    <style:style style:name="P56" style:family="paragraph" style:parent-style-name="Text_20_body">
      <style:text-properties fo:font-weight="normal" officeooo:rsid="0101000d" officeooo:paragraph-rsid="0101000d" style:font-weight-asian="normal" style:font-weight-complex="normal"/>
    </style:style>
    <style:style style:name="P57" style:family="paragraph" style:parent-style-name="Text_20_body">
      <style:text-properties fo:font-weight="normal" officeooo:rsid="010863ad" officeooo:paragraph-rsid="010863ad" style:font-weight-asian="normal" style:font-weight-complex="normal"/>
    </style:style>
    <style:style style:name="P58" style:family="paragraph" style:parent-style-name="Text_20_body">
      <style:text-properties fo:font-weight="normal" officeooo:rsid="0111c202" officeooo:paragraph-rsid="0111c202" style:font-weight-asian="normal" style:font-weight-complex="normal"/>
    </style:style>
    <style:style style:name="P59" style:family="paragraph" style:parent-style-name="Text_20_body">
      <style:text-properties fo:font-weight="normal" officeooo:rsid="011f8091" officeooo:paragraph-rsid="011f8091" style:font-weight-asian="normal" style:font-weight-complex="normal"/>
    </style:style>
    <style:style style:name="P60" style:family="paragraph" style:parent-style-name="Text_20_body">
      <style:text-properties fo:font-weight="normal" officeooo:rsid="012f6523" officeooo:paragraph-rsid="012f6523" style:font-weight-asian="normal" style:font-weight-complex="normal"/>
    </style:style>
    <style:style style:name="P61" style:family="paragraph" style:parent-style-name="Text_20_body">
      <style:text-properties fo:font-weight="normal" officeooo:rsid="0137ba73" officeooo:paragraph-rsid="0137ba73" style:font-weight-asian="normal" style:font-weight-complex="normal"/>
    </style:style>
    <style:style style:name="P62" style:family="paragraph" style:parent-style-name="Text_20_body">
      <style:text-properties fo:font-weight="normal" officeooo:rsid="0189946b" officeooo:paragraph-rsid="018d262e" style:font-weight-asian="normal" style:font-weight-complex="normal"/>
    </style:style>
    <style:style style:name="P63" style:family="paragraph" style:parent-style-name="Text_20_body">
      <style:text-properties fo:font-weight="normal" officeooo:rsid="00aab219" officeooo:paragraph-rsid="00abf210" fo:background-color="#fff200" style:font-weight-asian="normal" style:font-weight-complex="normal"/>
    </style:style>
    <style:style style:name="P64" style:family="paragraph" style:parent-style-name="Text_20_body">
      <style:text-properties fo:font-weight="normal" officeooo:rsid="00af43f7" officeooo:paragraph-rsid="00af43f7" fo:background-color="transparent" style:font-weight-asian="normal" style:font-weight-complex="normal"/>
    </style:style>
    <style:style style:name="P65" style:family="paragraph" style:parent-style-name="Text_20_body">
      <style:text-properties fo:font-weight="normal" officeooo:rsid="00ad2b13" officeooo:paragraph-rsid="00af43f7" fo:background-color="transparent" style:font-weight-asian="normal" style:font-weight-complex="normal"/>
    </style:style>
    <style:style style:name="P66" style:family="paragraph" style:parent-style-name="Text_20_body">
      <style:text-properties fo:font-weight="normal" officeooo:rsid="00b3806c" officeooo:paragraph-rsid="00b3806c" fo:background-color="transparent" style:font-weight-asian="normal" style:font-weight-complex="normal"/>
    </style:style>
    <style:style style:name="P67" style:family="paragraph" style:parent-style-name="Text_20_body">
      <style:text-properties officeooo:rsid="001bb913" officeooo:paragraph-rsid="001bb913"/>
    </style:style>
    <style:style style:name="P68" style:family="paragraph" style:parent-style-name="Text_20_body">
      <style:text-properties officeooo:rsid="001df692" officeooo:paragraph-rsid="001df692"/>
    </style:style>
    <style:style style:name="P69" style:family="paragraph" style:parent-style-name="Text_20_body">
      <style:text-properties officeooo:rsid="0013d6dc" officeooo:paragraph-rsid="002049f1"/>
    </style:style>
    <style:style style:name="P70" style:family="paragraph" style:parent-style-name="Text_20_body">
      <style:text-properties style:text-underline-style="none" officeooo:rsid="00243756" officeooo:paragraph-rsid="00243756"/>
    </style:style>
    <style:style style:name="P71" style:family="paragraph" style:parent-style-name="Text_20_body">
      <style:text-properties style:text-underline-style="none" officeooo:rsid="00243756" officeooo:paragraph-rsid="00254ab4"/>
    </style:style>
    <style:style style:name="P72" style:family="paragraph" style:parent-style-name="Text_20_body">
      <style:text-properties style:text-underline-style="none" fo:font-weight="normal" officeooo:rsid="00254ab4" officeooo:paragraph-rsid="00254ab4" style:font-weight-asian="normal" style:font-weight-complex="normal"/>
    </style:style>
    <style:style style:name="P73" style:family="paragraph" style:parent-style-name="Text_20_body">
      <style:text-properties style:text-underline-style="none" fo:font-weight="normal" officeooo:rsid="00322108" officeooo:paragraph-rsid="00322108" style:font-weight-asian="normal" style:font-weight-complex="normal"/>
    </style:style>
    <style:style style:name="P74" style:family="paragraph" style:parent-style-name="Text_20_body">
      <style:text-properties style:text-underline-style="none" fo:font-weight="normal" officeooo:rsid="0127d6b9" officeooo:paragraph-rsid="01236bb5" style:font-weight-asian="normal" style:font-weight-complex="normal"/>
    </style:style>
    <style:style style:name="P75" style:family="paragraph" style:parent-style-name="Text_20_body">
      <style:text-properties style:text-underline-style="none" fo:font-weight="normal" officeooo:rsid="012c52b9" officeooo:paragraph-rsid="01298036" style:font-weight-asian="normal" style:font-weight-complex="normal"/>
    </style:style>
    <style:style style:name="P76" style:family="paragraph" style:parent-style-name="Text_20_body">
      <style:text-properties style:text-underline-style="none" fo:font-weight="normal" officeooo:rsid="012c52b9" officeooo:paragraph-rsid="012c52b9" style:font-weight-asian="normal" style:font-weight-complex="normal"/>
    </style:style>
    <style:style style:name="P77" style:family="paragraph" style:parent-style-name="Text_20_body">
      <style:text-properties style:text-underline-style="none" fo:font-weight="normal" officeooo:rsid="0147122f" officeooo:paragraph-rsid="01493138" style:font-weight-asian="normal" style:font-weight-complex="normal"/>
    </style:style>
    <style:style style:name="P78" style:family="paragraph" style:parent-style-name="Text_20_body">
      <style:text-properties style:text-underline-style="none" fo:font-weight="normal" officeooo:rsid="014a3ad5" officeooo:paragraph-rsid="014a3ad5" style:font-weight-asian="normal" style:font-weight-complex="normal"/>
    </style:style>
    <style:style style:name="P79" style:family="paragraph" style:parent-style-name="Text_20_body">
      <style:text-properties style:text-underline-style="none" officeooo:rsid="00d58142" officeooo:paragraph-rsid="00d84be1"/>
    </style:style>
    <style:style style:name="P80" style:family="paragraph" style:parent-style-name="Text_20_body">
      <style:text-properties officeooo:rsid="0031566d" officeooo:paragraph-rsid="0031566d"/>
    </style:style>
    <style:style style:name="P81" style:family="paragraph" style:parent-style-name="Text_20_body">
      <style:text-properties officeooo:rsid="00344e75" officeooo:paragraph-rsid="00344e75"/>
    </style:style>
    <style:style style:name="P82" style:family="paragraph" style:parent-style-name="Text_20_body">
      <style:text-properties officeooo:paragraph-rsid="0039e49c"/>
    </style:style>
    <style:style style:name="P83" style:family="paragraph" style:parent-style-name="Text_20_body">
      <style:text-properties officeooo:rsid="003aab5e" officeooo:paragraph-rsid="003aab5e"/>
    </style:style>
    <style:style style:name="P84" style:family="paragraph" style:parent-style-name="Text_20_body">
      <style:text-properties officeooo:paragraph-rsid="003c6b2b"/>
    </style:style>
    <style:style style:name="P85" style:family="paragraph" style:parent-style-name="Text_20_body">
      <style:text-properties officeooo:rsid="003d3b73" officeooo:paragraph-rsid="003d3b73"/>
    </style:style>
    <style:style style:name="P86" style:family="paragraph" style:parent-style-name="Text_20_body">
      <style:text-properties officeooo:rsid="00423c9f" officeooo:paragraph-rsid="00423c9f"/>
    </style:style>
    <style:style style:name="P87" style:family="paragraph" style:parent-style-name="Text_20_body">
      <style:text-properties officeooo:rsid="0044192a" officeooo:paragraph-rsid="0044192a"/>
    </style:style>
    <style:style style:name="P88" style:family="paragraph" style:parent-style-name="Text_20_body">
      <style:text-properties style:font-name="Latin Modern Mono Light" fo:font-style="normal" fo:font-weight="bold" officeooo:rsid="0044192a" officeooo:paragraph-rsid="0044192a" fo:background-color="#cee8e2" style:font-size-asian="10.5pt" style:font-weight-asian="normal" style:font-weight-complex="normal"/>
    </style:style>
    <style:style style:name="P89" style:family="paragraph" style:parent-style-name="Text_20_body">
      <style:text-properties officeooo:rsid="00554010" officeooo:paragraph-rsid="00554010"/>
    </style:style>
    <style:style style:name="P90" style:family="paragraph" style:parent-style-name="Text_20_body">
      <style:text-properties officeooo:rsid="0055fdf9" officeooo:paragraph-rsid="0055fdf9"/>
    </style:style>
    <style:style style:name="P91" style:family="paragraph" style:parent-style-name="Text_20_body">
      <style:text-properties officeooo:paragraph-rsid="005a8ed3"/>
    </style:style>
    <style:style style:name="P92" style:family="paragraph" style:parent-style-name="Text_20_body">
      <style:text-properties fo:font-style="italic" fo:font-weight="normal" officeooo:rsid="00626a7a" officeooo:paragraph-rsid="00626a7a" fo:background-color="#fff200" style:font-style-asian="italic" style:font-weight-asian="normal" style:font-style-complex="italic" style:font-weight-complex="normal"/>
    </style:style>
    <style:style style:name="P93" style:family="paragraph" style:parent-style-name="Text_20_body">
      <style:text-properties fo:font-style="italic" fo:font-weight="normal" officeooo:rsid="00a5ccae" officeooo:paragraph-rsid="00a6b112" style:font-style-asian="italic" style:font-weight-asian="normal" style:font-style-complex="italic" style:font-weight-complex="normal"/>
    </style:style>
    <style:style style:name="P94" style:family="paragraph" style:parent-style-name="Text_20_body">
      <style:paragraph-properties fo:text-align="end" style:justify-single-word="false"/>
      <style:text-properties fo:font-style="italic" fo:font-weight="normal" officeooo:rsid="018da621" officeooo:paragraph-rsid="018da621" style:font-style-asian="italic" style:font-weight-asian="normal" style:font-style-complex="italic" style:font-weight-complex="normal"/>
    </style:style>
    <style:style style:name="P95" style:family="paragraph" style:parent-style-name="Text_20_body">
      <style:text-properties fo:font-style="italic" fo:font-weight="normal" officeooo:rsid="00ad2b13" officeooo:paragraph-rsid="00af43f7" fo:background-color="transparent" style:font-style-asian="italic" style:font-weight-asian="normal" style:font-style-complex="italic" style:font-weight-complex="normal"/>
    </style:style>
    <style:style style:name="P96" style:family="paragraph" style:parent-style-name="Text_20_body">
      <style:text-properties fo:font-style="italic" officeooo:rsid="00af43f7" officeooo:paragraph-rsid="00af43f7" style:font-style-asian="italic" style:font-style-complex="italic"/>
    </style:style>
    <style:style style:name="P97" style:family="paragraph" style:parent-style-name="Text_20_body">
      <style:text-properties fo:font-style="italic" officeooo:rsid="00b3806c" officeooo:paragraph-rsid="00b3806c" style:font-style-asian="italic" style:font-style-complex="italic"/>
    </style:style>
    <style:style style:name="P98" style:family="paragraph" style:parent-style-name="Text_20_body">
      <style:text-properties officeooo:rsid="0068dd71" officeooo:paragraph-rsid="0068dd71"/>
    </style:style>
    <style:style style:name="P99" style:family="paragraph" style:parent-style-name="Text_20_body">
      <style:text-properties officeooo:paragraph-rsid="006d9ea4"/>
    </style:style>
    <style:style style:name="P100" style:family="paragraph" style:parent-style-name="Text_20_body">
      <style:text-properties officeooo:paragraph-rsid="006f62de"/>
    </style:style>
    <style:style style:name="P101" style:family="paragraph" style:parent-style-name="Text_20_body">
      <style:text-properties officeooo:rsid="0074c1c0" officeooo:paragraph-rsid="0074c1c0"/>
    </style:style>
    <style:style style:name="P102" style:family="paragraph" style:parent-style-name="Text_20_body">
      <style:text-properties officeooo:paragraph-rsid="0075c28c"/>
    </style:style>
    <style:style style:name="P103" style:family="paragraph" style:parent-style-name="Text_20_body">
      <style:text-properties officeooo:paragraph-rsid="007a3df3"/>
    </style:style>
    <style:style style:name="P104" style:family="paragraph" style:parent-style-name="Text_20_body">
      <style:text-properties officeooo:paragraph-rsid="007e4009"/>
    </style:style>
    <style:style style:name="P105" style:family="paragraph" style:parent-style-name="Text_20_body">
      <style:text-properties officeooo:rsid="0080b357" officeooo:paragraph-rsid="0080b357"/>
    </style:style>
    <style:style style:name="P106" style:family="paragraph" style:parent-style-name="Text_20_body">
      <style:text-properties officeooo:rsid="0082de59" officeooo:paragraph-rsid="0082de59" fo:background-color="#fff200"/>
    </style:style>
    <style:style style:name="P107" style:family="paragraph" style:parent-style-name="Text_20_body">
      <style:text-properties officeooo:rsid="00ace9af" officeooo:paragraph-rsid="00ace9af" fo:background-color="#fff200"/>
    </style:style>
    <style:style style:name="P108" style:family="paragraph" style:parent-style-name="Text_20_body">
      <style:text-properties officeooo:paragraph-rsid="0082de59"/>
    </style:style>
    <style:style style:name="P109" style:family="paragraph" style:parent-style-name="Text_20_body">
      <style:text-properties officeooo:rsid="0082de59" officeooo:paragraph-rsid="0082de59"/>
    </style:style>
    <style:style style:name="P110" style:family="paragraph" style:parent-style-name="Text_20_body">
      <style:text-properties officeooo:paragraph-rsid="008578af"/>
    </style:style>
    <style:style style:name="P111" style:family="paragraph" style:parent-style-name="Text_20_body">
      <style:text-properties officeooo:paragraph-rsid="0085bd92"/>
    </style:style>
    <style:style style:name="P112" style:family="paragraph" style:parent-style-name="Text_20_body">
      <style:text-properties officeooo:rsid="00880c31" officeooo:paragraph-rsid="00880c31"/>
    </style:style>
    <style:style style:name="P113" style:family="paragraph" style:parent-style-name="Text_20_body">
      <style:text-properties fo:font-weight="bold" officeooo:rsid="00844cd7" officeooo:paragraph-rsid="00844cd7" style:font-weight-asian="bold" style:font-weight-complex="bold"/>
    </style:style>
    <style:style style:name="P114" style:family="paragraph" style:parent-style-name="Text_20_body">
      <style:text-properties fo:font-weight="bold" officeooo:rsid="00814666" officeooo:paragraph-rsid="008578af" style:font-weight-asian="bold" style:font-weight-complex="bold"/>
    </style:style>
    <style:style style:name="P115" style:family="paragraph" style:parent-style-name="Text_20_body">
      <style:paragraph-properties fo:text-align="start" style:justify-single-word="false"/>
      <style:text-properties fo:font-weight="bold" officeooo:rsid="00c82203" officeooo:paragraph-rsid="00c82203" style:font-weight-asian="bold" style:font-weight-complex="bold"/>
    </style:style>
    <style:style style:name="P116" style:family="paragraph" style:parent-style-name="Text_20_body">
      <style:paragraph-properties fo:text-align="start" style:justify-single-word="false"/>
      <style:text-properties fo:font-weight="bold" officeooo:rsid="00c8e3f9" officeooo:paragraph-rsid="00c9562c" style:font-weight-asian="bold" style:font-weight-complex="bold"/>
    </style:style>
    <style:style style:name="P117" style:family="paragraph" style:parent-style-name="Text_20_body">
      <style:text-properties fo:font-weight="bold" officeooo:rsid="00ee4b30" officeooo:paragraph-rsid="00ee4b30" style:font-weight-asian="bold" style:font-weight-complex="bold"/>
    </style:style>
    <style:style style:name="P118" style:family="paragraph" style:parent-style-name="Text_20_body">
      <style:text-properties fo:font-weight="bold" officeooo:rsid="00ee4b30" officeooo:paragraph-rsid="00f2fb38" style:font-weight-asian="bold" style:font-weight-complex="bold"/>
    </style:style>
    <style:style style:name="P119" style:family="paragraph" style:parent-style-name="Text_20_body">
      <style:text-properties fo:font-weight="bold" officeooo:rsid="00e593dd" officeooo:paragraph-rsid="00e593dd" style:font-weight-asian="bold" style:font-weight-complex="bold"/>
    </style:style>
    <style:style style:name="P120" style:family="paragraph" style:parent-style-name="Text_20_body">
      <style:text-properties fo:font-weight="bold" officeooo:rsid="00f41bc3" officeooo:paragraph-rsid="00ee4b30" style:font-weight-asian="bold" style:font-weight-complex="bold"/>
    </style:style>
    <style:style style:name="P121" style:family="paragraph" style:parent-style-name="Text_20_body">
      <style:text-properties fo:font-weight="bold" officeooo:rsid="01631c08" officeooo:paragraph-rsid="01631c08" style:font-weight-asian="bold" style:font-weight-complex="bold"/>
    </style:style>
    <style:style style:name="P122" style:family="paragraph" style:parent-style-name="Text_20_body">
      <style:text-properties fo:font-weight="bold" officeooo:rsid="0163f646" officeooo:paragraph-rsid="0163f646" style:font-weight-asian="bold" style:font-weight-complex="bold"/>
    </style:style>
    <style:style style:name="P123" style:family="paragraph" style:parent-style-name="Text_20_body">
      <style:text-properties fo:font-weight="bold" officeooo:rsid="0163f646" officeooo:paragraph-rsid="01651c09" style:font-weight-asian="bold" style:font-weight-complex="bold"/>
    </style:style>
    <style:style style:name="P124" style:family="paragraph" style:parent-style-name="Text_20_body">
      <style:text-properties style:font-name="Open Sans" fo:font-size="12pt" fo:font-style="italic" fo:font-weight="normal" officeooo:rsid="00626a7a" officeooo:paragraph-rsid="0080b357" fo:background-color="#fff200" style:font-size-asian="10.5pt" style:font-style-asian="italic" style:font-weight-asian="normal" style:font-size-complex="12pt" style:font-style-complex="italic" style:font-weight-complex="normal"/>
    </style:style>
    <style:style style:name="P125" style:family="paragraph" style:parent-style-name="Text_20_body">
      <style:text-properties officeooo:rsid="008d4229" officeooo:paragraph-rsid="008d4229"/>
    </style:style>
    <style:style style:name="P126" style:family="paragraph" style:parent-style-name="Text_20_body">
      <style:text-properties officeooo:rsid="008e9a38" officeooo:paragraph-rsid="008e9a38"/>
    </style:style>
    <style:style style:name="P127" style:family="paragraph" style:parent-style-name="Text_20_body">
      <style:text-properties officeooo:rsid="008f7eba" officeooo:paragraph-rsid="008f7eba"/>
    </style:style>
    <style:style style:name="P128" style:family="paragraph" style:parent-style-name="Text_20_body">
      <style:text-properties officeooo:rsid="009338ea" officeooo:paragraph-rsid="009338ea"/>
    </style:style>
    <style:style style:name="P129" style:family="paragraph" style:parent-style-name="Text_20_body">
      <style:text-properties officeooo:rsid="00962f67" officeooo:paragraph-rsid="009a792c"/>
    </style:style>
    <style:style style:name="P130" style:family="paragraph" style:parent-style-name="Text_20_body">
      <style:paragraph-properties fo:text-align="center" style:justify-single-word="false"/>
      <style:text-properties style:text-position="0% 100%" fo:font-style="italic" fo:font-weight="normal" officeooo:rsid="00944534" officeooo:paragraph-rsid="009338ea" style:font-style-asian="italic" style:font-weight-asian="normal" style:font-style-complex="italic" style:font-weight-complex="normal"/>
    </style:style>
    <style:style style:name="P131" style:family="paragraph" style:parent-style-name="Text_20_body">
      <style:text-properties style:text-position="0% 100%" fo:font-style="italic" fo:font-weight="normal" officeooo:rsid="00a5ccae" officeooo:paragraph-rsid="00a6b112" style:font-style-asian="italic" style:font-weight-asian="normal" style:font-style-complex="italic" style:font-weight-complex="normal"/>
    </style:style>
    <style:style style:name="P132" style:family="paragraph" style:parent-style-name="Text_20_body">
      <style:text-properties style:text-position="0% 100%" fo:font-style="italic" fo:font-weight="normal" officeooo:rsid="00b9848a" officeooo:paragraph-rsid="00b9848a" style:font-style-asian="italic" style:font-weight-asian="normal" style:font-style-complex="italic" style:font-weight-complex="normal"/>
    </style:style>
    <style:style style:name="P133" style:family="paragraph" style:parent-style-name="Text_20_body">
      <style:text-properties style:text-position="0% 100%" fo:font-style="italic" fo:font-weight="normal" officeooo:rsid="00af43f7" officeooo:paragraph-rsid="00af43f7" fo:background-color="transparent" style:font-style-asian="italic" style:font-weight-asian="normal" style:font-style-complex="italic" style:font-weight-complex="normal"/>
    </style:style>
    <style:style style:name="P134" style:family="paragraph" style:parent-style-name="Text_20_body">
      <style:text-properties style:text-position="0% 100%" fo:font-style="italic" officeooo:rsid="00b3806c" officeooo:paragraph-rsid="00b3806c" style:font-style-asian="italic" style:font-style-complex="italic"/>
    </style:style>
    <style:style style:name="P135" style:family="paragraph" style:parent-style-name="Text_20_body">
      <style:paragraph-properties fo:text-align="start" style:justify-single-word="false"/>
      <style:text-properties style:text-position="0% 100%" fo:font-style="normal" fo:font-weight="normal" officeooo:rsid="00a5ccae" officeooo:paragraph-rsid="00a6b112" style:font-style-asian="normal" style:font-weight-asian="normal" style:font-style-complex="normal" style:font-weight-complex="normal"/>
    </style:style>
    <style:style style:name="P136" style:family="paragraph" style:parent-style-name="Text_20_body">
      <style:text-properties style:text-position="0% 100%" fo:font-style="normal" fo:font-weight="normal" officeooo:rsid="016104b7" officeooo:paragraph-rsid="016104b7" style:font-style-asian="normal" style:font-weight-asian="normal" style:font-style-complex="normal" style:font-weight-complex="normal"/>
    </style:style>
    <style:style style:name="P137" style:family="paragraph" style:parent-style-name="Text_20_body">
      <style:text-properties style:text-position="0% 100%" fo:font-style="normal" officeooo:rsid="00b67e71" officeooo:paragraph-rsid="00b3806c" style:font-style-asian="normal" style:font-style-complex="normal"/>
    </style:style>
    <style:style style:name="P138" style:family="paragraph" style:parent-style-name="Text_20_body">
      <style:text-properties style:text-position="0% 100%" fo:font-weight="normal" officeooo:rsid="00b81782" officeooo:paragraph-rsid="00b81782" style:font-weight-asian="normal" style:font-weight-complex="normal"/>
    </style:style>
    <style:style style:name="P139" style:family="paragraph" style:parent-style-name="Text_20_body">
      <style:text-properties style:text-position="0% 100%" fo:font-weight="normal" officeooo:paragraph-rsid="00b81782" style:font-weight-asian="normal" style:font-weight-complex="normal"/>
    </style:style>
    <style:style style:name="P140" style:family="paragraph" style:parent-style-name="Text_20_body">
      <style:text-properties style:text-position="0% 100%" style:font-name="Open Sans1" fo:font-weight="bold" officeooo:rsid="0156690e" officeooo:paragraph-rsid="0156690e" style:font-weight-asian="bold" style:font-weight-complex="bold"/>
    </style:style>
    <style:style style:name="P141" style:family="paragraph" style:parent-style-name="Text_20_body">
      <style:text-properties style:text-position="0% 100%" style:font-name="Open Sans1" fo:font-weight="normal" officeooo:rsid="0156690e" officeooo:paragraph-rsid="0156690e" style:font-weight-asian="normal" style:font-weight-complex="normal"/>
    </style:style>
    <style:style style:name="P142" style:family="paragraph" style:parent-style-name="Text_20_body">
      <style:text-properties officeooo:rsid="009fd54f" officeooo:paragraph-rsid="009fd54f"/>
    </style:style>
    <style:style style:name="P143" style:family="paragraph" style:parent-style-name="Text_20_body">
      <style:text-properties officeooo:paragraph-rsid="00a5ccae"/>
    </style:style>
    <style:style style:name="P144" style:family="paragraph" style:parent-style-name="Text_20_body">
      <style:text-properties officeooo:paragraph-rsid="00af43f7"/>
    </style:style>
    <style:style style:name="P145" style:family="paragraph" style:parent-style-name="Text_20_body">
      <style:text-properties officeooo:rsid="00af43f7" officeooo:paragraph-rsid="00af43f7"/>
    </style:style>
    <style:style style:name="P146" style:family="paragraph" style:parent-style-name="Text_20_body">
      <style:text-properties officeooo:paragraph-rsid="00b202da"/>
    </style:style>
    <style:style style:name="P147" style:family="paragraph" style:parent-style-name="Text_20_body">
      <style:text-properties officeooo:rsid="00b202da" officeooo:paragraph-rsid="00b3806c" fo:background-color="transparent"/>
    </style:style>
    <style:style style:name="P148" style:family="paragraph" style:parent-style-name="Text_20_body">
      <style:text-properties officeooo:rsid="00af43f7" officeooo:paragraph-rsid="00b3806c" fo:background-color="transparent"/>
    </style:style>
    <style:style style:name="P149" style:family="paragraph" style:parent-style-name="Text_20_body">
      <style:text-properties officeooo:rsid="00c16f6e" officeooo:paragraph-rsid="00c33974" fo:background-color="transparent"/>
    </style:style>
    <style:style style:name="P150" style:family="paragraph" style:parent-style-name="Text_20_body">
      <style:text-properties officeooo:paragraph-rsid="00b81782"/>
    </style:style>
    <style:style style:name="P151" style:family="paragraph" style:parent-style-name="Text_20_body">
      <style:text-properties fo:color="#808080" fo:font-style="normal" fo:font-weight="normal" officeooo:rsid="00b9848a" officeooo:paragraph-rsid="00b9848a" style:font-style-asian="normal" style:font-weight-asian="normal" style:font-style-complex="normal" style:font-weight-complex="normal"/>
    </style:style>
    <style:style style:name="P152" style:family="paragraph" style:parent-style-name="Text_20_body">
      <style:text-properties fo:color="#808080" fo:font-style="normal" fo:font-weight="normal" officeooo:rsid="00af43f7" officeooo:paragraph-rsid="00b3806c" fo:background-color="transparent" style:font-style-asian="normal" style:font-weight-asian="normal" style:font-style-complex="normal" style:font-weight-complex="normal"/>
    </style:style>
    <style:style style:name="P153" style:family="paragraph" style:parent-style-name="Text_20_body">
      <style:text-properties fo:color="#ed1c24" fo:font-style="italic" fo:font-weight="normal" officeooo:rsid="00b9848a" officeooo:paragraph-rsid="00b9848a" style:font-style-asian="italic" style:font-weight-asian="normal" style:font-style-complex="italic" style:font-weight-complex="normal"/>
    </style:style>
    <style:style style:name="P154" style:family="paragraph" style:parent-style-name="Text_20_body">
      <style:text-properties fo:color="#ed1c24" style:text-position="0% 100%" fo:font-style="italic" fo:font-weight="normal" officeooo:rsid="00b9cbba" officeooo:paragraph-rsid="00b9848a" style:font-style-asian="italic" style:font-weight-asian="normal" style:font-style-complex="italic" style:font-weight-complex="normal"/>
    </style:style>
    <style:style style:name="P155" style:family="paragraph" style:parent-style-name="Text_20_body">
      <style:text-properties fo:color="#00b274" fo:font-style="italic" fo:font-weight="normal" officeooo:rsid="00b9848a" officeooo:paragraph-rsid="00b9848a" style:font-style-asian="italic" style:font-weight-asian="normal" style:font-style-complex="italic" style:font-weight-complex="normal"/>
    </style:style>
    <style:style style:name="P156" style:family="paragraph" style:parent-style-name="Text_20_body">
      <style:text-properties officeooo:rsid="00b9cbba" officeooo:paragraph-rsid="00b9cbba"/>
    </style:style>
    <style:style style:name="P157" style:family="paragraph" style:parent-style-name="Text_20_body">
      <style:text-properties officeooo:paragraph-rsid="00bcb755"/>
    </style:style>
    <style:style style:name="P158" style:family="paragraph" style:parent-style-name="Text_20_body">
      <style:text-properties officeooo:rsid="00bcb755" officeooo:paragraph-rsid="00bcb755"/>
    </style:style>
    <style:style style:name="P159" style:family="paragraph" style:parent-style-name="Text_20_body">
      <style:paragraph-properties fo:text-align="start" style:justify-single-word="false"/>
      <style:text-properties fo:color="#666666" fo:font-style="italic" fo:font-weight="normal" officeooo:rsid="00beae2a" officeooo:paragraph-rsid="00beae2a" style:font-style-asian="italic" style:font-weight-asian="normal" style:font-style-complex="italic" style:font-weight-complex="normal"/>
    </style:style>
    <style:style style:name="P160" style:family="paragraph" style:parent-style-name="Text_20_body">
      <style:text-properties officeooo:rsid="00bf0e63" officeooo:paragraph-rsid="00c16f6e"/>
    </style:style>
    <style:style style:name="P161" style:family="paragraph" style:parent-style-name="Text_20_body">
      <style:paragraph-properties fo:text-align="start" style:justify-single-word="false"/>
      <style:text-properties officeooo:rsid="00c5120f" officeooo:paragraph-rsid="00c5120f"/>
    </style:style>
    <style:style style:name="P162" style:family="paragraph" style:parent-style-name="Text_20_body">
      <style:text-properties fo:font-variant="small-caps" style:text-underline-style="solid" style:text-underline-width="auto" style:text-underline-color="font-color" officeooo:rsid="00a1c4ab" officeooo:paragraph-rsid="00a1c4ab" style:font-size-asian="10.5pt"/>
    </style:style>
    <style:style style:name="P163" style:family="paragraph" style:parent-style-name="Text_20_body">
      <style:paragraph-properties fo:text-align="start" style:justify-single-word="false"/>
      <style:text-properties fo:color="#000000" fo:font-style="normal" fo:font-weight="normal" officeooo:rsid="00be453c" officeooo:paragraph-rsid="00bcb755" style:font-style-asian="normal" style:font-weight-asian="normal" style:font-style-complex="normal" style:font-weight-complex="normal"/>
    </style:style>
    <style:style style:name="P164" style:family="paragraph" style:parent-style-name="Text_20_body">
      <style:paragraph-properties fo:text-align="start" style:justify-single-word="false"/>
      <style:text-properties fo:color="#000000" fo:font-style="normal" fo:font-weight="normal" officeooo:rsid="00be453c" officeooo:paragraph-rsid="00beae2a" style:font-style-asian="normal" style:font-weight-asian="normal" style:font-style-complex="normal" style:font-weight-complex="normal"/>
    </style:style>
    <style:style style:name="P165" style:family="paragraph" style:parent-style-name="Text_20_body">
      <style:text-properties officeooo:rsid="00d0b769" officeooo:paragraph-rsid="00d0c9fc"/>
    </style:style>
    <style:style style:name="P166" style:family="paragraph" style:parent-style-name="Text_20_body">
      <style:text-properties officeooo:rsid="00d2bfb5" officeooo:paragraph-rsid="00d2bfb5"/>
    </style:style>
    <style:style style:name="P167" style:family="paragraph" style:parent-style-name="Text_20_body">
      <style:text-properties officeooo:rsid="00d2bfb5" officeooo:paragraph-rsid="00d37e5b"/>
    </style:style>
    <style:style style:name="P168" style:family="paragraph" style:parent-style-name="Text_20_body">
      <style:text-properties officeooo:rsid="00d58142" officeooo:paragraph-rsid="00d58142"/>
    </style:style>
    <style:style style:name="P169" style:family="paragraph" style:parent-style-name="Text_20_body">
      <style:text-properties officeooo:rsid="00de9954" officeooo:paragraph-rsid="00de9954"/>
    </style:style>
    <style:style style:name="P170" style:family="paragraph" style:parent-style-name="Text_20_body">
      <style:text-properties officeooo:rsid="00e25004" officeooo:paragraph-rsid="00e25004"/>
    </style:style>
    <style:style style:name="P171" style:family="paragraph" style:parent-style-name="Text_20_body">
      <style:text-properties officeooo:rsid="00e593dd" officeooo:paragraph-rsid="00e593dd"/>
    </style:style>
    <style:style style:name="P172" style:family="paragraph" style:parent-style-name="Text_20_body">
      <style:text-properties officeooo:rsid="00e7759d" officeooo:paragraph-rsid="00e7759d"/>
    </style:style>
    <style:style style:name="P173" style:family="paragraph" style:parent-style-name="Text_20_body">
      <style:text-properties officeooo:rsid="00eb59ad" officeooo:paragraph-rsid="00eba105"/>
    </style:style>
    <style:style style:name="P174" style:family="paragraph" style:parent-style-name="Text_20_body">
      <style:text-properties officeooo:rsid="0101000d" officeooo:paragraph-rsid="00fee7fe"/>
    </style:style>
    <style:style style:name="P175" style:family="paragraph" style:parent-style-name="Text_20_body">
      <style:text-properties officeooo:rsid="0101000d" officeooo:paragraph-rsid="0101000d"/>
    </style:style>
    <style:style style:name="P176" style:family="paragraph" style:parent-style-name="Text_20_body">
      <style:text-properties officeooo:rsid="010383d2" officeooo:paragraph-rsid="010383d2"/>
    </style:style>
    <style:style style:name="P177" style:family="paragraph" style:parent-style-name="Text_20_body">
      <style:text-properties officeooo:rsid="0106bc83" officeooo:paragraph-rsid="0106bc83"/>
    </style:style>
    <style:style style:name="P178" style:family="paragraph" style:parent-style-name="Text_20_body">
      <style:text-properties officeooo:rsid="010863ad" officeooo:paragraph-rsid="010863ad"/>
    </style:style>
    <style:style style:name="P179" style:family="paragraph" style:parent-style-name="Text_20_body">
      <style:text-properties officeooo:rsid="010e2ba3" officeooo:paragraph-rsid="010e2ba3"/>
    </style:style>
    <style:style style:name="P180" style:family="paragraph" style:parent-style-name="Text_20_body">
      <style:text-properties officeooo:rsid="010e2ba3" officeooo:paragraph-rsid="0111c202"/>
    </style:style>
    <style:style style:name="P181" style:family="paragraph" style:parent-style-name="Text_20_body">
      <style:text-properties officeooo:rsid="0112dfa5" officeooo:paragraph-rsid="0112dfa5"/>
    </style:style>
    <style:style style:name="P182" style:family="paragraph" style:parent-style-name="Text_20_body">
      <style:text-properties officeooo:rsid="0114beb6" officeooo:paragraph-rsid="0114beb6"/>
    </style:style>
    <style:style style:name="P183" style:family="paragraph" style:parent-style-name="Text_20_body">
      <style:text-properties officeooo:rsid="011689c9" officeooo:paragraph-rsid="011689c9"/>
    </style:style>
    <style:style style:name="P184" style:family="paragraph" style:parent-style-name="Text_20_body">
      <style:text-properties officeooo:rsid="011f8091" officeooo:paragraph-rsid="011f8091"/>
    </style:style>
    <style:style style:name="P185" style:family="paragraph" style:parent-style-name="Text_20_body">
      <style:text-properties officeooo:rsid="0122e070" officeooo:paragraph-rsid="0122e070"/>
    </style:style>
    <style:style style:name="P186" style:family="paragraph" style:parent-style-name="Text_20_body">
      <style:text-properties officeooo:rsid="01236bb5" officeooo:paragraph-rsid="01236bb5"/>
    </style:style>
    <style:style style:name="P187" style:family="paragraph" style:parent-style-name="Text_20_body">
      <style:text-properties officeooo:rsid="01298036" officeooo:paragraph-rsid="01298036"/>
    </style:style>
    <style:style style:name="P188" style:family="paragraph" style:parent-style-name="Text_20_body">
      <style:text-properties officeooo:rsid="012db027" officeooo:paragraph-rsid="012db027"/>
    </style:style>
    <style:style style:name="P189" style:family="paragraph" style:parent-style-name="Text_20_body">
      <style:text-properties officeooo:rsid="012f6523" officeooo:paragraph-rsid="012f6523"/>
    </style:style>
    <style:style style:name="P190" style:family="paragraph" style:parent-style-name="Text_20_body">
      <style:text-properties officeooo:rsid="0137ba73" officeooo:paragraph-rsid="0137ba73"/>
    </style:style>
    <style:style style:name="P191" style:family="paragraph" style:parent-style-name="Text_20_body">
      <style:text-properties officeooo:rsid="013c3740" officeooo:paragraph-rsid="013c3740"/>
    </style:style>
    <style:style style:name="P192" style:family="paragraph" style:parent-style-name="Text_20_body">
      <style:text-properties officeooo:rsid="014531e7" officeooo:paragraph-rsid="01493138"/>
    </style:style>
    <style:style style:name="P193" style:family="paragraph" style:parent-style-name="Text_20_body">
      <style:text-properties officeooo:rsid="0147122f" officeooo:paragraph-rsid="01493138"/>
    </style:style>
    <style:style style:name="P194" style:family="paragraph" style:parent-style-name="Text_20_body">
      <style:text-properties officeooo:rsid="014a3ad5" officeooo:paragraph-rsid="014a3ad5"/>
    </style:style>
    <style:style style:name="P195" style:family="paragraph" style:parent-style-name="Text_20_body">
      <style:text-properties officeooo:rsid="014ab99b" officeooo:paragraph-rsid="014ab99b"/>
    </style:style>
    <style:style style:name="P196" style:family="paragraph" style:parent-style-name="Text_20_body">
      <style:text-properties officeooo:rsid="014c08e2" officeooo:paragraph-rsid="014c08e2"/>
    </style:style>
    <style:style style:name="P197" style:family="paragraph" style:parent-style-name="Text_20_body">
      <style:text-properties officeooo:paragraph-rsid="014d9808"/>
    </style:style>
    <style:style style:name="P198" style:family="paragraph" style:parent-style-name="Text_20_body">
      <style:text-properties style:font-name="Open Sans1" officeooo:rsid="014f4364" officeooo:paragraph-rsid="0152e9d3"/>
    </style:style>
    <style:style style:name="P199" style:family="paragraph" style:parent-style-name="Text_20_body">
      <style:text-properties style:font-name="Open Sans1" officeooo:rsid="0154162a" officeooo:paragraph-rsid="0154162a"/>
    </style:style>
    <style:style style:name="P200" style:family="paragraph" style:parent-style-name="Text_20_body">
      <style:text-properties style:font-name="Open Sans1" officeooo:rsid="0154162a" officeooo:paragraph-rsid="0156690e"/>
    </style:style>
    <style:style style:name="P201" style:family="paragraph" style:parent-style-name="Text_20_body">
      <style:text-properties officeooo:rsid="015e89c1" officeooo:paragraph-rsid="015e89c1"/>
    </style:style>
    <style:style style:name="P202" style:family="paragraph" style:parent-style-name="Text_20_body">
      <style:text-properties officeooo:rsid="015e89c1" officeooo:paragraph-rsid="016104b7"/>
    </style:style>
    <style:style style:name="P203" style:family="paragraph" style:parent-style-name="Text_20_body">
      <style:text-properties style:font-name="Latin Modern Mono" fo:font-style="normal" style:text-underline-style="none" fo:font-weight="normal" officeooo:rsid="014d9808" officeooo:paragraph-rsid="014d9808" style:font-style-asian="normal" style:font-weight-asian="normal" style:font-style-complex="normal" style:font-weight-complex="normal"/>
    </style:style>
    <style:style style:name="P204" style:family="paragraph" style:parent-style-name="Text_20_body">
      <style:text-properties officeooo:rsid="01721e44" officeooo:paragraph-rsid="01721e44"/>
    </style:style>
    <style:style style:name="P205" style:family="paragraph" style:parent-style-name="Text_20_body">
      <style:text-properties officeooo:rsid="0173fc33" officeooo:paragraph-rsid="0173fc33"/>
    </style:style>
    <style:style style:name="P206" style:family="paragraph" style:parent-style-name="Text_20_body">
      <style:text-properties officeooo:rsid="01798c31" officeooo:paragraph-rsid="017c26ad" fo:background-color="#fde9a9"/>
    </style:style>
    <style:style style:name="P207" style:family="paragraph" style:parent-style-name="Text_20_body">
      <style:text-properties officeooo:rsid="0183c698" officeooo:paragraph-rsid="0183e3b7"/>
    </style:style>
    <style:style style:name="P208" style:family="paragraph" style:parent-style-name="Text_20_body">
      <style:text-properties officeooo:rsid="0183e3b7" officeooo:paragraph-rsid="0183e3b7"/>
    </style:style>
    <style:style style:name="P209" style:family="paragraph" style:parent-style-name="Text_20_body">
      <style:text-properties officeooo:rsid="01864231" officeooo:paragraph-rsid="01864231"/>
    </style:style>
    <style:style style:name="P210" style:family="paragraph" style:parent-style-name="Text_20_body">
      <style:text-properties officeooo:rsid="0188dc38" officeooo:paragraph-rsid="0188dc38"/>
    </style:style>
    <style:style style:name="P211" style:family="paragraph" style:parent-style-name="Frame_20_contents">
      <style:text-properties style:font-name="Open Sans Condensed Light" fo:font-weight="250" officeooo:rsid="000c54cd" officeooo:paragraph-rsid="000c54cd" style:font-size-asian="10.5pt"/>
    </style:style>
    <style:style style:name="P212" style:family="paragraph" style:parent-style-name="Frame_20_contents">
      <style:text-properties officeooo:rsid="000e3996" officeooo:paragraph-rsid="00102bca"/>
    </style:style>
    <style:style style:name="P213" style:family="paragraph" style:parent-style-name="Frame_20_contents">
      <style:text-properties officeooo:paragraph-rsid="000c54cd"/>
    </style:style>
    <style:style style:name="P214" style:family="paragraph" style:parent-style-name="Data_20_">
      <style:text-properties officeooo:rsid="0005ab2a" officeooo:paragraph-rsid="0005ab2a"/>
    </style:style>
    <style:style style:name="P215" style:family="paragraph" style:parent-style-name="Data_20_">
      <style:text-properties officeooo:rsid="0009c2f2" officeooo:paragraph-rsid="0009c2f2"/>
    </style:style>
    <style:style style:name="P216" style:family="paragraph" style:parent-style-name="Data_20_">
      <style:text-properties officeooo:rsid="0029b7cf" officeooo:paragraph-rsid="0029b7cf"/>
    </style:style>
    <style:style style:name="P217" style:family="paragraph" style:parent-style-name="Data_20_">
      <style:text-properties officeooo:rsid="0058304f" officeooo:paragraph-rsid="0058304f"/>
    </style:style>
    <style:style style:name="P218" style:family="paragraph" style:parent-style-name="Data_20_">
      <style:text-properties officeooo:rsid="00881cc8" officeooo:paragraph-rsid="00881cc8"/>
    </style:style>
    <style:style style:name="P219" style:family="paragraph" style:parent-style-name="Data_20_">
      <style:text-properties officeooo:rsid="00cc0af3" officeooo:paragraph-rsid="00cc0af3"/>
    </style:style>
    <style:style style:name="P220" style:family="paragraph" style:parent-style-name="Data_20_">
      <style:text-properties officeooo:rsid="011de3f0" officeooo:paragraph-rsid="011de3f0"/>
    </style:style>
    <style:style style:name="P221" style:family="paragraph" style:parent-style-name="Data_20_">
      <style:text-properties officeooo:rsid="0188dc38" officeooo:paragraph-rsid="0188dc38"/>
    </style:style>
    <style:style style:name="P222" style:family="paragraph" style:parent-style-name="Definizione">
      <style:text-properties officeooo:paragraph-rsid="000af81e"/>
    </style:style>
    <style:style style:name="P223" style:family="paragraph" style:parent-style-name="Definizione">
      <style:text-properties officeooo:rsid="0017ac59" officeooo:paragraph-rsid="0017ac59"/>
    </style:style>
    <style:style style:name="P224" style:family="paragraph" style:parent-style-name="Definizione">
      <style:text-properties officeooo:rsid="0017ac59" officeooo:paragraph-rsid="008c9d6c"/>
    </style:style>
    <style:style style:name="P225" style:family="paragraph" style:parent-style-name="Definizione">
      <style:text-properties officeooo:rsid="002049f1" officeooo:paragraph-rsid="002049f1"/>
    </style:style>
    <style:style style:name="P226" style:family="paragraph" style:parent-style-name="Definizione">
      <style:text-properties officeooo:rsid="002324c1" officeooo:paragraph-rsid="002324c1"/>
    </style:style>
    <style:style style:name="P227" style:family="paragraph" style:parent-style-name="Definizione">
      <style:text-properties officeooo:rsid="005a8ed3" officeooo:paragraph-rsid="005a8ed3"/>
    </style:style>
    <style:style style:name="P228" style:family="paragraph" style:parent-style-name="Definizione">
      <style:text-properties officeooo:paragraph-rsid="0074c1c0"/>
    </style:style>
    <style:style style:name="P229" style:family="paragraph" style:parent-style-name="Definizione">
      <style:text-properties officeooo:paragraph-rsid="0075c28c"/>
    </style:style>
    <style:style style:name="P230" style:family="paragraph" style:parent-style-name="Definizione">
      <style:text-properties officeooo:paragraph-rsid="007a3df3"/>
    </style:style>
    <style:style style:name="P231" style:family="paragraph" style:parent-style-name="Definizione">
      <style:text-properties officeooo:rsid="007f560a" officeooo:paragraph-rsid="00814666"/>
    </style:style>
    <style:style style:name="P232" style:family="paragraph" style:parent-style-name="Definizione">
      <style:paragraph-properties fo:text-align="center" style:justify-single-word="false"/>
      <style:text-properties officeooo:rsid="008e9a38" officeooo:paragraph-rsid="008e9a38"/>
    </style:style>
    <style:style style:name="P233" style:family="paragraph" style:parent-style-name="Definizione">
      <style:paragraph-properties fo:text-align="center" style:justify-single-word="false"/>
      <style:text-properties officeooo:rsid="008e9a38" officeooo:paragraph-rsid="008ed858"/>
    </style:style>
    <style:style style:name="P234" style:family="paragraph" style:parent-style-name="Definizione">
      <style:text-properties officeooo:rsid="008e9a38" officeooo:paragraph-rsid="008ed858"/>
    </style:style>
    <style:style style:name="P235" style:family="paragraph" style:parent-style-name="Definizione">
      <style:paragraph-properties fo:text-align="center" style:justify-single-word="false"/>
      <style:text-properties officeooo:paragraph-rsid="008f7eba"/>
    </style:style>
    <style:style style:name="P236" style:family="paragraph" style:parent-style-name="Definizione">
      <style:text-properties officeooo:rsid="008ed858" officeooo:paragraph-rsid="008f515d"/>
    </style:style>
    <style:style style:name="P237" style:family="paragraph" style:parent-style-name="Definizione">
      <style:paragraph-properties fo:text-align="center" style:justify-single-word="false"/>
      <style:text-properties officeooo:rsid="008f7eba" officeooo:paragraph-rsid="008f7eba" fo:background-color="#00ff8c"/>
    </style:style>
    <style:style style:name="P238" style:family="paragraph" style:parent-style-name="Definizione">
      <style:text-properties officeooo:paragraph-rsid="008f7eba"/>
    </style:style>
    <style:style style:name="P239" style:family="paragraph" style:parent-style-name="Definizione">
      <style:text-properties officeooo:paragraph-rsid="009fd54f"/>
    </style:style>
    <style:style style:name="P240" style:family="paragraph" style:parent-style-name="Definizione">
      <style:text-properties officeooo:rsid="00de9954" officeooo:paragraph-rsid="00de9954"/>
    </style:style>
    <style:style style:name="P241" style:family="paragraph" style:parent-style-name="Definizione">
      <style:text-properties officeooo:rsid="01721e44" officeooo:paragraph-rsid="01721e44"/>
    </style:style>
    <style:style style:name="P242" style:family="paragraph" style:parent-style-name="Definizione">
      <style:text-properties officeooo:rsid="0183e3b7" officeooo:paragraph-rsid="0183e3b7"/>
    </style:style>
    <style:style style:name="P243" style:family="paragraph" style:parent-style-name="Definizione">
      <style:paragraph-properties fo:break-before="page"/>
    </style:style>
    <style:style style:name="P244" style:family="paragraph" style:parent-style-name="Definizione">
      <style:paragraph-properties fo:break-before="page"/>
      <style:text-properties officeooo:rsid="0013d6dc" officeooo:paragraph-rsid="001bb913"/>
    </style:style>
    <style:style style:name="P245" style:family="paragraph" style:parent-style-name="Text_20_body">
      <style:paragraph-properties fo:break-before="page"/>
      <style:text-properties officeooo:paragraph-rsid="002b949f"/>
    </style:style>
    <style:style style:name="P246" style:family="paragraph" style:parent-style-name="Text_20_body">
      <style:paragraph-properties fo:break-before="page"/>
      <style:text-properties style:font-name="Latin Modern Mono Light" fo:font-style="normal" fo:font-weight="bold" officeooo:rsid="005306ff" officeooo:paragraph-rsid="005306ff" fo:background-color="#cee8e2" style:font-size-asian="10.5pt" style:font-weight-asian="normal" style:font-weight-complex="normal"/>
    </style:style>
    <style:style style:name="P247" style:family="paragraph" style:parent-style-name="Text_20_body">
      <style:paragraph-properties fo:break-before="page"/>
      <style:text-properties officeooo:rsid="005e476b" officeooo:paragraph-rsid="005e476b"/>
    </style:style>
    <style:style style:name="P248" style:family="paragraph" style:parent-style-name="Text_20_body">
      <style:paragraph-properties fo:break-before="page"/>
      <style:text-properties officeooo:paragraph-rsid="007e4009"/>
    </style:style>
    <style:style style:name="P249" style:family="paragraph" style:parent-style-name="Text_20_body">
      <style:paragraph-properties fo:break-before="page"/>
      <style:text-properties officeooo:rsid="00844cd7" officeooo:paragraph-rsid="00844cd7"/>
    </style:style>
    <style:style style:name="P250" style:family="paragraph" style:parent-style-name="Text_20_body">
      <style:paragraph-properties fo:text-align="start" style:justify-single-word="false" fo:break-before="page"/>
      <style:text-properties style:text-position="0% 100%" fo:font-style="normal" fo:font-weight="normal" officeooo:rsid="00a5ccae" officeooo:paragraph-rsid="00a6b112" style:font-style-asian="normal" style:font-weight-asian="normal" style:font-style-complex="normal" style:font-weight-complex="normal"/>
    </style:style>
    <style:style style:name="P251" style:family="paragraph" style:parent-style-name="Text_20_body">
      <style:paragraph-properties fo:break-before="page"/>
      <style:text-properties officeooo:paragraph-rsid="00b81782"/>
    </style:style>
    <style:style style:name="P252" style:family="paragraph" style:parent-style-name="Text_20_body">
      <style:paragraph-properties fo:text-align="start" style:justify-single-word="false" fo:break-before="page"/>
      <style:text-properties fo:color="#666666" fo:font-style="italic" fo:font-weight="normal" officeooo:rsid="00bcb755" officeooo:paragraph-rsid="00bcb755" style:font-style-asian="italic" style:font-weight-asian="normal" style:font-style-complex="italic" style:font-weight-complex="normal"/>
    </style:style>
    <style:style style:name="P253" style:family="paragraph" style:parent-style-name="Text_20_body">
      <style:paragraph-properties fo:break-before="page"/>
      <style:text-properties officeooo:rsid="00d2bfb5" officeooo:paragraph-rsid="00d2bfb5"/>
    </style:style>
    <style:style style:name="P254" style:family="paragraph" style:parent-style-name="Text_20_body">
      <style:paragraph-properties fo:break-before="page"/>
      <style:text-properties fo:font-style="normal" fo:font-weight="normal" officeooo:rsid="00d84be1" officeooo:paragraph-rsid="00d84be1" style:font-style-asian="normal" style:font-weight-asian="normal" style:font-style-complex="normal" style:font-weight-complex="normal"/>
    </style:style>
    <style:style style:name="P255" style:family="paragraph" style:parent-style-name="Text_20_body">
      <style:paragraph-properties fo:text-align="start" style:justify-single-word="false" fo:break-before="page"/>
      <style:text-properties fo:font-style="normal" fo:font-weight="normal" officeooo:rsid="018f516b" officeooo:paragraph-rsid="018f516b" style:font-style-asian="normal" style:font-weight-asian="normal" style:font-style-complex="normal" style:font-weight-complex="normal"/>
    </style:style>
    <style:style style:name="P256" style:family="paragraph" style:parent-style-name="Text_20_body">
      <style:paragraph-properties fo:break-before="page"/>
      <style:text-properties fo:font-weight="normal" officeooo:rsid="00e74c39" officeooo:paragraph-rsid="00e74c39" style:font-weight-asian="normal" style:font-weight-complex="normal"/>
    </style:style>
    <style:style style:name="P257" style:family="paragraph" style:parent-style-name="Text_20_body">
      <style:paragraph-properties fo:break-before="page"/>
      <style:text-properties fo:font-weight="normal" officeooo:rsid="00ec3932" officeooo:paragraph-rsid="00ec3932" style:font-weight-asian="normal" style:font-weight-complex="normal"/>
    </style:style>
    <style:style style:name="P258" style:family="paragraph" style:parent-style-name="Text_20_body">
      <style:paragraph-properties fo:text-align="start" style:justify-single-word="false" fo:break-before="page"/>
      <style:text-properties fo:font-weight="normal" officeooo:rsid="00f5c8f9" officeooo:paragraph-rsid="00f5c8f9" style:font-weight-asian="normal" style:font-weight-complex="normal"/>
    </style:style>
    <style:style style:name="P259" style:family="paragraph" style:parent-style-name="Text_20_body">
      <style:paragraph-properties fo:break-before="page"/>
      <style:text-properties officeooo:rsid="012d8f6c" officeooo:paragraph-rsid="012d8f6c"/>
    </style:style>
    <style:style style:name="P260" style:family="paragraph" style:parent-style-name="Text_20_body">
      <style:paragraph-properties fo:break-before="page"/>
      <style:text-properties style:font-name="Open Sans1" officeooo:rsid="0154162a" officeooo:paragraph-rsid="0154162a"/>
    </style:style>
    <style:style style:name="P261" style:family="paragraph" style:parent-style-name="Esempio">
      <style:paragraph-properties fo:break-before="page"/>
    </style:style>
    <style:style style:name="P262" style:family="paragraph" style:parent-style-name="Data_20_">
      <style:paragraph-properties fo:break-before="page"/>
      <style:text-properties officeooo:rsid="01431072" officeooo:paragraph-rsid="01431072"/>
    </style:style>
    <style:style style:name="P263" style:family="paragraph" style:parent-style-name="Title">
      <style:text-properties fo:color="#b6192a" officeooo:rsid="0000fae1" officeooo:paragraph-rsid="0000fae1"/>
    </style:style>
    <style:style style:name="P264" style:family="paragraph" style:parent-style-name="Codice">
      <style:text-properties officeooo:rsid="0074c1c0" officeooo:paragraph-rsid="0074c1c0"/>
    </style:style>
    <style:style style:name="P265" style:family="paragraph" style:parent-style-name="Codice">
      <style:text-properties officeooo:rsid="00d2bfb5" officeooo:paragraph-rsid="00d2bfb5"/>
    </style:style>
    <style:style style:name="P266" style:family="paragraph" style:parent-style-name="Codice">
      <style:text-properties officeooo:rsid="00d58142" officeooo:paragraph-rsid="00d58142"/>
    </style:style>
    <style:style style:name="P267" style:family="paragraph" style:parent-style-name="Preformatted_20_Text">
      <style:text-properties fo:font-size="12pt" style:font-size-asian="12pt" style:font-size-complex="12pt"/>
    </style:style>
    <style:style style:name="P268" style:family="paragraph" style:parent-style-name="Nota">
      <style:text-properties fo:font-weight="normal" officeooo:paragraph-rsid="005cc0c3" style:font-weight-asian="normal" style:font-weight-complex="normal"/>
    </style:style>
    <style:style style:name="P269" style:family="paragraph" style:parent-style-name="Nota">
      <style:text-properties officeooo:rsid="00e44f47" officeooo:paragraph-rsid="00e44f47"/>
    </style:style>
    <style:style style:name="P270" style:family="paragraph" style:parent-style-name="Text_20_body">
      <style:paragraph-properties fo:padding="0.049cm" fo:border-left="none" fo:border-right="none" fo:border-top="1.11pt solid #000000" fo:border-bottom="1.11pt solid #000000" style:shadow="none"/>
      <style:text-properties style:font-name="Noto Serif CJK SC" fo:font-size="13pt" fo:font-style="normal" fo:font-weight="normal" officeooo:rsid="009fd54f" officeooo:paragraph-rsid="00a19d69" style:font-size-asian="10.5pt" style:font-style-asian="normal" style:font-weight-asian="normal" style:font-style-complex="normal" style:font-weight-complex="normal"/>
    </style:style>
    <style:style style:name="P271" style:family="paragraph" style:parent-style-name="Text_20_body">
      <style:paragraph-properties fo:margin-top="0.201cm" fo:margin-bottom="0.302cm" loext:contextual-spacing="false"/>
      <style:text-properties officeooo:paragraph-rsid="00a19d69"/>
    </style:style>
    <style:style style:name="P272" style:family="paragraph" style:parent-style-name="Text_20_body">
      <style:paragraph-properties fo:margin-top="0.201cm" fo:margin-bottom="0.302cm" loext:contextual-spacing="false"/>
      <style:text-properties fo:font-weight="bold" officeooo:rsid="00a1c4ab" officeooo:paragraph-rsid="00a1c4ab" style:font-weight-asian="bold" style:font-weight-complex="bold"/>
    </style:style>
    <style:style style:name="P273" style:family="paragraph" style:parent-style-name="Text_20_body">
      <style:paragraph-properties fo:margin-top="0.201cm" fo:margin-bottom="0.302cm" loext:contextual-spacing="false"/>
      <style:text-properties fo:font-weight="normal" officeooo:rsid="00a19d69" officeooo:paragraph-rsid="00a19d69" style:font-weight-asian="normal" style:font-weight-complex="normal"/>
    </style:style>
    <style:style style:name="P274" style:family="paragraph" style:parent-style-name="Text_20_body">
      <style:paragraph-properties fo:margin-top="0.201cm" fo:margin-bottom="0.302cm" loext:contextual-spacing="false" fo:break-before="page"/>
      <style:text-properties fo:font-weight="normal" officeooo:rsid="00a19d69" officeooo:paragraph-rsid="00a19d69" style:font-weight-asian="normal" style:font-weight-complex="normal"/>
    </style:style>
    <style:style style:name="P275" style:family="paragraph" style:parent-style-name="Caption">
      <style:paragraph-properties fo:text-align="center" style:justify-single-word="false"/>
    </style:style>
    <style:style style:name="P276" style:family="paragraph" style:parent-style-name="Table_20_Contents">
      <style:paragraph-properties fo:text-align="center" style:justify-single-word="false"/>
      <style:text-properties style:font-name="Open Sans1" fo:font-weight="bold" officeooo:rsid="01582435" officeooo:paragraph-rsid="01582435" style:font-size-asian="10.5pt" style:font-weight-asian="bold" style:font-weight-complex="bold"/>
    </style:style>
    <style:style style:name="P277" style:family="paragraph" style:parent-style-name="Table_20_Heading">
      <style:text-properties style:font-name="Open Sans1" officeooo:rsid="01582435" officeooo:paragraph-rsid="01582435" style:font-size-asian="10.5pt"/>
    </style:style>
    <style:style style:name="P278" style:family="paragraph" style:parent-style-name="List" style:list-style-name="L7">
      <style:text-properties officeooo:rsid="0044192a" officeooo:paragraph-rsid="0044192a"/>
    </style:style>
    <style:style style:name="P279" style:family="paragraph" style:parent-style-name="Text_20_body" style:list-style-name="L1">
      <style:text-properties officeooo:rsid="000799e5" officeooo:paragraph-rsid="000799e5"/>
    </style:style>
    <style:style style:name="P280" style:family="paragraph" style:parent-style-name="Text_20_body" style:list-style-name="L2">
      <style:text-properties fo:font-weight="bold" officeooo:rsid="000880da" officeooo:paragraph-rsid="000880da" style:font-weight-asian="bold" style:font-weight-complex="bold"/>
    </style:style>
    <style:style style:name="P281" style:family="paragraph" style:parent-style-name="Text_20_body" style:list-style-name="L3">
      <style:text-properties fo:font-weight="bold" officeooo:rsid="0017ac59" officeooo:paragraph-rsid="0017ac59" style:font-weight-asian="bold" style:font-weight-complex="bold"/>
    </style:style>
    <style:style style:name="P282" style:family="paragraph" style:parent-style-name="Text_20_body" style:list-style-name="L4">
      <style:text-properties fo:font-weight="bold" officeooo:rsid="001f1a73" officeooo:paragraph-rsid="001f1a73" style:font-weight-asian="bold" style:font-weight-complex="bold"/>
    </style:style>
    <style:style style:name="P283" style:family="paragraph" style:parent-style-name="Text_20_body" style:list-style-name="L9">
      <style:text-properties fo:font-weight="bold" officeooo:rsid="009fd54f" officeooo:paragraph-rsid="009fd54f" style:font-weight-asian="bold" style:font-weight-complex="bold"/>
    </style:style>
    <style:style style:name="P284" style:family="paragraph" style:parent-style-name="Text_20_body" style:list-style-name="L14">
      <style:paragraph-properties fo:text-align="start" style:justify-single-word="false"/>
      <style:text-properties fo:font-weight="bold" officeooo:rsid="00c5120f" officeooo:paragraph-rsid="00c5120f" style:font-weight-asian="bold" style:font-weight-complex="bold"/>
    </style:style>
    <style:style style:name="P285" style:family="paragraph" style:parent-style-name="Text_20_body" style:list-style-name="L14">
      <style:paragraph-properties fo:text-align="start" style:justify-single-word="false"/>
      <style:text-properties fo:font-weight="bold" officeooo:rsid="00c62ff2" officeooo:paragraph-rsid="00c62ff2" style:font-weight-asian="bold" style:font-weight-complex="bold"/>
    </style:style>
    <style:style style:name="P286" style:family="paragraph" style:parent-style-name="Text_20_body" style:list-style-name="L16">
      <style:text-properties fo:font-weight="bold" officeooo:rsid="00ee4b30" officeooo:paragraph-rsid="00ee4b30" style:font-weight-asian="bold" style:font-weight-complex="bold"/>
    </style:style>
    <style:style style:name="P287" style:family="paragraph" style:parent-style-name="Text_20_body">
      <style:text-properties fo:font-weight="bold" officeooo:rsid="0188dc38" officeooo:paragraph-rsid="0188dc38" style:font-weight-asian="bold" style:font-weight-complex="bold"/>
    </style:style>
    <style:style style:name="P288" style:family="paragraph" style:parent-style-name="Text_20_body" style:list-style-name="">
      <style:text-properties officeooo:rsid="001bb913" officeooo:paragraph-rsid="001bb913"/>
    </style:style>
    <style:style style:name="P289" style:family="paragraph" style:parent-style-name="Text_20_body" style:list-style-name="">
      <style:text-properties fo:font-weight="normal" officeooo:rsid="001bb913" officeooo:paragraph-rsid="001bb913" style:font-weight-asian="normal" style:font-weight-complex="normal"/>
    </style:style>
    <style:style style:name="P290" style:family="paragraph" style:parent-style-name="Text_20_body" style:list-style-name="L6">
      <style:text-properties fo:font-weight="normal" officeooo:rsid="00423c9f" officeooo:paragraph-rsid="00423c9f" style:font-weight-asian="normal" style:font-weight-complex="normal"/>
    </style:style>
    <style:style style:name="P291" style:family="paragraph" style:parent-style-name="Text_20_body" style:list-style-name="L7">
      <style:text-properties fo:font-weight="normal" officeooo:rsid="0044192a" officeooo:paragraph-rsid="0044192a" style:font-weight-asian="normal" style:font-weight-complex="normal"/>
    </style:style>
    <style:style style:name="P292" style:family="paragraph" style:parent-style-name="Text_20_body" style:list-style-name="L8">
      <style:text-properties fo:font-weight="normal" officeooo:rsid="008d4229" officeooo:paragraph-rsid="008d4229" style:font-weight-asian="normal" style:font-weight-complex="normal"/>
    </style:style>
    <style:style style:name="P293" style:family="paragraph" style:parent-style-name="Text_20_body" style:list-style-name="L15">
      <style:text-properties fo:font-weight="normal" officeooo:rsid="00eba105" officeooo:paragraph-rsid="00eba105" style:font-weight-asian="normal" style:font-weight-complex="normal"/>
    </style:style>
    <style:style style:name="P294" style:family="paragraph" style:parent-style-name="Text_20_body" style:list-style-name="L15">
      <style:text-properties fo:font-weight="normal" officeooo:rsid="00ec3932" officeooo:paragraph-rsid="00ec3932" style:font-weight-asian="normal" style:font-weight-complex="normal"/>
    </style:style>
    <style:style style:name="P295" style:family="paragraph" style:parent-style-name="Text_20_body">
      <style:text-properties fo:font-weight="normal" officeooo:rsid="019aba1d" officeooo:paragraph-rsid="019c027a" style:font-weight-asian="normal" style:font-weight-complex="normal"/>
    </style:style>
    <style:style style:name="P296" style:family="paragraph" style:parent-style-name="Text_20_body">
      <style:text-properties fo:font-weight="normal" officeooo:rsid="019aba1d" officeooo:paragraph-rsid="019da00f" style:font-weight-asian="normal" style:font-weight-complex="normal"/>
    </style:style>
    <style:style style:name="P297" style:family="paragraph" style:parent-style-name="Text_20_body">
      <style:text-properties fo:font-weight="normal" officeooo:rsid="019fb924" officeooo:paragraph-rsid="019fb924" style:font-weight-asian="normal" style:font-weight-complex="normal"/>
    </style:style>
    <style:style style:name="P298" style:family="paragraph" style:parent-style-name="Text_20_body">
      <style:text-properties fo:font-weight="normal" officeooo:rsid="01acddb4" officeooo:paragraph-rsid="01acddb4" style:font-weight-asian="normal" style:font-weight-complex="normal"/>
    </style:style>
    <style:style style:name="P299" style:family="paragraph" style:parent-style-name="Text_20_body" style:list-style-name="L5">
      <style:text-properties officeooo:rsid="002b949f" officeooo:paragraph-rsid="002b949f"/>
    </style:style>
    <style:style style:name="P300" style:family="paragraph" style:parent-style-name="Text_20_body" style:list-style-name="L5">
      <style:text-properties fo:font-style="normal" fo:font-weight="normal" officeooo:rsid="002ce04d" officeooo:paragraph-rsid="002ce04d" style:font-style-asian="normal" style:font-weight-asian="normal" style:font-style-complex="normal" style:font-weight-complex="normal"/>
    </style:style>
    <style:style style:name="P301" style:family="paragraph" style:parent-style-name="Text_20_body">
      <style:text-properties fo:font-style="normal" fo:font-weight="normal" officeooo:rsid="017c26ad" officeooo:paragraph-rsid="017c26ad" fo:background-color="#fde9a9" style:font-style-asian="normal" style:font-weight-asian="normal" style:font-style-complex="normal" style:font-weight-complex="normal"/>
    </style:style>
    <style:style style:name="P302" style:family="paragraph" style:parent-style-name="Text_20_body" style:list-style-name="L16">
      <style:text-properties fo:font-style="normal" style:text-underline-style="none" fo:font-weight="bold" officeooo:rsid="00ee4b30" officeooo:paragraph-rsid="00ee4b30" style:font-style-asian="normal" style:font-weight-asian="bold" style:font-style-complex="normal" style:font-weight-complex="bold"/>
    </style:style>
    <style:style style:name="P303" style:family="paragraph" style:parent-style-name="Text_20_body">
      <style:text-properties fo:font-style="normal" fo:font-weight="bold" officeooo:rsid="0179d554" officeooo:paragraph-rsid="01798c31" style:font-style-asian="normal" style:font-weight-asian="bold" style:font-style-complex="normal" style:font-weight-complex="bold"/>
    </style:style>
    <style:style style:name="P304" style:family="paragraph" style:parent-style-name="Text_20_body">
      <style:paragraph-properties fo:text-align="start" style:justify-single-word="false"/>
      <style:text-properties fo:font-style="normal" fo:font-weight="bold" officeooo:rsid="0194b6f0" officeooo:paragraph-rsid="0194b6f0" style:font-style-asian="normal" style:font-weight-asian="bold" style:font-style-complex="normal" style:font-weight-complex="bold"/>
    </style:style>
    <style:style style:name="P305" style:family="paragraph" style:parent-style-name="Text_20_body" style:list-style-name="L8">
      <style:text-properties officeooo:rsid="008d4229" officeooo:paragraph-rsid="008d4229"/>
    </style:style>
    <style:style style:name="P306" style:family="paragraph" style:parent-style-name="Text_20_body" style:list-style-name="L12">
      <style:text-properties fo:font-style="italic" officeooo:rsid="00a1c4ab" officeooo:paragraph-rsid="00a1c4ab" style:font-style-asian="italic" style:font-style-complex="italic"/>
    </style:style>
    <style:style style:name="P307" style:family="paragraph" style:parent-style-name="Text_20_body" style:list-style-name="L12">
      <style:text-properties fo:font-style="italic" officeooo:paragraph-rsid="00a1c4ab" style:font-style-asian="italic" style:font-style-complex="italic"/>
    </style:style>
    <style:style style:name="P308" style:family="paragraph" style:parent-style-name="Text_20_body" style:list-style-name="L13">
      <style:text-properties fo:font-style="italic" officeooo:paragraph-rsid="00c33974" style:font-style-asian="italic" style:font-style-complex="italic"/>
    </style:style>
    <style:style style:name="P309" style:family="paragraph" style:parent-style-name="Text_20_body" style:list-style-name="L13">
      <style:text-properties fo:font-style="italic" fo:font-weight="normal" officeooo:rsid="00c33974" officeooo:paragraph-rsid="00c33974" fo:background-color="transparent" style:font-style-asian="italic" style:font-weight-asian="normal" style:font-style-complex="italic" style:font-weight-complex="normal"/>
    </style:style>
    <style:style style:name="P310" style:family="paragraph" style:parent-style-name="Text_20_body" style:list-style-name="L13">
      <style:text-properties officeooo:paragraph-rsid="00c46f9f"/>
    </style:style>
    <style:style style:name="P311" style:family="paragraph" style:parent-style-name="Text_20_body" style:list-style-name="L16">
      <style:text-properties officeooo:paragraph-rsid="00ee4b30"/>
    </style:style>
    <style:style style:name="P312" style:family="paragraph" style:parent-style-name="Text_20_body" style:list-style-name="L17">
      <style:text-properties style:text-underline-style="solid" style:text-underline-width="auto" style:text-underline-color="font-color" fo:font-weight="bold" officeooo:rsid="00fee7fe" officeooo:paragraph-rsid="00fee7fe" style:font-weight-asian="bold" style:font-weight-complex="bold"/>
    </style:style>
    <style:style style:name="P313" style:family="paragraph" style:parent-style-name="Text_20_body" style:list-style-name="L18">
      <style:text-properties officeooo:rsid="0103f84a" officeooo:paragraph-rsid="0103f84a"/>
    </style:style>
    <style:style style:name="P314" style:family="paragraph" style:parent-style-name="Text_20_body">
      <style:text-properties officeooo:rsid="01a7379f" officeooo:paragraph-rsid="01a7379f"/>
    </style:style>
    <style:style style:name="P315" style:family="paragraph" style:parent-style-name="Text_20_body">
      <style:text-properties officeooo:rsid="01a74520" officeooo:paragraph-rsid="01a910dd"/>
    </style:style>
    <style:style style:name="P316" style:family="paragraph" style:parent-style-name="Text_20_body">
      <style:text-properties officeooo:rsid="01a74520" officeooo:paragraph-rsid="01aa2308"/>
    </style:style>
    <style:style style:name="P317" style:family="paragraph" style:parent-style-name="Text_20_body" style:list-style-name="L10">
      <style:paragraph-properties fo:margin-top="0.201cm" fo:margin-bottom="0.302cm" loext:contextual-spacing="false"/>
      <style:text-properties fo:font-weight="bold" officeooo:rsid="00a19d69" officeooo:paragraph-rsid="00a19d69" style:font-weight-asian="bold" style:font-weight-complex="bold"/>
    </style:style>
    <style:style style:name="P318" style:family="paragraph" style:parent-style-name="Text_20_body" style:list-style-name="L10">
      <style:paragraph-properties fo:margin-top="0.201cm" fo:margin-bottom="0.302cm" loext:contextual-spacing="false"/>
      <style:text-properties fo:font-weight="bold" officeooo:rsid="00a19d69" officeooo:paragraph-rsid="00a1c4ab" style:font-weight-asian="bold" style:font-weight-complex="bold"/>
    </style:style>
    <style:style style:name="P319" style:family="paragraph" style:parent-style-name="Text_20_body" style:list-style-name="L10">
      <style:paragraph-properties fo:margin-top="0.201cm" fo:margin-bottom="0.302cm" loext:contextual-spacing="false"/>
      <style:text-properties fo:font-weight="bold" officeooo:rsid="00a1c4ab" officeooo:paragraph-rsid="00a1c4ab" style:font-weight-asian="bold" style:font-weight-complex="bold"/>
    </style:style>
    <style:style style:name="P320" style:family="paragraph" style:parent-style-name="Text_20_body" style:list-style-name="L11">
      <style:paragraph-properties fo:margin-top="0.201cm" fo:margin-bottom="0.302cm" loext:contextual-spacing="false"/>
      <style:text-properties officeooo:paragraph-rsid="00a1c4ab"/>
    </style:style>
    <style:style style:name="P321" style:family="paragraph" style:parent-style-name="Text_20_body" style:list-style-name="L10">
      <style:paragraph-properties fo:margin-top="0.201cm" fo:margin-bottom="0.302cm" loext:contextual-spacing="false"/>
      <style:text-properties fo:font-weight="normal" officeooo:rsid="00a1c4ab" officeooo:paragraph-rsid="00a1c4ab" style:font-weight-asian="normal" style:font-weight-complex="normal"/>
    </style:style>
    <style:style style:name="P322" style:family="paragraph" style:parent-style-name="Text_20_body">
      <style:paragraph-properties fo:break-before="page"/>
      <style:text-properties fo:font-weight="normal" officeooo:rsid="019fb924" officeooo:paragraph-rsid="019fb924" style:font-weight-asian="normal" style:font-weight-complex="normal"/>
    </style:style>
    <style:style style:name="P323" style:family="paragraph" style:parent-style-name="Text_20_body">
      <style:paragraph-properties fo:break-before="page"/>
      <style:text-properties fo:font-weight="normal" officeooo:rsid="01ab89f5" officeooo:paragraph-rsid="01ab89f5" style:font-weight-asian="normal" style:font-weight-complex="normal"/>
    </style:style>
    <style:style style:name="P324" style:family="paragraph" style:parent-style-name="Heading_20_1" style:list-style-name="">
      <style:text-properties officeooo:rsid="0003b013" officeooo:paragraph-rsid="0003b013"/>
    </style:style>
    <style:style style:name="P325" style:family="paragraph" style:parent-style-name="Heading_20_1">
      <style:text-properties officeooo:rsid="0009c2f2" officeooo:paragraph-rsid="0009c2f2"/>
    </style:style>
    <style:style style:name="P326" style:family="paragraph" style:parent-style-name="Heading_20_1">
      <style:paragraph-properties fo:break-before="page"/>
      <style:text-properties officeooo:rsid="0003f076" officeooo:paragraph-rsid="0003f076"/>
    </style:style>
    <style:style style:name="P327" style:family="paragraph" style:parent-style-name="Heading_20_1">
      <style:paragraph-properties fo:break-before="page"/>
      <style:text-properties officeooo:rsid="0009c2f2" officeooo:paragraph-rsid="0009c2f2"/>
    </style:style>
    <style:style style:name="P328" style:family="paragraph" style:parent-style-name="Contents_20_1">
      <style:paragraph-properties>
        <style:tab-stops>
          <style:tab-stop style:position="17cm" style:type="right"/>
        </style:tab-stops>
      </style:paragraph-properties>
    </style:style>
    <style:style style:name="P329" style:family="paragraph" style:parent-style-name="Heading_20_2">
      <style:text-properties officeooo:rsid="000af81e" officeooo:paragraph-rsid="000af81e"/>
    </style:style>
    <style:style style:name="P330" style:family="paragraph" style:parent-style-name="Heading_20_2">
      <style:text-properties officeooo:rsid="0013d6dc" officeooo:paragraph-rsid="0013d6dc"/>
    </style:style>
    <style:style style:name="P331" style:family="paragraph" style:parent-style-name="Heading_20_2">
      <style:text-properties officeooo:rsid="00254ab4" officeooo:paragraph-rsid="00254ab4"/>
    </style:style>
    <style:style style:name="P332" style:family="paragraph" style:parent-style-name="Heading_20_2">
      <style:text-properties officeooo:rsid="0056863a" officeooo:paragraph-rsid="0056863a"/>
    </style:style>
    <style:style style:name="P333" style:family="paragraph" style:parent-style-name="Heading_20_2">
      <style:text-properties officeooo:rsid="00881cc8" officeooo:paragraph-rsid="008d4229"/>
    </style:style>
    <style:style style:name="P334" style:family="paragraph" style:parent-style-name="Heading_20_2">
      <style:text-properties officeooo:rsid="00ca1808" officeooo:paragraph-rsid="00ca1808"/>
    </style:style>
    <style:style style:name="P335" style:family="paragraph" style:parent-style-name="Heading_20_2">
      <style:text-properties officeooo:rsid="00de9954" officeooo:paragraph-rsid="00de9954"/>
    </style:style>
    <style:style style:name="P336" style:family="paragraph" style:parent-style-name="Heading_20_2">
      <style:text-properties officeooo:rsid="00fce076" officeooo:paragraph-rsid="00fce076"/>
    </style:style>
    <style:style style:name="P337" style:family="paragraph" style:parent-style-name="Heading_20_2">
      <style:paragraph-properties fo:break-before="page"/>
      <style:text-properties officeooo:rsid="0013d6dc" officeooo:paragraph-rsid="0013d6dc"/>
    </style:style>
    <style:style style:name="P338" style:family="paragraph" style:parent-style-name="Heading_20_2">
      <style:paragraph-properties fo:break-before="page"/>
      <style:text-properties officeooo:rsid="01037f1b" officeooo:paragraph-rsid="01037f1b"/>
    </style:style>
    <style:style style:name="P339" style:family="paragraph" style:parent-style-name="Heading_20_3">
      <style:text-properties officeooo:rsid="0005ab2a" officeooo:paragraph-rsid="0005ab2a"/>
    </style:style>
    <style:style style:name="P340" style:family="paragraph" style:parent-style-name="Heading_20_3">
      <style:text-properties officeooo:rsid="00fe2e33" officeooo:paragraph-rsid="00fe2e33"/>
    </style:style>
    <style:style style:name="P341" style:family="paragraph" style:parent-style-name="Heading_20_3">
      <style:text-properties officeooo:rsid="0026a88d" officeooo:paragraph-rsid="0026a88d"/>
    </style:style>
    <style:style style:name="P342" style:family="paragraph" style:parent-style-name="Heading_20_3">
      <style:text-properties officeooo:rsid="002ce04d" officeooo:paragraph-rsid="002ce04d"/>
    </style:style>
    <style:style style:name="P343" style:family="paragraph" style:parent-style-name="Heading_20_3">
      <style:text-properties officeooo:rsid="003e9373" officeooo:paragraph-rsid="003e9373"/>
    </style:style>
    <style:style style:name="P344" style:family="paragraph" style:parent-style-name="Heading_20_3">
      <style:text-properties style:font-name="Latin Modern Mono1" fo:font-size="18pt" officeooo:rsid="0058ab2a" officeooo:paragraph-rsid="0058ab2a" style:font-size-asian="18pt" style:font-size-complex="18pt"/>
    </style:style>
    <style:style style:name="P345" style:family="paragraph" style:parent-style-name="Heading_20_3">
      <style:text-properties style:font-name="Latin Modern Mono1" fo:font-size="18pt" fo:font-style="normal" fo:font-weight="bold" officeooo:rsid="0058ab2a" officeooo:paragraph-rsid="007a3df3" style:font-name-asian="Noto Sans CJK SC Regular" style:font-size-asian="18pt" style:font-style-asian="normal" style:font-weight-asian="bold" style:font-name-complex="Lohit Devanagari" style:font-size-complex="18pt" style:font-style-complex="normal" style:font-weight-complex="bold"/>
    </style:style>
    <style:style style:name="P346" style:family="paragraph" style:parent-style-name="Heading_20_3">
      <style:text-properties officeooo:rsid="007e4009" officeooo:paragraph-rsid="007e4009"/>
    </style:style>
    <style:style style:name="P347" style:family="paragraph" style:parent-style-name="Heading_20_3">
      <style:text-properties officeooo:rsid="008d4229" officeooo:paragraph-rsid="008d4229"/>
    </style:style>
    <style:style style:name="P348" style:family="paragraph" style:parent-style-name="Heading_20_3">
      <style:text-properties officeooo:rsid="009d4b56" officeooo:paragraph-rsid="009d4b56"/>
    </style:style>
    <style:style style:name="P349" style:family="paragraph" style:parent-style-name="Heading_20_3">
      <style:text-properties officeooo:rsid="00a1c4ab" officeooo:paragraph-rsid="00a1c4ab"/>
    </style:style>
    <style:style style:name="P350" style:family="paragraph" style:parent-style-name="Heading_20_3">
      <style:text-properties officeooo:rsid="00d0c9fc" officeooo:paragraph-rsid="00d0c9fc"/>
    </style:style>
    <style:style style:name="P351" style:family="paragraph" style:parent-style-name="Heading_20_3">
      <style:text-properties officeooo:paragraph-rsid="00d37e5b"/>
    </style:style>
    <style:style style:name="P352" style:family="paragraph" style:parent-style-name="Heading_20_3">
      <style:text-properties officeooo:rsid="00eba105" officeooo:paragraph-rsid="00eba105"/>
    </style:style>
    <style:style style:name="P353" style:family="paragraph" style:parent-style-name="Heading_20_3">
      <style:text-properties officeooo:rsid="01051976" officeooo:paragraph-rsid="01051976"/>
    </style:style>
    <style:style style:name="P354" style:family="paragraph" style:parent-style-name="Heading_20_3">
      <style:text-properties officeooo:rsid="011ac214" officeooo:paragraph-rsid="011ac214"/>
    </style:style>
    <style:style style:name="P355" style:family="paragraph" style:parent-style-name="Heading_20_3">
      <style:text-properties officeooo:rsid="0142c98a" officeooo:paragraph-rsid="0142c98a"/>
    </style:style>
    <style:style style:name="P356" style:family="paragraph" style:parent-style-name="Heading_20_3">
      <style:paragraph-properties fo:break-before="page"/>
      <style:text-properties style:font-name="Latin Modern Mono1" fo:font-size="18pt" fo:font-weight="bold" officeooo:rsid="0058ab2a" officeooo:paragraph-rsid="006f62de" style:font-name-asian="Noto Sans CJK SC Regular" style:font-size-asian="18pt" style:font-weight-asian="bold" style:font-name-complex="Lohit Devanagari" style:font-size-complex="18pt" style:font-weight-complex="bold"/>
    </style:style>
    <style:style style:name="P357" style:family="paragraph" style:parent-style-name="Heading_20_3">
      <style:paragraph-properties fo:break-before="page"/>
      <style:text-properties fo:font-weight="bold" officeooo:rsid="008578af" officeooo:paragraph-rsid="008578af" style:font-weight-asian="bold" style:font-weight-complex="bold"/>
    </style:style>
    <style:style style:name="P358" style:family="paragraph" style:parent-style-name="Heading_20_3">
      <style:paragraph-properties fo:break-before="page"/>
      <style:text-properties officeooo:rsid="00880c31" officeooo:paragraph-rsid="00880c31"/>
    </style:style>
    <style:style style:name="P359" style:family="paragraph" style:parent-style-name="Data_20_">
      <style:text-properties officeooo:rsid="01b1cedb" officeooo:paragraph-rsid="01b1cedb"/>
    </style:style>
    <style:style style:name="P360" style:family="paragraph" style:parent-style-name="Contents_20_3">
      <style:paragraph-properties>
        <style:tab-stops>
          <style:tab-stop style:position="1cm"/>
          <style:tab-stop style:position="17cm" style:type="right"/>
        </style:tab-stops>
      </style:paragraph-properties>
    </style:style>
    <style:style style:name="P361" style:family="paragraph" style:parent-style-name="Contents_20_2">
      <style:paragraph-properties>
        <style:tab-stops>
          <style:tab-stop style:position="0.499cm"/>
          <style:tab-stop style:position="17cm" style:type="right"/>
        </style:tab-stops>
      </style:paragraph-properties>
    </style:style>
    <style:style style:name="P362" style:family="paragraph" style:parent-style-name="Frame_20_contents">
      <style:text-properties officeooo:paragraph-rsid="000dfdd4"/>
    </style:style>
    <style:style style:name="P363" style:family="paragraph" style:parent-style-name="Frame_20_contents">
      <style:text-properties officeooo:paragraph-rsid="00102bca"/>
    </style:style>
    <style:style style:name="P364" style:family="paragraph" style:parent-style-name="Frame_20_contents">
      <style:text-properties officeooo:paragraph-rsid="00104345"/>
    </style:style>
    <style:style style:name="P365" style:family="paragraph" style:parent-style-name="Frame_20_contents">
      <style:text-properties officeooo:paragraph-rsid="0011c205"/>
    </style:style>
    <style:style style:name="P366" style:family="paragraph" style:parent-style-name="Contents_20_4">
      <style:paragraph-properties>
        <style:tab-stops>
          <style:tab-stop style:position="15.503cm" style:type="right"/>
        </style:tab-stops>
      </style:paragraph-properties>
    </style:style>
    <style:style style:name="P367" style:family="paragraph" style:parent-style-name="Heading_20_4">
      <style:text-properties officeooo:rsid="00322108" officeooo:paragraph-rsid="00322108"/>
    </style:style>
    <style:style style:name="P368" style:family="paragraph" style:parent-style-name="Heading_20_4">
      <style:text-properties officeooo:rsid="00344e75" officeooo:paragraph-rsid="00344e75"/>
    </style:style>
    <style:style style:name="P369" style:family="paragraph" style:parent-style-name="Heading_20_4">
      <style:text-properties officeooo:rsid="0044192a" officeooo:paragraph-rsid="0044192a"/>
    </style:style>
    <style:style style:name="P370" style:family="paragraph" style:parent-style-name="Heading_20_4">
      <style:text-properties officeooo:rsid="00a39ee5" officeooo:paragraph-rsid="00a39ee5"/>
    </style:style>
    <style:style style:name="P371" style:family="paragraph" style:parent-style-name="Heading_20_4">
      <style:text-properties officeooo:rsid="00aa8d7c" officeooo:paragraph-rsid="00aa8d7c"/>
    </style:style>
    <style:style style:name="P372" style:family="paragraph" style:parent-style-name="Heading_20_4" style:list-style-name="">
      <style:text-properties fo:font-weight="bold" officeooo:rsid="00af43f7" officeooo:paragraph-rsid="00af43f7" fo:background-color="transparent" style:font-weight-asian="bold" style:font-weight-complex="bold"/>
    </style:style>
    <style:style style:name="P373" style:family="paragraph" style:parent-style-name="Heading_20_4">
      <style:text-properties fo:font-weight="bold" officeooo:paragraph-rsid="016de366" style:font-weight-asian="bold" style:font-weight-complex="bold"/>
    </style:style>
    <style:style style:name="P374" style:family="paragraph" style:parent-style-name="Heading_20_4">
      <style:text-properties fo:font-weight="bold" officeooo:rsid="0198d14d" officeooo:paragraph-rsid="0198d14d" style:font-weight-asian="bold" style:font-weight-complex="bold"/>
    </style:style>
    <style:style style:name="P375" style:family="paragraph" style:parent-style-name="Heading_20_4">
      <style:text-properties style:text-position="0% 100%" fo:font-weight="bold" officeooo:rsid="00b67e71" officeooo:paragraph-rsid="00b67e71" style:font-weight-asian="bold" style:font-weight-complex="bold"/>
    </style:style>
    <style:style style:name="P376" style:family="paragraph" style:parent-style-name="Heading_20_4">
      <style:text-properties officeooo:rsid="00bb5523" officeooo:paragraph-rsid="00bb5523"/>
    </style:style>
    <style:style style:name="P377" style:family="paragraph" style:parent-style-name="Heading_20_4">
      <style:text-properties officeooo:rsid="00beae2a" officeooo:paragraph-rsid="00beae2a"/>
    </style:style>
    <style:style style:name="P378" style:family="paragraph" style:parent-style-name="Heading_20_4">
      <style:text-properties officeooo:rsid="015d8abd" officeooo:paragraph-rsid="015d8abd"/>
    </style:style>
    <style:style style:name="P379" style:family="paragraph" style:parent-style-name="Heading_20_4">
      <style:text-properties officeooo:rsid="015c237b" officeooo:paragraph-rsid="015c237b"/>
    </style:style>
    <style:style style:name="P380" style:family="paragraph" style:parent-style-name="Heading_20_4">
      <style:text-properties officeooo:rsid="01b09077" officeooo:paragraph-rsid="01b09077"/>
    </style:style>
    <style:style style:name="P381" style:family="paragraph" style:parent-style-name="Heading_20_4">
      <style:paragraph-properties fo:break-before="page"/>
      <style:text-properties officeooo:rsid="003aab5e" officeooo:paragraph-rsid="003aab5e"/>
    </style:style>
    <style:style style:name="P382" style:family="paragraph" style:parent-style-name="Heading_20_4">
      <style:paragraph-properties fo:break-before="page"/>
      <style:text-properties fo:font-weight="bold" officeooo:rsid="00af43f7" officeooo:paragraph-rsid="00af43f7" fo:background-color="transparent" style:font-weight-asian="bold" style:font-weight-complex="bold"/>
    </style:style>
    <style:style style:name="P383" style:family="paragraph">
      <loext:graphic-properties draw:fill="solid" draw:fill-color="#f0f8ff"/>
    </style:style>
    <style:style style:name="P384" style:family="paragraph">
      <loext:graphic-properties draw:fill="solid" draw:fill-color="#f0f8ff"/>
      <style:text-properties fo:font-size="12pt"/>
    </style:style>
    <style:style style:name="P385" style:family="paragraph">
      <loext:graphic-properties draw:fill="solid" draw:fill-color="#fff200"/>
      <style:text-properties fo:font-size="12pt"/>
    </style:style>
    <style:style style:name="P386" style:family="paragraph">
      <style:paragraph-properties fo:text-align="center"/>
    </style:style>
    <style:style style:name="P387" style:family="paragraph">
      <loext:graphic-properties draw:fill="gradient" draw:fill-color="#ffffff" draw:fill-gradient-name="Tango_20_Gray" draw:gradient-step-count="0" draw:opacity="10%"/>
    </style:style>
    <style:style style:name="P388" style:family="paragraph">
      <loext:graphic-properties draw:fill="gradient" draw:fill-color="#ffffff" draw:fill-gradient-name="Tango_20_Gray" draw:gradient-step-count="0" draw:opacity="10%"/>
      <style:text-properties fo:font-size="12pt"/>
    </style:style>
    <style:style style:name="P389" style:family="paragraph">
      <loext:graphic-properties draw:fill="solid" draw:fill-color="#f0f8ff"/>
      <style:paragraph-properties fo:text-align="center"/>
    </style:style>
    <style:style style:name="P390" style:family="paragraph">
      <loext:graphic-properties draw:fill-color="#fffafa"/>
      <style:text-properties fo:font-size="12pt"/>
    </style:style>
    <style:style style:name="P391" style:family="paragraph">
      <loext:graphic-properties draw:fill-color="#fffafa"/>
      <style:paragraph-properties fo:text-align="center"/>
      <style:text-properties fo:font-weight="bold" style:font-weight-asian="bold" style:font-weight-complex="bold"/>
    </style:style>
    <style:style style:name="P392" style:family="paragraph">
      <loext:graphic-properties draw:fill="solid" draw:fill-color="#f0ffff"/>
      <style:paragraph-properties fo:text-align="center"/>
    </style:style>
    <style:style style:name="P393" style:family="paragraph">
      <loext:graphic-properties draw:fill="none" draw:fill-color="#ffffff"/>
    </style:style>
    <style:style style:name="P394" style:family="paragraph">
      <loext:graphic-properties draw:fill-color="#f0ffff"/>
      <style:paragraph-properties fo:text-align="center"/>
    </style:style>
    <style:style style:name="P395" style:family="paragraph">
      <loext:graphic-properties draw:fill-color="#f0ffff"/>
      <style:paragraph-properties fo:text-align="center"/>
      <style:text-properties fo:font-weight="bold" style:font-weight-asian="bold" style:font-weight-complex="bold"/>
    </style:style>
    <style:style style:name="P396" style:family="paragraph">
      <style:paragraph-properties fo:text-align="start"/>
    </style:style>
    <style:style style:name="P397" style:family="paragraph">
      <loext:graphic-properties draw:fill-color="#f0ffff"/>
      <style:paragraph-properties fo:text-align="center"/>
      <style:text-properties fo:font-size="12pt"/>
    </style:style>
    <style:style style:name="P398" style:family="paragraph">
      <loext:graphic-properties draw:fill-color="#f0ffff"/>
      <style:paragraph-properties fo:text-align="center"/>
      <style:text-properties fo:font-weight="normal" style:font-weight-asian="normal" style:font-weight-complex="normal"/>
    </style:style>
    <style:style style:name="P399" style:family="paragraph">
      <loext:graphic-properties draw:fill="none"/>
      <style:paragraph-properties fo:text-align="center"/>
    </style:style>
    <style:style style:name="P400" style:family="paragraph">
      <loext:graphic-properties draw:fill="solid" draw:fill-color="#fff200" draw:opacity="50%"/>
    </style:style>
    <style:style style:name="P401" style:family="paragraph">
      <loext:graphic-properties draw:fill-color="#000000"/>
      <style:paragraph-properties fo:text-align="center"/>
    </style:style>
    <style:style style:name="P402" style:family="paragraph">
      <loext:graphic-properties draw:fill="none" draw:fill-color="#ffffff"/>
      <style:text-properties fo:font-size="10pt" style:font-size-asian="10pt" style:font-size-complex="10pt"/>
    </style:style>
    <style:style style:name="P4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04" style:family="paragraph">
      <loext:graphic-properties draw:fill-color="#e0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405" style:family="paragraph">
      <loext:graphic-properties draw:fill-color="#e0ffff"/>
    </style:style>
    <style:style style:name="P406" style:family="paragraph">
      <loext:graphic-properties draw:fill="none" draw:fill-color="#ffffff"/>
      <style:text-properties fo:font-size="13pt" fo:font-style="italic" style:font-size-asian="13pt" style:font-style-asian="italic" style:font-size-complex="13pt" style:font-style-complex="italic"/>
    </style:style>
    <style:style style:name="P407" style:family="paragraph">
      <style:paragraph-properties fo:text-align="end"/>
    </style:style>
    <style:style style:name="P408" style:family="paragraph">
      <loext:graphic-properties draw:fill="none" draw:fill-color="#ffffff"/>
      <style:text-properties fo:font-size="13pt" fo:font-weight="bold" style:font-size-asian="13pt" style:font-weight-asian="bold" style:font-size-complex="13pt" style:font-weight-complex="bold"/>
    </style:style>
    <style:style style:name="P409" style:family="paragraph">
      <loext:graphic-properties draw:fill="none" draw:fill-color="#ffffff"/>
      <style:text-properties fo:font-style="italic" style:font-style-asian="italic" style:font-style-complex="italic"/>
    </style:style>
    <style:style style:name="P410" style:family="paragraph">
      <loext:graphic-properties draw:fill-color="#fc5c00"/>
      <style:paragraph-properties fo:text-align="center"/>
      <style:text-properties fo:font-size="12pt"/>
    </style:style>
    <style:style style:name="P411" style:family="paragraph">
      <style:paragraph-properties fo:text-align="center"/>
      <style:text-properties fo:font-size="12pt"/>
    </style:style>
    <style:style style:name="P412" style:family="paragraph">
      <loext:graphic-properties draw:fill="none" draw:fill-color="#ffffff"/>
      <style:text-properties fo:color="#fc5c00" fo:font-size="13pt" fo:font-weight="bold" style:font-size-asian="13pt" style:font-weight-asian="bold" style:font-size-complex="13pt" style:font-weight-complex="bold"/>
    </style:style>
    <style:style style:name="P413" style:family="paragraph">
      <loext:graphic-properties draw:fill="none" draw:fill-color="#ffffff"/>
      <style:text-properties fo:color="#fc5c00"/>
    </style:style>
    <style:style style:name="T1" style:family="text">
      <style:text-properties fo:font-weight="normal" style:font-weight-asian="normal" style:font-weight-complex="normal"/>
    </style:style>
    <style:style style:name="T2" style:family="text">
      <style:text-properties fo:font-weight="normal" officeooo:rsid="000af81e" style:font-weight-asian="normal" style:font-weight-complex="normal"/>
    </style:style>
    <style:style style:name="T3" style:family="text">
      <style:text-properties fo:font-weight="normal" officeooo:rsid="00193316" style:font-weight-asian="normal" style:font-weight-complex="normal"/>
    </style:style>
    <style:style style:name="T4" style:family="text">
      <style:text-properties fo:font-weight="normal" officeooo:rsid="001c9665" style:font-weight-asian="normal" style:font-weight-complex="normal"/>
    </style:style>
    <style:style style:name="T5" style:family="text">
      <style:text-properties fo:font-weight="normal" officeooo:rsid="001df692" style:font-weight-asian="normal" style:font-weight-complex="normal"/>
    </style:style>
    <style:style style:name="T6" style:family="text">
      <style:text-properties fo:font-weight="normal" officeooo:rsid="002324c1" style:font-weight-asian="normal" style:font-weight-complex="normal"/>
    </style:style>
    <style:style style:name="T7" style:family="text">
      <style:text-properties fo:font-weight="normal" officeooo:rsid="00243756" style:font-weight-asian="normal" style:font-weight-complex="normal"/>
    </style:style>
    <style:style style:name="T8" style:family="text">
      <style:text-properties fo:font-weight="normal" officeooo:rsid="00254ab4" style:font-weight-asian="normal" style:font-weight-complex="normal"/>
    </style:style>
    <style:style style:name="T9" style:family="text">
      <style:text-properties fo:font-weight="normal" officeooo:rsid="002a0edf" style:font-weight-asian="normal" style:font-weight-complex="normal"/>
    </style:style>
    <style:style style:name="T10" style:family="text">
      <style:text-properties fo:font-weight="normal" officeooo:rsid="00322108" style:font-weight-asian="normal" style:font-weight-complex="normal"/>
    </style:style>
    <style:style style:name="T11" style:family="text">
      <style:text-properties fo:font-weight="normal" officeooo:rsid="00323402" style:font-weight-asian="normal" style:font-weight-complex="normal"/>
    </style:style>
    <style:style style:name="T12" style:family="text">
      <style:text-properties fo:font-weight="normal" officeooo:rsid="0033a0fe" style:font-weight-asian="normal" style:font-weight-complex="normal"/>
    </style:style>
    <style:style style:name="T13" style:family="text">
      <style:text-properties fo:font-weight="normal" officeooo:rsid="00344e75" style:font-weight-asian="normal" style:font-weight-complex="normal"/>
    </style:style>
    <style:style style:name="T14" style:family="text">
      <style:text-properties fo:font-weight="normal" officeooo:rsid="00355295" style:font-weight-asian="normal" style:font-weight-complex="normal"/>
    </style:style>
    <style:style style:name="T15" style:family="text">
      <style:text-properties fo:font-weight="normal" officeooo:rsid="00368e35" style:font-weight-asian="normal" style:font-weight-complex="normal"/>
    </style:style>
    <style:style style:name="T16" style:family="text">
      <style:text-properties fo:font-weight="normal" officeooo:rsid="003bcdc3" style:font-weight-asian="normal" style:font-weight-complex="normal"/>
    </style:style>
    <style:style style:name="T17" style:family="text">
      <style:text-properties fo:font-weight="normal" officeooo:rsid="003c6b2b" style:font-weight-asian="normal" style:font-weight-complex="normal"/>
    </style:style>
    <style:style style:name="T18" style:family="text">
      <style:text-properties fo:font-weight="normal" officeooo:rsid="003e9373" style:font-weight-asian="normal" style:font-weight-complex="normal"/>
    </style:style>
    <style:style style:name="T19" style:family="text">
      <style:text-properties fo:font-weight="normal" officeooo:rsid="00423e45" style:font-weight-asian="normal" style:font-weight-complex="normal"/>
    </style:style>
    <style:style style:name="T20" style:family="text">
      <style:text-properties fo:font-weight="normal" officeooo:rsid="004423b2" style:font-weight-asian="normal" style:font-weight-complex="normal"/>
    </style:style>
    <style:style style:name="T21" style:family="text">
      <style:text-properties fo:font-weight="normal" officeooo:rsid="0056863a" style:font-weight-asian="normal" style:font-weight-complex="normal"/>
    </style:style>
    <style:style style:name="T22" style:family="text">
      <style:text-properties fo:font-weight="normal" officeooo:rsid="005a8ed3" style:font-weight-asian="normal" style:font-weight-complex="normal"/>
    </style:style>
    <style:style style:name="T23" style:family="text">
      <style:text-properties fo:font-weight="normal" officeooo:rsid="005c3c84" style:font-weight-asian="normal" style:font-weight-complex="normal"/>
    </style:style>
    <style:style style:name="T24" style:family="text">
      <style:text-properties fo:font-weight="normal" officeooo:rsid="0074c1c0" style:font-weight-asian="normal" style:font-weight-complex="normal"/>
    </style:style>
    <style:style style:name="T25" style:family="text">
      <style:text-properties fo:font-weight="normal" officeooo:rsid="0080b82f" style:font-weight-asian="normal" style:font-weight-complex="normal"/>
    </style:style>
    <style:style style:name="T26" style:family="text">
      <style:text-properties fo:font-weight="normal" officeooo:rsid="00814666" style:font-weight-asian="normal" style:font-weight-complex="normal"/>
    </style:style>
    <style:style style:name="T27" style:family="text">
      <style:text-properties fo:font-weight="normal" officeooo:rsid="0082de59" style:font-weight-asian="normal" style:font-weight-complex="normal"/>
    </style:style>
    <style:style style:name="T28" style:family="text">
      <style:text-properties fo:font-weight="normal" officeooo:rsid="00844cd7" style:font-weight-asian="normal" style:font-weight-complex="normal"/>
    </style:style>
    <style:style style:name="T29" style:family="text">
      <style:text-properties fo:font-weight="normal" officeooo:rsid="008578af" style:font-weight-asian="normal" style:font-weight-complex="normal"/>
    </style:style>
    <style:style style:name="T30" style:family="text">
      <style:text-properties fo:font-weight="normal" officeooo:rsid="008e739b" style:font-weight-asian="normal" style:font-weight-complex="normal"/>
    </style:style>
    <style:style style:name="T31" style:family="text">
      <style:text-properties fo:font-weight="normal" officeooo:rsid="008e9a38" style:font-weight-asian="normal" style:font-weight-complex="normal"/>
    </style:style>
    <style:style style:name="T32" style:family="text">
      <style:text-properties fo:font-weight="normal" officeooo:rsid="008ed858" style:font-weight-asian="normal" style:font-weight-complex="normal"/>
    </style:style>
    <style:style style:name="T33" style:family="text">
      <style:text-properties fo:font-weight="normal" officeooo:rsid="008f515d" style:font-weight-asian="normal" style:font-weight-complex="normal"/>
    </style:style>
    <style:style style:name="T34" style:family="text">
      <style:text-properties fo:font-weight="normal" officeooo:rsid="008f7eba" style:font-weight-asian="normal" style:font-weight-complex="normal"/>
    </style:style>
    <style:style style:name="T35" style:family="text">
      <style:text-properties fo:font-weight="normal" officeooo:rsid="00917a46" style:font-weight-asian="normal" style:font-weight-complex="normal"/>
    </style:style>
    <style:style style:name="T36" style:family="text">
      <style:text-properties fo:font-weight="normal" officeooo:rsid="00944534" style:font-weight-asian="normal" style:font-weight-complex="normal"/>
    </style:style>
    <style:style style:name="T37" style:family="text">
      <style:text-properties fo:font-weight="normal" officeooo:rsid="00a19d69" style:font-weight-asian="normal" style:font-weight-complex="normal"/>
    </style:style>
    <style:style style:name="T38" style:family="text">
      <style:text-properties fo:font-weight="normal" officeooo:rsid="00a1c4ab" style:font-weight-asian="normal" style:font-weight-complex="normal"/>
    </style:style>
    <style:style style:name="T39" style:family="text">
      <style:text-properties fo:font-weight="normal" officeooo:rsid="00b3806c" style:font-weight-asian="normal" style:font-weight-complex="normal"/>
    </style:style>
    <style:style style:name="T40" style:family="text">
      <style:text-properties fo:font-weight="normal" officeooo:rsid="00ad2b13" style:font-weight-asian="normal" style:font-weight-complex="normal"/>
    </style:style>
    <style:style style:name="T41" style:family="text">
      <style:text-properties fo:font-weight="normal" officeooo:rsid="00ba53e2" style:font-weight-asian="normal" style:font-weight-complex="normal"/>
    </style:style>
    <style:style style:name="T42" style:family="text">
      <style:text-properties fo:font-weight="normal" officeooo:rsid="00bb5523" style:font-weight-asian="normal" style:font-weight-complex="normal"/>
    </style:style>
    <style:style style:name="T43" style:family="text">
      <style:text-properties fo:font-weight="normal" officeooo:rsid="00bc0aa5" style:font-weight-asian="normal" style:font-weight-complex="normal"/>
    </style:style>
    <style:style style:name="T44" style:family="text">
      <style:text-properties fo:font-weight="normal" officeooo:rsid="00c0d47a" style:font-weight-asian="normal" style:font-weight-complex="normal"/>
    </style:style>
    <style:style style:name="T45" style:family="text">
      <style:text-properties fo:font-weight="normal" officeooo:rsid="00c33974" style:font-weight-asian="normal" style:font-weight-complex="normal"/>
    </style:style>
    <style:style style:name="T46" style:family="text">
      <style:text-properties fo:font-weight="normal" officeooo:rsid="00d0f107" style:font-weight-asian="normal" style:font-weight-complex="normal"/>
    </style:style>
    <style:style style:name="T47" style:family="text">
      <style:text-properties fo:font-weight="normal" officeooo:rsid="00d227cc" style:font-weight-asian="normal" style:font-weight-complex="normal"/>
    </style:style>
    <style:style style:name="T48" style:family="text">
      <style:text-properties fo:font-weight="normal" officeooo:rsid="00d503e9" style:font-weight-asian="normal" style:font-weight-complex="normal"/>
    </style:style>
    <style:style style:name="T49" style:family="text">
      <style:text-properties fo:font-weight="normal" officeooo:rsid="00e20da5" style:font-weight-asian="normal" style:font-weight-complex="normal"/>
    </style:style>
    <style:style style:name="T50" style:family="text">
      <style:text-properties fo:font-weight="normal" officeooo:rsid="00e25004" style:font-weight-asian="normal" style:font-weight-complex="normal"/>
    </style:style>
    <style:style style:name="T51" style:family="text">
      <style:text-properties fo:font-weight="normal" officeooo:rsid="00eb59ad" style:font-weight-asian="normal" style:font-weight-complex="normal"/>
    </style:style>
    <style:style style:name="T52" style:family="text">
      <style:text-properties fo:font-weight="normal" officeooo:rsid="00eba105" style:font-weight-asian="normal" style:font-weight-complex="normal"/>
    </style:style>
    <style:style style:name="T53" style:family="text">
      <style:text-properties fo:font-weight="normal" officeooo:rsid="00f41bc3" style:font-weight-asian="normal" style:font-weight-complex="normal"/>
    </style:style>
    <style:style style:name="T54" style:family="text">
      <style:text-properties fo:font-weight="normal" officeooo:rsid="010f93b5" style:font-weight-asian="normal" style:font-weight-complex="normal"/>
    </style:style>
    <style:style style:name="T55" style:family="text">
      <style:text-properties fo:font-weight="normal" officeooo:rsid="0110c7a5" style:font-weight-asian="normal" style:font-weight-complex="normal"/>
    </style:style>
    <style:style style:name="T56" style:family="text">
      <style:text-properties fo:font-weight="normal" officeooo:rsid="0111c202" style:font-weight-asian="normal" style:font-weight-complex="normal"/>
    </style:style>
    <style:style style:name="T57" style:family="text">
      <style:text-properties fo:font-weight="normal" officeooo:rsid="0112dfa5" style:font-weight-asian="normal" style:font-weight-complex="normal"/>
    </style:style>
    <style:style style:name="T58" style:family="text">
      <style:text-properties fo:font-weight="normal" officeooo:rsid="012507e2" style:font-weight-asian="normal" style:font-weight-complex="normal"/>
    </style:style>
    <style:style style:name="T59" style:family="text">
      <style:text-properties fo:font-weight="normal" officeooo:rsid="0125397b" style:font-weight-asian="normal" style:font-weight-complex="normal"/>
    </style:style>
    <style:style style:name="T60" style:family="text">
      <style:text-properties fo:font-weight="normal" officeooo:rsid="0127d6b9" style:font-weight-asian="normal" style:font-weight-complex="normal"/>
    </style:style>
    <style:style style:name="T61" style:family="text">
      <style:text-properties fo:font-weight="normal" officeooo:rsid="01356576" style:font-weight-asian="normal" style:font-weight-complex="normal"/>
    </style:style>
    <style:style style:name="T62" style:family="text">
      <style:text-properties fo:font-weight="normal" officeooo:rsid="0137ba73" style:font-weight-asian="normal" style:font-weight-complex="normal"/>
    </style:style>
    <style:style style:name="T63" style:family="text">
      <style:text-properties fo:font-weight="normal" officeooo:rsid="013a7c83" style:font-weight-asian="normal" style:font-weight-complex="normal"/>
    </style:style>
    <style:style style:name="T64" style:family="text">
      <style:text-properties fo:font-weight="normal" officeooo:rsid="013c3740" style:font-weight-asian="normal" style:font-weight-complex="normal"/>
    </style:style>
    <style:style style:name="T65" style:family="text">
      <style:text-properties fo:font-weight="normal" officeooo:rsid="013df050" style:font-weight-asian="normal" style:font-weight-complex="normal"/>
    </style:style>
    <style:style style:name="T66" style:family="text">
      <style:text-properties fo:font-weight="normal" officeooo:rsid="013ed3db" style:font-weight-asian="normal" style:font-weight-complex="normal"/>
    </style:style>
    <style:style style:name="T67" style:family="text">
      <style:text-properties fo:font-weight="normal" officeooo:rsid="0141a40c" style:font-weight-asian="normal" style:font-weight-complex="normal"/>
    </style:style>
    <style:style style:name="T68" style:family="text">
      <style:text-properties fo:font-weight="normal" officeooo:rsid="0142c98a" style:font-weight-asian="normal" style:font-weight-complex="normal"/>
    </style:style>
    <style:style style:name="T69" style:family="text">
      <style:text-properties fo:font-weight="normal" officeooo:rsid="0147122f" style:font-weight-asian="normal" style:font-weight-complex="normal"/>
    </style:style>
    <style:style style:name="T70" style:family="text">
      <style:text-properties fo:font-weight="normal" officeooo:rsid="0167f1b8" style:font-weight-asian="normal" style:font-weight-complex="normal"/>
    </style:style>
    <style:style style:name="T71" style:family="text">
      <style:text-properties fo:font-weight="normal" officeooo:rsid="0175b1d1" style:font-weight-asian="normal" style:font-weight-complex="normal"/>
    </style:style>
    <style:style style:name="T72" style:family="text">
      <style:text-properties fo:font-weight="normal" officeooo:rsid="0177ba03" style:font-weight-asian="normal" style:font-weight-complex="normal"/>
    </style:style>
    <style:style style:name="T73" style:family="text">
      <style:text-properties fo:font-weight="normal" officeooo:rsid="0190c6e7" style:font-weight-asian="normal" style:font-weight-complex="normal"/>
    </style:style>
    <style:style style:name="T74" style:family="text">
      <style:text-properties fo:font-weight="normal" officeooo:rsid="0192fb7c" style:font-weight-asian="normal" style:font-weight-complex="normal"/>
    </style:style>
    <style:style style:name="T75" style:family="text">
      <style:text-properties fo:font-weight="normal" fo:background-color="#00ff8c" loext:char-shading-value="0" style:font-weight-asian="normal" style:font-weight-complex="normal"/>
    </style:style>
    <style:style style:name="T76" style:family="text">
      <style:text-properties fo:font-weight="normal" officeooo:rsid="008ed858" fo:background-color="#00ff8c" loext:char-shading-value="0" style:font-weight-asian="normal" style:font-weight-complex="normal"/>
    </style:style>
    <style:style style:name="T77" style:family="text">
      <style:text-properties fo:font-weight="normal" officeooo:rsid="008f7eba" fo:background-color="#00ff8c" loext:char-shading-value="0" style:font-weight-asian="normal" style:font-weight-complex="normal"/>
    </style:style>
    <style:style style:name="T78" style:family="text">
      <style:text-properties fo:font-weight="normal" fo:background-color="transparent" loext:char-shading-value="0" style:font-weight-asian="normal" style:font-weight-complex="normal"/>
    </style:style>
    <style:style style:name="T79" style:family="text">
      <style:text-properties fo:font-weight="normal" officeooo:rsid="00ace9af" fo:background-color="transparent" loext:char-shading-value="0" style:font-weight-asian="normal" style:font-weight-complex="normal"/>
    </style:style>
    <style:style style:name="T80" style:family="text">
      <style:text-properties fo:font-weight="normal" officeooo:rsid="00ad2b13" fo:background-color="transparent" loext:char-shading-value="0" style:font-weight-asian="normal" style:font-weight-complex="normal"/>
    </style:style>
    <style:style style:name="T81" style:family="text">
      <style:text-properties fo:font-weight="normal" officeooo:rsid="00af43f7" fo:background-color="transparent" loext:char-shading-value="0" style:font-weight-asian="normal" style:font-weight-complex="normal"/>
    </style:style>
    <style:style style:name="T82" style:family="text">
      <style:text-properties fo:font-weight="normal" officeooo:rsid="00c33974" fo:background-color="transparent" loext:char-shading-value="0" style:font-weight-asian="normal" style:font-weight-complex="normal"/>
    </style:style>
    <style:style style:name="T83" style:family="text">
      <style:text-properties fo:font-weight="normal" officeooo:rsid="00af43f7" fo:background-color="#fff200" loext:char-shading-value="0" style:font-weight-asian="normal" style:font-weight-complex="normal"/>
    </style:style>
    <style:style style:name="T84" style:family="text">
      <style:text-properties fo:font-weight="normal" officeooo:rsid="00b202da" fo:background-color="#fff200" loext:char-shading-value="0" style:font-weight-asian="normal" style:font-weight-complex="normal"/>
    </style:style>
    <style:style style:name="T85" style:family="text">
      <style:text-properties fo:font-weight="normal" officeooo:rsid="00c16f6e" fo:background-color="#fff200" loext:char-shading-value="0" style:font-weight-asian="normal" style:font-weight-complex="normal"/>
    </style:style>
    <style:style style:name="T86" style:family="text">
      <style:text-properties fo:font-weight="normal" officeooo:rsid="0127d6b9" fo:background-color="#f0e68c" loext:char-shading-value="0" style:font-weight-asian="normal" style:font-weight-complex="normal"/>
    </style:style>
    <style:style style:name="T87" style:family="text">
      <style:text-properties fo:font-weight="normal" fo:background-color="#fde9a9" loext:char-shading-value="0" style:font-weight-asian="normal" style:font-weight-complex="normal"/>
    </style:style>
    <style:style style:name="T88" style:family="text">
      <style:text-properties fo:font-weight="normal" officeooo:rsid="0192fb7c" fo:background-color="#fde9a9" loext:char-shading-value="0" style:font-weight-asian="normal" style:font-weight-complex="normal"/>
    </style:style>
    <style:style style:name="T89" style:family="text">
      <style:text-properties fo:font-weight="normal" officeooo:rsid="01963dac" fo:background-color="#fde9a9" loext:char-shading-value="0" style:font-weight-asian="normal" style:font-weight-complex="normal"/>
    </style:style>
    <style:style style:name="T90" style:family="text">
      <style:text-properties fo:font-weight="bold" style:font-weight-asian="bold" style:font-weight-complex="bold"/>
    </style:style>
    <style:style style:name="T91" style:family="text">
      <style:text-properties fo:font-weight="bold" officeooo:rsid="001c9665" style:font-weight-asian="bold" style:font-weight-complex="bold"/>
    </style:style>
    <style:style style:name="T92" style:family="text">
      <style:text-properties fo:font-weight="bold" officeooo:rsid="001df692" style:font-weight-asian="bold" style:font-weight-complex="bold"/>
    </style:style>
    <style:style style:name="T93" style:family="text">
      <style:text-properties fo:font-weight="bold" officeooo:rsid="00323402" style:font-weight-asian="bold" style:font-weight-complex="bold"/>
    </style:style>
    <style:style style:name="T94" style:family="text">
      <style:text-properties fo:font-weight="bold" officeooo:rsid="0033a0fe" style:font-weight-asian="bold" style:font-weight-complex="bold"/>
    </style:style>
    <style:style style:name="T95" style:family="text">
      <style:text-properties fo:font-weight="bold" officeooo:rsid="00344e75" style:font-weight-asian="bold" style:font-weight-complex="bold"/>
    </style:style>
    <style:style style:name="T96" style:family="text">
      <style:text-properties fo:font-weight="bold" officeooo:rsid="00355295" style:font-weight-asian="bold" style:font-weight-complex="bold"/>
    </style:style>
    <style:style style:name="T97" style:family="text">
      <style:text-properties fo:font-weight="bold" officeooo:rsid="00368e35" style:font-weight-asian="bold" style:font-weight-complex="bold"/>
    </style:style>
    <style:style style:name="T98" style:family="text">
      <style:text-properties fo:font-weight="bold" officeooo:rsid="003bcdc3" style:font-weight-asian="bold" style:font-weight-complex="bold"/>
    </style:style>
    <style:style style:name="T99" style:family="text">
      <style:text-properties fo:font-weight="bold" officeooo:rsid="003c6b2b" style:font-weight-asian="bold" style:font-weight-complex="bold"/>
    </style:style>
    <style:style style:name="T100" style:family="text">
      <style:text-properties fo:font-weight="bold" officeooo:rsid="003e9373" style:font-weight-asian="bold" style:font-weight-complex="bold"/>
    </style:style>
    <style:style style:name="T101" style:family="text">
      <style:text-properties fo:font-weight="bold" officeooo:rsid="00423e45" style:font-weight-asian="bold" style:font-weight-complex="bold"/>
    </style:style>
    <style:style style:name="T102" style:family="text">
      <style:text-properties fo:font-weight="bold" officeooo:rsid="004423b2" style:font-weight-asian="bold" style:font-weight-complex="bold"/>
    </style:style>
    <style:style style:name="T103" style:family="text">
      <style:text-properties fo:font-weight="bold" officeooo:rsid="0056863a" style:font-weight-asian="bold" style:font-weight-complex="bold"/>
    </style:style>
    <style:style style:name="T104" style:family="text">
      <style:text-properties fo:font-weight="bold" officeooo:rsid="005a8ed3" style:font-weight-asian="bold" style:font-weight-complex="bold"/>
    </style:style>
    <style:style style:name="T105" style:family="text">
      <style:text-properties fo:font-weight="bold" officeooo:rsid="005cc0c3" style:font-weight-asian="bold" style:font-weight-complex="bold"/>
    </style:style>
    <style:style style:name="T106" style:family="text">
      <style:text-properties fo:font-weight="bold" officeooo:rsid="006037c9" style:font-weight-asian="bold" style:font-weight-complex="bold"/>
    </style:style>
    <style:style style:name="T107" style:family="text">
      <style:text-properties fo:font-weight="bold" officeooo:rsid="00626a7a" style:font-weight-asian="bold" style:font-weight-complex="bold"/>
    </style:style>
    <style:style style:name="T108" style:family="text">
      <style:text-properties fo:font-weight="bold" officeooo:rsid="00814666" style:font-weight-asian="bold" style:font-weight-complex="bold"/>
    </style:style>
    <style:style style:name="T109" style:family="text">
      <style:text-properties fo:font-weight="bold" officeooo:rsid="0082de59" style:font-weight-asian="bold" style:font-weight-complex="bold"/>
    </style:style>
    <style:style style:name="T110" style:family="text">
      <style:text-properties fo:font-weight="bold" officeooo:rsid="008578af" style:font-weight-asian="bold" style:font-weight-complex="bold"/>
    </style:style>
    <style:style style:name="T111" style:family="text">
      <style:text-properties fo:font-weight="bold" officeooo:rsid="00193316" style:font-weight-asian="bold" style:font-weight-complex="bold"/>
    </style:style>
    <style:style style:name="T112" style:family="text">
      <style:text-properties fo:font-weight="bold" officeooo:rsid="008ed858" style:font-weight-asian="bold" style:font-weight-complex="bold"/>
    </style:style>
    <style:style style:name="T113" style:family="text">
      <style:text-properties fo:font-weight="bold" officeooo:rsid="008f7eba" style:font-weight-asian="bold" style:font-weight-complex="bold"/>
    </style:style>
    <style:style style:name="T114" style:family="text">
      <style:text-properties fo:font-weight="bold" officeooo:rsid="00a19d69" style:font-weight-asian="bold" style:font-weight-complex="bold"/>
    </style:style>
    <style:style style:name="T115" style:family="text">
      <style:text-properties fo:font-weight="bold" officeooo:rsid="00a1c4ab" style:font-weight-asian="bold" style:font-weight-complex="bold"/>
    </style:style>
    <style:style style:name="T116" style:family="text">
      <style:text-properties fo:font-weight="bold" officeooo:rsid="00a5ccae" style:font-weight-asian="bold" style:font-weight-complex="bold"/>
    </style:style>
    <style:style style:name="T117" style:family="text">
      <style:text-properties fo:font-weight="bold" officeooo:rsid="00b3806c" style:font-weight-asian="bold" style:font-weight-complex="bold"/>
    </style:style>
    <style:style style:name="T118" style:family="text">
      <style:text-properties fo:font-weight="bold" officeooo:rsid="00ba53e2" style:font-weight-asian="bold" style:font-weight-complex="bold"/>
    </style:style>
    <style:style style:name="T119" style:family="text">
      <style:text-properties fo:font-weight="bold" officeooo:rsid="00bb5523" style:font-weight-asian="bold" style:font-weight-complex="bold"/>
    </style:style>
    <style:style style:name="T120" style:family="text">
      <style:text-properties fo:font-weight="bold" officeooo:rsid="00c0d47a" style:font-weight-asian="bold" style:font-weight-complex="bold"/>
    </style:style>
    <style:style style:name="T121" style:family="text">
      <style:text-properties fo:font-weight="bold" officeooo:rsid="00c33974" style:font-weight-asian="bold" style:font-weight-complex="bold"/>
    </style:style>
    <style:style style:name="T122" style:family="text">
      <style:text-properties fo:font-weight="bold" officeooo:rsid="00d4aef9" style:font-weight-asian="bold" style:font-weight-complex="bold"/>
    </style:style>
    <style:style style:name="T123" style:family="text">
      <style:text-properties fo:font-weight="bold" officeooo:rsid="00d503e9" style:font-weight-asian="bold" style:font-weight-complex="bold"/>
    </style:style>
    <style:style style:name="T124" style:family="text">
      <style:text-properties fo:font-weight="bold" officeooo:rsid="00e20da5" style:font-weight-asian="bold" style:font-weight-complex="bold"/>
    </style:style>
    <style:style style:name="T125" style:family="text">
      <style:text-properties fo:font-weight="bold" officeooo:rsid="00e44f47" style:font-weight-asian="bold" style:font-weight-complex="bold"/>
    </style:style>
    <style:style style:name="T126" style:family="text">
      <style:text-properties fo:font-weight="bold" officeooo:rsid="00eba105" style:font-weight-asian="bold" style:font-weight-complex="bold"/>
    </style:style>
    <style:style style:name="T127" style:family="text">
      <style:text-properties fo:font-weight="bold" officeooo:rsid="00f41bc3" style:font-weight-asian="bold" style:font-weight-complex="bold"/>
    </style:style>
    <style:style style:name="T128" style:family="text">
      <style:text-properties fo:font-weight="bold" officeooo:rsid="00f9d68f" style:font-weight-asian="bold" style:font-weight-complex="bold"/>
    </style:style>
    <style:style style:name="T129" style:family="text">
      <style:text-properties fo:font-weight="bold" officeooo:rsid="0110c7a5" style:font-weight-asian="bold" style:font-weight-complex="bold"/>
    </style:style>
    <style:style style:name="T130" style:family="text">
      <style:text-properties fo:font-weight="bold" officeooo:rsid="0111c202" style:font-weight-asian="bold" style:font-weight-complex="bold"/>
    </style:style>
    <style:style style:name="T131" style:family="text">
      <style:text-properties fo:font-weight="bold" officeooo:rsid="012507e2" style:font-weight-asian="bold" style:font-weight-complex="bold"/>
    </style:style>
    <style:style style:name="T132" style:family="text">
      <style:text-properties fo:font-weight="bold" officeooo:rsid="0127d6b9" style:font-weight-asian="bold" style:font-weight-complex="bold"/>
    </style:style>
    <style:style style:name="T133" style:family="text">
      <style:text-properties fo:font-weight="bold" officeooo:rsid="01356576" style:font-weight-asian="bold" style:font-weight-complex="bold"/>
    </style:style>
    <style:style style:name="T134" style:family="text">
      <style:text-properties fo:font-weight="bold" officeooo:rsid="0137ba73" style:font-weight-asian="bold" style:font-weight-complex="bold"/>
    </style:style>
    <style:style style:name="T135" style:family="text">
      <style:text-properties fo:font-weight="bold" officeooo:rsid="013ed3db" style:font-weight-asian="bold" style:font-weight-complex="bold"/>
    </style:style>
    <style:style style:name="T136" style:family="text">
      <style:text-properties fo:font-weight="bold" officeooo:rsid="0142c98a" style:font-weight-asian="bold" style:font-weight-complex="bold"/>
    </style:style>
    <style:style style:name="T137" style:family="text">
      <style:text-properties fo:font-weight="bold" officeooo:rsid="0147122f" style:font-weight-asian="bold" style:font-weight-complex="bold"/>
    </style:style>
    <style:style style:name="T138" style:family="text">
      <style:text-properties fo:font-weight="bold" officeooo:rsid="016b546d" style:font-weight-asian="bold" style:font-weight-complex="bold"/>
    </style:style>
    <style:style style:name="T139" style:family="text">
      <style:text-properties fo:font-weight="bold" officeooo:rsid="016d6722" style:font-weight-asian="bold" style:font-weight-complex="bold"/>
    </style:style>
    <style:style style:name="T140" style:family="text">
      <style:text-properties fo:font-weight="bold" officeooo:rsid="0177ba03" style:font-weight-asian="bold" style:font-weight-complex="bold"/>
    </style:style>
    <style:style style:name="T141" style:family="text">
      <style:text-properties fo:font-weight="bold" officeooo:rsid="018ca130" style:font-weight-asian="bold" style:font-weight-complex="bold"/>
    </style:style>
    <style:style style:name="T142" style:family="text">
      <style:text-properties fo:font-weight="bold" officeooo:rsid="018d262e" style:font-weight-asian="bold" style:font-weight-complex="bold"/>
    </style:style>
    <style:style style:name="T143" style:family="text">
      <style:text-properties fo:font-weight="bold" officeooo:rsid="018da621" style:font-weight-asian="bold" style:font-weight-complex="bold"/>
    </style:style>
    <style:style style:name="T144" style:family="text">
      <style:text-properties fo:font-weight="bold" officeooo:rsid="018fdb2e" style:font-weight-asian="bold" style:font-weight-complex="bold"/>
    </style:style>
    <style:style style:name="T145" style:family="text">
      <style:text-properties fo:font-weight="bold" officeooo:rsid="019c027a" style:font-weight-asian="bold" style:font-weight-complex="bold"/>
    </style:style>
    <style:style style:name="T146" style:family="text">
      <style:text-properties fo:font-weight="bold" officeooo:rsid="01a74520" style:font-weight-asian="bold" style:font-weight-complex="bold"/>
    </style:style>
    <style:style style:name="T147" style:family="text">
      <style:text-properties fo:font-weight="bold" officeooo:rsid="00c16f6e" fo:background-color="#fff200" loext:char-shading-value="0" style:font-weight-asian="bold" style:font-weight-complex="bold"/>
    </style:style>
    <style:style style:name="T148" style:family="text">
      <style:text-properties fo:font-weight="bold" officeooo:rsid="00ace9af" fo:background-color="transparent" loext:char-shading-value="0" style:font-weight-asian="bold" style:font-weight-complex="bold"/>
    </style:style>
    <style:style style:name="T149" style:family="text">
      <style:text-properties fo:font-weight="bold" officeooo:rsid="00ad2b13" fo:background-color="transparent" loext:char-shading-value="0" style:font-weight-asian="bold" style:font-weight-complex="bold"/>
    </style:style>
    <style:style style:name="T150" style:family="text">
      <style:text-properties fo:font-weight="bold" officeooo:rsid="00c33974" fo:background-color="transparent" loext:char-shading-value="0" style:font-weight-asian="bold" style:font-weight-complex="bold"/>
    </style:style>
    <style:style style:name="T151" style:family="text">
      <style:text-properties fo:font-weight="bold" fo:background-color="#f3715a" loext:char-shading-value="0" style:font-weight-asian="bold" style:font-weight-complex="bold"/>
    </style:style>
    <style:style style:name="T152" style:family="text">
      <style:text-properties fo:font-weight="bold" officeooo:rsid="016d6722" fo:background-color="#f9cfb5" loext:char-shading-value="0" style:font-weight-asian="bold" style:font-weight-complex="bold"/>
    </style:style>
    <style:style style:name="T153" style:family="text">
      <style:text-properties fo:font-style="normal" style:text-underline-style="none" fo:font-weight="bold" style:font-style-asian="normal" style:font-weight-asian="bold" style:font-style-complex="normal" style:font-weight-complex="bold"/>
    </style:style>
    <style:style style:name="T154" style:family="text">
      <style:text-properties fo:font-style="normal" style:text-underline-style="none" fo:font-weight="bold" officeooo:rsid="00ee4b30" style:font-style-asian="normal" style:font-weight-asian="bold" style:font-style-complex="normal" style:font-weight-complex="bold"/>
    </style:style>
    <style:style style:name="T155" style:family="text">
      <style:text-properties fo:font-style="normal" style:text-underline-style="none" fo:font-weight="bold" officeooo:rsid="011fd45a" style:font-style-asian="normal" style:font-weight-asian="bold" style:font-style-complex="normal" style:font-weight-complex="bold"/>
    </style:style>
    <style:style style:name="T156" style:family="text">
      <style:text-properties fo:font-style="normal" style:text-underline-style="none" fo:font-weight="bold" officeooo:rsid="01235f9e" style:font-style-asian="normal" style:font-weight-asian="bold" style:font-style-complex="normal" style:font-weight-complex="bold"/>
    </style:style>
    <style:style style:name="T157" style:family="text">
      <style:text-properties fo:font-style="normal" style:text-underline-style="none" fo:font-weight="bold" officeooo:rsid="01236bb5" style:font-style-asian="normal" style:font-weight-asian="bold" style:font-style-complex="normal" style:font-weight-complex="bold"/>
    </style:style>
    <style:style style:name="T158" style:family="text">
      <style:text-properties fo:font-style="normal" style:text-underline-style="none" fo:font-weight="bold" officeooo:rsid="012624c5" style:font-style-asian="normal" style:font-weight-asian="bold" style:font-style-complex="normal" style:font-weight-complex="bold"/>
    </style:style>
    <style:style style:name="T159" style:family="text">
      <style:text-properties fo:font-style="normal" style:text-underline-style="none" fo:font-weight="bold" officeooo:rsid="0127d186" style:font-style-asian="normal" style:font-weight-asian="bold" style:font-style-complex="normal" style:font-weight-complex="bold"/>
    </style:style>
    <style:style style:name="T160" style:family="text">
      <style:text-properties fo:font-style="normal" style:text-underline-style="none" fo:font-weight="bold" officeooo:rsid="014c08e2" style:font-style-asian="normal" style:font-weight-asian="bold" style:font-style-complex="normal" style:font-weight-complex="bold"/>
    </style:style>
    <style:style style:name="T161" style:family="text">
      <style:text-properties fo:font-style="normal" style:text-underline-style="none" fo:font-weight="bold" officeooo:rsid="0173fc33" style:font-style-asian="normal" style:font-weight-asian="bold" style:font-style-complex="normal" style:font-weight-complex="bold"/>
    </style:style>
    <style:style style:name="T162" style:family="text">
      <style:text-properties fo:font-style="normal" style:text-underline-style="none" fo:font-weight="normal" style:font-style-asian="normal" style:font-weight-asian="normal" style:font-style-complex="normal" style:font-weight-complex="normal"/>
    </style:style>
    <style:style style:name="T163" style:family="text">
      <style:text-properties fo:font-style="normal" style:text-underline-style="none" fo:font-weight="normal" officeooo:rsid="0098b362" style:font-style-asian="normal" style:font-weight-asian="normal" style:font-style-complex="normal" style:font-weight-complex="normal"/>
    </style:style>
    <style:style style:name="T164" style:family="text">
      <style:text-properties fo:font-style="normal" style:text-underline-style="none" fo:font-weight="normal" officeooo:rsid="00f18345" style:font-style-asian="normal" style:font-weight-asian="normal" style:font-style-complex="normal" style:font-weight-complex="normal"/>
    </style:style>
    <style:style style:name="T165" style:family="text">
      <style:text-properties fo:font-style="normal" style:text-underline-style="none" fo:font-weight="normal" officeooo:rsid="00f1e848" style:font-style-asian="normal" style:font-weight-asian="normal" style:font-style-complex="normal" style:font-weight-complex="normal"/>
    </style:style>
    <style:style style:name="T166" style:family="text">
      <style:text-properties fo:font-style="normal" style:text-underline-style="none" fo:font-weight="normal" officeooo:rsid="00f2fb38" style:font-style-asian="normal" style:font-weight-asian="normal" style:font-style-complex="normal" style:font-weight-complex="normal"/>
    </style:style>
    <style:style style:name="T167" style:family="text">
      <style:text-properties fo:font-style="normal" style:text-underline-style="none" fo:font-weight="normal" officeooo:rsid="011fd45a" style:font-style-asian="normal" style:font-weight-asian="normal" style:font-style-complex="normal" style:font-weight-complex="normal"/>
    </style:style>
    <style:style style:name="T168" style:family="text">
      <style:text-properties fo:font-style="normal" style:text-underline-style="none" fo:font-weight="normal" officeooo:rsid="01235f9e" style:font-style-asian="normal" style:font-weight-asian="normal" style:font-style-complex="normal" style:font-weight-complex="normal"/>
    </style:style>
    <style:style style:name="T169" style:family="text">
      <style:text-properties fo:font-style="normal" style:text-underline-style="none" fo:font-weight="normal" officeooo:rsid="01236bb5" style:font-style-asian="normal" style:font-weight-asian="normal" style:font-style-complex="normal" style:font-weight-complex="normal"/>
    </style:style>
    <style:style style:name="T170" style:family="text">
      <style:text-properties fo:font-style="normal" style:text-underline-style="none" fo:font-weight="normal" officeooo:rsid="012624c5" style:font-style-asian="normal" style:font-weight-asian="normal" style:font-style-complex="normal" style:font-weight-complex="normal"/>
    </style:style>
    <style:style style:name="T171" style:family="text">
      <style:text-properties fo:font-style="normal" style:text-underline-style="none" fo:font-weight="normal" officeooo:rsid="0127d186" style:font-style-asian="normal" style:font-weight-asian="normal" style:font-style-complex="normal" style:font-weight-complex="normal"/>
    </style:style>
    <style:style style:name="T172" style:family="text">
      <style:text-properties fo:font-style="normal" style:text-underline-style="none" fo:font-weight="normal" officeooo:rsid="01493138" style:font-style-asian="normal" style:font-weight-asian="normal" style:font-style-complex="normal" style:font-weight-complex="normal"/>
    </style:style>
    <style:style style:name="T173" style:family="text">
      <style:text-properties fo:font-style="normal" style:text-underline-style="none" fo:font-weight="normal" officeooo:rsid="014bc313" style:font-style-asian="normal" style:font-weight-asian="normal" style:font-style-complex="normal" style:font-weight-complex="normal"/>
    </style:style>
    <style:style style:name="T174" style:family="text">
      <style:text-properties fo:font-style="normal" style:text-underline-style="none" fo:font-weight="normal" officeooo:rsid="014c08e2" style:font-style-asian="normal" style:font-weight-asian="normal" style:font-style-complex="normal" style:font-weight-complex="normal"/>
    </style:style>
    <style:style style:name="T175" style:family="text">
      <style:text-properties fo:font-style="normal" style:text-underline-style="none" fo:font-weight="normal" officeooo:rsid="014d9808" style:font-style-asian="normal" style:font-weight-asian="normal" style:font-style-complex="normal" style:font-weight-complex="normal"/>
    </style:style>
    <style:style style:name="T176" style:family="text">
      <style:text-properties fo:font-style="normal" style:text-underline-style="none" fo:font-weight="normal" officeooo:rsid="01511a0b" style:font-style-asian="normal" style:font-weight-asian="normal" style:font-style-complex="normal" style:font-weight-complex="normal"/>
    </style:style>
    <style:style style:name="T177" style:family="text">
      <style:text-properties fo:font-style="normal" style:text-underline-style="none" fo:font-weight="normal" officeooo:rsid="0152e9d3" style:font-style-asian="normal" style:font-weight-asian="normal" style:font-style-complex="normal" style:font-weight-complex="normal"/>
    </style:style>
    <style:style style:name="T178" style:family="text">
      <style:text-properties fo:font-style="normal" style:text-underline-style="none" fo:font-weight="normal" officeooo:rsid="0173fc33" style:font-style-asian="normal" style:font-weight-asian="normal" style:font-style-complex="normal" style:font-weight-complex="normal"/>
    </style:style>
    <style:style style:name="T179" style:family="text">
      <style:text-properties fo:font-style="normal" style:text-underline-style="none" fo:font-weight="normal" officeooo:rsid="017c26ad" style:font-style-asian="normal" style:font-weight-asian="normal" style:font-style-complex="normal" style:font-weight-complex="normal"/>
    </style:style>
    <style:style style:name="T180" style:family="text">
      <style:text-properties fo:font-style="normal" style:text-underline-style="none" fo:font-weight="normal" officeooo:rsid="017dbf2c" style:font-style-asian="normal" style:font-weight-asian="normal" style:font-style-complex="normal" style:font-weight-complex="normal"/>
    </style:style>
    <style:style style:name="T181" style:family="text">
      <style:text-properties fo:font-style="normal" style:text-underline-style="none" style:font-style-asian="normal" style:font-style-complex="normal"/>
    </style:style>
    <style:style style:name="T182" style:family="text">
      <style:text-properties fo:font-style="normal" style:text-underline-style="none" officeooo:rsid="00ee4b30" style:font-style-asian="normal" style:font-style-complex="normal"/>
    </style:style>
    <style:style style:name="T183" style:family="text">
      <style:text-properties fo:font-style="normal" style:text-underline-style="none" officeooo:rsid="00f18345" style:font-style-asian="normal" style:font-style-complex="normal"/>
    </style:style>
    <style:style style:name="T184" style:family="text">
      <style:text-properties fo:font-style="normal" style:text-underline-style="none" officeooo:rsid="00f1e848" style:font-style-asian="normal" style:font-style-complex="normal"/>
    </style:style>
    <style:style style:name="T185" style:family="text">
      <style:text-properties fo:font-style="normal" style:text-underline-style="none" officeooo:rsid="00f2fb38" style:font-style-asian="normal" style:font-style-complex="normal"/>
    </style:style>
    <style:style style:name="T186" style:family="text">
      <style:text-properties fo:font-style="normal" style:text-underline-style="none" officeooo:rsid="01236bb5" style:font-style-asian="normal" style:font-style-complex="normal"/>
    </style:style>
    <style:style style:name="T187" style:family="text">
      <style:text-properties fo:font-style="normal" fo:font-weight="normal" style:font-style-asian="normal" style:font-weight-asian="normal" style:font-style-complex="normal" style:font-weight-complex="normal"/>
    </style:style>
    <style:style style:name="T188" style:family="text">
      <style:text-properties fo:font-style="normal" fo:font-weight="normal" officeooo:rsid="002a0edf" style:font-style-asian="normal" style:font-weight-asian="normal" style:font-style-complex="normal" style:font-weight-complex="normal"/>
    </style:style>
    <style:style style:name="T189" style:family="text">
      <style:text-properties fo:font-style="normal" fo:font-weight="normal" officeooo:rsid="002ac032" style:font-style-asian="normal" style:font-weight-asian="normal" style:font-style-complex="normal" style:font-weight-complex="normal"/>
    </style:style>
    <style:style style:name="T190" style:family="text">
      <style:text-properties fo:font-style="normal" fo:font-weight="normal" officeooo:rsid="006ba90e" style:font-style-asian="normal" style:font-weight-asian="normal" style:font-style-complex="normal" style:font-weight-complex="normal"/>
    </style:style>
    <style:style style:name="T191" style:family="text">
      <style:text-properties fo:font-style="normal" fo:font-weight="normal" officeooo:rsid="006d9ea4" style:font-style-asian="normal" style:font-weight-asian="normal" style:font-style-complex="normal" style:font-weight-complex="normal"/>
    </style:style>
    <style:style style:name="T192" style:family="text">
      <style:text-properties fo:font-style="normal" fo:font-weight="normal" officeooo:rsid="006f2243" style:font-style-asian="normal" style:font-weight-asian="normal" style:font-style-complex="normal" style:font-weight-complex="normal"/>
    </style:style>
    <style:style style:name="T193" style:family="text">
      <style:text-properties fo:font-style="normal" fo:font-weight="normal" officeooo:rsid="00722046" style:font-style-asian="normal" style:font-weight-asian="normal" style:font-style-complex="normal" style:font-weight-complex="normal"/>
    </style:style>
    <style:style style:name="T194" style:family="text">
      <style:text-properties fo:font-style="normal" fo:font-weight="normal" officeooo:rsid="0075c28c" style:font-style-asian="normal" style:font-weight-asian="normal" style:font-style-complex="normal" style:font-weight-complex="normal"/>
    </style:style>
    <style:style style:name="T195" style:family="text">
      <style:text-properties fo:font-style="normal" fo:font-weight="normal" officeooo:rsid="00787625" style:font-style-asian="normal" style:font-weight-asian="normal" style:font-style-complex="normal" style:font-weight-complex="normal"/>
    </style:style>
    <style:style style:name="T196" style:family="text">
      <style:text-properties fo:font-style="normal" fo:font-weight="normal" officeooo:rsid="007a3df3" style:font-style-asian="normal" style:font-weight-asian="normal" style:font-style-complex="normal" style:font-weight-complex="normal"/>
    </style:style>
    <style:style style:name="T197" style:family="text">
      <style:text-properties fo:font-style="normal" fo:font-weight="normal" officeooo:rsid="007bf481" style:font-style-asian="normal" style:font-weight-asian="normal" style:font-style-complex="normal" style:font-weight-complex="normal"/>
    </style:style>
    <style:style style:name="T198" style:family="text">
      <style:text-properties fo:font-style="normal" fo:font-weight="normal" officeooo:rsid="007cce35" style:font-style-asian="normal" style:font-weight-asian="normal" style:font-style-complex="normal" style:font-weight-complex="normal"/>
    </style:style>
    <style:style style:name="T199" style:family="text">
      <style:text-properties fo:font-style="normal" fo:font-weight="normal" officeooo:rsid="007e4009" style:font-style-asian="normal" style:font-weight-asian="normal" style:font-style-complex="normal" style:font-weight-complex="normal"/>
    </style:style>
    <style:style style:name="T200" style:family="text">
      <style:text-properties fo:font-style="normal" fo:font-weight="normal" officeooo:rsid="00844cd7" style:font-style-asian="normal" style:font-weight-asian="normal" style:font-style-complex="normal" style:font-weight-complex="normal"/>
    </style:style>
    <style:style style:name="T201" style:family="text">
      <style:text-properties fo:font-style="normal" fo:font-weight="normal" officeooo:rsid="009fd54f" style:font-style-asian="normal" style:font-weight-asian="normal" style:font-style-complex="normal" style:font-weight-complex="normal"/>
    </style:style>
    <style:style style:name="T202" style:family="text">
      <style:text-properties fo:font-style="normal" fo:font-weight="normal" officeooo:rsid="00bb5523" style:font-style-asian="normal" style:font-weight-asian="normal" style:font-style-complex="normal" style:font-weight-complex="normal"/>
    </style:style>
    <style:style style:name="T203" style:family="text">
      <style:text-properties fo:font-style="normal" fo:font-weight="normal" officeooo:rsid="00bc0aa5" style:font-style-asian="normal" style:font-weight-asian="normal" style:font-style-complex="normal" style:font-weight-complex="normal"/>
    </style:style>
    <style:style style:name="T204" style:family="text">
      <style:text-properties fo:font-style="normal" fo:font-weight="normal" officeooo:rsid="00be453c" style:font-style-asian="normal" style:font-weight-asian="normal" style:font-style-complex="normal" style:font-weight-complex="normal"/>
    </style:style>
    <style:style style:name="T205" style:family="text">
      <style:text-properties fo:font-style="normal" fo:font-weight="normal" officeooo:rsid="00d0c9fc" style:font-style-asian="normal" style:font-weight-asian="normal" style:font-style-complex="normal" style:font-weight-complex="normal"/>
    </style:style>
    <style:style style:name="T206" style:family="text">
      <style:text-properties fo:font-style="normal" fo:font-weight="normal" officeooo:rsid="0114beb6" style:font-style-asian="normal" style:font-weight-asian="normal" style:font-style-complex="normal" style:font-weight-complex="normal"/>
    </style:style>
    <style:style style:name="T207" style:family="text">
      <style:text-properties fo:font-style="normal" fo:font-weight="normal" officeooo:rsid="011689c9" style:font-style-asian="normal" style:font-weight-asian="normal" style:font-style-complex="normal" style:font-weight-complex="normal"/>
    </style:style>
    <style:style style:name="T208" style:family="text">
      <style:text-properties fo:font-style="normal" fo:font-weight="normal" officeooo:rsid="011fd45a" style:font-style-asian="normal" style:font-weight-asian="normal" style:font-style-complex="normal" style:font-weight-complex="normal"/>
    </style:style>
    <style:style style:name="T209" style:family="text">
      <style:text-properties fo:font-style="normal" fo:font-weight="normal" officeooo:rsid="01366c2b" style:font-style-asian="normal" style:font-weight-asian="normal" style:font-style-complex="normal" style:font-weight-complex="normal"/>
    </style:style>
    <style:style style:name="T210" style:family="text">
      <style:text-properties fo:font-style="normal" fo:font-weight="normal" officeooo:rsid="0136a2e4" style:font-style-asian="normal" style:font-weight-asian="normal" style:font-style-complex="normal" style:font-weight-complex="normal"/>
    </style:style>
    <style:style style:name="T211" style:family="text">
      <style:text-properties fo:font-style="normal" fo:font-weight="normal" officeooo:rsid="013df050" style:font-style-asian="normal" style:font-weight-asian="normal" style:font-style-complex="normal" style:font-weight-complex="normal"/>
    </style:style>
    <style:style style:name="T212" style:family="text">
      <style:text-properties fo:font-style="normal" fo:font-weight="normal" officeooo:rsid="0163f646" style:font-style-asian="normal" style:font-weight-asian="normal" style:font-style-complex="normal" style:font-weight-complex="normal"/>
    </style:style>
    <style:style style:name="T213" style:family="text">
      <style:text-properties fo:font-style="normal" fo:font-weight="normal" officeooo:rsid="01651c09" style:font-style-asian="normal" style:font-weight-asian="normal" style:font-style-complex="normal" style:font-weight-complex="normal"/>
    </style:style>
    <style:style style:name="T214" style:family="text">
      <style:text-properties fo:font-style="normal" fo:font-weight="normal" officeooo:rsid="0179d554" style:font-style-asian="normal" style:font-weight-asian="normal" style:font-style-complex="normal" style:font-weight-complex="normal"/>
    </style:style>
    <style:style style:name="T215" style:family="text">
      <style:text-properties fo:font-style="normal" fo:font-weight="normal" officeooo:rsid="0177ba03" style:font-style-asian="normal" style:font-weight-asian="normal" style:font-style-complex="normal" style:font-weight-complex="normal"/>
    </style:style>
    <style:style style:name="T216" style:family="text">
      <style:text-properties fo:font-style="normal" fo:font-weight="normal" officeooo:rsid="017c26ad" style:font-style-asian="normal" style:font-weight-asian="normal" style:font-style-complex="normal" style:font-weight-complex="normal"/>
    </style:style>
    <style:style style:name="T217" style:family="text">
      <style:text-properties fo:font-style="normal" fo:font-weight="normal" officeooo:rsid="00c46f9f" fo:background-color="transparent" loext:char-shading-value="0" style:font-style-asian="normal" style:font-weight-asian="normal" style:font-style-complex="normal" style:font-weight-complex="normal"/>
    </style:style>
    <style:style style:name="T218" style:family="text">
      <style:text-properties fo:font-style="normal" fo:font-weight="normal" officeooo:rsid="00c493ee" fo:background-color="transparent" loext:char-shading-value="0" style:font-style-asian="normal" style:font-weight-asian="normal" style:font-style-complex="normal" style:font-weight-complex="normal"/>
    </style:style>
    <style:style style:name="T219" style:family="text">
      <style:text-properties fo:font-style="normal" fo:font-weight="normal" officeooo:rsid="00bc0aa5" fo:background-color="#fff200" loext:char-shading-value="0" style:font-style-asian="normal" style:font-weight-asian="normal" style:font-style-complex="normal" style:font-weight-complex="normal"/>
    </style:style>
    <style:style style:name="T220" style:family="text">
      <style:text-properties fo:font-style="normal" fo:font-weight="normal" fo:background-color="#fde9a9" loext:char-shading-value="0" style:font-style-asian="normal" style:font-weight-asian="normal" style:font-style-complex="normal" style:font-weight-complex="normal"/>
    </style:style>
    <style:style style:name="T221" style:family="text">
      <style:text-properties fo:font-style="normal" fo:font-weight="bold" style:font-style-asian="normal" style:font-weight-asian="bold" style:font-style-complex="normal" style:font-weight-complex="bold"/>
    </style:style>
    <style:style style:name="T222" style:family="text">
      <style:text-properties fo:font-style="normal" fo:font-weight="bold" officeooo:rsid="002ac032" style:font-style-asian="normal" style:font-weight-asian="bold" style:font-style-complex="normal" style:font-weight-complex="bold"/>
    </style:style>
    <style:style style:name="T223" style:family="text">
      <style:text-properties fo:font-style="normal" fo:font-weight="bold" officeooo:rsid="002b949f" style:font-style-asian="normal" style:font-weight-asian="bold" style:font-style-complex="normal" style:font-weight-complex="bold"/>
    </style:style>
    <style:style style:name="T224" style:family="text">
      <style:text-properties fo:font-style="normal" fo:font-weight="bold" officeooo:rsid="006ba90e" style:font-style-asian="normal" style:font-weight-asian="bold" style:font-style-complex="normal" style:font-weight-complex="bold"/>
    </style:style>
    <style:style style:name="T225" style:family="text">
      <style:text-properties fo:font-style="normal" fo:font-weight="bold" officeooo:rsid="006f2243" style:font-style-asian="normal" style:font-weight-asian="bold" style:font-style-complex="normal" style:font-weight-complex="bold"/>
    </style:style>
    <style:style style:name="T226" style:family="text">
      <style:text-properties fo:font-style="normal" fo:font-weight="bold" officeooo:rsid="00722046" style:font-style-asian="normal" style:font-weight-asian="bold" style:font-style-complex="normal" style:font-weight-complex="bold"/>
    </style:style>
    <style:style style:name="T227" style:family="text">
      <style:text-properties fo:font-style="normal" fo:font-weight="bold" officeooo:rsid="0075c28c" style:font-style-asian="normal" style:font-weight-asian="bold" style:font-style-complex="normal" style:font-weight-complex="bold"/>
    </style:style>
    <style:style style:name="T228" style:family="text">
      <style:text-properties fo:font-style="normal" fo:font-weight="bold" officeooo:rsid="00787625" style:font-style-asian="normal" style:font-weight-asian="bold" style:font-style-complex="normal" style:font-weight-complex="bold"/>
    </style:style>
    <style:style style:name="T229" style:family="text">
      <style:text-properties fo:font-style="normal" fo:font-weight="bold" officeooo:rsid="007a3df3" style:font-style-asian="normal" style:font-weight-asian="bold" style:font-style-complex="normal" style:font-weight-complex="bold"/>
    </style:style>
    <style:style style:name="T230" style:family="text">
      <style:text-properties fo:font-style="normal" fo:font-weight="bold" officeooo:rsid="007bf481" style:font-style-asian="normal" style:font-weight-asian="bold" style:font-style-complex="normal" style:font-weight-complex="bold"/>
    </style:style>
    <style:style style:name="T231" style:family="text">
      <style:text-properties fo:font-style="normal" fo:font-weight="bold" officeooo:rsid="007e4009" style:font-style-asian="normal" style:font-weight-asian="bold" style:font-style-complex="normal" style:font-weight-complex="bold"/>
    </style:style>
    <style:style style:name="T232" style:family="text">
      <style:text-properties fo:font-style="normal" fo:font-weight="bold" officeooo:rsid="00844cd7" style:font-style-asian="normal" style:font-weight-asian="bold" style:font-style-complex="normal" style:font-weight-complex="bold"/>
    </style:style>
    <style:style style:name="T233" style:family="text">
      <style:text-properties fo:font-style="normal" fo:font-weight="bold" officeooo:rsid="00907ee2" style:font-style-asian="normal" style:font-weight-asian="bold" style:font-style-complex="normal" style:font-weight-complex="bold"/>
    </style:style>
    <style:style style:name="T234" style:family="text">
      <style:text-properties fo:font-style="normal" fo:font-weight="bold" officeooo:rsid="00bc0aa5" style:font-style-asian="normal" style:font-weight-asian="bold" style:font-style-complex="normal" style:font-weight-complex="bold"/>
    </style:style>
    <style:style style:name="T235" style:family="text">
      <style:text-properties fo:font-style="normal" fo:font-weight="bold" officeooo:rsid="00d0c9fc" style:font-style-asian="normal" style:font-weight-asian="bold" style:font-style-complex="normal" style:font-weight-complex="bold"/>
    </style:style>
    <style:style style:name="T236" style:family="text">
      <style:text-properties fo:font-style="normal" fo:font-weight="bold" officeooo:rsid="00f98406" style:font-style-asian="normal" style:font-weight-asian="bold" style:font-style-complex="normal" style:font-weight-complex="bold"/>
    </style:style>
    <style:style style:name="T237" style:family="text">
      <style:text-properties fo:font-style="normal" fo:font-weight="bold" officeooo:rsid="011689c9" style:font-style-asian="normal" style:font-weight-asian="bold" style:font-style-complex="normal" style:font-weight-complex="bold"/>
    </style:style>
    <style:style style:name="T238" style:family="text">
      <style:text-properties fo:font-style="normal" fo:font-weight="bold" officeooo:rsid="011fd45a" style:font-style-asian="normal" style:font-weight-asian="bold" style:font-style-complex="normal" style:font-weight-complex="bold"/>
    </style:style>
    <style:style style:name="T239" style:family="text">
      <style:text-properties fo:font-style="normal" fo:font-weight="bold" officeooo:rsid="0179d554" style:font-style-asian="normal" style:font-weight-asian="bold" style:font-style-complex="normal" style:font-weight-complex="bold"/>
    </style:style>
    <style:style style:name="T240" style:family="text">
      <style:text-properties fo:font-style="normal" fo:font-weight="bold" officeooo:rsid="0177ba03" style:font-style-asian="normal" style:font-weight-asian="bold" style:font-style-complex="normal" style:font-weight-complex="bold"/>
    </style:style>
    <style:style style:name="T241" style:family="text">
      <style:text-properties fo:font-style="normal" fo:font-weight="bold" officeooo:rsid="017c26ad" style:font-style-asian="normal" style:font-weight-asian="bold" style:font-style-complex="normal" style:font-weight-complex="bold"/>
    </style:style>
    <style:style style:name="T242" style:family="text">
      <style:text-properties fo:font-style="normal" fo:font-weight="bold" officeooo:rsid="019c5df2" style:font-style-asian="normal" style:font-weight-asian="bold" style:font-style-complex="normal" style:font-weight-complex="bold"/>
    </style:style>
    <style:style style:name="T243" style:family="text">
      <style:text-properties fo:font-style="normal" fo:font-weight="bold" officeooo:rsid="00c493ee" fo:background-color="transparent" loext:char-shading-value="0" style:font-style-asian="normal" style:font-weight-asian="bold" style:font-style-complex="normal" style:font-weight-complex="bold"/>
    </style:style>
    <style:style style:name="T244" style:family="text">
      <style:text-properties fo:font-style="normal" fo:font-weight="bold" fo:background-color="#fde9a9" loext:char-shading-value="0" style:font-style-asian="normal" style:font-weight-asian="bold" style:font-style-complex="normal" style:font-weight-complex="bold"/>
    </style:style>
    <style:style style:name="T245" style:family="text">
      <style:text-properties fo:font-style="normal" fo:font-weight="bold" officeooo:rsid="019c5df2" fo:background-color="#fde9a9" loext:char-shading-value="0" style:font-style-asian="normal" style:font-weight-asian="bold" style:font-style-complex="normal" style:font-weight-complex="bold"/>
    </style:style>
    <style:style style:name="T246" style:family="text">
      <style:text-properties fo:font-style="normal" fo:font-weight="bold" officeooo:rsid="019d4876" fo:background-color="#fde9a9" loext:char-shading-value="0" style:font-style-asian="normal" style:font-weight-asian="bold" style:font-style-complex="normal" style:font-weight-complex="bold"/>
    </style:style>
    <style:style style:name="T24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48" style:family="text">
      <style:text-properties fo:font-style="normal" style:text-underline-style="solid" style:text-underline-width="auto" style:text-underline-color="font-color" fo:font-weight="bold" officeooo:rsid="011fd45a" style:font-style-asian="normal" style:font-weight-asian="bold" style:font-style-complex="normal" style:font-weight-complex="bold"/>
    </style:style>
    <style:style style:name="T249" style:family="text">
      <style:text-properties fo:font-style="normal" style:text-underline-style="solid" style:text-underline-width="auto" style:text-underline-color="font-color" style:font-style-asian="normal" style:font-style-complex="normal"/>
    </style:style>
    <style:style style:name="T25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51" style:family="text">
      <style:text-properties fo:font-style="normal" style:text-underline-style="solid" style:text-underline-width="auto" style:text-underline-color="font-color" fo:font-weight="normal" officeooo:rsid="00f1e848" style:font-style-asian="normal" style:font-weight-asian="normal" style:font-style-complex="normal" style:font-weight-complex="normal"/>
    </style:style>
    <style:style style:name="T252" style:family="text">
      <style:text-properties fo:font-style="normal" style:text-underline-style="solid" style:text-underline-width="auto" style:text-underline-color="font-color" fo:font-weight="normal" officeooo:rsid="011fd45a" style:font-style-asian="normal" style:font-weight-asian="normal" style:font-style-complex="normal" style:font-weight-complex="normal"/>
    </style:style>
    <style:style style:name="T253" style:family="text">
      <style:text-properties fo:font-style="normal" style:text-underline-style="solid" style:text-underline-width="auto" style:text-underline-color="font-color" fo:font-weight="normal" officeooo:rsid="013df050" style:font-style-asian="normal" style:font-weight-asian="normal" style:font-style-complex="normal" style:font-weight-complex="normal"/>
    </style:style>
    <style:style style:name="T254" style:family="text">
      <style:text-properties fo:font-style="normal" style:text-underline-style="solid" style:text-underline-width="auto" style:text-underline-color="font-color" fo:font-weight="normal" officeooo:rsid="017c26ad" style:font-style-asian="normal" style:font-weight-asian="normal" style:font-style-complex="normal" style:font-weight-complex="normal"/>
    </style:style>
    <style:style style:name="T255" style:family="text">
      <style:text-properties fo:font-style="normal" style:font-style-asian="normal" style:font-style-complex="normal"/>
    </style:style>
    <style:style style:name="T256" style:family="text">
      <style:text-properties fo:font-style="normal" officeooo:rsid="006ba90e" style:font-style-asian="normal" style:font-style-complex="normal"/>
    </style:style>
    <style:style style:name="T257" style:family="text">
      <style:text-properties fo:font-style="normal" officeooo:rsid="009b4311" style:font-style-asian="normal" style:font-style-complex="normal"/>
    </style:style>
    <style:style style:name="T258" style:family="text">
      <style:text-properties fo:font-style="normal" officeooo:rsid="00d68d1e" style:font-style-asian="normal" style:font-style-complex="normal"/>
    </style:style>
    <style:style style:name="T259" style:family="text">
      <style:text-properties fo:font-style="normal" officeooo:rsid="00d84be1" style:font-style-asian="normal" style:font-style-complex="normal"/>
    </style:style>
    <style:style style:name="T260" style:family="text">
      <style:text-properties fo:font-style="normal" officeooo:rsid="00ec3932" style:font-style-asian="normal" style:font-style-complex="normal"/>
    </style:style>
    <style:style style:name="T261" style:family="text">
      <style:text-properties fo:font-style="normal" officeooo:rsid="00f98406" style:font-style-asian="normal" style:font-style-complex="normal"/>
    </style:style>
    <style:style style:name="T262" style:family="text">
      <style:text-properties fo:font-style="normal" officeooo:rsid="00fa05ca" style:font-style-asian="normal" style:font-style-complex="normal"/>
    </style:style>
    <style:style style:name="T263" style:family="text">
      <style:text-properties fo:font-style="normal" officeooo:rsid="0163f646" style:font-style-asian="normal" style:font-style-complex="normal"/>
    </style:style>
    <style:style style:name="T264" style:family="text">
      <style:text-properties fo:font-style="normal" officeooo:rsid="01651c09" style:font-style-asian="normal" style:font-style-complex="normal"/>
    </style:style>
    <style:style style:name="T265" style:family="text">
      <style:text-properties fo:font-style="normal" officeooo:rsid="019c027a" style:font-style-asian="normal" style:font-style-complex="normal"/>
    </style:style>
    <style:style style:name="T266" style:family="text">
      <style:text-properties fo:font-style="normal" officeooo:rsid="019c5df2" style:font-style-asian="normal" style:font-style-complex="normal"/>
    </style:style>
    <style:style style:name="T267" style:family="text">
      <style:text-properties fo:font-style="normal" officeooo:rsid="019d4876" style:font-style-asian="normal" style:font-style-complex="normal"/>
    </style:style>
    <style:style style:name="T268" style:family="text">
      <style:text-properties fo:font-style="normal" officeooo:rsid="019da00f" style:font-style-asian="normal" style:font-style-complex="normal"/>
    </style:style>
    <style:style style:name="T269" style:family="text">
      <style:text-properties fo:font-style="normal" fo:background-color="#fde9a9" loext:char-shading-value="0" style:font-style-asian="normal" style:font-style-complex="normal"/>
    </style:style>
    <style:style style:name="T270" style:family="text">
      <style:text-properties fo:font-style="normal" officeooo:rsid="019c5df2" fo:background-color="#fde9a9" loext:char-shading-value="0" style:font-style-asian="normal" style:font-style-complex="normal"/>
    </style:style>
    <style:style style:name="T271" style:family="text">
      <style:text-properties fo:font-style="normal" officeooo:rsid="019da00f" fo:background-color="#fde9a9" loext:char-shading-value="0" style:font-style-asian="normal" style:font-style-complex="normal"/>
    </style:style>
    <style:style style:name="T272" style:family="text">
      <style:text-properties fo:font-style="normal" officeooo:rsid="019d4876" fo:background-color="#fde9a9" loext:char-shading-value="0" style:font-style-asian="normal" style:font-style-complex="normal"/>
    </style:style>
    <style:style style:name="T273" style:family="text">
      <style:text-properties officeooo:rsid="000af81e"/>
    </style:style>
    <style:style style:name="T274" style:family="text">
      <style:text-properties officeooo:rsid="000e3996"/>
    </style:style>
    <style:style style:name="T275" style:family="text">
      <style:text-properties officeooo:rsid="001112bc"/>
    </style:style>
    <style:style style:name="T276" style:family="text">
      <style:text-properties officeooo:rsid="0017ac59"/>
    </style:style>
    <style:style style:name="T277" style:family="text">
      <style:text-properties style:font-name="Liberation Mono2" officeooo:rsid="0017ac59" style:font-size-asian="10.5pt"/>
    </style:style>
    <style:style style:name="T278" style:family="text">
      <style:text-properties officeooo:rsid="000dfdd4"/>
    </style:style>
    <style:style style:name="T279" style:family="text">
      <style:text-properties officeooo:rsid="0011c205"/>
    </style:style>
    <style:style style:name="T280" style:family="text">
      <style:text-properties officeooo:rsid="001bb913"/>
    </style:style>
    <style:style style:name="T281" style:family="text">
      <style:text-properties officeooo:rsid="001c9665"/>
    </style:style>
    <style:style style:name="T282" style:family="text">
      <style:text-properties fo:font-style="italic" style:font-style-asian="italic" style:font-style-complex="italic"/>
    </style:style>
    <style:style style:name="T283" style:family="text">
      <style:text-properties fo:font-style="italic" officeooo:rsid="001c9665" style:font-style-asian="italic" style:font-style-complex="italic"/>
    </style:style>
    <style:style style:name="T284" style:family="text">
      <style:text-properties fo:font-style="italic" officeooo:rsid="006a53ad" style:font-style-asian="italic" style:font-style-complex="italic"/>
    </style:style>
    <style:style style:name="T285" style:family="text">
      <style:text-properties fo:font-style="italic" officeooo:rsid="006ba90e" style:font-style-asian="italic" style:font-style-complex="italic"/>
    </style:style>
    <style:style style:name="T286" style:family="text">
      <style:text-properties fo:font-style="italic" officeooo:rsid="00a5ccae" style:font-style-asian="italic" style:font-style-complex="italic"/>
    </style:style>
    <style:style style:name="T287" style:family="text">
      <style:text-properties fo:font-style="italic" officeooo:rsid="00d37e5b" style:font-style-asian="italic" style:font-style-complex="italic"/>
    </style:style>
    <style:style style:name="T288" style:family="text">
      <style:text-properties fo:font-style="italic" officeooo:rsid="00ec3932" style:font-style-asian="italic" style:font-style-complex="italic"/>
    </style:style>
    <style:style style:name="T289" style:family="text">
      <style:text-properties fo:font-style="italic" officeooo:rsid="00fa05ca" style:font-style-asian="italic" style:font-style-complex="italic"/>
    </style:style>
    <style:style style:name="T290" style:family="text">
      <style:text-properties fo:font-style="italic" officeooo:rsid="019c027a" style:font-style-asian="italic" style:font-style-complex="italic"/>
    </style:style>
    <style:style style:name="T291" style:family="text">
      <style:text-properties fo:font-style="italic" officeooo:rsid="019da00f" style:font-style-asian="italic" style:font-style-complex="italic"/>
    </style:style>
    <style:style style:name="T292" style:family="text">
      <style:text-properties fo:font-style="italic" fo:font-weight="normal" style:font-style-asian="italic" style:font-weight-asian="normal" style:font-style-complex="italic" style:font-weight-complex="normal"/>
    </style:style>
    <style:style style:name="T293" style:family="text">
      <style:text-properties fo:font-style="italic" fo:font-weight="normal" officeooo:rsid="002a0edf" style:font-style-asian="italic" style:font-weight-asian="normal" style:font-style-complex="italic" style:font-weight-complex="normal"/>
    </style:style>
    <style:style style:name="T294" style:family="text">
      <style:text-properties fo:font-style="italic" fo:font-weight="normal" officeooo:rsid="00787625" style:font-style-asian="italic" style:font-weight-asian="normal" style:font-style-complex="italic" style:font-weight-complex="normal"/>
    </style:style>
    <style:style style:name="T295" style:family="text">
      <style:text-properties fo:font-style="italic" fo:font-weight="normal" officeooo:rsid="00844cd7" style:font-style-asian="italic" style:font-weight-asian="normal" style:font-style-complex="italic" style:font-weight-complex="normal"/>
    </style:style>
    <style:style style:name="T296" style:family="text">
      <style:text-properties fo:font-style="italic" fo:font-weight="normal" officeooo:rsid="00944534" style:font-style-asian="italic" style:font-weight-asian="normal" style:font-style-complex="italic" style:font-weight-complex="normal"/>
    </style:style>
    <style:style style:name="T297" style:family="text">
      <style:text-properties fo:font-style="italic" fo:font-weight="normal" officeooo:rsid="00a5ccae" style:font-style-asian="italic" style:font-weight-asian="normal" style:font-style-complex="italic" style:font-weight-complex="normal"/>
    </style:style>
    <style:style style:name="T298" style:family="text">
      <style:text-properties fo:font-style="italic" fo:font-weight="normal" officeooo:rsid="00bb5523" style:font-style-asian="italic" style:font-weight-asian="normal" style:font-style-complex="italic" style:font-weight-complex="normal"/>
    </style:style>
    <style:style style:name="T299" style:family="text">
      <style:text-properties fo:font-style="italic" fo:font-weight="normal" officeooo:rsid="00d0c9fc" style:font-style-asian="italic" style:font-weight-asian="normal" style:font-style-complex="italic" style:font-weight-complex="normal"/>
    </style:style>
    <style:style style:name="T300" style:family="text">
      <style:text-properties fo:font-style="italic" fo:font-weight="normal" officeooo:rsid="011fd45a" style:font-style-asian="italic" style:font-weight-asian="normal" style:font-style-complex="italic" style:font-weight-complex="normal"/>
    </style:style>
    <style:style style:name="T301" style:family="text">
      <style:text-properties fo:font-style="italic" fo:font-weight="normal" officeooo:rsid="013c3740" style:font-style-asian="italic" style:font-weight-asian="normal" style:font-style-complex="italic" style:font-weight-complex="normal"/>
    </style:style>
    <style:style style:name="T302" style:family="text">
      <style:text-properties fo:font-style="italic" fo:font-weight="normal" officeooo:rsid="0177ba03" style:font-style-asian="italic" style:font-weight-asian="normal" style:font-style-complex="italic" style:font-weight-complex="normal"/>
    </style:style>
    <style:style style:name="T303" style:family="text">
      <style:text-properties fo:font-style="italic" fo:font-weight="normal" officeooo:rsid="017c26ad" style:font-style-asian="italic" style:font-weight-asian="normal" style:font-style-complex="italic" style:font-weight-complex="normal"/>
    </style:style>
    <style:style style:name="T304" style:family="text">
      <style:text-properties fo:font-style="italic" fo:font-weight="normal" officeooo:rsid="0192f4a8" style:font-style-asian="italic" style:font-weight-asian="normal" style:font-style-complex="italic" style:font-weight-complex="normal"/>
    </style:style>
    <style:style style:name="T305" style:family="text">
      <style:text-properties fo:font-style="italic" fo:font-weight="normal" officeooo:rsid="0192fb7c" style:font-style-asian="italic" style:font-weight-asian="normal" style:font-style-complex="italic" style:font-weight-complex="normal"/>
    </style:style>
    <style:style style:name="T306" style:family="text">
      <style:text-properties fo:font-style="italic" fo:font-weight="normal" officeooo:rsid="00ace9af" fo:background-color="transparent" loext:char-shading-value="0" style:font-style-asian="italic" style:font-weight-asian="normal" style:font-style-complex="italic" style:font-weight-complex="normal"/>
    </style:style>
    <style:style style:name="T307" style:family="text">
      <style:text-properties fo:font-style="italic" fo:font-weight="normal" officeooo:rsid="00c33974" fo:background-color="transparent" loext:char-shading-value="0" style:font-style-asian="italic" style:font-weight-asian="normal" style:font-style-complex="italic" style:font-weight-complex="normal"/>
    </style:style>
    <style:style style:name="T308" style:family="text">
      <style:text-properties fo:font-style="italic" style:text-underline-style="none" fo:font-weight="normal" style:font-style-asian="italic" style:font-weight-asian="normal" style:font-style-complex="italic" style:font-weight-complex="normal"/>
    </style:style>
    <style:style style:name="T309" style:family="text">
      <style:text-properties fo:font-style="italic" style:text-underline-style="none" fo:font-weight="normal" officeooo:rsid="0098b362" style:font-style-asian="italic" style:font-weight-asian="normal" style:font-style-complex="italic" style:font-weight-complex="normal"/>
    </style:style>
    <style:style style:name="T310" style:family="text">
      <style:text-properties fo:font-style="italic" style:text-underline-style="none" fo:font-weight="normal" officeooo:rsid="01493138" style:font-style-asian="italic" style:font-weight-asian="normal" style:font-style-complex="italic" style:font-weight-complex="normal"/>
    </style:style>
    <style:style style:name="T311" style:family="text">
      <style:text-properties fo:font-style="italic" style:text-underline-style="none" fo:font-weight="normal" officeooo:rsid="017c26ad" style:font-style-asian="italic" style:font-weight-asian="normal" style:font-style-complex="italic" style:font-weight-complex="normal"/>
    </style:style>
    <style:style style:name="T312" style:family="text">
      <style:text-properties fo:font-style="italic" style:text-underline-style="none" style:font-style-asian="italic" style:font-style-complex="italic"/>
    </style:style>
    <style:style style:name="T313" style:family="text">
      <style:text-properties fo:font-style="italic" style:text-underline-style="none" fo:font-weight="bold" style:font-style-asian="italic" style:font-weight-asian="bold" style:font-style-complex="italic" style:font-weight-complex="bold"/>
    </style:style>
    <style:style style:name="T314" style:family="text">
      <style:text-properties fo:font-style="italic" fo:font-weight="bold" officeooo:rsid="00ace9af" fo:background-color="transparent" loext:char-shading-value="0" style:font-style-asian="italic" style:font-weight-asian="bold" style:font-style-complex="italic" style:font-weight-complex="bold"/>
    </style:style>
    <style:style style:name="T315" style:family="text">
      <style:text-properties fo:font-style="italic" fo:font-weight="bold" officeooo:rsid="00c33974" fo:background-color="transparent" loext:char-shading-value="0" style:font-style-asian="italic" style:font-weight-asian="bold" style:font-style-complex="italic" style:font-weight-complex="bold"/>
    </style:style>
    <style:style style:name="T316" style:family="text">
      <style:text-properties fo:font-style="italic" fo:font-weight="bold" style:font-style-asian="italic" style:font-weight-asian="bold" style:font-style-complex="italic" style:font-weight-complex="bold"/>
    </style:style>
    <style:style style:name="T31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18" style:family="text">
      <style:text-properties fo:font-style="italic" fo:background-color="#fde9a9" loext:char-shading-value="0" style:font-style-asian="italic" style:font-style-complex="italic"/>
    </style:style>
    <style:style style:name="T319" style:family="text">
      <style:text-properties officeooo:rsid="001f1a73"/>
    </style:style>
    <style:style style:name="T320" style:family="text">
      <style:text-properties officeooo:rsid="002049f1"/>
    </style:style>
    <style:style style:name="T321" style:family="text">
      <style:text-properties officeooo:rsid="00243756"/>
    </style:style>
    <style:style style:name="T322" style:family="text">
      <style:text-properties style:text-underline-style="solid" style:text-underline-width="auto" style:text-underline-color="font-color"/>
    </style:style>
    <style:style style:name="T323" style:family="text">
      <style:text-properties style:text-underline-style="solid" style:text-underline-width="auto" style:text-underline-color="font-color" fo:font-weight="bold" style:font-weight-asian="bold" style:font-weight-complex="bold"/>
    </style:style>
    <style:style style:name="T324" style:family="text">
      <style:text-properties style:text-underline-style="solid" style:text-underline-width="auto" style:text-underline-color="font-color" fo:font-weight="bold" officeooo:rsid="00814666" style:font-weight-asian="bold" style:font-weight-complex="bold"/>
    </style:style>
    <style:style style:name="T325" style:family="text">
      <style:text-properties style:text-underline-style="solid" style:text-underline-width="auto" style:text-underline-color="font-color" fo:font-weight="bold" officeooo:rsid="00a19d69" style:font-weight-asian="bold" style:font-weight-complex="bold"/>
    </style:style>
    <style:style style:name="T326" style:family="text">
      <style:text-properties style:text-underline-style="solid" style:text-underline-width="auto" style:text-underline-color="font-color" fo:font-weight="normal" style:font-weight-asian="normal" style:font-weight-complex="normal"/>
    </style:style>
    <style:style style:name="T327" style:family="text">
      <style:text-properties style:text-underline-style="solid" style:text-underline-width="auto" style:text-underline-color="font-color" fo:font-weight="normal" officeooo:rsid="00254ab4" style:font-weight-asian="normal" style:font-weight-complex="normal"/>
    </style:style>
    <style:style style:name="T328" style:family="text">
      <style:text-properties style:text-underline-style="solid" style:text-underline-width="auto" style:text-underline-color="font-color" fo:font-weight="normal" officeooo:rsid="00814666" style:font-weight-asian="normal" style:font-weight-complex="normal"/>
    </style:style>
    <style:style style:name="T329" style:family="text">
      <style:text-properties style:text-underline-style="solid" style:text-underline-width="auto" style:text-underline-color="font-color" fo:font-weight="normal" officeooo:rsid="00a19d69" style:font-weight-asian="normal" style:font-weight-complex="normal"/>
    </style:style>
    <style:style style:name="T330" style:family="text">
      <style:text-properties style:text-underline-style="solid" style:text-underline-width="auto" style:text-underline-color="font-color" fo:font-weight="normal" officeooo:rsid="00b3806c" style:font-weight-asian="normal" style:font-weight-complex="normal"/>
    </style:style>
    <style:style style:name="T331" style:family="text">
      <style:text-properties style:text-underline-style="solid" style:text-underline-width="auto" style:text-underline-color="font-color" fo:font-weight="normal" officeooo:rsid="0127d6b9" style:font-weight-asian="normal" style:font-weight-complex="normal"/>
    </style:style>
    <style:style style:name="T332" style:family="text">
      <style:text-properties style:text-underline-style="solid" style:text-underline-width="auto" style:text-underline-color="font-color" fo:font-weight="normal" officeooo:rsid="012a6e6d" style:font-weight-asian="normal" style:font-weight-complex="normal"/>
    </style:style>
    <style:style style:name="T333" style:family="text">
      <style:text-properties style:text-underline-style="solid" style:text-underline-width="auto" style:text-underline-color="font-color" fo:font-weight="normal" officeooo:rsid="0147122f" style:font-weight-asian="normal" style:font-weight-complex="normal"/>
    </style:style>
    <style:style style:name="T334" style:family="text">
      <style:text-properties style:text-underline-style="solid" style:text-underline-width="auto" style:text-underline-color="font-color" officeooo:rsid="00a19d69"/>
    </style:style>
    <style:style style:name="T335" style:family="text">
      <style:text-properties style:text-underline-style="solid" style:text-underline-width="auto" style:text-underline-color="font-color" officeooo:rsid="013fe68e"/>
    </style:style>
    <style:style style:name="T336" style:family="text">
      <style:text-properties style:text-underline-style="solid" style:text-underline-width="auto" style:text-underline-color="font-color" officeooo:rsid="016d6722" fo:background-color="#f9cfb5" loext:char-shading-value="0"/>
    </style:style>
    <style:style style:name="T337" style:family="text">
      <style:text-properties fo:background-color="transparent" loext:char-shading-value="0" loext:shadow="none"/>
    </style:style>
    <style:style style:name="T338" style:family="text">
      <style:text-properties style:font-name="Latin Modern Mono2" fo:font-style="normal" fo:font-weight="normal" style:font-size-asian="10.5pt" style:font-style-asian="normal" style:font-weight-asian="normal" style:font-style-complex="normal" style:font-weight-complex="normal"/>
    </style:style>
    <style:style style:name="T339" style:family="text">
      <style:text-properties style:font-name="Latin Modern Mono2" fo:font-style="normal" fo:font-weight="normal" officeooo:rsid="002b949f" style:font-size-asian="10.5pt" style:font-style-asian="normal" style:font-weight-asian="normal" style:font-style-complex="normal" style:font-weight-complex="normal"/>
    </style:style>
    <style:style style:name="T340" style:family="text">
      <style:text-properties style:font-name="Latin Modern Mono2" fo:font-style="normal" fo:font-weight="bold" officeooo:rsid="005a8ed3" style:font-size-asian="10.5pt" style:font-style-asian="normal" style:font-weight-asian="bold" style:font-style-complex="normal" style:font-weight-complex="bold"/>
    </style:style>
    <style:style style:name="T341" style:family="text">
      <style:text-properties style:font-name="Latin Modern Mono2" fo:font-weight="bold" officeooo:rsid="005a8ed3" style:font-size-asian="10.5pt" style:font-weight-asian="bold" style:font-weight-complex="bold"/>
    </style:style>
    <style:style style:name="T342" style:family="text">
      <style:text-properties style:font-name="Latin Modern Mono2" fo:font-weight="normal" style:font-size-asian="10.5pt"/>
    </style:style>
    <style:style style:name="T343" style:family="text">
      <style:text-properties officeooo:rsid="00344e75"/>
    </style:style>
    <style:style style:name="T344" style:family="text">
      <style:text-properties officeooo:rsid="00322108"/>
    </style:style>
    <style:style style:name="T345" style:family="text">
      <style:text-properties officeooo:rsid="003bcdc3"/>
    </style:style>
    <style:style style:name="T346" style:family="text">
      <style:text-properties style:font-name="Latin Modern Mono Light" fo:font-style="normal" fo:font-weight="bold" style:font-size-asian="10.5pt"/>
    </style:style>
    <style:style style:name="T347" style:family="text">
      <style:text-properties style:font-name="Latin Modern Mono Light" fo:font-style="normal" fo:font-weight="bold" fo:background-color="#d1e8e0" loext:char-shading-value="0" style:font-size-asian="10.5pt" style:font-weight-asian="bold" style:font-weight-complex="bold"/>
    </style:style>
    <style:style style:name="T348" style:family="text">
      <style:text-properties style:font-name="Latin Modern Mono Light" fo:font-style="normal" fo:font-weight="bold" fo:background-color="#d1e8e0" loext:char-shading-value="0" style:font-size-asian="10.5pt" style:font-weight-asian="normal" style:font-weight-complex="normal"/>
    </style:style>
    <style:style style:name="T349" style:family="text">
      <style:text-properties style:font-name="Latin Modern Mono1" fo:font-size="14pt" fo:font-weight="bold" officeooo:rsid="005c3c84" style:font-name-asian="Noto Sans CJK SC Regular" style:font-size-asian="14pt" style:font-weight-asian="bold" style:font-name-complex="Lohit Devanagari" style:font-size-complex="14pt" style:font-weight-complex="bold"/>
    </style:style>
    <style:style style:name="T350" style:family="text">
      <style:text-properties style:font-name="Latin Modern Mono1" fo:font-size="14pt" fo:font-weight="bold" officeooo:rsid="0058ab2a" style:font-name-asian="Noto Sans CJK SC Regular" style:font-size-asian="14pt" style:font-weight-asian="bold" style:font-name-complex="Lohit Devanagari" style:font-size-complex="14pt" style:font-weight-complex="bold"/>
    </style:style>
    <style:style style:name="T351" style:family="text">
      <style:text-properties style:font-name="Latin Modern Mono1" fo:font-size="18pt" fo:font-style="normal" fo:font-weight="bold" style:font-name-asian="Noto Sans CJK SC Regular" style:font-size-asian="18pt" style:font-style-asian="normal" style:font-weight-asian="bold" style:font-name-complex="Lohit Devanagari" style:font-size-complex="18pt" style:font-style-complex="normal" style:font-weight-complex="bold"/>
    </style:style>
    <style:style style:name="T352" style:family="text">
      <style:text-properties style:font-name="Latin Modern Mono1" fo:font-size="18pt" fo:font-style="normal" fo:font-weight="bold" officeooo:rsid="0058ab2a" style:font-name-asian="Noto Sans CJK SC Regular" style:font-size-asian="18pt" style:font-style-asian="normal" style:font-weight-asian="bold" style:font-name-complex="Lohit Devanagari" style:font-size-complex="18pt" style:font-style-complex="normal" style:font-weight-complex="bold"/>
    </style:style>
    <style:style style:name="T353" style:family="text">
      <style:text-properties style:font-name="Latin Modern Mono1" fo:font-size="12pt" fo:font-style="normal" fo:font-weight="bold" officeooo:rsid="0075c28c" style:font-size-asian="12pt" style:font-style-asian="normal" style:font-weight-asian="bold" style:font-size-complex="12pt" style:font-style-complex="normal" style:font-weight-complex="bold"/>
    </style:style>
    <style:style style:name="T354" style:family="text">
      <style:text-properties style:font-name="Latin Modern Mono1" fo:font-size="12pt" fo:font-style="normal" fo:font-weight="bold" officeooo:rsid="007e4009" style:font-size-asian="12pt" style:font-style-asian="normal" style:font-weight-asian="bold" style:font-size-complex="12pt" style:font-style-complex="normal" style:font-weight-complex="bold"/>
    </style:style>
    <style:style style:name="T355" style:family="text">
      <style:text-properties officeooo:rsid="005a8ed3"/>
    </style:style>
    <style:style style:name="T356" style:family="text">
      <style:text-properties officeooo:rsid="005cc0c3"/>
    </style:style>
    <style:style style:name="T357" style:family="text">
      <style:text-properties officeooo:rsid="00626a7a"/>
    </style:style>
    <style:style style:name="T358" style:family="text">
      <style:text-properties officeooo:rsid="006a53ad"/>
    </style:style>
    <style:style style:name="T359" style:family="text">
      <style:text-properties officeooo:rsid="0072c4ca"/>
    </style:style>
    <style:style style:name="T360" style:family="text">
      <style:text-properties officeooo:rsid="0074c1c0"/>
    </style:style>
    <style:style style:name="T361" style:family="text">
      <style:text-properties style:text-underline-style="none"/>
    </style:style>
    <style:style style:name="T362" style:family="text">
      <style:text-properties style:text-underline-style="none" fo:font-weight="normal" style:font-weight-asian="normal" style:font-weight-complex="normal"/>
    </style:style>
    <style:style style:name="T363" style:family="text">
      <style:text-properties style:text-underline-style="none" fo:font-weight="normal" officeooo:rsid="0127d6b9" style:font-weight-asian="normal" style:font-weight-complex="normal"/>
    </style:style>
    <style:style style:name="T364" style:family="text">
      <style:text-properties style:text-underline-style="none" fo:font-weight="normal" officeooo:rsid="012a6e6d" style:font-weight-asian="normal" style:font-weight-complex="normal"/>
    </style:style>
    <style:style style:name="T365" style:family="text">
      <style:text-properties style:text-underline-style="none" fo:font-weight="normal" officeooo:rsid="012c52b9" style:font-weight-asian="normal" style:font-weight-complex="normal"/>
    </style:style>
    <style:style style:name="T366" style:family="text">
      <style:text-properties style:text-underline-style="none" fo:font-weight="normal" officeooo:rsid="0147122f" style:font-weight-asian="normal" style:font-weight-complex="normal"/>
    </style:style>
    <style:style style:name="T367" style:family="text">
      <style:text-properties style:text-underline-style="none" fo:font-weight="normal" officeooo:rsid="01486b10" style:font-weight-asian="normal" style:font-weight-complex="normal"/>
    </style:style>
    <style:style style:name="T368" style:family="text">
      <style:text-properties style:text-underline-style="none" fo:font-weight="normal" officeooo:rsid="01493138" style:font-weight-asian="normal" style:font-weight-complex="normal"/>
    </style:style>
    <style:style style:name="T369" style:family="text">
      <style:text-properties style:text-underline-style="none" fo:font-weight="normal" officeooo:rsid="014bc313" style:font-weight-asian="normal" style:font-weight-complex="normal"/>
    </style:style>
    <style:style style:name="T370" style:family="text">
      <style:text-properties style:text-underline-style="none" fo:font-weight="bold" style:font-weight-asian="bold" style:font-weight-complex="bold"/>
    </style:style>
    <style:style style:name="T371" style:family="text">
      <style:text-properties style:text-underline-style="none" fo:font-weight="bold" officeooo:rsid="012a6e6d" style:font-weight-asian="bold" style:font-weight-complex="bold"/>
    </style:style>
    <style:style style:name="T372" style:family="text">
      <style:text-properties style:text-underline-style="none" fo:font-weight="bold" officeooo:rsid="01493138" style:font-weight-asian="bold" style:font-weight-complex="bold"/>
    </style:style>
    <style:style style:name="T373" style:family="text">
      <style:text-properties style:text-underline-style="none" fo:font-weight="bold" officeooo:rsid="014bc313" style:font-weight-asian="bold" style:font-weight-complex="bold"/>
    </style:style>
    <style:style style:name="T374" style:family="text">
      <style:text-properties style:text-underline-style="none" fo:font-weight="bold" officeooo:rsid="016dc55c" style:font-weight-asian="bold" style:font-weight-complex="bold"/>
    </style:style>
    <style:style style:name="T375" style:family="text">
      <style:text-properties style:text-underline-style="none" officeooo:rsid="016dc55c"/>
    </style:style>
    <style:style style:name="T376" style:family="text">
      <style:text-properties style:text-underline-style="none" officeooo:rsid="016f9315"/>
    </style:style>
    <style:style style:name="T377" style:family="text">
      <style:text-properties style:font-name="Open Sans" fo:font-size="12pt" fo:font-style="normal" fo:font-weight="normal" style:font-size-asian="10.5pt" style:font-style-asian="normal" style:font-weight-asian="normal" style:font-size-complex="12pt" style:font-style-complex="normal" style:font-weight-complex="normal"/>
    </style:style>
    <style:style style:name="T378" style:family="text">
      <style:text-properties style:font-name="Open Sans" fo:font-size="12pt" fo:font-style="normal" fo:font-weight="normal" officeooo:rsid="007bf481" style:font-size-asian="10.5pt" style:font-style-asian="normal" style:font-weight-asian="normal" style:font-size-complex="12pt" style:font-style-complex="normal" style:font-weight-complex="normal"/>
    </style:style>
    <style:style style:name="T379" style:family="text">
      <style:text-properties style:font-name="Open Sans" fo:font-size="12pt" fo:font-style="normal" fo:font-weight="normal" officeooo:rsid="007e4009" style:font-size-asian="10.5pt" style:font-style-asian="normal" style:font-weight-asian="normal" style:font-size-complex="12pt" style:font-style-complex="normal" style:font-weight-complex="normal"/>
    </style:style>
    <style:style style:name="T380" style:family="text">
      <style:text-properties style:font-name="Open Sans" fo:font-size="12pt" fo:font-style="normal" fo:font-weight="bold" style:font-size-asian="10.5pt" style:font-style-asian="normal" style:font-weight-asian="bold" style:font-size-complex="12pt" style:font-style-complex="normal" style:font-weight-complex="bold"/>
    </style:style>
    <style:style style:name="T381" style:family="text">
      <style:text-properties style:font-name="Open Sans" fo:font-size="12pt" fo:font-style="normal" fo:font-weight="bold" officeooo:rsid="007e4009" style:font-size-asian="10.5pt" style:font-style-asian="normal" style:font-weight-asian="bold" style:font-size-complex="12pt" style:font-style-complex="normal" style:font-weight-complex="bold"/>
    </style:style>
    <style:style style:name="T382" style:family="text">
      <style:text-properties officeooo:rsid="008d4229"/>
    </style:style>
    <style:style style:name="T383" style:family="text">
      <style:text-properties officeooo:rsid="008e739b"/>
    </style:style>
    <style:style style:name="T384" style:family="text">
      <style:text-properties officeooo:rsid="008ed858"/>
    </style:style>
    <style:style style:name="T385" style:family="text">
      <style:text-properties style:text-position="sub 58%"/>
    </style:style>
    <style:style style:name="T386" style:family="text">
      <style:text-properties style:text-position="sub 58%" fo:font-weight="normal" style:font-weight-asian="normal" style:font-weight-complex="normal"/>
    </style:style>
    <style:style style:name="T387" style:family="text">
      <style:text-properties style:text-position="sub 58%" fo:font-weight="normal" officeooo:rsid="008ed858" fo:background-color="#00ff8c" loext:char-shading-value="0" style:font-weight-asian="normal" style:font-weight-complex="normal"/>
    </style:style>
    <style:style style:name="T388" style:family="text">
      <style:text-properties style:text-position="sub 58%" fo:font-weight="normal" officeooo:rsid="008f7eba" fo:background-color="#00ff8c" loext:char-shading-value="0" style:font-weight-asian="normal" style:font-weight-complex="normal"/>
    </style:style>
    <style:style style:name="T389" style:family="text">
      <style:text-properties style:text-position="sub 58%" fo:font-weight="normal" fo:background-color="transparent" loext:char-shading-value="0" style:font-weight-asian="normal" style:font-weight-complex="normal"/>
    </style:style>
    <style:style style:name="T390" style:family="text">
      <style:text-properties style:text-position="sub 58%" style:font-name="Noto Serif CJK SC" fo:font-weight="normal" officeooo:rsid="00907ee2" fo:background-color="#00ff8c" loext:char-shading-value="0" style:font-weight-asian="normal" style:font-weight-complex="normal"/>
    </style:style>
    <style:style style:name="T391" style:family="text">
      <style:text-properties style:text-position="sub 58%" fo:font-style="italic" fo:font-weight="normal" officeooo:rsid="00944534" style:font-style-asian="italic" style:font-weight-asian="normal" style:font-style-complex="italic" style:font-weight-complex="normal"/>
    </style:style>
    <style:style style:name="T392" style:family="text">
      <style:text-properties style:text-position="sub 58%" fo:font-style="italic" fo:font-weight="normal" officeooo:rsid="00a5ccae" style:font-style-asian="italic" style:font-weight-asian="normal" style:font-style-complex="italic" style:font-weight-complex="normal"/>
    </style:style>
    <style:style style:name="T393" style:family="text">
      <style:text-properties style:text-position="sub 58%" fo:font-style="italic" officeooo:rsid="00a5ccae" style:font-style-asian="italic" style:font-style-complex="italic"/>
    </style:style>
    <style:style style:name="T394" style:family="text">
      <style:text-properties style:text-position="0% 100%"/>
    </style:style>
    <style:style style:name="T395" style:family="text">
      <style:text-properties style:text-position="0% 100%" fo:font-weight="normal" style:font-weight-asian="normal" style:font-weight-complex="normal"/>
    </style:style>
    <style:style style:name="T396" style:family="text">
      <style:text-properties style:text-position="0% 100%" fo:font-weight="normal" officeooo:rsid="00944534" style:font-weight-asian="normal" style:font-weight-complex="normal"/>
    </style:style>
    <style:style style:name="T397" style:family="text">
      <style:text-properties style:text-position="0% 100%" fo:font-weight="normal" officeooo:rsid="009bca9f" style:font-weight-asian="normal" style:font-weight-complex="normal"/>
    </style:style>
    <style:style style:name="T398" style:family="text">
      <style:text-properties style:text-position="0% 100%" fo:font-weight="normal" officeooo:rsid="009d4b56" style:font-weight-asian="normal" style:font-weight-complex="normal"/>
    </style:style>
    <style:style style:name="T399" style:family="text">
      <style:text-properties style:text-position="0% 100%" fo:font-weight="normal" officeooo:rsid="00b67e71" style:font-weight-asian="normal" style:font-weight-complex="normal"/>
    </style:style>
    <style:style style:name="T400" style:family="text">
      <style:text-properties style:text-position="0% 100%" fo:font-weight="normal" officeooo:rsid="00b81782" style:font-weight-asian="normal" style:font-weight-complex="normal"/>
    </style:style>
    <style:style style:name="T401" style:family="text">
      <style:text-properties style:text-position="0% 100%" fo:font-weight="normal" officeooo:rsid="00b9cbba" style:font-weight-asian="normal" style:font-weight-complex="normal"/>
    </style:style>
    <style:style style:name="T402" style:family="text">
      <style:text-properties style:text-position="0% 100%" fo:font-weight="normal" officeooo:rsid="0155dcb8" style:font-weight-asian="normal" style:font-weight-complex="normal"/>
    </style:style>
    <style:style style:name="T403" style:family="text">
      <style:text-properties style:text-position="0% 100%" fo:font-weight="normal" officeooo:rsid="0156690e" style:font-weight-asian="normal" style:font-weight-complex="normal"/>
    </style:style>
    <style:style style:name="T404" style:family="text">
      <style:text-properties style:text-position="0% 100%" fo:font-weight="normal" officeooo:rsid="01595e72" style:font-weight-asian="normal" style:font-weight-complex="normal"/>
    </style:style>
    <style:style style:name="T405" style:family="text">
      <style:text-properties style:text-position="0% 100%" fo:font-weight="normal" officeooo:rsid="01a74520" style:font-weight-asian="normal" style:font-weight-complex="normal"/>
    </style:style>
    <style:style style:name="T406" style:family="text">
      <style:text-properties style:text-position="0% 100%" fo:font-weight="normal" officeooo:rsid="01a910dd" style:font-weight-asian="normal" style:font-weight-complex="normal"/>
    </style:style>
    <style:style style:name="T407" style:family="text">
      <style:text-properties style:text-position="0% 100%" fo:font-weight="normal" officeooo:rsid="01aa2308" style:font-weight-asian="normal" style:font-weight-complex="normal"/>
    </style:style>
    <style:style style:name="T408" style:family="text">
      <style:text-properties style:text-position="0% 100%" fo:font-weight="normal" officeooo:rsid="01ab89f5" style:font-weight-asian="normal" style:font-weight-complex="normal"/>
    </style:style>
    <style:style style:name="T409" style:family="text">
      <style:text-properties style:text-position="0% 100%" fo:font-weight="normal" officeooo:rsid="008ed858" fo:background-color="#00ff8c" loext:char-shading-value="0" style:font-weight-asian="normal" style:font-weight-complex="normal"/>
    </style:style>
    <style:style style:name="T410" style:family="text">
      <style:text-properties style:text-position="0% 100%" fo:font-weight="normal" officeooo:rsid="008f7eba" fo:background-color="#00ff8c" loext:char-shading-value="0" style:font-weight-asian="normal" style:font-weight-complex="normal"/>
    </style:style>
    <style:style style:name="T411" style:family="text">
      <style:text-properties style:text-position="0% 100%" fo:font-weight="normal" fo:background-color="transparent" loext:char-shading-value="0" style:font-weight-asian="normal" style:font-weight-complex="normal"/>
    </style:style>
    <style:style style:name="T412" style:family="text">
      <style:text-properties style:text-position="0% 100%" fo:font-weight="normal" officeooo:rsid="00917a46" fo:background-color="transparent" loext:char-shading-value="0" style:font-weight-asian="normal" style:font-weight-complex="normal"/>
    </style:style>
    <style:style style:name="T413" style:family="text">
      <style:text-properties style:text-position="0% 100%" fo:font-weight="normal" officeooo:rsid="00b81782" fo:background-color="#fff200" loext:char-shading-value="0" style:font-weight-asian="normal" style:font-weight-complex="normal"/>
    </style:style>
    <style:style style:name="T414" style:family="text">
      <style:text-properties style:text-position="0% 100%" style:font-name="Noto Serif CJK SC1" fo:font-weight="normal" officeooo:rsid="00907ee2" fo:background-color="#00ff8c" loext:char-shading-value="0" style:font-weight-asian="normal" style:font-weight-complex="normal"/>
    </style:style>
    <style:style style:name="T415" style:family="text">
      <style:text-properties style:text-position="0% 100%" fo:font-style="italic" fo:font-weight="normal" officeooo:rsid="00944534" style:font-style-asian="italic" style:font-weight-asian="normal" style:font-style-complex="italic" style:font-weight-complex="normal"/>
    </style:style>
    <style:style style:name="T416" style:family="text">
      <style:text-properties style:text-position="0% 100%" fo:font-style="italic" fo:font-weight="normal" officeooo:rsid="00a5ccae" style:font-style-asian="italic" style:font-weight-asian="normal" style:font-style-complex="italic" style:font-weight-complex="normal"/>
    </style:style>
    <style:style style:name="T417" style:family="text">
      <style:text-properties style:text-position="0% 100%" fo:font-style="italic" fo:font-weight="normal" officeooo:rsid="015fa5ab" style:font-style-asian="italic" style:font-weight-asian="normal" style:font-style-complex="italic" style:font-weight-complex="normal"/>
    </style:style>
    <style:style style:name="T418" style:family="text">
      <style:text-properties style:text-position="0% 100%" fo:font-style="italic" officeooo:rsid="00a5ccae" style:font-style-asian="italic" style:font-style-complex="italic"/>
    </style:style>
    <style:style style:name="T419" style:family="text">
      <style:text-properties style:text-position="0% 100%" fo:font-style="italic" officeooo:rsid="00a6b112" style:font-style-asian="italic" style:font-style-complex="italic"/>
    </style:style>
    <style:style style:name="T420" style:family="text">
      <style:text-properties style:text-position="0% 100%" fo:font-style="italic" officeooo:rsid="01aebd70" style:font-style-asian="italic" style:font-style-complex="italic"/>
    </style:style>
    <style:style style:name="T421" style:family="text">
      <style:text-properties style:text-position="0% 100%" fo:font-style="normal" fo:font-weight="normal" style:font-style-asian="normal" style:font-weight-asian="normal" style:font-style-complex="normal" style:font-weight-complex="normal"/>
    </style:style>
    <style:style style:name="T422" style:family="text">
      <style:text-properties style:text-position="0% 100%" fo:font-style="normal" fo:font-weight="normal" officeooo:rsid="00944534" style:font-style-asian="normal" style:font-weight-asian="normal" style:font-style-complex="normal" style:font-weight-complex="normal"/>
    </style:style>
    <style:style style:name="T423" style:family="text">
      <style:text-properties style:text-position="0% 100%" fo:font-style="normal" fo:font-weight="normal" officeooo:rsid="015fa5ab" style:font-style-asian="normal" style:font-weight-asian="normal" style:font-style-complex="normal" style:font-weight-complex="normal"/>
    </style:style>
    <style:style style:name="T424" style:family="text">
      <style:text-properties style:text-position="0% 100%" fo:font-style="normal" fo:font-weight="normal" officeooo:rsid="016104b7" style:font-style-asian="normal" style:font-weight-asian="normal" style:font-style-complex="normal" style:font-weight-complex="normal"/>
    </style:style>
    <style:style style:name="T425" style:family="text">
      <style:text-properties style:text-position="0% 100%" fo:font-style="normal" fo:font-weight="normal" fo:background-color="transparent" loext:char-shading-value="0" style:font-style-asian="normal" style:font-weight-asian="normal" style:font-style-complex="normal" style:font-weight-complex="normal"/>
    </style:style>
    <style:style style:name="T426" style:family="text">
      <style:text-properties style:text-position="0% 100%" fo:font-style="normal" fo:font-weight="normal" officeooo:rsid="00c493ee" fo:background-color="transparent" loext:char-shading-value="0" style:font-style-asian="normal" style:font-weight-asian="normal" style:font-style-complex="normal" style:font-weight-complex="normal"/>
    </style:style>
    <style:style style:name="T427" style:family="text">
      <style:text-properties style:text-position="0% 100%" fo:font-style="normal" fo:font-weight="normal" officeooo:rsid="00c5120f" fo:background-color="transparent" loext:char-shading-value="0" style:font-style-asian="normal" style:font-weight-asian="normal" style:font-style-complex="normal" style:font-weight-complex="normal"/>
    </style:style>
    <style:style style:name="T428" style:family="text">
      <style:text-properties style:text-position="0% 100%" fo:font-style="normal" fo:font-weight="normal" officeooo:rsid="00c62ff2" fo:background-color="transparent" loext:char-shading-value="0" style:font-style-asian="normal" style:font-weight-asian="normal" style:font-style-complex="normal" style:font-weight-complex="normal"/>
    </style:style>
    <style:style style:name="T429" style:family="text">
      <style:text-properties style:text-position="0% 100%" fo:font-style="normal" fo:font-weight="normal" officeooo:rsid="00c82203" fo:background-color="transparent" loext:char-shading-value="0" style:font-style-asian="normal" style:font-weight-asian="normal" style:font-style-complex="normal" style:font-weight-complex="normal"/>
    </style:style>
    <style:style style:name="T430" style:family="text">
      <style:text-properties style:text-position="0% 100%" fo:font-style="normal" fo:font-weight="normal" officeooo:rsid="00c8e3f9" fo:background-color="transparent" loext:char-shading-value="0" style:font-style-asian="normal" style:font-weight-asian="normal" style:font-style-complex="normal" style:font-weight-complex="normal"/>
    </style:style>
    <style:style style:name="T431" style:family="text">
      <style:text-properties style:text-position="0% 100%" fo:font-style="normal" fo:font-weight="normal" officeooo:rsid="00c9562c" fo:background-color="transparent" loext:char-shading-value="0" style:font-style-asian="normal" style:font-weight-asian="normal" style:font-style-complex="normal" style:font-weight-complex="normal"/>
    </style:style>
    <style:style style:name="T432" style:family="text">
      <style:text-properties style:text-position="0% 100%" fo:font-style="normal" fo:font-weight="normal" officeooo:rsid="00c9fc2e" fo:background-color="transparent" loext:char-shading-value="0" style:font-style-asian="normal" style:font-weight-asian="normal" style:font-style-complex="normal" style:font-weight-complex="normal"/>
    </style:style>
    <style:style style:name="T433" style:family="text">
      <style:text-properties style:text-position="0% 100%" fo:font-style="normal" fo:font-weight="bold" officeooo:rsid="00c493ee" fo:background-color="transparent" loext:char-shading-value="0" style:font-style-asian="normal" style:font-weight-asian="bold" style:font-style-complex="normal" style:font-weight-complex="bold"/>
    </style:style>
    <style:style style:name="T434" style:family="text">
      <style:text-properties style:text-position="0% 100%" fo:font-style="normal" fo:font-weight="bold" officeooo:rsid="00c5120f" fo:background-color="transparent" loext:char-shading-value="0" style:font-style-asian="normal" style:font-weight-asian="bold" style:font-style-complex="normal" style:font-weight-complex="bold"/>
    </style:style>
    <style:style style:name="T435" style:family="text">
      <style:text-properties style:text-position="0% 100%" fo:font-style="normal" fo:font-weight="bold" style:font-style-asian="normal" style:font-weight-asian="bold" style:font-style-complex="normal" style:font-weight-complex="bold"/>
    </style:style>
    <style:style style:name="T436" style:family="text">
      <style:text-properties style:text-position="0% 100%" fo:font-style="normal" fo:font-weight="bold" officeooo:rsid="015fa5ab" style:font-style-asian="normal" style:font-weight-asian="bold" style:font-style-complex="normal" style:font-weight-complex="bold"/>
    </style:style>
    <style:style style:name="T437" style:family="text">
      <style:text-properties style:text-position="0% 100%" fo:font-style="normal" fo:font-weight="bold" officeooo:rsid="016104b7" style:font-style-asian="normal" style:font-weight-asian="bold" style:font-style-complex="normal" style:font-weight-complex="bold"/>
    </style:style>
    <style:style style:name="T438" style:family="text">
      <style:text-properties style:text-position="0% 100%" fo:font-style="normal" fo:font-weight="bold" officeooo:rsid="01aebd70" style:font-style-asian="normal" style:font-weight-asian="bold" style:font-style-complex="normal" style:font-weight-complex="bold"/>
    </style:style>
    <style:style style:name="T439" style:family="text">
      <style:text-properties style:text-position="0% 100%" fo:font-style="normal" fo:background-color="transparent" loext:char-shading-value="0" style:font-style-asian="normal" style:font-style-complex="normal"/>
    </style:style>
    <style:style style:name="T440" style:family="text">
      <style:text-properties style:text-position="0% 100%" fo:font-style="normal" officeooo:rsid="00c9562c" fo:background-color="transparent" loext:char-shading-value="0" style:font-style-asian="normal" style:font-style-complex="normal"/>
    </style:style>
    <style:style style:name="T441" style:family="text">
      <style:text-properties style:text-position="0% 100%" fo:font-style="normal" officeooo:rsid="01aebd70" style:font-style-asian="normal" style:font-style-complex="normal"/>
    </style:style>
    <style:style style:name="T442" style:family="text">
      <style:text-properties style:text-position="0% 100%" fo:font-weight="bold" style:font-weight-asian="bold" style:font-weight-complex="bold"/>
    </style:style>
    <style:style style:name="T443" style:family="text">
      <style:text-properties style:text-position="0% 100%" fo:font-weight="bold" officeooo:rsid="009d4b56" style:font-weight-asian="bold" style:font-weight-complex="bold"/>
    </style:style>
    <style:style style:name="T444" style:family="text">
      <style:text-properties style:text-position="0% 100%" fo:font-weight="bold" officeooo:rsid="00a89ad0" style:font-weight-asian="bold" style:font-weight-complex="bold"/>
    </style:style>
    <style:style style:name="T445" style:family="text">
      <style:text-properties style:text-position="0% 100%" fo:font-weight="bold" officeooo:rsid="00aab219" style:font-weight-asian="bold" style:font-weight-complex="bold"/>
    </style:style>
    <style:style style:name="T446" style:family="text">
      <style:text-properties style:text-position="0% 100%" fo:font-weight="bold" officeooo:rsid="00b67e71" style:font-weight-asian="bold" style:font-weight-complex="bold"/>
    </style:style>
    <style:style style:name="T447" style:family="text">
      <style:text-properties style:text-position="0% 100%" fo:font-weight="bold" officeooo:rsid="00b81782" style:font-weight-asian="bold" style:font-weight-complex="bold"/>
    </style:style>
    <style:style style:name="T448" style:family="text">
      <style:text-properties style:text-position="0% 100%" fo:font-weight="bold" officeooo:rsid="0155dcb8" style:font-weight-asian="bold" style:font-weight-complex="bold"/>
    </style:style>
    <style:style style:name="T449" style:family="text">
      <style:text-properties style:text-position="0% 100%" fo:font-weight="bold" officeooo:rsid="0156690e" style:font-weight-asian="bold" style:font-weight-complex="bold"/>
    </style:style>
    <style:style style:name="T450" style:family="text">
      <style:text-properties style:text-position="0% 100%" fo:font-weight="bold" officeooo:rsid="01a74520" style:font-weight-asian="bold" style:font-weight-complex="bold"/>
    </style:style>
    <style:style style:name="T451" style:family="text">
      <style:text-properties style:text-position="0% 100%" fo:font-weight="bold" officeooo:rsid="01a910dd" style:font-weight-asian="bold" style:font-weight-complex="bold"/>
    </style:style>
    <style:style style:name="T452" style:family="text">
      <style:text-properties style:text-position="0% 100%" fo:font-weight="bold" officeooo:rsid="01aa2308" style:font-weight-asian="bold" style:font-weight-complex="bold"/>
    </style:style>
    <style:style style:name="T453" style:family="text">
      <style:text-properties style:text-position="0% 100%" fo:font-weight="bold" officeooo:rsid="01acd10a" style:font-weight-asian="bold" style:font-weight-complex="bold"/>
    </style:style>
    <style:style style:name="T454" style:family="text">
      <style:text-properties style:text-position="0% 100%" fo:font-weight="bold" officeooo:rsid="00b81782" fo:background-color="#fff200" loext:char-shading-value="0" style:font-weight-asian="bold" style:font-weight-complex="bold"/>
    </style:style>
    <style:style style:name="T455" style:family="text">
      <style:text-properties style:text-position="0% 100%" fo:font-weight="bold" fo:background-color="#fde9a9" loext:char-shading-value="0" style:font-weight-asian="bold" style:font-weight-complex="bold"/>
    </style:style>
    <style:style style:name="T456" style:family="text">
      <style:text-properties style:text-position="0% 100%" officeooo:rsid="00a5ccae"/>
    </style:style>
    <style:style style:name="T457" style:family="text">
      <style:text-properties style:text-position="0% 100%" officeooo:rsid="00a89ad0"/>
    </style:style>
    <style:style style:name="T458" style:family="text">
      <style:text-properties style:text-position="0% 100%" officeooo:rsid="00aab219"/>
    </style:style>
    <style:style style:name="T459" style:family="text">
      <style:text-properties style:text-position="0% 100%" officeooo:rsid="00b9cbba"/>
    </style:style>
    <style:style style:name="T460" style:family="text">
      <style:text-properties style:text-position="0% 100%" fo:background-color="#fde9a9" loext:char-shading-value="0"/>
    </style:style>
    <style:style style:name="T461" style:family="text">
      <style:text-properties style:text-position="0% 100%" officeooo:rsid="01aebd70"/>
    </style:style>
    <style:style style:name="T462" style:family="text">
      <style:text-properties officeooo:rsid="008f7eba"/>
    </style:style>
    <style:style style:name="T463" style:family="text">
      <style:text-properties officeooo:rsid="009fd54f"/>
    </style:style>
    <style:style style:name="T464" style:family="text">
      <style:text-properties officeooo:rsid="00a19d69"/>
    </style:style>
    <style:style style:name="T465" style:family="text">
      <style:text-properties officeooo:rsid="00a1c4ab"/>
    </style:style>
    <style:style style:name="T466" style:family="text">
      <style:text-properties officeooo:rsid="00a5ccae"/>
    </style:style>
    <style:style style:name="T467" style:family="text">
      <style:text-properties fo:color="#808080" fo:font-weight="normal" fo:background-color="transparent" loext:char-shading-value="0" style:font-weight-asian="normal" style:font-weight-complex="normal"/>
    </style:style>
    <style:style style:name="T468" style:family="text">
      <style:text-properties fo:color="#808080" fo:font-weight="normal" officeooo:rsid="00ad2b13" fo:background-color="transparent" loext:char-shading-value="0" style:font-weight-asian="normal" style:font-weight-complex="normal"/>
    </style:style>
    <style:style style:name="T469" style:family="text">
      <style:text-properties fo:color="#808080" fo:font-weight="normal" style:font-weight-asian="normal" style:font-weight-complex="normal"/>
    </style:style>
    <style:style style:name="T470" style:family="text">
      <style:text-properties fo:color="#808080" fo:font-weight="normal" officeooo:rsid="00ad2b13" style:font-weight-asian="normal" style:font-weight-complex="normal"/>
    </style:style>
    <style:style style:name="T471" style:family="text">
      <style:text-properties fo:color="#808080" fo:font-style="italic" fo:font-weight="normal" fo:background-color="transparent" loext:char-shading-value="0" style:font-style-asian="italic" style:font-weight-asian="normal" style:font-style-complex="italic" style:font-weight-complex="normal"/>
    </style:style>
    <style:style style:name="T472" style:family="text">
      <style:text-properties fo:color="#808080" fo:font-style="italic" fo:font-weight="normal" style:font-style-asian="italic" style:font-weight-asian="normal" style:font-style-complex="italic" style:font-weight-complex="normal"/>
    </style:style>
    <style:style style:name="T473" style:family="text">
      <style:text-properties fo:color="#808080" fo:font-style="normal" fo:font-weight="normal" fo:background-color="transparent" loext:char-shading-value="0" style:font-style-asian="normal" style:font-weight-asian="normal" style:font-style-complex="normal" style:font-weight-complex="normal"/>
    </style:style>
    <style:style style:name="T474" style:family="text">
      <style:text-properties fo:color="#808080" fo:font-style="normal" fo:font-weight="normal" style:font-style-asian="normal" style:font-weight-asian="normal" style:font-style-complex="normal" style:font-weight-complex="normal"/>
    </style:style>
    <style:style style:name="T475" style:family="text">
      <style:text-properties fo:color="#808080" style:text-position="0% 100%" fo:font-weight="normal" officeooo:rsid="00b9848a" style:font-weight-asian="normal" style:font-weight-complex="normal"/>
    </style:style>
    <style:style style:name="T476" style:family="text">
      <style:text-properties fo:color="#808080" style:text-position="0% 100%" fo:font-weight="bold" officeooo:rsid="00b9848a" style:font-weight-asian="bold" style:font-weight-complex="bold"/>
    </style:style>
    <style:style style:name="T477" style:family="text">
      <style:text-properties fo:color="#000000" fo:font-style="normal" style:font-style-asian="normal" style:font-style-complex="normal"/>
    </style:style>
    <style:style style:name="T478" style:family="text">
      <style:text-properties fo:color="#000000" fo:font-style="normal" officeooo:rsid="00be453c" style:font-style-asian="normal" style:font-style-complex="normal"/>
    </style:style>
    <style:style style:name="T479" style:family="text">
      <style:text-properties fo:color="#000000" fo:font-style="normal" officeooo:rsid="00bf0e63" style:font-style-asian="normal" style:font-style-complex="normal"/>
    </style:style>
    <style:style style:name="T480" style:family="text">
      <style:text-properties fo:color="#000000" fo:font-style="normal" fo:font-weight="bold" style:font-style-asian="normal" style:font-weight-asian="bold" style:font-style-complex="normal" style:font-weight-complex="bold"/>
    </style:style>
    <style:style style:name="T481" style:family="text">
      <style:text-properties fo:color="#666666" fo:font-style="italic" fo:font-weight="normal" style:font-style-asian="italic" style:font-weight-asian="normal" style:font-style-complex="italic" style:font-weight-complex="normal"/>
    </style:style>
    <style:style style:name="T482" style:family="text">
      <style:text-properties fo:color="#666666" fo:font-style="italic" fo:font-weight="normal" officeooo:rsid="00bc0aa5" style:font-style-asian="italic" style:font-weight-asian="normal" style:font-style-complex="italic" style:font-weight-complex="normal"/>
    </style:style>
    <style:style style:name="T483" style:family="text">
      <style:text-properties style:text-position="super 58%"/>
    </style:style>
    <style:style style:name="T484" style:family="text">
      <style:text-properties style:text-position="super 58%" fo:font-style="normal" fo:font-weight="normal" officeooo:rsid="00c493ee" fo:background-color="transparent" loext:char-shading-value="0" style:font-style-asian="normal" style:font-weight-asian="normal" style:font-style-complex="normal" style:font-weight-complex="normal"/>
    </style:style>
    <style:style style:name="T485" style:family="text">
      <style:text-properties style:text-position="super 58%" fo:font-style="normal" fo:font-weight="normal" style:font-style-asian="normal" style:font-weight-asian="normal" style:font-style-complex="normal" style:font-weight-complex="normal"/>
    </style:style>
    <style:style style:name="T486" style:family="text">
      <style:text-properties style:text-position="super 58%" fo:font-weight="normal" style:font-weight-asian="normal" style:font-weight-complex="normal"/>
    </style:style>
    <style:style style:name="T487" style:family="text">
      <style:text-properties style:text-position="super 58%" fo:font-weight="normal" officeooo:rsid="0155dcb8" style:font-weight-asian="normal" style:font-weight-complex="normal"/>
    </style:style>
    <style:style style:name="T488" style:family="text">
      <style:text-properties style:font-name="Latin Modern Mono" fo:font-weight="normal" officeooo:rsid="00d0f107" style:font-weight-asian="normal" style:font-weight-complex="normal"/>
    </style:style>
    <style:style style:name="T489" style:family="text">
      <style:text-properties style:font-name="Latin Modern Mono" fo:font-weight="normal" officeooo:rsid="00d503e9" style:font-weight-asian="normal" style:font-weight-complex="normal"/>
    </style:style>
    <style:style style:name="T490" style:family="text">
      <style:text-properties style:font-name="Latin Modern Mono" fo:font-weight="normal" officeooo:rsid="0192f4a8" style:font-weight-asian="normal" style:font-weight-complex="normal"/>
    </style:style>
    <style:style style:name="T491" style:family="text">
      <style:text-properties style:font-name="Latin Modern Mono" fo:font-style="normal" style:text-underline-style="none" fo:font-weight="normal" style:font-style-asian="normal" style:font-weight-asian="normal" style:font-style-complex="normal" style:font-weight-complex="normal"/>
    </style:style>
    <style:style style:name="T492" style:family="text">
      <style:text-properties style:font-name="Latin Modern Mono" fo:font-style="normal" style:text-underline-style="none" fo:font-weight="normal" officeooo:rsid="014d9808" style:font-style-asian="normal" style:font-weight-asian="normal" style:font-style-complex="normal" style:font-weight-complex="normal"/>
    </style:style>
    <style:style style:name="T493" style:family="text">
      <style:text-properties style:font-name="Latin Modern Mono" fo:font-style="normal" fo:font-weight="normal" officeooo:rsid="0179d554" style:font-style-asian="normal" style:font-weight-asian="normal" style:font-style-complex="normal" style:font-weight-complex="normal"/>
    </style:style>
    <style:style style:name="T494" style:family="text">
      <style:text-properties style:font-name="Open Sans1" fo:font-weight="normal" style:font-weight-asian="normal" style:font-weight-complex="normal"/>
    </style:style>
    <style:style style:name="T495" style:family="text">
      <style:text-properties style:font-name="Open Sans1" fo:font-weight="normal" officeooo:rsid="00d0f107" style:font-weight-asian="normal" style:font-weight-complex="normal"/>
    </style:style>
    <style:style style:name="T496" style:family="text">
      <style:text-properties style:font-name="Open Sans1" fo:font-weight="normal" officeooo:rsid="00d58142" style:font-weight-asian="normal" style:font-weight-complex="normal"/>
    </style:style>
    <style:style style:name="T497" style:family="text">
      <style:text-properties style:font-name="Open Sans1" fo:font-style="normal" style:text-underline-style="none" fo:font-weight="normal" officeooo:rsid="014d9808" style:font-style-asian="normal" style:font-weight-asian="normal" style:font-style-complex="normal" style:font-weight-complex="normal"/>
    </style:style>
    <style:style style:name="T498" style:family="text">
      <style:text-properties style:font-name="Liberation Mono"/>
    </style:style>
    <style:style style:name="T499" style:family="text">
      <style:text-properties fo:background-color="#f3715a" loext:char-shading-value="0"/>
    </style:style>
    <style:style style:name="T500" style:family="text">
      <style:text-properties officeooo:rsid="00d37e5b"/>
    </style:style>
    <style:style style:name="T501" style:family="text">
      <style:text-properties officeooo:rsid="00d4aef9"/>
    </style:style>
    <style:style style:name="T502" style:family="text">
      <style:text-properties officeooo:rsid="00de1252"/>
    </style:style>
    <style:style style:name="T503" style:family="text">
      <style:text-properties fo:font-size="16pt" fo:font-style="normal" style:text-underline-style="none" officeooo:rsid="00f1e848" style:font-size-asian="16pt" style:font-style-asian="normal" style:font-size-complex="16pt" style:font-style-complex="normal"/>
    </style:style>
    <style:style style:name="T504" style:family="text">
      <style:text-properties officeooo:rsid="00f9d68f"/>
    </style:style>
    <style:style style:name="T505" style:family="text">
      <style:text-properties officeooo:rsid="00fce076"/>
    </style:style>
    <style:style style:name="T506" style:family="text">
      <style:text-properties officeooo:rsid="010383d2"/>
    </style:style>
    <style:style style:name="T507" style:family="text">
      <style:text-properties fo:font-size="13pt" fo:font-style="italic" fo:background-color="#ccf4c6" loext:char-shading-value="0" style:font-size-asian="13pt" style:font-style-asian="italic" style:font-size-complex="13pt" style:font-style-complex="italic"/>
    </style:style>
    <style:style style:name="T508" style:family="text">
      <style:text-properties officeooo:rsid="0110c7a5"/>
    </style:style>
    <style:style style:name="T509" style:family="text">
      <style:text-properties text:display="none"/>
    </style:style>
    <style:style style:name="T510" style:family="text">
      <style:text-properties officeooo:rsid="01356576"/>
    </style:style>
    <style:style style:name="T511" style:family="text">
      <style:text-properties officeooo:rsid="013fe68e"/>
    </style:style>
    <style:style style:name="T512" style:family="text">
      <style:text-properties officeooo:rsid="016b546d"/>
    </style:style>
    <style:style style:name="T513" style:family="text">
      <style:text-properties officeooo:rsid="016d6722"/>
    </style:style>
    <style:style style:name="T514" style:family="text">
      <style:text-properties officeooo:rsid="016d6722" fo:background-color="#f9cfb5" loext:char-shading-value="0"/>
    </style:style>
    <style:style style:name="T515" style:family="text">
      <style:text-properties fo:background-color="#fde9a9" loext:char-shading-value="0"/>
    </style:style>
    <style:style style:name="T516" style:family="text">
      <style:text-properties officeooo:rsid="01963dac" fo:background-color="#fde9a9" loext:char-shading-value="0"/>
    </style:style>
    <style:style style:name="T517" style:family="text">
      <style:text-properties officeooo:rsid="018ca130"/>
    </style:style>
    <style:style style:name="T518" style:family="text">
      <style:text-properties officeooo:rsid="018d262e"/>
    </style:style>
    <style:style style:name="T519" style:family="text">
      <style:text-properties officeooo:rsid="018da621"/>
    </style:style>
    <style:style style:name="T520" style:family="text">
      <style:text-properties officeooo:rsid="018fdb2e"/>
    </style:style>
    <style:style style:name="T521" style:family="text">
      <style:text-properties officeooo:rsid="01963dac"/>
    </style:style>
    <style:style style:name="T522" style:family="text">
      <style:text-properties officeooo:rsid="019c027a"/>
    </style:style>
    <style:style style:name="T523" style:family="text">
      <style:text-properties officeooo:rsid="01a7379f"/>
    </style:style>
    <style:style style:name="T524" style:family="text">
      <style:text-properties fo:font-size="12pt"/>
    </style:style>
    <style:style style:name="T525" style:family="text">
      <style:text-properties fo:font-size="12pt" fo:font-weight="bold" style:font-weight-asian="bold" style:font-weight-complex="bold"/>
    </style:style>
    <style:style style:name="T526" style:family="text">
      <style:text-properties style:font-name="Latin Modern Mono1" fo:font-weight="bold" style:font-size-asian="10.5pt"/>
    </style:style>
    <style:style style:name="T527" style:family="text">
      <style:text-properties style:font-name="Latin Modern Mono2" fo:font-size="12pt" style:font-size-asian="10.5pt"/>
    </style:style>
    <style:style style:name="T528" style:family="text">
      <style:text-properties style:font-name="Latin Modern Mono2" fo:font-weight="bold" style:font-size-asian="10.5pt" style:font-weight-asian="bold" style:font-weight-complex="bold"/>
    </style:style>
    <style:style style:name="T529" style:family="text">
      <style:text-properties style:font-name="Latin Modern Mono1" fo:font-size="12pt" fo:font-weight="bold" style:font-size-asian="10.5pt" style:font-weight-asian="bold" style:font-weight-complex="bold"/>
    </style:style>
    <style:style style:name="T530" style:family="text">
      <style:text-properties fo:font-size="10pt" style:font-size-asian="10pt" style:font-size-complex="10pt"/>
    </style:style>
    <style:style style:name="T531"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2" style:family="text">
      <style:text-properties fo:font-size="13pt" fo:font-style="italic" style:font-size-asian="13pt" style:font-style-asian="italic" style:font-size-complex="13pt" style:font-style-complex="italic"/>
    </style:style>
    <style:style style:name="T533" style:family="text">
      <style:text-properties fo:font-size="13pt" fo:font-weight="bold" style:font-size-asian="13pt" style:font-weight-asian="bold" style:font-size-complex="13pt" style:font-weight-complex="bold"/>
    </style:style>
    <style:style style:name="T534" style:family="text">
      <style:text-properties fo:color="#fc5c00" fo:font-size="13pt" fo:font-weight="bold" style:font-size-asian="13pt" style:font-weight-asian="bold" style:font-size-complex="13pt" style:font-weight-complex="bold"/>
    </style:style>
    <style:style style:name="T535" style:family="text">
      <style:text-properties fo:color="#fc5c00"/>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dynamic" style:number-wrapped-paragraphs="no-limit" style:wrap-contour="false"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Graphics">
      <style:graphic-properties draw:fill="solid" draw:fill-color="#f0f8ff" draw:textarea-horizontal-align="justify" draw:textarea-vertical-align="middle" draw:auto-grow-height="false" fo:min-height="2.115cm" fo:min-width="3.7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663cm" fo:min-width="4.9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fill="solid" draw:fill-color="#f0f8ff" draw:textarea-horizontal-align="justify" draw:textarea-vertical-align="middle" draw:auto-grow-height="false" fo:min-height="4.985cm" fo:min-width="3.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fff200" fo:min-height="2.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Dashed_20__28_var_29_" svg:stroke-color="#3465a4" draw:fill="gradient" draw:fill-color="#ffffff" draw:fill-gradient-name="Tango_20_Gray" draw:gradient-step-count="0" draw:opacity="10%" draw:textarea-horizontal-align="justify" draw:textarea-vertical-align="middle" draw:auto-grow-height="false" fo:min-height="1.875cm" fo:min-width="2.671cm" draw:shadow-opacity="1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Graphics">
      <style:graphic-properties draw:fill="solid" draw:fill-color="#f0f8ff" draw:textarea-horizontal-align="justify" draw:textarea-vertical-align="middle" draw:auto-grow-height="false" fo:min-height="1.831cm" fo:min-width="3.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 svg:stroke-color="#3465a4" draw:fill="gradient" draw:fill-color="#ffffff" draw:fill-gradient-name="Tango_20_Gray" draw:gradient-step-count="0" draw:opacity="10%" draw:textarea-horizontal-align="justify" draw:textarea-vertical-align="middle" draw:auto-grow-height="false" fo:min-height="3.343cm" fo:min-width="3.611cm" draw:shadow-opacity="1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parent-style-name="Graphics">
      <style:graphic-properties draw:fill="solid" draw:fill-color="#f0f8ff" draw:textarea-horizontal-align="justify" draw:textarea-vertical-align="middle" draw:auto-grow-height="false" fo:min-height="2.228cm" fo:min-width="2.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0f8ff" draw:textarea-horizontal-align="justify" draw:textarea-vertical-align="middle" draw:auto-grow-height="false" fo:min-height="2.706cm" fo:min-width="3.212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draw:marker-start-width="0.503cm" draw:marker-end-width="0.503cm" draw:fill-color="#fffafa" draw:textarea-horizontal-align="justify" draw:textarea-vertical-align="middle" draw:auto-grow-height="false" fo:min-height="0.631cm" fo:min-width="4.0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f0f8ff" draw:textarea-horizontal-align="justify" draw:textarea-vertical-align="middle" draw:auto-grow-height="false" fo:min-height="2.706cm" fo:min-width="4.95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3465a4" draw:marker-start-width="0.503cm" draw:marker-end-width="0.503cm" draw:fill-color="#fffafa" draw:textarea-horizontal-align="justify" draw:textarea-vertical-align="middle" draw:auto-grow-height="false" fo:min-height="0.631cm" fo:min-width="4.08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solid" draw:fill-color="#f0ffff" draw:textarea-horizontal-align="justify" draw:textarea-vertical-align="middle" draw:auto-grow-height="false" fo:min-height="3.067cm" fo:min-width="3.53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f0ffff" draw:textarea-horizontal-align="justify" draw:textarea-vertical-align="middle" draw:auto-grow-height="false" fo:min-height="2.623cm" fo:min-width="3.881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f0ffff" draw:textarea-horizontal-align="justify" draw:textarea-vertical-align="middle" draw:auto-grow-height="false" fo:min-height="2.535cm" fo:min-width="3.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f0ffff" draw:textarea-horizontal-align="justify" draw:textarea-vertical-align="middle" draw:auto-grow-height="false" fo:min-height="5.9cm" fo:min-width="5.60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f0ffff" draw:textarea-horizontal-align="justify" draw:textarea-vertical-align="middle" draw:auto-grow-height="false" fo:min-height="2.492cm" fo:min-width="3.3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marker-end="Arrow" draw:marker-end-width="0.176cm" draw:fill-color="#f0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101cm" draw:marker-start-width="0.503cm" draw:marker-end-width="0.503cm" draw:fill-color="#fffafa" draw:textarea-horizontal-align="justify" draw:textarea-vertical-align="middle" draw:auto-grow-height="false" fo:min-height="0.533cm" fo:min-width="3.99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101cm" svg:stroke-color="#3465a4" draw:marker-start-width="0.503cm" draw:marker-end-width="0.503cm" draw:fill-color="#fffafa" draw:textarea-horizontal-align="justify" draw:textarea-vertical-align="middle" draw:auto-grow-height="false" fo:min-height="0.533cm" fo:min-width="3.9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fill="none" draw:textarea-vertical-align="middle" draw:auto-grow-height="false" fo:min-height="1.319cm" fo:min-width="0.3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none" draw:textarea-vertical-align="middle" draw:auto-grow-height="false" fo:min-height="0.044cm" fo:min-width="0.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color="#f0ffff" draw:textarea-horizontal-align="justify" draw:textarea-vertical-align="middle" draw:auto-grow-height="false" fo:min-height="0.91cm" fo:min-width="2.86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color="#f0ffff" draw:textarea-horizontal-align="justify" draw:textarea-vertical-align="middle" draw:auto-grow-height="false" fo:min-height="0.619cm" fo:min-width="2.55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solid" draw:fill-color="#fff200" draw:opacity="50%" fo:min-height="2.477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parent-style-name="Graphics">
      <style:graphic-properties draw:fill="solid" draw:fill-color="#f0f8ff" draw:textarea-horizontal-align="justify" draw:textarea-vertical-align="middle" draw:auto-grow-height="false" fo:min-height="3.187cm" fo:min-width="2.4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101cm" svg:stroke-color="#000000" draw:marker-start-width="0.649cm" draw:marker-end="Arrow" draw:marker-end-width="0.48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fill-color="#e0ffff" draw:textarea-horizontal-align="justify" draw:textarea-vertical-align="top" draw:auto-grow-height="false" fo:min-height="5.427cm" fo:min-width="3.88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5" style:family="graphic">
      <style:graphic-properties draw:fill-color="#e0ffff" draw:textarea-horizontal-align="justify" draw:textarea-vertical-align="top" draw:auto-grow-height="false" fo:min-height="7.32cm" fo:min-width="3.88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36" style:family="graphic" style:parent-style-name="Graphics">
      <style:graphic-properties draw:fill="solid" draw:fill-color="#f0f8ff" draw:textarea-horizontal-align="justify" draw:textarea-vertical-align="middle" draw:auto-grow-height="false" fo:min-height="3.341cm" fo:min-width="3.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fill-color="#e0ffff" draw:textarea-horizontal-align="justify" draw:textarea-vertical-align="middle" draw:auto-grow-height="false" fo:min-height="0.607cm" fo:min-width="2.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fill-color="#e0ffff" draw:textarea-horizontal-align="justify" draw:textarea-vertical-align="middle" draw:auto-grow-height="false" fo:min-height="1.395cm" fo:min-width="4.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1.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textarea-vertical-align="middle" draw:auto-grow-height="false" fo:min-height="2.833cm" fo:min-width="4.5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199cm" svg:stroke-color="#fc5c00" draw:marker-start-width="0.949cm" draw:marker-end-width="0.949cm" draw:fill-color="#fc5c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101cm" svg:stroke-color="#fc5c00" draw:marker-start-width="0.653cm" draw:marker-end-width="0.65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3">APPUNTI DI <text:span text:style-name="T337">SISTEMI</text:span> OPERATIVI</text:p>
      <text:p text:style-name="P1"/>
      <text:table-of-content text:style-name="Sect1" text:protected="true" text:name="Indice generale1">
        <text:table-of-content-source text:outline-level="7" text:relative-tab-stop-position="false">
          <text:index-title-template text:style-name="Contents_20_Heading">Indice</text:index-title-template>
          <text:table-of-content-entry-template text:outline-level="1" text:style-name="Contents_20_1">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tab-stop style:type="left" style:position="0.499cm" style:leader-char=" "/>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tab-stop style:type="left" style:position="1cm" style:leader-char=" "/>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source>
        <text:index-body>
          <text:index-title text:style-name="Sect2" text:name="Indice generale1_Head">
            <text:p text:style-name="Contents_20_Heading">Indice</text:p>
          </text:index-title>
          <text:p text:style-name="P328"><text:a xlink:type="simple" xlink:href="#__RefHeading___Toc1675_2928477182" text:style-name="Index_20_Link" text:visited-style-name="Index_20_Link">Introduzione<text:tab/>3</text:a></text:p>
          <text:p text:style-name="P360"><text:tab/><text:a xlink:type="simple" xlink:href="#__RefHeading___Toc1886_2928477182" text:style-name="Index_20_Link" text:visited-style-name="Index_20_Link">Cos’è un sistema operativo?<text:tab/>3</text:a></text:p>
          <text:p text:style-name="P328"><text:a xlink:type="simple" xlink:href="#__RefHeading___Toc1888_2928477182" text:style-name="Index_20_Link" text:visited-style-name="Index_20_Link">Storia dei Sistemi Operativi<text:tab/>4</text:a></text:p>
          <text:p text:style-name="P328"><text:a xlink:type="simple" xlink:href="#__RefHeading___Toc1890_2928477182" text:style-name="Index_20_Link" text:visited-style-name="Index_20_Link">Virtualizzazione della CPU<text:tab/>4</text:a></text:p>
          <text:p text:style-name="P361"><text:tab/><text:a xlink:type="simple" xlink:href="#__RefHeading___Toc1892_2928477182" text:style-name="Index_20_Link" text:visited-style-name="Index_20_Link">I processi<text:tab/>4</text:a></text:p>
          <text:p text:style-name="P360"><text:tab/><text:a xlink:type="simple" xlink:href="#__RefHeading___Toc3170_1255653163" text:style-name="Index_20_Link" text:visited-style-name="Index_20_Link">Introduzione<text:tab/>4</text:a></text:p>
          <text:p text:style-name="P360"><text:tab/><text:a xlink:type="simple" xlink:href="#__RefHeading___Toc1941_2928477182" text:style-name="Index_20_Link" text:visited-style-name="Index_20_Link">Stati di un processo<text:tab/>5</text:a></text:p>
          <text:p text:style-name="P360"><text:tab/><text:a xlink:type="simple" xlink:href="#__RefHeading___Toc373_61661532" text:style-name="Index_20_Link" text:visited-style-name="Index_20_Link">Process Control Block (PCB)<text:tab/>6</text:a></text:p>
          <text:p text:style-name="P361"><text:tab/><text:a xlink:type="simple" xlink:href="#__RefHeading___Toc1943_2928477182" text:style-name="Index_20_Link" text:visited-style-name="Index_20_Link">Virtualizzazione della CPU – cos’è?<text:tab/>6</text:a></text:p>
          <text:p text:style-name="P361"><text:tab/><text:a xlink:type="simple" xlink:href="#__RefHeading___Toc375_61661532" text:style-name="Index_20_Link" text:visited-style-name="Index_20_Link">Tecniche di virtualizzazione CPU<text:tab/>7</text:a></text:p>
          <text:p text:style-name="P360"><text:tab/><text:a xlink:type="simple" xlink:href="#__RefHeading___Toc377_61661532" text:style-name="Index_20_Link" text:visited-style-name="Index_20_Link">Direct Execution<text:tab/>7</text:a></text:p>
          <text:p text:style-name="P360"><text:tab/><text:a xlink:type="simple" xlink:href="#__RefHeading___Toc492_415194073" text:style-name="Index_20_Link" text:visited-style-name="Index_20_Link">Switching between processes<text:tab/>8</text:a></text:p>
          <text:p text:style-name="P366"><text:a xlink:type="simple" xlink:href="#__RefHeading___Toc494_415194073" text:style-name="Index_20_Link" text:visited-style-name="Index_20_Link">Interruzione di un processo<text:tab/>8</text:a></text:p>
          <text:p text:style-name="P366"><text:a xlink:type="simple" xlink:href="#__RefHeading___Toc496_415194073" text:style-name="Index_20_Link" text:visited-style-name="Index_20_Link">Riacquisizione del controllo da parte del sistema operativo<text:tab/>8</text:a></text:p>
          <text:p text:style-name="P366"><text:a xlink:type="simple" xlink:href="#__RefHeading___Toc498_415194073" text:style-name="Index_20_Link" text:visited-style-name="Index_20_Link">Salvataggio del contesto<text:tab/>9</text:a></text:p>
          <text:p text:style-name="P366"><text:a xlink:type="simple" xlink:href="#__RefHeading___Toc718_664439228" text:style-name="Index_20_Link" text:visited-style-name="Index_20_Link">Protezione del sistema – User mode vs Kernel mode<text:tab/>10</text:a></text:p>
          <text:p text:style-name="P360"><text:tab/><text:a xlink:type="simple" xlink:href="#__RefHeading___Toc720_664439228" text:style-name="Index_20_Link" text:visited-style-name="Index_20_Link">System calls<text:tab/>10</text:a></text:p>
          <text:p text:style-name="P366"><text:a xlink:type="simple" xlink:href="#__RefHeading___Toc877_259859888" text:style-name="Index_20_Link" text:visited-style-name="Index_20_Link">Come funziona una syscall?<text:tab/>11</text:a></text:p>
          <text:p text:style-name="P360"><text:tab/><text:a xlink:type="simple" xlink:href="#__RefHeading___Toc879_259859888" text:style-name="Index_20_Link" text:visited-style-name="Index_20_Link">Riepilogo<text:tab/>12</text:a></text:p>
          <text:p text:style-name="P361"><text:tab/><text:a xlink:type="simple" xlink:href="#__RefHeading___Toc1062_2940240496" text:style-name="Index_20_Link" text:visited-style-name="Index_20_Link">UNIX Process API<text:tab/>12</text:a></text:p>
          <text:p text:style-name="P360"><text:tab/><text:a xlink:type="simple" xlink:href="#__RefHeading___Toc1064_2940240496" text:style-name="Index_20_Link" text:visited-style-name="Index_20_Link">fork()<text:tab/>12</text:a></text:p>
          <text:p text:style-name="P360"><text:tab/><text:a xlink:type="simple" xlink:href="#__RefHeading___Toc1066_2940240496" text:style-name="Index_20_Link" text:visited-style-name="Index_20_Link">exit()<text:tab/>15</text:a></text:p>
          <text:p text:style-name="P360"><text:tab/><text:a xlink:type="simple" xlink:href="#__RefHeading___Toc1071_2940240496" text:style-name="Index_20_Link" text:visited-style-name="Index_20_Link">wait()<text:tab/>15</text:a></text:p>
          <text:p text:style-name="P360"><text:tab/><text:a xlink:type="simple" xlink:href="#__RefHeading___Toc1073_2940240496" text:style-name="Index_20_Link" text:visited-style-name="Index_20_Link"><text:span text:style-name="T255">e</text:span></text:a><text:a xlink:type="simple" xlink:href="#__RefHeading___Toc1073_2940240496" text:style-name="Index_20_Link" text:visited-style-name="Index_20_Link"><text:span text:style-name="T255">xec()</text:span></text:a><text:a xlink:type="simple" xlink:href="#__RefHeading___Toc1073_2940240496" text:style-name="Index_20_Link" text:visited-style-name="Index_20_Link"><text:tab/>16</text:a></text:p>
          <text:p text:style-name="P360"><text:tab/><text:a xlink:type="simple" xlink:href="#__RefHeading___Toc1075_2940240496" text:style-name="Index_20_Link" text:visited-style-name="Index_20_Link">La shell UNIX<text:tab/>18</text:a></text:p>
          <text:p text:style-name="P360"><text:tab/><text:a xlink:type="simple" xlink:href="#__RefHeading___Toc1077_2940240496" text:style-name="Index_20_Link" text:visited-style-name="Index_20_Link">Riepilogo<text:tab/>19</text:a></text:p>
          <text:p text:style-name="P361"><text:tab/><text:a xlink:type="simple" xlink:href="#__RefHeading___Toc1809_1563007054" text:style-name="Index_20_Link" text:visited-style-name="Index_20_Link">Scheduler<text:tab/>19</text:a></text:p>
          <text:p text:style-name="P360"><text:tab/><text:a xlink:type="simple" xlink:href="#__RefHeading___Toc1811_1563007054" text:style-name="Index_20_Link" text:visited-style-name="Index_20_Link">Obiettivi dello </text:a><text:a xlink:type="simple" xlink:href="#__RefHeading___Toc1811_1563007054" text:style-name="Index_20_Link" text:visited-style-name="Index_20_Link"><text:span text:style-name="T282">scheduler<text:tab/>19</text:span></text:a></text:p>
          <text:p text:style-name="P360"><text:tab/><text:a xlink:type="simple" xlink:href="#__RefHeading___Toc1813_1563007054" text:style-name="Index_20_Link" text:visited-style-name="Index_20_Link">Bursts<text:tab/>21</text:a></text:p>
          <text:p text:style-name="P360"><text:tab/><text:a xlink:type="simple" xlink:href="#__RefHeading___Toc2110_256667919" text:style-name="Index_20_Link" text:visited-style-name="Index_20_Link">Algoritmi di scheduling<text:tab/>22</text:a></text:p>
          <text:p text:style-name="P366"><text:a xlink:type="simple" xlink:href="#__RefHeading___Toc2112_256667919" text:style-name="Index_20_Link" text:visited-style-name="Index_20_Link">FIFO (First-In-First-Out)<text:tab/>22</text:a></text:p>
          <text:p text:style-name="P366"><text:a xlink:type="simple" xlink:href="#__RefHeading___Toc2114_256667919" text:style-name="Index_20_Link" text:visited-style-name="Index_20_Link">SJF (Shortest-Job-First)<text:tab/>23</text:a></text:p>
          <text:p text:style-name="P366"><text:a xlink:type="simple" xlink:href="#__RefHeading___Toc2119_256667919" text:style-name="Index_20_Link" text:visited-style-name="Index_20_Link">STCF (Shortest-Time-to-Completion-First)<text:tab/>24</text:a></text:p>
          <text:p text:style-name="P366"><text:a xlink:type="simple" xlink:href="#__RefHeading___Toc2121_256667919" text:style-name="Index_20_Link" text:visited-style-name="Index_20_Link">RR (Round-Robin)<text:tab/>24</text:a></text:p>
          <text:p text:style-name="P366"><text:a xlink:type="simple" xlink:href="#__RefHeading___Toc2123_256667919" text:style-name="Index_20_Link" text:visited-style-name="Index_20_Link">Incorporiamo l’I/O<text:tab/>25</text:a></text:p>
          <text:p text:style-name="P366"><text:a xlink:type="simple" xlink:href="#__RefHeading___Toc2125_256667919" text:style-name="Index_20_Link" text:visited-style-name="Index_20_Link">MLFQ (Multi-Level-Feedback-Queue)<text:tab/>26</text:a></text:p>
          <text:p text:style-name="P361"><text:tab/><text:a xlink:type="simple" xlink:href="#__RefHeading___Toc2127_256667919" text:style-name="Index_20_Link" text:visited-style-name="Index_20_Link">Measuring syscall and context switch time<text:tab/>27</text:a></text:p>
          <text:p text:style-name="P360"><text:tab/><text:a xlink:type="simple" xlink:href="#__RefHeading___Toc2988_844852887" text:style-name="Index_20_Link" text:visited-style-name="Index_20_Link">Measuring </text:a><text:a xlink:type="simple" xlink:href="#__RefHeading___Toc2988_844852887" text:style-name="Index_20_Link" text:visited-style-name="Index_20_Link"><text:span text:style-name="T282">syscall</text:span></text:a><text:a xlink:type="simple" xlink:href="#__RefHeading___Toc2988_844852887" text:style-name="Index_20_Link" text:visited-style-name="Index_20_Link"><text:tab/>27</text:a></text:p>
          <text:p text:style-name="P360"><text:tab/><text:a xlink:type="simple" xlink:href="#__RefHeading___Toc2990_844852887" text:style-name="Index_20_Link" text:visited-style-name="Index_20_Link">Measuring </text:a><text:a xlink:type="simple" xlink:href="#__RefHeading___Toc2990_844852887" text:style-name="Index_20_Link" text:visited-style-name="Index_20_Link"><text:span text:style-name="T282">context switch</text:span></text:a><text:a xlink:type="simple" xlink:href="#__RefHeading___Toc2990_844852887" text:style-name="Index_20_Link" text:visited-style-name="Index_20_Link"><text:tab/>28</text:a></text:p>
          <text:p text:style-name="P328"><text:soft-page-break/><text:a xlink:type="simple" xlink:href="#__RefHeading___Toc2992_844852887" text:style-name="Index_20_Link" text:visited-style-name="Index_20_Link">Virtualizzazione della memoria<text:tab/>29</text:a></text:p>
          <text:p text:style-name="P361"><text:tab/><text:a xlink:type="simple" xlink:href="#__RefHeading___Toc3164_1255653163" text:style-name="Index_20_Link" text:visited-style-name="Index_20_Link">L’Address Space<text:tab/>29</text:a></text:p>
          <text:p text:style-name="P360"><text:tab/><text:a xlink:type="simple" xlink:href="#__RefHeading___Toc3166_1255653163" text:style-name="Index_20_Link" text:visited-style-name="Index_20_Link">Trasformazione degli indirizzi – </text:a><text:a xlink:type="simple" xlink:href="#__RefHeading___Toc3166_1255653163" text:style-name="Index_20_Link" text:visited-style-name="Index_20_Link"><text:span text:style-name="T282">Binding</text:span></text:a><text:a xlink:type="simple" xlink:href="#__RefHeading___Toc3166_1255653163" text:style-name="Index_20_Link" text:visited-style-name="Index_20_Link"><text:tab/>30</text:a></text:p>
          <text:p text:style-name="P361"><text:tab/><text:a xlink:type="simple" xlink:href="#__RefHeading___Toc3168_1255653163" text:style-name="Index_20_Link" text:visited-style-name="Index_20_Link">Obiettivi della memoria virtuale<text:tab/>32</text:a></text:p>
          <text:p text:style-name="P361"><text:tab/><text:a xlink:type="simple" xlink:href="#__RefHeading___Toc3597_2240280398" text:style-name="Index_20_Link" text:visited-style-name="Index_20_Link">Tecniche di rilocazione<text:tab/>33</text:a></text:p>
          <text:p text:style-name="P360"><text:tab/><text:a xlink:type="simple" xlink:href="#__RefHeading___Toc3599_2240280398" text:style-name="Index_20_Link" text:visited-style-name="Index_20_Link">Assunzioni iniziali<text:tab/>33</text:a></text:p>
          <text:p text:style-name="P360"><text:tab/><text:a xlink:type="simple" xlink:href="#__RefHeading___Toc3601_2240280398" text:style-name="Index_20_Link" text:visited-style-name="Index_20_Link">Base &amp; Bounds<text:tab/>33</text:a></text:p>
          <text:p text:style-name="P360"><text:tab/><text:a xlink:type="simple" xlink:href="#__RefHeading___Toc3603_2240280398" text:style-name="Index_20_Link" text:visited-style-name="Index_20_Link">Segmentazione<text:tab/>35</text:a></text:p>
          <text:p text:style-name="P360"><text:tab/><text:a xlink:type="simple" xlink:href="#__RefHeading___Toc4424_2613130872" text:style-name="Index_20_Link" text:visited-style-name="Index_20_Link">Paginazione<text:tab/>39</text:a></text:p>
          <text:p text:style-name="P366"><text:a xlink:type="simple" xlink:href="#__RefHeading___Toc5059_3578080777" text:style-name="Index_20_Link" text:visited-style-name="Index_20_Link">Meccanismo di base<text:tab/>39</text:a></text:p>
          <text:p text:style-name="P366"><text:a xlink:type="simple" xlink:href="#__RefHeading___Toc5061_3578080777" text:style-name="Index_20_Link" text:visited-style-name="Index_20_Link">La Page Table<text:tab/>42</text:a></text:p>
          <text:p text:style-name="P366"><text:a xlink:type="simple" xlink:href="#__RefHeading___Toc5063_3578080777" text:style-name="Index_20_Link" text:visited-style-name="Index_20_Link">TLB (Translation Lookaside Buffer)<text:tab/>44</text:a></text:p>
          <text:p text:style-name="P366"><text:a xlink:type="simple" xlink:href="#__RefHeading___Toc5511_1504514819" text:style-name="Index_20_Link" text:visited-style-name="Index_20_Link">Multi-Level Page Table<text:tab/>47</text:a></text:p>
          <text:p text:style-name="P366"><text:a xlink:type="simple" xlink:href="#__RefHeading___Toc5513_1504514819" text:style-name="Index_20_Link" text:visited-style-name="Index_20_Link">Segmentazione paginata<text:tab/>50</text:a></text:p>
        </text:index-body>
      </text:table-of-content>
      <text:h text:style-name="P324" text:outline-level="1"/>
      <text:h text:style-name="P326" text:outline-level="1"><text:bookmark-start text:name="__RefHeading___Toc1675_2928477182"/>Introduzione<text:bookmark-end text:name="__RefHeading___Toc1675_2928477182"/></text:h>
      <text:p text:style-name="P2"/>
      <text:p text:style-name="P214">26/02/19</text:p>
      <text:h text:style-name="P339" text:outline-level="3"><text:bookmark-start text:name="__RefHeading___Toc1886_2928477182"/>Cos’è un sistema operativo?<text:bookmark-end text:name="__RefHeading___Toc1886_2928477182"/></text:h>
      <text:p text:style-name="P3">Un <text:span text:style-name="T153">sistema operativo (OS) </text:span><text:span text:style-name="T162">è un software che ha il compito di fare funzionare in modo corretto, efficiente e facile da usare il calcolatore. </text:span></text:p>
      <text:p text:style-name="P9">È un programma scritto in C, è quindi salvato in memoria. </text:p>
      <text:p text:style-name="P4"><text:span text:style-name="T162">L’OS è l’unico ente che può interagire con le risorse fisiche (memoria, processore, disco) del computer. L’utente (inteso come il programmatore) non ha accesso diretto a tali risorse, che devono essere concesse dall’OS. Vi sono quindi due diverse modalità in cui il sistema può trovarsi: </text:span><text:span text:style-name="T153">kernel mode </text:span><text:span text:style-name="T162">e </text:span><text:span text:style-name="T153">user mode. </text:span><text:span text:style-name="T162">La prima è la modalità in cui opera l’ OS, la seconda quella in cui opera l’utente e quindi le normali applicazioni.</text:span></text:p>
      <text:p text:style-name="P10"><draw:frame draw:style-name="fr3" draw:name="Immagine1" text:anchor-type="paragraph" svg:y="0.921cm" svg:width="7.283cm" svg:height="5.394cm" draw:z-index="0"><draw:image xlink:href="Pictures/1000020100000233000001A106408ADA37A10EB1.png" xlink:type="simple" xlink:show="embed" xlink:actuate="onLoad" loext:mime-type="image/png"/></draw:frame>La struttura di un calcolatore è a cipolla, dove lo strato più interno ha più privilegi dello strato esterno:</text:p>
      <text:p text:style-name="P10"/>
      <text:p text:style-name="P9"><text:s/></text:p>
      <text:p text:style-name="Text_20_body"/>
      <text:p text:style-name="Text_20_body"/>
      <text:p text:style-name="Text_20_body"/>
      <text:p text:style-name="Text_20_body"/>
      <text:p text:style-name="Text_20_body"/>
      <text:p text:style-name="P32">Il passaggio da user mode a kernel mode avviene attraverso:</text:p>
      <text:list xml:id="list2024054303" text:style-name="L1">
        <text:list-item>
          <text:p text:style-name="P279">Segnali di interrupt</text:p>
        </text:list-item>
        <text:list-item>
          <text:p text:style-name="P279">Syscall</text:p>
        </text:list-item>
        <text:list-item>
          <text:p text:style-name="P279">Eccezioni</text:p>
        </text:list-item>
      </text:list>
      <text:p text:style-name="P33">Gli aspetti che vedremo di un sistema operativo riguardano la sua capacità di gestire le risorse hardware e renderle fruibili dall’utente, ovvero:</text:p>
      <text:list xml:id="list3130840824" text:style-name="L2">
        <text:list-item>
          <text:p text:style-name="P280">virtualizzazione della CPU</text:p>
        </text:list-item>
        <text:list-item>
          <text:p text:style-name="P280">virtualizzazione della memoria</text:p>
        </text:list-item>
        <text:list-item>
          <text:p text:style-name="P280">concorrenza</text:p>
        </text:list-item>
        <text:list-item>
          <text:p text:style-name="P280">persistenza</text:p>
        </text:list-item>
        <text:list-item>
          <text:p text:style-name="P280">I/O</text:p>
        </text:list-item>
      </text:list>
      <text:h text:style-name="P327" text:outline-level="1"><text:bookmark-start text:name="__RefHeading___Toc1888_2928477182"/>Storia dei Sistemi Operativi<text:bookmark-end text:name="__RefHeading___Toc1888_2928477182"/></text:h>
      <text:p text:style-name="P215">1/03/19</text:p>
      <text:p text:style-name="P5">Consulta gli appunti sul quaderno e il libro (paragrafo 2.6)</text:p>
      <text:p text:style-name="P5"/>
      <text:p text:style-name="P5"/>
      <text:h text:style-name="P325" text:outline-level="1"><text:bookmark-start text:name="__RefHeading___Toc1890_2928477182"/>Virtualizzazione della CPU<text:bookmark-end text:name="__RefHeading___Toc1890_2928477182"/></text:h>
      <text:p text:style-name="Data_20_"/>
      <text:h text:style-name="P329" text:outline-level="2"><text:bookmark-start text:name="__RefHeading___Toc1892_2928477182"/>I processi<text:bookmark-end text:name="__RefHeading___Toc1892_2928477182"/></text:h>
      <text:h text:style-name="P340" text:outline-level="3"><text:bookmark-start text:name="__RefHeading___Toc3170_1255653163"/>Introduzione<text:bookmark-end text:name="__RefHeading___Toc3170_1255653163"/></text:h>
      <text:p text:style-name="P222"><text:span text:style-name="T273">Processo : </text:span><text:span text:style-name="T2">programma in esecuzione.</text:span></text:p>
      <text:p text:style-name="P34"><draw:custom-shape text:anchor-type="paragraph" draw:z-index="3" draw:name="Forma1" draw:style-name="gr1" draw:text-style-name="P383" svg:width="3.788cm" svg:height="2.631cm" svg:x="0.527cm" svg:y="1.79cm"><text:p text:style-name="P211">Codice <text:span text:style-name="T274">sorgente </text:span>scritto in un linguaggio di programmazione</text:p><text:p text:style-name="P213"/><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7" draw:name="Forma2" draw:style-name="gr5" draw:text-style-name="P386" svg:x1="4.553cm" svg:y1="3.032cm" svg:x2="6.783cm" svg:y2="3.03cm"><text:p/></draw:line><draw:custom-shape text:anchor-type="paragraph" draw:z-index="14" draw:name="Forma3" draw:style-name="gr10" draw:text-style-name="P383" svg:width="2.999cm" svg:height="2.229cm" svg:x="6.981cm" svg:y="1.9cm"><text:p text:style-name="P362"><text:span text:style-name="T278">Compilatore</text:span></text:p><draw:enhanced-geometry svg:viewBox="0 0 21600 21600" draw:glue-points="10800 0 0 10800 10800 21600 21600 10800" draw:type="flowchart-process" draw:enhanced-path="M 0 0 L 21600 0 21600 21600 0 21600 0 0 Z N"/></draw:custom-shape><draw:line text:anchor-type="paragraph" draw:z-index="52" draw:name="Forma2" draw:style-name="gr5" draw:text-style-name="P386" svg:x1="10.287cm" svg:y1="3.055cm" svg:x2="12.517cm" svg:y2="3.053cm"><text:p/></draw:line><draw:custom-shape text:anchor-type="paragraph" draw:z-index="57" draw:name="Forma4" draw:style-name="gr31" draw:text-style-name="P383" svg:width="3.947cm" svg:height="3.186cm" svg:x="12.34cm" svg:y="1.416cm"><text:p text:style-name="P212">File eseguibile (.elf Linux, </text:p><text:p text:style-name="P363"><text:span text:style-name="T274">.pe Windows)</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text:anchor-type="paragraph" draw:z-index="63" draw:name="Forma5" draw:style-name="gr6" draw:text-style-name="P387" svg:width="2.67cm" svg:height="3.55cm" svg:x="0.921cm" svg:y="1.305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8" draw:name="Forma5" draw:style-name="gr6" draw:text-style-name="P387" svg:width="2.67cm" svg:height="3.55cm" svg:x="12.959cm" svg:y="1.173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text:anchor-type="paragraph" draw:z-index="9" draw:name="Forma6" draw:style-name="gr5" draw:text-style-name="P386" svg:x1="14.062cm" svg:y1="5.272cm" svg:x2="14.106cm" svg:y2="7.345cm"><text:p/></draw:line><draw:custom-shape text:anchor-type="paragraph" draw:z-index="72" draw:name="Forma7" draw:style-name="gr36" draw:text-style-name="P383" svg:width="6.086cm" svg:height="3.34cm" svg:x="11.878cm" svg:y="7.652cm"><text:p text:style-name="P364"><text:span text:style-name="T275">L’OS carica l’eseguibile e i suoi dati statici (es. variabili inizializzate) in memoria centrale </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frame text:anchor-type="paragraph" draw:z-index="55" draw:name="Forma8" draw:style-name="gr30" draw:text-style-name="P400" svg:width="3.356cm" svg:height="2.477cm" svg:x="15.095cm" svg:y="4.919cm"><draw:text-box><text:p>Attraverso lo Swap, l’eseguibile viene caricato poche istruzioni alla volta</text:p></draw:text-box></draw:frame><draw:line text:anchor-type="paragraph" draw:z-index="49" draw:name="Forma9" draw:style-name="gr9" draw:text-style-name="P386" svg:x1="9.056cm" svg:y1="9.317cm" svg:x2="11.374cm" svg:y2="9.317cm"><text:p/></draw:line><draw:custom-shape text:anchor-type="paragraph" draw:z-index="5" draw:name="Forma10" draw:style-name="gr3" draw:text-style-name="P384" svg:width="6.151cm" svg:height="4.984cm" svg:x="1.849cm" svg:y="6.357cm"><text:p text:style-name="P365"><text:span text:style-name="T279">L’OS inizializza la memoria richiesta dal programma, i dati dinamici (stack, heap), l’I/O e altre componenti <text:s/>necessarie all’esecuzione. Inoltre fa partire l’esecuzione dal main().</text:span></text:p><draw:enhanced-geometry svg:viewBox="0 0 21600 21600" draw:glue-points="10800 0 0 10800 10800 21600 21600 10800" draw:text-areas="4350 0 17250 21600" draw:type="flowchart-preparation" draw:enhanced-path="M 4350 0 L 17250 0 21600 10800 17250 21600 4350 21600 0 10800 4350 0 Z N"/></draw:custom-shape><draw:custom-shape text:anchor-type="paragraph" draw:z-index="11" draw:name="Forma7" draw:style-name="gr8" draw:text-style-name="P388" svg:width="6.839cm" svg:height="3.342cm" svg:x="1.561cm" svg:y="7.167cm"><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line text:anchor-type="paragraph" draw:z-index="13" draw:name="Forma11" draw:style-name="gr9" draw:text-style-name="P386" svg:x1="5.009cm" svg:y1="13.438cm" svg:x2="5.009cm" svg:y2="11.845cm"><text:p/></draw:line><draw:custom-shape text:anchor-type="paragraph" draw:z-index="10" draw:name="Forma12" draw:style-name="gr7" draw:text-style-name="P383" svg:width="13.341cm" svg:height="1.832cm" svg:x="1.824cm" svg:y="13.813cm"><text:p text:style-name="P365"><text:span text:style-name="T279">Il controllo passa alla CPU, la quale esegue il programma</text:span></text:p><draw:enhanced-geometry svg:viewBox="0 0 21600 21600" draw:glue-points="10800 0 0 10800 10800 21600 21600 10800" draw:type="flowchart-process" draw:enhanced-path="M 0 0 L 21600 0 21600 21600 0 21600 0 0 Z N"/></draw:custom-shape>Un processo viene controllato dall’OS in fase di esecuzione:</text:p>
      <text:h text:style-name="P337" text:outline-level="2"><draw:frame draw:style-name="fr4" draw:name="Immagine2" text:anchor-type="paragraph" svg:y="-0.776cm" svg:width="8.738cm" svg:height="8.617cm" draw:z-index="16"><draw:image xlink:href="Pictures/10000201000002CE000002C47DD045B93E9E5759.png" xlink:type="simple" xlink:show="embed" xlink:actuate="onLoad" loext:mime-type="image/png"/></draw:frame></text:h>
      <text:h text:style-name="P330" text:outline-level="2"/>
      <text:h text:style-name="P330" text:outline-level="2"/>
      <text:h text:style-name="P330" text:outline-level="2"/>
      <text:h text:style-name="P330" text:outline-level="2"/>
      <text:h text:style-name="P330" text:outline-level="2"/>
      <text:h text:style-name="Heading_20_3" text:outline-level="3"><text:bookmark-start text:name="__RefHeading___Toc1941_2928477182"/>Stati di un processo<text:bookmark-end text:name="__RefHeading___Toc1941_2928477182"/></text:h>
      <text:list xml:id="list2994509649" text:style-name="L3">
        <text:list-item>
          <text:p text:style-name="P281"><draw:frame draw:style-name="fr5" draw:name="Immagine3" text:anchor-type="paragraph" svg:y="0.205cm" svg:width="8.25cm" svg:height="6.521cm" draw:z-index="2"><draw:image xlink:href="Pictures/10000201000001DD000001796CF9AA512ABD9858.png" xlink:type="simple" xlink:show="embed" xlink:actuate="onLoad" loext:mime-type="image/png"/></draw:frame>Ready: <text:span text:style-name="T1">lo stato iniziale, il processo è pronto ad essere eseguito.</text:span></text:p>
        </text:list-item>
        <text:list-item>
          <text:p text:style-name="P281">Running: <text:span text:style-name="T1">il processo sta usando la CPU, è in esecuzione. </text:span></text:p>
        </text:list-item>
        <text:list-item>
          <text:p text:style-name="P281">Blocked: <text:span text:style-name="T1">il processo sta eseguendo un qualche tipo di operazione che non gli permettono di essere eseguito finché non avvenga qualcos’altro, ad esempio è in attesa di input. </text:span></text:p>
        </text:list-item>
      </text:list>
      <text:p text:style-name="P35"/>
      <text:p text:style-name="Text_20_body">Tali stati si alternano fino all’ultima istruzione, ovvero <text:span text:style-name="T277">exit()</text:span><text:span text:style-name="T276">.</text:span></text:p>
      <text:p text:style-name="Text_20_body"/>
      <text:p text:style-name="P223">Ready queue: <text:span text:style-name="T1">tutti i processi in coda in stato </text:span><text:span text:style-name="T90">ready</text:span><text:span text:style-name="T1">. Lo </text:span><text:span text:style-name="T90">scheduler </text:span><text:span text:style-name="T1">deciderà quale eseguire.</text:span></text:p>
      <text:p text:style-name="Text_20_body"/>
      <text:p text:style-name="P223">Scheduler: <text:span text:style-name="T1">componente del sistema operativo che ha il compito di scegliere quali processi in </text:span><text:span text:style-name="T90">ready queue</text:span><text:span text:style-name="T1"> eseguire, </text:span><text:span text:style-name="T3">in base al suo algoritmo di scheduling.</text:span></text:p>
      <text:p text:style-name="P244">Multiprogrammazione : <text:span text:style-name="T1">più processi possono essere eseguiti contemporaneamente dalla macchina.</text:span></text:p>
      <text:h text:style-name="P288" text:outline-level="3"/>
      <text:p text:style-name="Text_20_body"><text:bookmark-start text:name="__RefHeading___Toc371_61661532"/>La <text:span text:style-name="T90">multiprogrammazione </text:span><text:span text:style-name="T1">venne introdotta per ottimizzare i tempi di utilizzo della CPU. Come abbiamo visto un programma non sempre è in fase di </text:span><text:span text:style-name="T90">running</text:span><text:span text:style-name="T1">, e quando questo accade la CPU non viene sfruttata. L’idea della multiprogrammazione è quella di eseguire altri processi mentre il processo da terminare non è in running, </text:span><text:span text:style-name="T5">ovvero fare più cose contemporaneamente (</text:span><text:span text:style-name="T92">time-sharing</text:span><text:span text:style-name="T5">).</text:span><text:span text:style-name="T1"> Ovviamente la multiprogrammazione deve essere gestita dal sistema operativo, a cui quindi bisogna aggiungere tale funzionalità. Riassumendo, l’OS deve essere in grado di gestire più processi contemporaneamente.</text:span><text:bookmark-end text:name="__RefHeading___Toc371_61661532"/></text:p>
      <text:h text:style-name="P289" text:outline-level="3"/>
      <text:h text:style-name="Heading_20_3" text:outline-level="3"><text:bookmark-start text:name="__RefHeading___Toc373_61661532"/>P<text:span text:style-name="T280">rocess Control Block (PCB)</text:span><text:bookmark-end text:name="__RefHeading___Toc373_61661532"/></text:h>
      <text:p text:style-name="P67"><draw:frame draw:style-name="fr6" draw:name="Immagine4" text:anchor-type="paragraph" svg:width="6.429cm" svg:height="6.641cm" draw:z-index="19"><draw:image xlink:href="Pictures/10000201000000F3000000FBD172902082D73EB9.png" xlink:type="simple" xlink:show="embed" xlink:actuate="onLoad" loext:mime-type="image/png"/></draw:frame>L’OS, che, ricordiamolo, non è altro che un programma, deve però avere informazioni in più per poter gestire la multiprogrammazione, poiché nel momento in cui <text:span text:style-name="T281">un programma viene interrotto, bisogna evitare che i dati con cui questo lavorava (</text:span><text:span text:style-name="T283">contesto)</text:span><text:span text:style-name="T281"> vengano persi o sovrascritti dal prossimo comando in coda. Per questo motivo l’OS si serve di una struttura dati, il </text:span><text:span text:style-name="T91">process control block (PCB), </text:span><text:span text:style-name="T4">il quale memorizza le informazioni necessarie al sistema operativo per cambiare programma in esecuzione e quindi il contesto (</text:span><text:span text:style-name="T91">context switch</text:span><text:span text:style-name="T4">). <text:s text:c="2"/></text:span></text:p>
      <text:h text:style-name="P289" text:outline-level="3"/>
      <text:h text:style-name="P330" text:outline-level="2"><text:bookmark-start text:name="__RefHeading___Toc1943_2928477182"/>Virtualizzazione della CPU – cos’è?<text:bookmark-end text:name="__RefHeading___Toc1943_2928477182"/></text:h>
      <text:p text:style-name="P69">Solitamente vengono eseguiti più processi contemporaneamente, molti più del numero di processori presenti nella macchina. <text:s/><text:span text:style-name="T320">L’OS deve “far credere” al processo che in realtà il numero di processori fisici non sia un limite. </text:span>Come fa l’OS a gestire questa situazione? </text:p>
      <text:p text:style-name="P68">I meccanismi <text:span text:style-name="T319">usati dall’OS per fare ciò sono due:</text:span></text:p>
      <text:list xml:id="list2530712402" text:style-name="L4">
        <text:list-item>
          <text:p text:style-name="P282">time sharing</text:p>
        </text:list-item>
        <text:list-item>
          <text:p text:style-name="P282">context switch</text:p>
        </text:list-item>
      </text:list>
      <text:p text:style-name="P225"><text:soft-page-break/>Time Sharing : <text:span text:style-name="T1">consiste nel far condividere una risorsa (ad esempio la CPU) per un po'</text:span><text:span text:style-name="T6"> </text:span><text:span text:style-name="T1">ad un</text:span> <text:span text:style-name="T1">entità</text:span><text:span text:style-name="T7">(ad esempio un processo)</text:span><text:span text:style-name="T1">, per un p</text:span><text:span text:style-name="T6">ò</text:span><text:span text:style-name="T1"> ad un altra e cosi via.</text:span></text:p>
      <text:p text:style-name="P6"/>
      <text:p text:style-name="P71"><text:span text:style-name="T322">Il </text:span><text:span text:style-name="T323">time sharing</text:span><text:span text:style-name="T326"> della CPU si ottiene mandando in running un processo anche se il processo precedente non ha </text:span><text:span text:style-name="T327">terminato.</text:span><text:span text:style-name="T8"> </text:span></text:p>
      <text:p text:style-name="P72">I dettagli riguardo come e quando i processi vengono mandati in esecuzione oppure interrotti, li vedremo più avanti. </text:p>
      <text:p text:style-name="P6"/>
      <text:p text:style-name="P226">Context <text:span text:style-name="T321">Switch : </text:span><text:span text:style-name="T7">meccanismo che consente di scambiare i processi in running senza perdere i progressi e gli stati che i dati elaborati da tali processi vengano persi.</text:span></text:p>
      <text:p text:style-name="P70"/>
      <text:p text:style-name="P6">L’idea è che l’OS assegni una CPU virtuale mappata su quella fisica a ciascun processo.</text:p>
      <text:p text:style-name="P68">Come si fa? In realtà il PCB può essere considerato una CPU virtuale, poiché permetterà alla CPU fisica di riprendere il processo lì dove si era interrotto. Il PCB è quindi la chiave per far funzionare il <text:span text:style-name="T90">context switch</text:span><text:span text:style-name="T1">.</text:span></text:p>
      <text:p text:style-name="P216">05/03/19</text:p>
      <text:h text:style-name="P331" text:outline-level="2"><text:bookmark-start text:name="__RefHeading___Toc375_61661532"/>Tecniche di virtualizzazione CPU<text:bookmark-end text:name="__RefHeading___Toc375_61661532"/></text:h>
      <text:h text:style-name="P341" text:outline-level="3"><text:bookmark-start text:name="__RefHeading___Toc377_61661532"/>Direct Execution<text:bookmark-end text:name="__RefHeading___Toc377_61661532"/></text:h>
      <text:p text:style-name="Text_20_body"><draw:frame draw:style-name="fr7" draw:name="Immagine5" text:anchor-type="paragraph" svg:width="10.966cm" svg:height="4.784cm" draw:z-index="1"><draw:image xlink:href="Pictures/10000201000002C2000001342977F24EBCD06B36.png" xlink:type="simple" xlink:show="embed" xlink:actuate="onLoad" loext:mime-type="image/png"/></draw:frame>Quando un processo deve essere eseguito, l’OS carica da disco in memoria centrale il programma (in realtà una porzione di esso → <text:span text:style-name="T90">Swapping </text:span><text:span text:style-name="T1">), crea il relativo PCB ed effettua altre inizializzazioni. Dopodiché l’OS </text:span><text:span text:style-name="T9">fa una </text:span><text:span text:style-name="T339">jump</text:span><text:span text:style-name="T293"> </text:span><text:span text:style-name="T188">alla prima istruzione eseguibile (</text:span><text:span text:style-name="T293">entry point)</text:span><text:span text:style-name="T188">. Il controllo della CPU quindi passa al programma, che viene eseguito fino all’ultima istruzione, la </text:span><text:span text:style-name="T339">exit</text:span><text:span text:style-name="T188">(), che non è altro che una </text:span><text:span text:style-name="T339">jump</text:span><text:span text:style-name="T188"> ad un indirizzo </text:span><text:span text:style-name="T189">dell’ OS, che libera la memoria centrale e può eseguire un nuovo programma. </text:span></text:p>
      <text:p text:style-name="P245"><text:span text:style-name="T222">C</text:span><text:span text:style-name="T223">RITICITÀ: </text:span></text:p>
      <text:list xml:id="list4258570728" text:style-name="L5">
        <text:list-item>
          <text:p text:style-name="P299"><text:span text:style-name="T187">Nessun tipo di </text:span><text:span text:style-name="T221">time sharing</text:span><text:span text:style-name="T187">, il processo continua fino all’ </text:span><text:span text:style-name="T338">exit()</text:span><text:span text:style-name="T187">.</text:span></text:p>
        </text:list-item>
        <text:list-item>
          <text:p text:style-name="P300">In caso di loop infinito, l’OS non tornerà mai in controllo della CPU !</text:p>
        </text:list-item>
      </text:list>
      <text:p text:style-name="P15"/>
      <text:h text:style-name="P342" text:outline-level="3"><text:bookmark-start text:name="__RefHeading___Toc492_415194073"/>Switching between processes<text:bookmark-end text:name="__RefHeading___Toc492_415194073"/></text:h>
      <text:p text:style-name="P80">Per introdurre <text:span text:style-name="T90">time sharing</text:span><text:span text:style-name="T1">, abbiamo bisogno di interrompere il programma in esecuzione, memorizzare il contesto e mandare in esecuzione il successivo programma (quale sarà il successivo </text:span><text:span text:style-name="T10">e</text:span><text:span text:style-name="T1"> lo decide lo </text:span><text:span text:style-name="T90">scheduler</text:span><text:span text:style-name="T1">). </text:span></text:p>
      <text:h text:style-name="P367" text:outline-level="4"><text:bookmark-start text:name="__RefHeading___Toc494_415194073"/>Interruzione di un processo<text:bookmark-end text:name="__RefHeading___Toc494_415194073"/></text:h>
      <text:p text:style-name="P80"><text:span text:style-name="T1">Quindi, per prima cosa, bisogna trovare un modo per interrompere un programma in esecuzione. Può farlo l’OS? NO. L’OS è un programma a sua volta, se in quel momento il controllo della CPU ce l’ha un altro processo, l’OS non può fare nulla. Abbiamo bisogno di un aiuto hardware: vi sarà un segnale elettronico che ferma il ciclo di esecuzione, il </text:span><text:span text:style-name="T90">segnale di </text:span><text:span text:style-name="T247">interrupt</text:span><text:span text:style-name="T153">. </text:span><text:span text:style-name="T162">Viene quindi modificato il ciclo di esecuzione di Von Neumann: </text:span></text:p>
      <text:p text:style-name="P80"/>
      <text:p text:style-name="P80"><draw:custom-shape text:anchor-type="paragraph" draw:z-index="4" draw:name="Forma13" draw:style-name="gr2" svg:width="5.601cm" svg:height="1.324cm" svg:x="4.902cm" svg:y="0.46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gt; FETCH<text:tab/><text:tab/><text:tab/><text:tab/><text:tab/><text:tab/><text:tab/><text:tab/><text:tab/>&gt; FETCH</text:p>
      <text:p text:style-name="P80">&gt; DECODE<text:tab/><text:tab/><text:tab/><text:tab/><text:tab/><text:tab/><text:tab/><text:tab/><text:tab/>&gt; DECODE</text:p>
      <text:p text:style-name="P80">&gt; EXECUTE<text:tab/><text:tab/><text:tab/><text:tab/><text:tab/><text:tab/><text:tab/><text:tab/><text:tab/>&gt; EXECUTE</text:p>
      <text:p text:style-name="P80"><draw:frame text:anchor-type="paragraph" draw:z-index="6" draw:name="Forma14" draw:style-name="gr4" draw:text-style-name="P385" svg:width="4.102cm" svg:height="2.615cm" svg:x="14.162cm" svg:y="0.074cm"><draw:text-box><text:p><text:span text:style-name="T524">Se il </text:span><text:span text:style-name="T524">segnale </text:span><text:span text:style-name="T524">di </text:span><text:span text:style-name="T525">interru</text:span><text:span text:style-name="T525">pt</text:span><text:span text:style-name="T524"> è </text:span><text:span text:style-name="T524">attivo, la </text:span><text:span text:style-name="T524">CPU </text:span><text:span text:style-name="T524">esce dal </text:span><text:span text:style-name="T524">ciclo di </text:span><text:span text:style-name="T524">esecuzio</text:span><text:span text:style-name="T524">ne.</text:span></text:p></draw:text-box></draw:frame><text:tab/><text:tab/><text:tab/><text:tab/><text:tab/><text:tab/><text:tab/><text:tab/><text:tab/><text:tab/><text:span text:style-name="T90">&gt; TEST:</text:span></text:p>
      <text:p text:style-name="P36"/>
      <text:p text:style-name="P37"><draw:line text:anchor-type="paragraph" draw:z-index="12" draw:name="Forma15" draw:style-name="gr5" draw:text-style-name="P386" svg:x1="13.037cm" svg:y1="0.288cm" svg:x2="7.789cm" svg:y2="0.288cm"><text:p/></draw:line><text:span text:style-name="T249">L’ OS riacquisisce così il controllo.</text:span> </text:p>
      <text:p text:style-name="P73"/>
      <text:p text:style-name="P73">In particolare una componente del sistema operativo, chiamata <text:span text:style-name="T90">interrupt handler</text:span>, avrà il compito di gestire la situazione <text:span text:style-name="T343">futura</text:span>, ma l’importante è che il controllo della CPU sia tornato all’ OS. </text:p>
      <text:h text:style-name="P368" text:outline-level="4"><text:bookmark-start text:name="__RefHeading___Toc496_415194073"/>Riacquisizione del controllo da parte del sistema operativo<text:bookmark-end text:name="__RefHeading___Toc496_415194073"/></text:h>
      <text:p text:style-name="P81">Esattamente come fa un segnale di <text:span text:style-name="T90">interrupt</text:span><text:span text:style-name="T1"> a ridare il controllo all’OS? Inoltre un programma può essere interrotto per diversi motivi ( syscalls, interrupt di clock, eccezioni, I/O...), come fa l’HW a dire all’OS che la causa dell’ </text:span><text:span text:style-name="T90">interrupt </text:span><text:span text:style-name="T1">e quindi come dovrà gestirlo? Per </text:span><text:span text:style-name="T14">risolvere questi problemi, in fase di boot viene caricata l’ </text:span><text:span text:style-name="T96">interrupt descriptor table (IDT)</text:span><text:span text:style-name="T14">, la quale contiene per ogni tipo di </text:span><text:span text:style-name="T96">interrupt, </text:span><text:span text:style-name="T14">l’indirizzo del corrispondente </text:span><text:span text:style-name="T96">interrupt handler</text:span><text:span text:style-name="T14">. </text:span><text:span text:style-name="T15">Quando avviene un </text:span><text:span text:style-name="T97">interrupt</text:span><text:span text:style-name="T15">, l’HW carica </text:span><text:soft-page-break/><text:span text:style-name="T15">l’indirizzo del relativo </text:span><text:span text:style-name="T97">interrupt handler </text:span><text:span text:style-name="T15">nel Program Counter. Così facendo la prossima istruzione sarà dell’OS, che quindi si riappropria del controllo della CPU. <text:s/></text:span><text:span text:style-name="T96"><text:s/></text:span><text:span text:style-name="T14"><text:s/></text:span></text:p>
      <text:h text:style-name="P367" text:outline-level="4"><text:bookmark-start text:name="__RefHeading___Toc498_415194073"/>Salvataggio del contesto<text:bookmark-end text:name="__RefHeading___Toc498_415194073"/></text:h>
      <text:p text:style-name="P82"><text:span text:style-name="T344">La riacquisizione del controllo da parte dell’OS può essere problematica, in quanto essendo anch’esso un programma, i suoi dati potrebbero sovrascrivere i dati del processo precedente. È quindi importante, prima di effettuare un </text:span><text:span text:style-name="T93">context switch</text:span><text:span text:style-name="T11">, salvare il contesto precedente non appena si verifica un </text:span><text:span text:style-name="T93">interrupt</text:span><text:span text:style-name="T11">. Anche in questo caso l’OS non ha nessun controllo, deve aiutarci l’HW, il quale quindi salverà </text:span><text:span text:style-name="T12">i registri a rischio. A questo punto subentra l’</text:span><text:span text:style-name="T94">interrupt handler</text:span><text:span text:style-name="T12">, che in caso di </text:span><text:span text:style-name="T94">context switch </text:span><text:span text:style-name="T12">richiesto dallo </text:span><text:span text:style-name="T94">scheduler </text:span><text:span text:style-name="T12">dovrà salvare i registri salvati dall’HW nel PCB del processo interrotto, e caricherà in memoria i registri dal PCB del nuovo processo. <text:s/></text:span><text:span text:style-name="T13">A questo punto si effettua una jump alla prima istruzione da eseguire del nuovo processo (non necessariamente la prima del codice, in quanto potrebbe essere un programma interrotto in precedenza! ), e il </text:span><text:span text:style-name="T95">context switch </text:span><text:span text:style-name="T13">termina. </text:span></text:p>
      <text:p text:style-name="P73"><draw:frame draw:style-name="fr8" draw:name="Immagine6" text:anchor-type="paragraph" svg:width="16.902cm" svg:height="14.651cm" draw:z-index="29"><draw:image xlink:href="Pictures/1000020100000360000002ED2936DBE540944689.png" xlink:type="simple" xlink:show="embed" xlink:actuate="onLoad" loext:mime-type="image/png"/></draw:frame></text:p>
      <text:h text:style-name="P381" text:outline-level="4"><text:bookmark-start text:name="__RefHeading___Toc718_664439228"/>Protezione del sistema – User mode vs Kernel mode<text:bookmark-end text:name="__RefHeading___Toc718_664439228"/></text:h>
      <text:p text:style-name="P83">Come abbiamo introdotto all’inizio, il sistema operativo è l’unico che può accedere alle risorse HW del sistema, <text:span text:style-name="T345">mentre bisogna evitare che l’utente o un programma malevolo possano effettuare operazioni pericolose a basso livello. Per questo motivo abbiamo le due già citate modalità: </text:span><text:span text:style-name="T98">user mode </text:span><text:span text:style-name="T16">e </text:span><text:span text:style-name="T98">kernel mode</text:span><text:span text:style-name="T16">.</text:span></text:p>
      <text:p text:style-name="P84"><text:span text:style-name="T17">Ogniqualvolta si avvia un processo, questo girerà in </text:span><text:span text:style-name="T99">user mode</text:span><text:span text:style-name="T17">, mentre nel momento in cui avviene un </text:span><text:span text:style-name="T99">interrupt</text:span><text:span text:style-name="T17">, si ritornerà in </text:span><text:span text:style-name="T99">kernel mode</text:span><text:span text:style-name="T17">. </text:span></text:p>
      <text:p text:style-name="P38"/>
      <text:p text:style-name="P38"><draw:custom-shape text:anchor-type="paragraph" draw:z-index="16" draw:name="Forma16" draw:style-name="gr11" draw:text-style-name="P389" svg:width="5.248cm" svg:height="2.999cm" svg:x="11.338cm" svg:y="0.415cm"><text:p text:style-name="P386"><text:span text:style-name="T90">User mode</text:span></text:p><text:p text:style-name="P386">- modalità in cui opera l’utente</text:p><text:p text:style-name="P386">- accesso limitato alle risor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name="Forma16" draw:style-name="gr13" draw:text-style-name="P383" svg:width="5.248cm" svg:height="2.999cm" svg:x="-0.039cm" svg:y="0.326cm"><text:p text:style-name="P386"><text:span text:style-name="T90">Kernel mode</text:span></text:p><text:p text:style-name="P386">- modalità in cui opera l’OS</text:p><text:p text:style-name="P386">- accesso completo a tutte le risorse della macchin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name="Forma18" draw:style-name="gr14" draw:text-style-name="P391" svg:width="4.672cm" svg:height="1.26cm" svg:x="5.782cm" svg:y="0.512cm"><text:p><text:span text:style-name="T90"><text:tab/></text:span><text:span text:style-name="T90">Interrupt</text:spa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8"/>
      <text:p text:style-name="P38"><draw:custom-shape text:anchor-type="paragraph" draw:z-index="17" draw:name="Forma17" draw:style-name="gr12" draw:text-style-name="P390" svg:width="4.679cm" svg:height="1.262cm" svg:x="6.068cm" svg:y="0.399cm"><text:p><text:span text:style-name="T525"><text:s text:c="8"/></text:span><text:span text:style-name="T525">Nuovo Processo</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8"/>
      <text:p text:style-name="P38"/>
      <text:p text:style-name="P38"/>
      <text:p text:style-name="P85"><text:span text:style-name="T17">L’</text:span><text:span text:style-name="T1">utente ha comunque bisogno di accedere alle risorse della macchina, </text:span><text:span text:style-name="T18">ed ha quindi bisogno di chiedere tali servizi al sistema operativo, tramite le </text:span><text:span text:style-name="T100">system calls.</text:span></text:p>
      <text:h text:style-name="P343" text:outline-level="3"><text:bookmark-start text:name="__RefHeading___Toc720_664439228"/>System calls<text:bookmark-end text:name="__RefHeading___Toc720_664439228"/></text:h>
      <text:p text:style-name="P86">Le <text:span text:style-name="T90">system calls </text:span><text:span text:style-name="T1">(“chiamate a sistema”) sono istruzioni che permettono all’utente di interagire con le risorse della macchina, in quanto richiedono al’OS dei servizi. Tali servizi possono essere:</text:span></text:p>
      <text:list xml:id="list3464139585" text:style-name="L6">
        <text:list-item>
          <text:p text:style-name="P290">Process control </text:p>
        </text:list-item>
        <text:list-item>
          <text:p text:style-name="P290">Inter-process communication</text:p>
        </text:list-item>
        <text:list-item>
          <text:p text:style-name="P290">Memory management</text:p>
        </text:list-item>
        <text:list-item>
          <text:p text:style-name="P290">Access to data in files </text:p>
        </text:list-item>
        <text:list-item>
          <text:p text:style-name="P290">File and file-system management</text:p>
        </text:list-item>
        <text:list-item>
          <text:p text:style-name="P290">Devices management</text:p>
        </text:list-item>
        <text:list-item>
          <text:p text:style-name="P290">altre…</text:p>
        </text:list-item>
      </text:list>
      <text:p text:style-name="Text_20_body"><text:span text:style-name="T1">Attraverso un linguaggio ad alto livello (C compreso) non è possibile chiamare direttamente </text:span><text:span text:style-name="T19">le </text:span><text:span text:style-name="T101">syscall</text:span><text:span text:style-name="T19"> – solo in Assembly si può fare – ma bisogna passare per delle API, librerie che facilitacosì l’uso delle </text:span><text:span text:style-name="T101">syscall. </text:span><text:span text:style-name="T19"><text:s/></text:span><text:span text:style-name="T101"><text:s/></text:span></text:p>
      <text:p text:style-name="Esempio">Esempio: <text:span text:style-name="T346">printf()</text:span> è una funzione di libreria che chiama la <text:span text:style-name="T90">syscall </text:span><text:span text:style-name="T348">write</text:span><text:span text:style-name="T347">().</text:span></text:p>
      <text:p text:style-name="P87">Le <text:span text:style-name="T90">syscall </text:span><text:span text:style-name="T1">sono identificate per numero, non vi è portabilità, una </text:span><text:span text:style-name="T90">syscall </text:span><text:span text:style-name="T1">può avere numero identificativi diversi in OS diversi. Per evitare troppi problemi di compatibilità, le </text:span><text:span text:style-name="T90">syscall</text:span><text:span text:style-name="T1"> sono standardizzate secondo lo standard </text:span><text:span text:style-name="T90">POSIX.</text:span><text:span text:style-name="T1"> </text:span></text:p>
      <text:p text:style-name="P87"><text:soft-page-break/><text:span text:style-name="T1">I parametri di una </text:span><text:span text:style-name="T90">syscall </text:span><text:span text:style-name="T1">vengono passati in 3 modi diversi:</text:span></text:p>
      <text:list xml:id="list169701756" text:style-name="L7">
        <text:list-item>
          <text:p text:style-name="P291">per registri</text:p>
        </text:list-item>
        <text:list-item>
          <text:p text:style-name="P278">stack in cui sono memorizzati gli indirizzi</text:p>
        </text:list-item>
        <text:list-item>
          <text:p text:style-name="P278">memorizzati in una zona di memoria speciale</text:p>
        </text:list-item>
      </text:list>
      <text:h text:style-name="P369" text:outline-level="4"><text:bookmark-start text:name="__RefHeading___Toc877_259859888"/>Come funziona una syscall?<text:bookmark-end text:name="__RefHeading___Toc877_259859888"/></text:h>
      <text:p text:style-name="P87">Le <text:span text:style-name="T90">syscall </text:span><text:span text:style-name="T1">non fanno altro che passare da </text:span><text:span text:style-name="T90">user mode </text:span><text:span text:style-name="T1">a </text:span><text:span text:style-name="T90">kernel mode</text:span><text:span text:style-name="T1">, </text:span><text:span text:style-name="T20">nella quale l’OS eseguirà l’istruzione richiesta dalla relativa </text:span><text:span text:style-name="T102">syscall, </text:span><text:span text:style-name="T20">dopodiché</text:span><text:span text:style-name="T102"> </text:span><text:span text:style-name="T20">si ritorna in </text:span><text:span text:style-name="T102">user mode </text:span><text:span text:style-name="T20">per proseguire l’esecuzione. Il passaggio da user a kernel, avviene in maniera concettualmente uguale ad un </text:span><text:span text:style-name="T102">interrupt, </text:span><text:span text:style-name="T20">infatti parliamo di </text:span><text:span text:style-name="T102">interrupt software(trap)</text:span><text:span text:style-name="T20">, ovvero un </text:span><text:span text:style-name="T102">interrupt </text:span><text:span text:style-name="T20">richiesto dall’utente, e anche qui viene coinvolta l’</text:span><text:span text:style-name="T102">IDT. </text:span><text:span text:style-name="T20">Vediamo nel dettaglio l’esecuzione di una </text:span><text:span text:style-name="T102">syscall:</text:span></text:p>
      <text:p text:style-name="P88"><draw:custom-shape text:anchor-type="paragraph" draw:z-index="21" draw:name="Forma19" draw:style-name="gr15" draw:text-style-name="P392" svg:width="3.529cm" svg:height="3.827cm" svg:x="0.975cm" svg:y="0.766cm"><text:p text:style-name="P386">Istruzione Assembly:</text:p><text:p text:style-name="P386"><text:span text:style-name="T526">int $0x80</text:span></text:p><text:p text:style-name="P386">(<text:span text:style-name="T526">sysenter</text:span> in Intel)</text:p><draw:enhanced-geometry svg:viewBox="0 0 21600 21600" draw:glue-points="10800 2150 0 10800 10800 19890 21600 10800" draw:text-areas="0 4300 21600 21600" draw:type="flowchart-manual-input" draw:enhanced-path="M 0 4300 L 21600 0 21600 21600 0 21600 0 4300 Z N"/></draw:custom-shape><draw:frame text:anchor-type="paragraph" draw:z-index="22" draw:name="Forma20" draw:style-name="gr16" draw:text-style-name="P393" svg:width="1.609cm" svg:height="0.795cm" svg:x="2.145cm" svg:y="4.976cm"><draw:text-box><text:p>User</text:p></draw:text-box></draw:frame><draw:custom-shape text:anchor-type="paragraph" draw:z-index="23" draw:name="Forma21" draw:style-name="gr17" draw:text-style-name="P394" svg:width="3.881cm" svg:height="2.624cm" svg:x="6.951cm" svg:y="1.36cm"><text:p text:style-name="P386"><text:span text:style-name="T90">Interrupt;</text:span></text:p><text:p text:style-name="P386">Saving context of running process</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24" draw:name="Forma21" draw:style-name="gr17" draw:text-style-name="P394" svg:width="3.881cm" svg:height="2.624cm" svg:x="13.058cm" svg:y="1.339cm"><text:p text:style-name="P386">Move to <text:span text:style-name="T90">kernel mode</text:span></text:p><draw:enhanced-geometry svg:viewBox="0 0 21600 21600" draw:glue-points="10800 0 0 10800 10800 21600 21600 10800" draw:type="flowchart-process" draw:enhanced-path="M 0 0 L 21600 0 21600 21600 0 21600 0 0 Z N"/></draw:custom-shape><draw:line text:anchor-type="paragraph" draw:z-index="25" draw:name="Forma22" draw:style-name="gr5" draw:text-style-name="P386" svg:x1="4.747cm" svg:y1="2.815cm" svg:x2="6.62cm" svg:y2="2.794cm"><text:p/></draw:line><draw:line text:anchor-type="paragraph" draw:z-index="26" draw:name="Forma22" draw:style-name="gr5" draw:text-style-name="P386" svg:x1="11.008cm" svg:y1="2.792cm" svg:x2="12.881cm" svg:y2="2.771cm"><text:p/></draw:line><draw:frame text:anchor-type="paragraph" draw:z-index="27" draw:name="Forma23" draw:style-name="gr18" draw:text-style-name="P393" svg:width="1.853cm" svg:height="1.036cm" svg:x="8.075cm" svg:y="4.337cm"><draw:text-box><text:p>HW</text:p></draw:text-box></draw:frame><draw:frame text:anchor-type="paragraph" draw:z-index="29" draw:name="Forma23" draw:style-name="gr18" draw:text-style-name="P393" svg:width="1.853cm" svg:height="1.036cm" svg:x="13.72cm" svg:y="4.293cm"><draw:text-box><text:p>HW</text:p></draw:text-box></draw:frame><draw:line text:anchor-type="paragraph" draw:z-index="30" draw:name="Forma24" draw:style-name="gr5" draw:text-style-name="P386" svg:x1="15.131cm" svg:y1="4.403cm" svg:x2="15.131cm" svg:y2="6.255cm"><text:p/></draw:line><draw:custom-shape text:anchor-type="paragraph" draw:z-index="32" draw:name="Forma26" draw:style-name="gr20" draw:text-style-name="P397" svg:width="5.605cm" svg:height="5.899cm" svg:x="12.153cm" svg:y="10.732cm"><text:p text:style-name="P386"><text:span text:style-name="T524">Syscall Handler:</text:span></text:p><text:p text:style-name="P396"><text:span text:style-name="T524"/></text:p><text:p text:style-name="P396"><text:span text:style-name="T527"><text:s/></text:span><text:span text:style-name="T527">switch (%eax) {</text:span></text:p><text:p text:style-name="P396"><text:span text:style-name="T527"><text:s/></text:span><text:span text:style-name="T527">1: exit</text:span></text:p><text:p text:style-name="P396"><text:span text:style-name="T527"><text:s/></text:span><text:span text:style-name="T527">2: …</text:span></text:p><text:p text:style-name="P396"><text:span text:style-name="T527"><text:s/></text:span><text:span text:style-name="T527">3: read</text:span></text:p><text:p text:style-name="P396"><text:span text:style-name="T527"><text:s/></text:span><text:span text:style-name="T527">4: write</text:span></text:p><text:p text:style-name="P396"><text:span text:style-name="T527"><text:tab/></text:span><text:span text:style-name="T527">…</text:span></text:p><text:p text:style-name="P396"><text:span text:style-name="T527"><text:s/></text:span><text:span text:style-name="T527">}</text:span></text:p><draw:enhanced-geometry svg:viewBox="0 0 21600 21600" draw:glue-points="10800 0 0 10800 10800 21600 21600 10800 ?f40 ?f41" draw:text-areas="0 0 21600 21600" draw:type="rectangular-callout" draw:modifiers="8169.66645689113 -5450.044843049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1" draw:name="Forma25" draw:style-name="gr19" draw:text-style-name="P395" svg:width="3.573cm" svg:height="2.535cm" svg:x="13.369cm" svg:y="6.63cm"><text:p text:style-name="P386"><text:span text:style-name="T90">Syscall Handler</text:span></text:p><text:p text:style-name="P386"><text:span text:style-name="T1">(si esegue la syscall)</text:span></text:p><draw:enhanced-geometry svg:viewBox="0 0 21600 21600" draw:glue-points="10800 0 0 10800 10800 21600 21600 10800" draw:type="flowchart-process" draw:enhanced-path="M 0 0 L 21600 0 21600 21600 0 21600 0 0 Z N"/></draw:custom-shape></text:p>
      <text:p text:style-name="P88"/>
      <text:p text:style-name="P88"/>
      <text:p text:style-name="P88"/>
      <text:p text:style-name="P88"/>
      <text:p text:style-name="P88"/>
      <text:p text:style-name="P88"/>
      <text:p text:style-name="P88"/>
      <text:p text:style-name="P88"><draw:frame text:anchor-type="paragraph" draw:z-index="35" draw:name="Forma27" draw:style-name="gr23" draw:text-style-name="P393" svg:width="1.876cm" svg:height="0.683cm" svg:x="8.273cm" svg:y="-0.093cm"><draw:text-box><text:p>OS</text:p></draw:text-box></draw:frame><draw:custom-shape text:anchor-type="paragraph" draw:z-index="36" draw:name="Forma21" draw:style-name="gr17" draw:text-style-name="P398" svg:width="3.881cm" svg:height="2.624cm" svg:x="0.713cm" svg:y="0.49cm"><text:p text:style-name="P386"><text:span text:style-name="T1">Restoring context</text:span></text:p><draw:enhanced-geometry svg:viewBox="0 0 21600 21600" draw:glue-points="10800 0 0 10800 10800 21600 21600 10800" draw:type="flowchart-process" draw:enhanced-path="M 0 0 L 21600 0 21600 21600 0 21600 0 0 Z N"/></draw:custom-shape><draw:frame text:anchor-type="paragraph" draw:z-index="42" draw:name="Forma23" draw:style-name="gr18" draw:text-style-name="P393" svg:width="1.853cm" svg:height="1.036cm" svg:x="2.21cm" svg:y="0cm"><draw:text-box><text:p>HW</text:p></draw:text-box></draw:frame><draw:frame text:anchor-type="paragraph" draw:z-index="44" draw:name="Forma27" draw:style-name="gr23" draw:text-style-name="P393" svg:width="1.876cm" svg:height="0.683cm" svg:x="16.036cm" svg:y="0.037cm"><draw:text-box><text:p>OS</text:p></draw:text-box></draw:frame></text:p>
      <text:p text:style-name="P88"><draw:custom-shape text:anchor-type="paragraph" draw:z-index="33" draw:name="Forma29" draw:style-name="gr21" draw:text-style-name="P394" svg:width="3.396cm" svg:height="2.493cm" svg:x="7.084cm" svg:y="-0.166cm"><text:p text:style-name="P386">Istruzione:</text:p><text:p text:style-name="P386"><text:span text:style-name="T528">iret</text:span></text:p><text:p text:style-name="P386">(return-from-trap)</text:p><draw:enhanced-geometry svg:viewBox="0 0 21600 21600" draw:glue-points="10800 0 0 10800 10800 21600 21600 10800" draw:type="flowchart-process" draw:enhanced-path="M 0 0 L 21600 0 21600 21600 0 21600 0 0 Z N"/></draw:custom-shape><draw:line text:anchor-type="paragraph" draw:z-index="34" draw:name="Forma28" draw:style-name="gr22" draw:text-style-name="P394" svg:x1="12.881cm" svg:y1="1.09cm" svg:x2="10.941cm" svg:y2="1.111cm"><text:p/></draw:line><draw:custom-shape text:anchor-type="paragraph" draw:z-index="37" draw:name="Forma21" draw:style-name="gr17" draw:text-style-name="P394" svg:width="3.881cm" svg:height="2.624cm" svg:x="0.734cm" svg:y="4.433cm"><text:p text:style-name="P386">Move to <text:span text:style-name="T90">user mode</text:span></text:p><draw:enhanced-geometry svg:viewBox="0 0 21600 21600" draw:glue-points="10800 0 0 10800 10800 21600 21600 10800" draw:type="flowchart-process" draw:enhanced-path="M 0 0 L 21600 0 21600 21600 0 21600 0 0 Z N"/></draw:custom-shape><draw:line text:anchor-type="paragraph" draw:z-index="38" draw:name="Forma30" draw:style-name="gr22" draw:text-style-name="P394" svg:x1="6.796cm" svg:y1="1.355cm" svg:x2="4.988cm" svg:y2="1.346cm"><text:p/></draw:line><draw:line text:anchor-type="paragraph" draw:z-index="39" draw:name="Forma31" draw:style-name="gr22" draw:text-style-name="P394" svg:x1="2.672cm" svg:y1="2.679cm" svg:x2="2.651cm" svg:y2="3.97cm"><text:p/></draw:line><draw:custom-shape text:anchor-type="paragraph" draw:z-index="40" draw:name="Forma21" draw:style-name="gr17" draw:text-style-name="P394" svg:width="3.881cm" svg:height="2.624cm" svg:x="6.71cm" svg:y="4.41cm"><text:p text:style-name="P386">Si prosegue l’esecuzione...</text:p><draw:enhanced-geometry svg:viewBox="0 0 21600 21600" draw:glue-points="10800 0 0 10800 10800 21600 21600 10800" draw:type="flowchart-process" draw:enhanced-path="M 0 0 L 21600 0 21600 21600 0 21600 0 0 Z N"/></draw:custom-shape><draw:line text:anchor-type="paragraph" draw:z-index="41" draw:name="Forma32" draw:style-name="gr22" draw:text-style-name="P394" svg:x1="4.967cm" svg:y1="5.941cm" svg:x2="6.378cm" svg:y2="5.92cm"><text:p/></draw:line><draw:frame text:anchor-type="paragraph" draw:z-index="43" draw:name="Forma23" draw:style-name="gr18" draw:text-style-name="P393" svg:width="1.853cm" svg:height="1.036cm" svg:x="0.931cm" svg:y="3.854cm"><draw:text-box><text:p>HW</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246"/>
      <text:p text:style-name="P89"><draw:custom-shape text:anchor-type="paragraph" draw:z-index="45" draw:name="Forma16" draw:style-name="gr13" draw:text-style-name="P389" svg:width="5.248cm" svg:height="2.999cm" svg:x="11.338cm" svg:y="1.159cm"><text:p text:style-name="P386"><text:span text:style-name="T90">User mode</text:span></text:p><text:p text:style-name="P386">- modalità in cui opera l’utente</text:p><text:p text:style-name="P386">- accesso limitato alle risor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6" draw:name="Forma17" draw:style-name="gr24" draw:text-style-name="P390" svg:width="4.679cm" svg:height="1.262cm" svg:x="6.112cm" svg:y="2.796cm"><text:p><text:span text:style-name="T525"><text:s/></text:span><text:span text:style-name="T525">Nuovo processo/</text:span><text:span text:style-name="T529">iret</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7" draw:name="Forma16" draw:style-name="gr13" draw:text-style-name="P389" svg:width="5.248cm" svg:height="2.999cm" svg:x="-0.039cm" svg:y="1.071cm"><text:p text:style-name="P386"><text:span text:style-name="T90">Kernel mode</text:span></text:p><text:p text:style-name="P386">- modalità in cui opera l’OS</text:p><text:p text:style-name="P386">- accesso completo a tutte le risorse della macchin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8" draw:name="Forma18" draw:style-name="gr25" draw:text-style-name="P391" svg:width="4.672cm" svg:height="1.26cm" svg:x="5.782cm" svg:y="1.256cm"><text:p><text:span text:style-name="T90"><text:s text:c="5"/></text:span><text:span text:style-name="T90">Interrupt/Syscall</text:spa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l passaggio da <text:span text:style-name="T90">user mode </text:span><text:span text:style-name="T1">a </text:span><text:span text:style-name="T90">kernel mode </text:span><text:span text:style-name="T1">può essere quindi meglio rappresentato:</text:span></text:p>
      <text:p text:style-name="P39"/>
      <text:p text:style-name="P39"/>
      <text:p text:style-name="P39"/>
      <text:p text:style-name="P39"/>
      <text:p text:style-name="P39"/>
      <text:p text:style-name="P90"/>
      <text:h text:style-name="Heading_20_3" text:outline-level="3"><text:bookmark-start text:name="__RefHeading___Toc879_259859888"/>Riepilogo<text:bookmark-end text:name="__RefHeading___Toc879_259859888"/></text:h>
      <text:p text:style-name="P90"><text:span text:style-name="T1">La </text:span><text:span text:style-name="T90">virtualizzazione della CPU </text:span><text:span text:style-name="T1">e quindi la </text:span><text:span text:style-name="T90">multiprogrammazione </text:span><text:span text:style-name="T1">sono ottenuti grazie a questi meccanismi di </text:span><text:span text:style-name="T90">time sharing</text:span><text:span text:style-name="T1">, ovvero gli </text:span><text:span text:style-name="T90">interrupt </text:span><text:span text:style-name="T1">(di clock nel caso del time sharing) e</text:span><text:span text:style-name="T90"> </text:span><text:span text:style-name="T1">ai meccanismi di </text:span><text:span text:style-name="T90">context switch</text:span><text:span text:style-name="T1">, che includono come abbiamo visto, per motivi di protezione, il passaggio tra </text:span><text:span text:style-name="T90">user </text:span><text:span text:style-name="T1">e </text:span><text:span text:style-name="T90">kernel mode</text:span><text:span text:style-name="T1">. La divisione di queste due modalità garantisce comunque all’utente di poter usufruire delle risorse HW, grazie alle </text:span><text:span text:style-name="T90">syscall. </text:span><text:span text:style-name="T1">Ora vedremo le </text:span><text:span text:style-name="T90">sys</text:span><text:span text:style-name="T103">call </text:span><text:span text:style-name="T21">di gestione dei processi di UNIX.</text:span><text:span text:style-name="T1"> </text:span></text:p>
      <text:p text:style-name="P217">12/03/2019</text:p>
      <text:h text:style-name="P332" text:outline-level="2"><text:bookmark-start text:name="__RefHeading___Toc1062_2940240496"/>UNIX Process API <text:bookmark-end text:name="__RefHeading___Toc1062_2940240496"/></text:h>
      <text:h text:style-name="P344" text:outline-level="3"><text:bookmark-start text:name="__RefHeading___Toc1064_2940240496"/>fork()<text:bookmark-end text:name="__RefHeading___Toc1064_2940240496"/></text:h>
      <text:p text:style-name="P227"><text:span text:style-name="T349">f</text:span><text:span text:style-name="T350">ork()</text:span> : syscall <text:span text:style-name="T1">che crea un processo, in questo caso una copia (quasi) identica, detta</text:span><text:span text:style-name="T90"> figlio (child)</text:span><text:span text:style-name="T1">, <text:s/>del processo chiamante, detto </text:span><text:span text:style-name="T90">padre (parent). </text:span><text:span text:style-name="T1"><text:s/></text:span><text:s text:c="2"/></text:p>
      <text:p text:style-name="P91"><text:span text:style-name="T355">La </text:span><text:span text:style-name="T341">fork()</text:span><text:span text:style-name="T355"> non crea un clone perfetto, ma quasi. La differenza fra </text:span><text:span text:style-name="T104">padre </text:span><text:span text:style-name="T22">e </text:span><text:span text:style-name="T104">figlio </text:span><text:span text:style-name="T22">è nel </text:span><text:span text:style-name="T104">PID, </text:span><text:span text:style-name="T22">ovvero il </text:span><text:span text:style-name="T104">process ID:</text:span></text:p>
      <text:p text:style-name="Definizione"><text:span text:style-name="T355">PID (Process ID) : </text:span><text:span text:style-name="T23">in UNIX, </text:span><text:span text:style-name="T22">è </text:span><text:span text:style-name="T104">il numero identificativo di ogni processo</text:span><text:span text:style-name="T22">, </text:span><text:span text:style-name="T23">dato dal sistema operativo al momento della generazione di un processo per poterlo identificare e operare con esso (ad esempio terminarlo). Viene memorizzato nel PCB. <text:s/></text:span></text:p>
      <text:p text:style-name="Nota">Vi sono dei PID particolari:</text:p>
      <text:p text:style-name="Nota">- <text:span text:style-name="T356">PID 0: Viene assegnato allo </text:span><text:span text:style-name="T105">scheduler.</text:span></text:p>
      <text:p text:style-name="P268">- PID 1: Viene assegnato al processo <text:span text:style-name="T341">init</text:span><text:span text:style-name="T90">, </text:span>il padre di tutti i processi che viene creato in fase di boot. A lui vengono anche dati in adozione i processi <text:span text:style-name="T90">orfani</text:span>.<text:span text:style-name="T90"> </text:span></text:p>
      <text:p text:style-name="P247">Vediamo come funziona in dettaglio la <text:span text:style-name="T106">fork():</text:span></text:p>
      <text:p text:style-name="P40"/>
      <text:p text:style-name="P40"><draw:frame draw:style-name="fr9" draw:name="Immagine7" text:anchor-type="paragraph" svg:y="0.316cm" svg:width="8.042cm" svg:height="7.396cm" draw:z-index="61"><draw:image xlink:href="Pictures/10000201000001A7000001851C2B69C7206DD001.png" xlink:type="simple" xlink:show="embed" xlink:actuate="onLoad" loext:mime-type="image/png"/></draw:frame>Il processo iniziale chiama la <text:span text:style-name="T90">fork(), </text:span>e avviene la copia. Al <text:span text:style-name="T90">padre </text:span>viene ritornato il PID del <text:span text:style-name="T90">figlio</text:span>, mentre al <text:span text:style-name="T90">figlio</text:span> viene ritornato il valore 0. Inoltre viene memorizzato nel PCB del <text:span text:style-name="T90">figlio </text:span>il PPID(Parent-Process-ID), ovvero il PID del <text:span text:style-name="T90">padre.</text:span> Dopo la <text:span text:style-name="T90">fork() </text:span>abbiamo sia il <text:span text:style-name="T90">padre </text:span>che il <text:span text:style-name="T90">figlio </text:span>in esecuzione. <text:span text:style-name="T357">Essi condividono la stessa area codice, infatti l’esecuzione di entrambi riparte dall’istruzione successiva alla </text:span><text:span text:style-name="T107">fork()</text:span><text:span text:style-name="T357">, mentre i dati del </text:span><text:span text:style-name="T107">padre </text:span><text:span text:style-name="T357">vengono copiati</text:span> <text:span text:style-name="T357">e questa copia sarà quella usata dal figlio. </text:span></text:p>
      <text:p text:style-name="P40"><draw:frame draw:style-name="fr10" draw:name="Immagine8" text:anchor-type="paragraph" svg:x="6.643cm" svg:y="0.286cm" svg:width="10.259cm" svg:height="4.593cm" draw:z-index="63"><draw:image xlink:href="Pictures/10000201000002FD0000014D85286E39FAEC5BB3.png" xlink:type="simple" xlink:show="embed" xlink:actuate="onLoad" loext:mime-type="image/png"/></draw:frame></text:p>
      <text:p text:style-name="P41">Valori di ritorno della <text:span text:style-name="T90">fork(): </text:span></text:p>
      <text:p text:style-name="P92">- On success, the PID of the child is returned in the parent, and 0 is returned in the child. <text:s/></text:p>
      <text:p text:style-name="P92">- On failure, -1 is returned in the parent, no child process is created.</text:p>
      <text:p text:style-name="P92"/>
      <text:p text:style-name="Nota">In caso di parallelismo dei processi, come la situazione creata dalla <text:span text:style-name="T90">fork(), </text:span><text:span text:style-name="T1">non si può determinare a priori quale dei processi verrà eseguito prima in quanto ciò viene gestito dallo </text:span><text:span text:style-name="T90">scheduler → NON DETERMINISMO. </text:span></text:p>
      <text:p text:style-name="P98"/>
      <text:p text:style-name="P98">Vediamo un esempio pratico di funzionamento della <text:span text:style-name="T90">fork(): </text:span></text:p>
      <text:p text:style-name="P42">Il sorgente della pagina successiva ha come output:</text:p>
      <text:p text:style-name="Preformatted_20_Text"/>
      <text:p text:style-name="P267">prompt&gt; ./<text:span text:style-name="T359">fork</text:span>1</text:p>
      <text:p text:style-name="P267"/>
      <text:p text:style-name="P267">hello world (pid:29146)</text:p>
      <text:p text:style-name="P267">hello, I am parent of 29147 (pid:29146)</text:p>
      <text:p text:style-name="P267">hello, I am child (pid:29147)</text:p>
      <text:p text:style-name="P267"/>
      <text:p text:style-name="P267">prompt&gt;</text:p>
      <text:p text:style-name="P98"><draw:frame draw:style-name="fr11" draw:name="Immagine9" text:anchor-type="paragraph" svg:width="16.902cm" svg:height="11.7cm" draw:z-index="65"><draw:image xlink:href="Pictures/100002010000069A000004923B6D3B8590885E4F.png" xlink:type="simple" xlink:show="embed" xlink:actuate="onLoad" loext:mime-type="image/png"/></draw:frame><text:soft-page-break/></text:p>
      <text:p text:style-name="P99">Cos’è successo? Innanzitutto il processo iniziale stampa “hello world” + il s<text:span text:style-name="T358">u</text:span>o PID (29146), dopodiché chiama la f<text:span text:style-name="T342">ork()</text:span> e salva il suo valore di ritorno nella variabi<text:span text:style-name="T358">le </text:span><text:span text:style-name="T284">rc. </text:span><text:span text:style-name="T256">A questo punto, </text:span><text:span text:style-name="T285">rc </text:span><text:span text:style-name="T256">viene testata: se il valore è minore di 0, singnifica che la fork() è fallita, il processo termina con un errore; se il valore è = 0, significa che il processo che sta eseguendo il test è il </text:span><text:span text:style-name="T224">figlio, </text:span><text:span text:style-name="T190">il quale stamperà “hello, I am child” con tra parentesi il suo PID (nell’esempio 29147, diverso da quello del padre!); se il valore è un qualsiasi valore maggiore di 0(ovvero il PID del figlio), significa che che il processo in esecuzione è il </text:span><text:span text:style-name="T224">padre</text:span><text:span text:style-name="T190">, il quale stamperà “hello, I am parent of” + il PID del </text:span><text:span text:style-name="T224">figlio </text:span><text:span text:style-name="T190">+ tra parentesi il suo PID. Questo esempio ci fa capire che nel momento del fork l’esecuzione parte allo stesso punto per entrambi i processi, ma il valore di ritorno della fork() assegnato a ciascuno sarà diverso, e si può quindi sfruttare la cosa per fare eseguire istruzioni diverse a ciascuno sebbene l’area codice sia condivisa! </text:span></text:p>
      <text:p text:style-name="Nota"><text:span text:style-name="T190">I</text:span><text:span text:style-name="T187">noltre facciamo notare come in realtà l’output di esempio è uscito </text:span><text:span text:style-name="T292">CASUALMENTE </text:span><text:span text:style-name="T187">in quest’ordine, proprio per il </text:span><text:span text:style-name="T221">non determinismo</text:span><text:span text:style-name="T187"> che abbiamo citato prima, l’output della stampa del </text:span><text:span text:style-name="T221">padre </text:span><text:span text:style-name="T187">e quello del </text:span><text:span text:style-name="T221">figlio </text:span><text:span text:style-name="T187">potevano essere invertiti! </text:span><text:span text:style-name="T193">Il problema del </text:span><text:span text:style-name="T226">non determinismo </text:span><text:span text:style-name="T193">sarà cruciale quando parleremo di </text:span><text:span text:style-name="T226">concorrenza</text:span><text:span text:style-name="T193"> più avanti. </text:span></text:p>
      <text:p text:style-name="P16"/>
      <text:p text:style-name="P100"><text:span text:style-name="T191">Nel codice dell’esempio si vede un’altra </text:span><text:span text:style-name="T225">syscall </text:span><text:span text:style-name="T192">che ora descriveremo, la </text:span><text:span text:style-name="T340">exit().</text:span></text:p>
      <text:h text:style-name="P356" text:outline-level="3"><text:bookmark-start text:name="__RefHeading___Toc1066_2940240496"/>exit()<text:bookmark-end text:name="__RefHeading___Toc1066_2940240496"/></text:h>
      <text:p text:style-name="P228"><text:span text:style-name="T360">exit() : causa la normale terminazione di un processo, </text:span><text:span text:style-name="T24">riconsegnando le risorse che tale processo usava al sistema operativo.</text:span><text:span text:style-name="T360"> <text:s text:c="2"/></text:span></text:p>
      <text:p text:style-name="P101">Il prototipo della funzione exit() è il seguente: </text:p>
      <text:p text:style-name="P264">void exit(int status)</text:p>
      <text:p text:style-name="Nota">Il fatto che sia void fa capire che non ha valori di ritorno.</text:p>
      <text:p text:style-name="P101">Il valore <text:span text:style-name="T282">status, </text:span><text:span text:style-name="T195">ovvero lo </text:span><text:span text:style-name="T228">stato di terminazione </text:span><text:span text:style-name="T195">del processo,</text:span><text:span text:style-name="T282"> </text:span><text:span text:style-name="T255">viene restituito all’eventuale </text:span><text:span text:style-name="T221">padre. </text:span><text:span text:style-name="T195">(se quest’ultimo eseguirà una </text:span><text:span text:style-name="T353">wait()</text:span><text:span text:style-name="T228"> ! )</text:span></text:p>
      <text:p text:style-name="P101"><text:span text:style-name="T187">La exit() </text:span><text:span text:style-name="T195">NON</text:span><text:span text:style-name="T187"> cancella il PCB del figlio → il figlio diventa </text:span><text:span text:style-name="T221">zombie. </text:span></text:p>
      <text:p text:style-name="P229"><text:span text:style-name="T227">Processo zombie : </text:span><text:span text:style-name="T194">processo che, nonostante abbia terminato la propria esecuzione, possiede ancora un PID e un PCB, </text:span><text:span text:style-name="T195">poiché in attesa che il processo </text:span><text:span text:style-name="T228">padre </text:span><text:span text:style-name="T195">rilevi il suo stato di terminazione (status).</text:span><text:span text:style-name="T194"> </text:span></text:p>
      <text:p text:style-name="P102"><text:span text:style-name="T194">Quando un processo chiama la exit() tutta la memoria e le risorse ad esso associate vengono liberate così da poter essere utilizzate da altri processi. Ciò nonostante, il PCB del processo resta nella </text:span><text:span text:style-name="T227">tabella dei processi (process table) </text:span><text:span text:style-name="T195">aspettando che</text:span><text:span text:style-name="T194"> il processo </text:span><text:span text:style-name="T227">padre</text:span><text:span text:style-name="T194"> possa leggerne il valore di uscita </text:span><text:span text:style-name="T195">(lo </text:span><text:span text:style-name="T294">status</text:span><text:span text:style-name="T195"> appunto)</text:span><text:span text:style-name="T194"> eseguendo la chiamata di sistema </text:span><text:span text:style-name="T353">wait()</text:span><text:span text:style-name="T194">, al seguito della quale il processo zombie viene definitivamente rimosso. </text:span></text:p>
      <text:p text:style-name="P103"><text:span text:style-name="T194">Questa osservazione sulla creazione di processi </text:span><text:span text:style-name="T227">zombie </text:span><text:span text:style-name="T194">ci fa introdurre la funzione </text:span><text:span text:style-name="T353">wait()</text:span><text:span text:style-name="T194">, necessaria appunto ad eliminare processi </text:span><text:span text:style-name="T227">zombie.</text:span></text:p>
      <text:h text:style-name="P345" text:outline-level="3"><text:bookmark-start text:name="__RefHeading___Toc1071_2940240496"/>wait()<text:bookmark-end text:name="__RefHeading___Toc1071_2940240496"/></text:h>
      <text:p text:style-name="P230"><text:span text:style-name="T229">wait() : </text:span><text:span text:style-name="T196">rileva il cambiamento dello </text:span><text:span text:style-name="T229">stato di terminazione</text:span><text:span text:style-name="T196"> del </text:span><text:span text:style-name="T229">processo figlio</text:span><text:span text:style-name="T196">, e in caso questo sia appunto terminato, cancella il PCB dalla </text:span><text:span text:style-name="T229">process table.</text:span></text:p>
      <text:p text:style-name="P103"><text:span text:style-name="T196">La </text:span><text:span text:style-name="T229">wait() </text:span><text:span text:style-name="T196">quindi dovrebbe essere sempre eseguita dal </text:span><text:span text:style-name="T229">padre</text:span><text:span text:style-name="T196">, in quanto evita la formazione dei processi </text:span><text:span text:style-name="T229">zombie. </text:span></text:p>
      <text:p text:style-name="P103"><text:span text:style-name="T196">Vi è però un altro caso particolare di processi, i processi </text:span><text:span text:style-name="T229">orfani.</text:span></text:p>
      <text:p text:style-name="P230"><text:span text:style-name="T229">Processo orfano : </text:span><text:span text:style-name="T196">processo il cui </text:span><text:span text:style-name="T229">padre </text:span><text:span text:style-name="T196">è stato terminato prima che lui stesso termini. </text:span></text:p>
      <text:p text:style-name="P248"><text:span text:style-name="T196">Il sistema operativo tiene traccia del legame </text:span><text:span text:style-name="T229">padre-figlio</text:span><text:span text:style-name="T196">, grazie al fatto che il </text:span><text:span text:style-name="T229">figlio</text:span><text:span text:style-name="T196"> ha memorizzato nel proprio PCB il PPID (Parent-Process-ID). Nel momento in cui un processo diventa </text:span><text:span text:style-name="T229">orfano, </text:span><text:span text:style-name="T197">questo viene adottato dal processo </text:span><text:span text:style-name="T353">init</text:span><text:span text:style-name="T230"> </text:span><text:span text:style-name="T198">(PID = 1)</text:span><text:span text:style-name="T197">, che è il </text:span><text:span text:style-name="T230">padre</text:span><text:span text:style-name="T197"> di tutti i processi. </text:span><text:span text:style-name="T353">init</text:span><text:span text:style-name="T230"> </text:span><text:span text:style-name="T199">ogni tanto esegue delle </text:span><text:span text:style-name="T231">wait()</text:span><text:span text:style-name="T354"> </text:span><text:span text:style-name="T378">permettendo </text:span><text:span text:style-name="T379">ai processi adottati di terminare in modo corretto. </text:span></text:p>
      <text:p text:style-name="P105"><text:span text:style-name="T379">I </text:span><text:span text:style-name="T377">valori di ritorno della </text:span><text:span text:style-name="T380">wait() </text:span><text:span text:style-name="T377">sono:</text:span></text:p>
      <text:p text:style-name="P124">- on success, returns the process ID of the terminated child;</text:p>
      <text:p text:style-name="P124">- on error, -1 is returned.</text:p>
      <text:p text:style-name="P104"><text:span text:style-name="T379">Finora abbiamo visto </text:span><text:span text:style-name="T381">syscall </text:span><text:span text:style-name="T379">che possono e gestire processi, ma sempre gli stessi! Infatti la </text:span><text:span text:style-name="T381">fork() </text:span><text:span text:style-name="T379">come abbiamo visto duplica processi, non ne crea di nuovi. Per far ciò introduciamo una nuova </text:span><text:span text:style-name="T381">syscall, </text:span><text:span text:style-name="T379">la </text:span><text:span text:style-name="T381">exec()</text:span><text:span text:style-name="T353">. </text:span></text:p>
      <text:h text:style-name="P346" text:outline-level="3"><text:bookmark-start text:name="__RefHeading___Toc1073_2940240496"/><text:span text:style-name="T351">e</text:span><text:span text:style-name="T352">xec()</text:span><text:bookmark-end text:name="__RefHeading___Toc1073_2940240496"/></text:h>
      <text:p text:style-name="P231">exec() : <text:span text:style-name="T25">carica il codice e i dati statici dell`eseguibile passato come argomento e li sovrascrive a quelli attuali; inoltre reinizializza lo heap e lo stack del processo. </text:span></text:p>
      <text:p text:style-name="P109"><text:span text:style-name="T26">L</text:span><text:span text:style-name="T1">a </text:span><text:span text:style-name="T90">exec() </text:span><text:span text:style-name="T1">NON genera nuovi processi, bensì trasforma il processo chiamante nell’eseguibile passato per argomento. </text:span></text:p>
      <text:p text:style-name="P108"><text:span text:style-name="T328">La </text:span><text:span text:style-name="T324">exec() </text:span><text:span text:style-name="T328">in combinazione con la </text:span><text:span text:style-name="T324">fork() </text:span><text:span text:style-name="T328">ci consente quindi di creare ed eseguire nuovi e diversi processi.</text:span><text:span text:style-name="T26"> Infatti prima si esegue una </text:span><text:span text:style-name="T108">fork() </text:span><text:span text:style-name="T27">generando una copia del processo iniziale, dopodiché si esegue un </text:span><text:span text:style-name="T109">exec()</text:span><text:span text:style-name="T108"> </text:span><text:span text:style-name="T27">passando per argomento l’eseguibile che vogliamo lanciare. Vediamo lo schema di queste operazioni: </text:span></text:p>
      <text:p text:style-name="P44"><draw:frame draw:style-name="fr12" draw:name="Immagine10" text:anchor-type="paragraph" svg:width="16.902cm" svg:height="6.278cm" draw:z-index="67"><draw:image xlink:href="Pictures/10000201000003FF0000017C8C5643B292CEA577.png" xlink:type="simple" xlink:show="embed" xlink:actuate="onLoad" loext:mime-type="image/png"/></draw:frame></text:p>
      <text:p text:style-name="P106"><text:span text:style-name="T1">La </text:span><text:span text:style-name="T90">exec()</text:span><text:span text:style-name="T1"> ritorna solamente in caso di errore (valore -1). In caso di successo, non ritorna nulla; il vecchio codice è completamente sostituito dal nuovo e non è più possibile tornare al programma originale.</text:span></text:p>
      <text:p text:style-name="P249">Vediamo ora un esempio pratico di esecuzione di una <text:span text:style-name="T90">exec(): </text:span></text:p>
      <text:p text:style-name="P113"/>
      <text:p text:style-name="P113"><draw:frame draw:style-name="fr12" draw:name="Immagine11" text:anchor-type="paragraph" svg:width="16.902cm" svg:height="8.167cm" draw:z-index="68"><draw:image xlink:href="Pictures/1000020100000598000002B47C4CCCCE270353C6.png" xlink:type="simple" xlink:show="embed" xlink:actuate="onLoad" loext:mime-type="image/png"/></draw:frame></text:p>
      <text:p text:style-name="P43">L’output di questo programma è:</text:p>
      <text:p text:style-name="P43"/>
      <text:p text:style-name="P43"><draw:frame draw:style-name="fr12" draw:name="Immagine12" text:anchor-type="paragraph" svg:width="16.902cm" svg:height="8.386cm" draw:z-index="71"><draw:image xlink:href="Pictures/100002010000031000000185FC4D5A5D596F1409.png" xlink:type="simple" xlink:show="embed" xlink:actuate="onLoad" loext:mime-type="image/png"/></draw:frame></text:p>
      <text:p text:style-name="P110"><text:span text:style-name="T28">Cos’è successo? La stampa alla riga 5 viene effettuata, dopodiché viene visualizzato il risultato di un </text:span><text:span text:style-name="T295">ls </text:span><text:span text:style-name="T200">, e la stampa alla riga 9 non viene effettuata. Si vede che il codice dopo la </text:span><text:span text:style-name="T232">exec()</text:span><text:span text:style-name="T200"> è stato sovrascritto con il codice dell’eseguibile </text:span><text:span text:style-name="T295">ls </text:span><text:span text:style-name="T200">!</text:span><text:span text:style-name="T108"> </text:span></text:p>
      <text:p text:style-name="P114"/>
      <text:h text:style-name="P357" text:outline-level="3"><text:bookmark-start text:name="__RefHeading___Toc1075_2940240496"/>La shell UNIX<text:bookmark-end text:name="__RefHeading___Toc1075_2940240496"/></text:h>
      <text:p text:style-name="P111"><text:span text:style-name="T29">La </text:span><text:span text:style-name="T110">shell </text:span><text:span text:style-name="T29">di UNIX si basa sulle </text:span><text:span text:style-name="T110">syscall </text:span><text:span text:style-name="T29">descritte in precedenza. Infatti la </text:span><text:span text:style-name="T110">shell </text:span><text:span text:style-name="T29">è il processo </text:span><text:span text:style-name="T110">padre</text:span><text:span text:style-name="T29"> di ogni applicativo. In effetti la </text:span><text:span text:style-name="T110">shell </text:span><text:span text:style-name="T29">non è altro che un ciclo infinito, in cui non appena riceve un comando, esegue una </text:span><text:span text:style-name="T110">fork() </text:span><text:span text:style-name="T29">e una </text:span><text:span text:style-name="T110">exec() </text:span><text:span text:style-name="T29">sul figlio appena generato, andando quindi ad eseguire il processo desiderato dal comando dell’utente. Vediamo una sua versione ridotta all’osso ma funzionante: </text:span></text:p>
      <text:p text:style-name="P45"><draw:frame draw:style-name="fr12" draw:name="Immagine13" text:anchor-type="paragraph" svg:width="16.902cm" svg:height="12.245cm" draw:z-index="72"><draw:image xlink:href="Pictures/100002010000078400000572D02B7768F6B96738.png" xlink:type="simple" xlink:show="embed" xlink:actuate="onLoad" loext:mime-type="image/png"/></draw:frame></text:p>
      <text:p text:style-name="Algoritmo">Il programma ha un comportamento uguale alla shell UNIX, anche se ovviamente molto più rudimentale. Il funzionamento è chiaro: abbiamo un ciclo infinito che prosegue l’esecuzione ogni volta viene letto un comando in forma di stringa (riga 10); dopodiché viene eseguita una fork() con la classica suddivisione di comportamenti in caso le istruzioni vengano eseguite dal padre o dal figlio: </text:p>
      <text:p text:style-name="Algoritmo">- FIGLIO (righe da 14 a 18): si esegue un exec(), che se andrà a buon fine sostituirà il <text:tab/><text:tab/><text:tab/><text:tab/><text:tab/>codice successivo, eseguendo il comando dato in input; in <text:tab/><text:tab/><text:tab/><text:tab/><text:tab/>caso di insuccesso l’errore viene segnalato.</text:p>
      <text:p text:style-name="Algoritmo">- PADRE (righe da 19 a 21): continua ad attendere lo stato di terminazione del figlio.</text:p>
      <text:h text:style-name="P358" text:outline-level="3"><text:bookmark-start text:name="__RefHeading___Toc1077_2940240496"/>Riepilogo<text:bookmark-end text:name="__RefHeading___Toc1077_2940240496"/></text:h>
      <text:p text:style-name="P112">Concludiamo la descrizione delle <text:span text:style-name="T1">principali</text:span> <text:span text:style-name="T90">process API </text:span><text:span text:style-name="T1">con uno schema che rappresenta il </text:span><text:span text:style-name="T362">tipico ciclo di vita di un processo in ambiente UNIX</text:span><text:span text:style-name="T1">: </text:span></text:p>
      <text:p text:style-name="P46"/>
      <text:p text:style-name="P46"><draw:frame draw:style-name="fr12" draw:name="Immagine14" text:anchor-type="paragraph" svg:width="16.902cm" svg:height="7.167cm" draw:z-index="77"><draw:image xlink:href="Pictures/10000000000005F800000288B0D56327A9D50614.png" xlink:type="simple" xlink:show="embed" xlink:actuate="onLoad" loext:mime-type="image/png"/></draw:frame></text:p>
      <text:p text:style-name="P47"/>
      <text:p text:style-name="P218">15/03/19</text:p>
      <text:h text:style-name="P333" text:outline-level="2"><text:bookmark-start text:name="__RefHeading___Toc1809_1563007054"/>Schedule<text:span text:style-name="T382">r</text:span><text:bookmark-end text:name="__RefHeading___Toc1809_1563007054"/></text:h>
      <text:p text:style-name="Text_20_body"><text:span text:style-name="T382">Ricordiamo la definizione di questo oggetto:</text:span><text:tab/></text:p>
      <text:p text:style-name="P224">Scheduler: <text:span text:style-name="T1">componente del sistema operativo che ha il compito di scegliere quali processi in </text:span><text:span text:style-name="T90">ready queue</text:span><text:span text:style-name="T1"> eseguire, </text:span><text:span text:style-name="T3">in base al suo </text:span><text:span text:style-name="T111">algoritmo di scheduling.</text:span></text:p>
      <text:p text:style-name="P125">Ora approfondiamo lo <text:span text:style-name="T90">scheduler, </text:span><text:span text:style-name="T1">partendo innanzitutto dagli obiettivi che deve raggiungere per essere “ideale”.</text:span></text:p>
      <text:h text:style-name="P347" text:outline-level="3"><text:bookmark-start text:name="__RefHeading___Toc1811_1563007054"/>Obiettivi dello <text:span text:style-name="T282">scheduler </text:span><text:bookmark-end text:name="__RefHeading___Toc1811_1563007054"/></text:h>
      <text:list xml:id="list760498167" text:style-name="L8">
        <text:list-item>
          <text:p text:style-name="P305"><text:span text:style-name="T255">Massimizzare il </text:span><text:span text:style-name="T221">throughput</text:span></text:p>
        </text:list-item>
        <text:list-item>
          <text:p text:style-name="P292"><text:span text:style-name="T255">Minimizzare la latenza (</text:span><text:span text:style-name="T221">response time, turnaround time, </text:span><text:span text:style-name="T233">waiting time</text:span><text:span text:style-name="T255">)</text:span></text:p>
        </text:list-item>
        <text:list-item>
          <text:p text:style-name="P292"><text:span text:style-name="T255">Massimizzare l’uso delle risorse (non lasciare risorse disoccupate, </text:span><text:span text:style-name="T257">come la CPU</text:span><text:span text:style-name="T255">)</text:span></text:p>
        </text:list-item>
        <text:list-item>
          <text:p text:style-name="P292"><text:span text:style-name="T255">Imparzialità (</text:span><text:span text:style-name="T221">fairness</text:span><text:span text:style-name="T255">), garantire ad ogni processo di progredire</text:span></text:p>
        </text:list-item>
      </text:list>
      <text:p text:style-name="P48">Andiamo definire alcuni di questi termini.</text:p>
      <text:p text:style-name="P48"/>
      <text:p text:style-name="P243"><text:span text:style-name="T383">Throughput : </text:span><text:span text:style-name="T30">la quantità di lavoro (</text:span><text:span text:style-name="T31">ad esempio </text:span><text:span text:style-name="T30">numero di processi) eseguito in una certa quantità di tempo.</text:span></text:p>
      <text:p text:style-name="P232"><text:span text:style-name="T75">jobs / tempo</text:span><text:span text:style-name="T1"> </text:span></text:p>
      <text:p text:style-name="P126">Un <text:span text:style-name="T90">throughput </text:span><text:span text:style-name="T1">alto quindi significa un sistema che esegue molti lavori in poco tempo.</text:span></text:p>
      <text:p text:style-name="P234">Turnaround time : <text:span text:style-name="T32">la quantità di tempo impiegata dal sistema per completare un processo, ovvero la differenza tra l`istante in cui un processo termina e l`istante in cui un processo inizia la sua esecuzione per la prima volta.</text:span></text:p>
      <text:p text:style-name="P233"><text:span text:style-name="T76">T</text:span><text:span text:style-name="T387">turnaround </text:span><text:span text:style-name="T409">= T</text:span><text:span text:style-name="T387">completion –</text:span><text:span text:style-name="T409"> T</text:span><text:span text:style-name="T387">arrival <text:s/></text:span><text:span text:style-name="T412">(di un processo)</text:span></text:p>
      <text:p text:style-name="Text_20_body"><text:s/><text:span text:style-name="T384">Un </text:span><text:span text:style-name="T112">turnaround time </text:span><text:span text:style-name="T32">basso, significa che il sistema è in grado di portare a termine un processo in poco tempo.</text:span></text:p>
      <text:p text:style-name="P236">Response time : <text:span text:style-name="T33">la quantità di tempo che trascorre da una richiesta al sistema e la prima risposta di questo.</text:span></text:p>
      <text:p text:style-name="P237"><text:span text:style-name="T33">T</text:span><text:span text:style-name="T386">response </text:span><text:span text:style-name="T395">= T</text:span><text:span text:style-name="T386">firstrun</text:span><text:span text:style-name="T395"> – T</text:span><text:span text:style-name="T386">arrival</text:span><text:span text:style-name="T395"> </text:span><text:span text:style-name="T412">(di un processo)</text:span></text:p>
      <text:p text:style-name="P127">Un <text:span text:style-name="T90">response time </text:span><text:span text:style-name="T1">alto, significa che il sistema è molto interattivo, e cioè che è molto reattivo alle richieste dell’utente, il quale aspetta poco tempo tra il momento in cui fa una richiesta al sistema al momento in cui esso risponde. Questa caratteristica è molto richiesta in sistemi </text:span><text:span text:style-name="T90">general purpose</text:span><text:span text:style-name="T1">, ovvero i sistemi informatici di uso comune. </text:span></text:p>
      <text:p text:style-name="P238"><text:span text:style-name="T462">Waiting time : </text:span><text:span text:style-name="T34">la quantità di tempo totale che un processo trascorre in </text:span><text:span text:style-name="T113">ready queue. </text:span></text:p>
      <text:p text:style-name="P235"><text:span text:style-name="T77">T</text:span><text:span text:style-name="T388">waiting </text:span><text:span text:style-name="T410">= </text:span><text:span text:style-name="T414">Σ</text:span><text:span text:style-name="T390">ready-time</text:span><text:span text:style-name="T34"> </text:span><text:span text:style-name="T35">(di un processo)</text:span></text:p>
      <text:p text:style-name="P129">Un <text:span text:style-name="T90">waiting time </text:span><text:span text:style-name="T1">alto significa che un processo dovrà aspettare mediamente molto tempo per essere terminato. </text:span></text:p>
      <text:p text:style-name="P129"><text:span text:style-name="T1">In base alla </text:span><text:span text:style-name="T90">policy di scheduling, </text:span><text:span text:style-name="T1">il </text:span><text:span text:style-name="T90">waiting time </text:span><text:span text:style-name="T1">e il </text:span><text:span text:style-name="T90">response time </text:span><text:span text:style-name="T1">possono coincidere, ma sono diversi: il primo considera </text:span><text:span text:style-name="T326">tutti</text:span><text:span text:style-name="T362"> gli intervalli di tempo in cui il processo è in </text:span><text:span text:style-name="T309">ready</text:span><text:span text:style-name="T308">, </text:span><text:span text:style-name="T162">il secondo considera </text:span><text:span text:style-name="T250">solo il primo</text:span><text:span text:style-name="T153"> </text:span><text:span text:style-name="T162">intervallo, quindi nel momento in cui viene il processo viene scelto dallo </text:span><text:span text:style-name="T153">scheduler</text:span><text:span text:style-name="T162">, si smette di “contare il tempo” per tale processo; nel caso del </text:span><text:span text:style-name="T153">waiting time </text:span><text:span text:style-name="T162">invece, se il processo dovesse essere </text:span><text:soft-page-break/><text:span text:style-name="T162">messo in </text:span><text:span text:style-name="T309">ready queue </text:span><text:span text:style-name="T163">altre volte prima di terminare, anche quegli intervalli di tempo andrebbero contati. </text:span><text:span text:style-name="T308"><text:s/></text:span><text:span text:style-name="T162"><text:s/></text:span></text:p>
      <text:p text:style-name="P128">Tutti i tempi calcolati sono riferiti al singolo processo, se vogliamo calcolare tale proprietà per valutare lo <text:span text:style-name="T90">scheduler </text:span><text:span text:style-name="T1">dobbiamo calcolarli in media, dividendo la somma dei tempi riferiti al singolo processo diviso il numero di processi. </text:span><text:span text:style-name="T36">Ad esempio, dati tre processi </text:span><text:span text:style-name="T296">p</text:span><text:span text:style-name="T391">1</text:span><text:span text:style-name="T415"> , p</text:span><text:span text:style-name="T391">2 <text:s/></text:span><text:span text:style-name="T415">, p</text:span><text:span text:style-name="T391">3</text:span><text:span text:style-name="T415"> </text:span><text:span text:style-name="T422">:</text:span><text:span text:style-name="T415"> <text:s/></text:span></text:p>
      <text:p text:style-name="P130"/>
      <text:p text:style-name="P130"><draw:frame draw:style-name="fr19" draw:name="Oggetto1" text:anchor-type="as-char" svg:y="-0.713cm" svg:width="9.424cm" svg:height="1.097cm" draw:z-index="79"><draw:object xlink:href="./Object 1" xlink:type="simple" xlink:show="embed" xlink:actuate="onLoad"/><draw:image xlink:href="./ObjectReplacements/Object 1" xlink:type="simple" xlink:show="embed" xlink:actuate="onLoad"/></draw:frame></text:p>
      <text:p text:style-name="P25"><text:span text:style-name="T396">G</text:span><text:span text:style-name="T395">li obiettivi dichiarati sopra sono però spesso in contraddizione tra loro. Ad esempio massimizzare il </text:span><text:span text:style-name="T442">turnaround time </text:span><text:span text:style-name="T395">diminuisce il </text:span><text:span text:style-name="T442">response time </text:span><text:span text:style-name="T395">(ogni processo deve aspettare molto prima di essere eseguito la prima volta, dal momento che si da priorità a quello già in esecuzione) e la </text:span><text:span text:style-name="T442">fairness </text:span><text:span text:style-name="T395">(il processo in esecuzione ha la priorità, pertanto un processo lungo può occupare la CPU per molto tempo</text:span><text:span text:style-name="T397">); </text:span><text:span text:style-name="T398">ovviamente vale il viceversa. Per questo motivo bisogna fare delle scelte relative al tipo di sistema che si vuole creare, e tali scelte implicano selezionare una </text:span><text:span text:style-name="T443">scheduling policy. </text:span><text:span text:style-name="T398">Prima di approfondirle, andiamo a dare altre nozioni utili, che ci serviranno quando introdurremo l’ I/O.</text:span></text:p>
      <text:h text:style-name="P348" text:outline-level="3"><draw:frame draw:style-name="fr13" draw:name="Immagine15" text:anchor-type="paragraph" svg:x="11.395cm" svg:y="0.817cm" svg:width="5.75cm" svg:height="10.957cm" draw:z-index="80"><draw:image xlink:href="Pictures/100000000000014800000271B3613CC33DA5C072.png" xlink:type="simple" xlink:show="embed" xlink:actuate="onLoad" loext:mime-type="image/png"/></draw:frame><text:bookmark-start text:name="__RefHeading___Toc1813_1563007054"/>Bursts<text:bookmark-end text:name="__RefHeading___Toc1813_1563007054"/></text:h>
      <text:p text:style-name="P142">Quasi tutti i processi in esecuzione alternano due stati in un ciclo continuo, essi sono:</text:p>
      <text:list xml:id="list2262721094" text:style-name="L9">
        <text:list-item>
          <text:p text:style-name="P283">CPU burst</text:p>
        </text:list-item>
        <text:list-item>
          <text:p text:style-name="P283">I/O burst</text:p>
        </text:list-item>
      </text:list>
      <text:p text:style-name="P239"><text:span text:style-name="T463">CPU burst : </text:span><text:span text:style-name="T201">intervallo di tempo in cui il processo viene eseguito dalla CPU.</text:span></text:p>
      <text:p text:style-name="P270"><text:span text:style-name="T90">I/O burst : </text:span><text:span text:style-name="T464">intervallo di tempo in cui il processo attende il trasferimento di dati dentro e fuori il sistema (</text:span><text:span text:style-name="T114">Input / Output</text:span><text:span text:style-name="T464">). <text:s/></text:span><text:s/></text:p>
      <text:p text:style-name="P271"><text:span text:style-name="T464">Come si nota in figura, </text:span><text:span text:style-name="T334">la CPU non lavora durante un </text:span><text:span text:style-name="T325">I/O burst</text:span><text:span text:style-name="T329">!</text:span><text:span text:style-name="T37"> Ciò è molto importante, poiché sarà preso in considerazione dallo </text:span><text:span text:style-name="T114">scheduler </text:span><text:span text:style-name="T37">per ottimizzare l’uso delle risorse. </text:span></text:p>
      <text:p text:style-name="P273"/>
      <text:p text:style-name="P274">Inoltre possiamo distinguere due categorie di processi: </text:p>
      <text:list xml:id="list1914575522" text:style-name="L10">
        <text:list-item>
          <text:p text:style-name="P317">Processi CPU bound :</text:p>
        </text:list-item>
      </text:list>
      <text:list xml:id="list3536104683" text:style-name="L11">
        <text:list-item>
          <text:p text:style-name="P320"><text:span text:style-name="T37">Il processo spende la maggior parte del tempo facendo </text:span><text:span text:style-name="T38">usando la CPU</text:span></text:p>
        </text:list-item>
        <text:list-item>
          <text:p text:style-name="P320"><text:span text:style-name="T115">CPU burst </text:span><text:span text:style-name="T38">maggiori </text:span></text:p>
        </text:list-item>
        <text:list-item>
          <text:p text:style-name="P320"><text:span text:style-name="T38">Compilatori, simulatori, applicazioni scientifiche</text:span><text:span text:style-name="T114"><text:tab/></text:span></text:p>
        </text:list-item>
      </text:list>
      <text:list xml:id="list231415497828831" text:continue-list="list1914575522" text:style-name="L10">
        <text:list-item>
          <text:p text:style-name="P318">Processi I/O bound :</text:p>
          <text:list>
            <text:list-item>
              <text:list>
                <text:list-item>
                  <text:p text:style-name="P321">Il processo spende la maggior parte del tempo facendo I/O</text:p>
                </text:list-item>
                <text:list-item>
                  <text:p text:style-name="P319">I/O burst <text:span text:style-name="T1">maggiori</text:span></text:p>
                </text:list-item>
                <text:list-item>
                  <text:p text:style-name="P321">Applicazioni commerciali e moderne </text:p>
                </text:list-item>
              </text:list>
            </text:list-item>
          </text:list>
        </text:list-item>
      </text:list>
      <text:p text:style-name="P272"><text:span text:style-name="T1">Ora possiamo iniziare la trattazioni dei possibili </text:span>algoritmi <text:span text:style-name="T1">(o </text:span>politiche<text:span text:style-name="T1">) di</text:span> scheduling.</text:p>
      <text:h text:style-name="P349" text:outline-level="3"><text:bookmark-start text:name="__RefHeading___Toc2110_256667919"/>Algoritmi di scheduling<text:bookmark-end text:name="__RefHeading___Toc2110_256667919"/></text:h>
      <text:p text:style-name="P162">ASSUNZIONI PRELIMINARI :</text:p>
      <text:list xml:id="list1620228346" text:style-name="L12">
        <text:list-item>
          <text:p text:style-name="P306">Ogni processo esegue per lo stesso tempo</text:p>
        </text:list-item>
        <text:list-item>
          <text:p text:style-name="P306">Tutti i processi arrivano allo stesso istante</text:p>
        </text:list-item>
        <text:list-item>
          <text:p text:style-name="P306">Una volta iniziato, ogni processo esegue fino alla fine</text:p>
        </text:list-item>
        <text:list-item>
          <text:p text:style-name="P306">Tutti i processi usano solo la CPU </text:p>
        </text:list-item>
        <text:list-item>
          <text:p text:style-name="P307"><text:span text:style-name="T465">Il tempo di esecuzione (</text:span><text:span text:style-name="T115">run-time</text:span><text:span text:style-name="T38">) di ogni processo è conosciuto a priori</text:span></text:p>
        </text:list-item>
      </text:list>
      <text:p text:style-name="P18">Queste assunzioni saranno rilassate man mano che introdurremo i diversi algoritmi.</text:p>
      <text:h text:style-name="P370" text:outline-level="4"><text:bookmark-start text:name="__RefHeading___Toc2112_256667919"/>FIFO (First-In-First-Out)<text:bookmark-end text:name="__RefHeading___Toc2112_256667919"/></text:h>
      <text:p text:style-name="P63">Il primo processo che arriva, è il primo processo ad accedere alla CPU.</text:p>
      <text:p text:style-name="P50"><text:span text:style-name="T116">FIFO </text:span><text:span text:style-name="T466">è il più facile tra gli algoritmi di scheduling che vedremo, e per questo ha anche il vantaggio di essere facile da implementare. Inoltre con le assunzioni fatte, funziona anche piuttosto bene, ad esempio vediamo il </text:span><text:span text:style-name="T116">turnaround time medio:</text:span></text:p>
      <text:p text:style-name="P52"><draw:frame draw:style-name="fr10" draw:name="Immagine16" text:anchor-type="paragraph" svg:x="7.625cm" svg:y="0cm" svg:width="9.412cm" svg:height="3.78cm" draw:z-index="83"><draw:image xlink:href="Pictures/1000020100000262000000F5539B1412522D4060.png" xlink:type="simple" xlink:show="embed" xlink:actuate="onLoad" loext:mime-type="image/png"/></draw:frame><text:s/></text:p>
      <text:p text:style-name="P19"/>
      <text:p text:style-name="P143"><text:span text:style-name="T297">avgT</text:span><text:span text:style-name="T392">turnaround </text:span><text:span text:style-name="T416">= (10 + 20 + 30) / 3 = 20 </text:span></text:p>
      <text:p text:style-name="P250">Come si vede nell’esempio, grazie all’assunzione (I.) il <text:span text:style-name="T90">turnaround time </text:span>è abbastanza ristretto. Ma ovviamente tale assunzione è molto poco realistica, e non appena la rilassiamo vediamo come il <text:span text:style-name="T90">FIFO </text:span>mostri le sue debolezze: </text:p>
      <text:p text:style-name="P135"><draw:frame draw:style-name="fr10" draw:name="Immagine17" text:anchor-type="paragraph" svg:x="7.955cm" svg:y="0cm" svg:width="9.278cm" svg:height="3.519cm" draw:z-index="84"><draw:image xlink:href="Pictures/1000020100000269000000EAF146A76C5BA34C45.png" xlink:type="simple" xlink:show="embed" xlink:actuate="onLoad" loext:mime-type="image/png"/></draw:frame><text:s/></text:p>
      <text:p text:style-name="P93"/>
      <text:p text:style-name="P49"><text:span text:style-name="T286">avgT</text:span><text:span text:style-name="T393">turnaround </text:span><text:span text:style-name="T418">= (10</text:span><text:span text:style-name="T419">0</text:span><text:span text:style-name="T418"> + </text:span><text:span text:style-name="T419">11</text:span><text:span text:style-name="T418">0 + </text:span><text:span text:style-name="T419">12</text:span><text:span text:style-name="T418">0) / 3 = </text:span><text:span text:style-name="T419">110</text:span><text:span text:style-name="T418"> </text:span></text:p>
      <text:p text:style-name="P131"/>
      <text:p text:style-name="P131"/>
      <text:p text:style-name="P17"><text:span text:style-name="T456">L’</text:span><text:span text:style-name="T394">esempio mostra come nel caso in cui il </text:span><text:span text:style-name="T442">runtime </text:span><text:span text:style-name="T394">del processo in testa sia molto più lungo degli altri, il </text:span><text:span text:style-name="T442">turnaround time medio </text:span><text:span text:style-name="T394">cresca notevolmente, poiché anche processi di per sé corti devono aspettare molto tempo prima di terminare </text:span><text:span text:style-name="T458">(</text:span><text:span text:style-name="T445">effetto convoglio</text:span><text:span text:style-name="T458">)</text:span><text:span text:style-name="T394">. </text:span><text:span text:style-name="T457">Inoltre come si può notare, il </text:span><text:span text:style-name="T444">FIFO </text:span><text:span text:style-name="T457">è sensibile all’ordine in cui arrivano i processi, e non alla loro lunghezza (nell’ esempio precedente, nel caso l’ordine fosse stato B-C-A, il </text:span><text:span text:style-name="T444">turnaround medio </text:span><text:span text:style-name="T457">sarebbe stato solo 50! ).</text:span></text:p>
      <text:h text:style-name="P371" text:outline-level="4"><text:bookmark-start text:name="__RefHeading___Toc2114_256667919"/>SJF (Shortest-Job-First)<text:bookmark-end text:name="__RefHeading___Toc2114_256667919"/></text:h>
      <text:p text:style-name="P107">Il processo più corto è il primo ad accedere alla CPU.</text:p>
      <text:p text:style-name="P144"><text:span text:style-name="T306">Si può dimostrare che </text:span><text:span text:style-name="T314">SJF </text:span><text:span text:style-name="T306">è il migliore algoritmo rispetto ai </text:span><text:span text:style-name="T314">turnaround time</text:span><text:span text:style-name="T306">.</text:span><text:span text:style-name="T79"> Attenzione, ciò vale esclusivamente con le ipotesi che abbiamo finora, specialmente la numero (II.) . Infatti </text:span><text:span text:style-name="T148">SJF </text:span><text:span text:style-name="T79">necessita di avere tutti i processi in coda nello stesso momento per poterli ordinare in ordine di </text:span><text:span text:style-name="T148">runtime </text:span><text:span text:style-name="T79">crescente. </text:span><text:span text:style-name="T80">Se rilassiamo tale ipotesi, </text:span><text:span text:style-name="T149">SJF </text:span><text:span text:style-name="T80">non è altrettanto efficace. </text:span><text:span text:style-name="T81">Ad esempio: </text:span></text:p>
      <text:p text:style-name="P64"><draw:frame draw:style-name="fr10" draw:name="Immagine18" text:anchor-type="paragraph" svg:x="7.892cm" svg:y="0cm" svg:width="9.56cm" svg:height="4.073cm" draw:z-index="86"><draw:image xlink:href="Pictures/100002010000027C0000010F6DF5FCF6D44ECDE6.png" xlink:type="simple" xlink:show="embed" xlink:actuate="onLoad" loext:mime-type="image/png"/></draw:frame></text:p>
      <text:p text:style-name="P145"><text:span text:style-name="T80"><text:tab/> <text:s text:c="3"/></text:span><text:span text:style-name="T468"><text:s/>(</text:span><text:span text:style-name="T467">B,C arrivano all’istante </text:span><text:span text:style-name="T471">t=10</text:span><text:span text:style-name="T473">)</text:span></text:p>
      <text:p text:style-name="P95"/>
      <text:p text:style-name="P96"><text:span text:style-name="T80">a</text:span><text:span text:style-name="T78">vgT</text:span><text:span text:style-name="T389">turnaround </text:span><text:span text:style-name="T411">= </text:span></text:p>
      <text:p text:style-name="P133">(100 + (110-10) + (120-10)) / 3 = 103.33</text:p>
      <text:p text:style-name="P65"/>
      <text:p text:style-name="P64"/>
      <text:p text:style-name="P64">Se però rilassiamo anche l’ipotesi (III.), possiamo progettare un algoritmo il cui comportamento è il seguente: se durante l’esecuzione di un processo, ne arriva uno più corto, l’esecuzione del primo viene interrotta e il secondo occupa la CPU. Questo comportamento è quello del prossimo algoritmo.</text:p>
      <text:h text:style-name="P372" text:outline-level="4"/>
      <text:h text:style-name="P382" text:outline-level="4"><text:bookmark-start text:name="__RefHeading___Toc2119_256667919"/>STCF (Shortest-Time-to-Completion-First)<text:bookmark-end text:name="__RefHeading___Toc2119_256667919"/></text:h>
      <text:p text:style-name="P146"><text:span text:style-name="T83">V</text:span><text:span text:style-name="T84">iene sempre eseguito il processo più vicino alla terminazione.</text:span></text:p>
      <text:p text:style-name="P147"><text:span text:style-name="T1">L’algoritmo sfrutta il fatto di poter interrompere l’esecuzione del processo in corso (cosa fondamentale nella </text:span><text:span text:style-name="T90">multiprogrammazione </text:span><text:span text:style-name="T1">e che abbiamo già visto possibile grazie agli </text:span><text:span text:style-name="T90">interrupt</text:span><text:span text:style-name="T1">), per poter appunto applicare il concetto dell’ </text:span><text:span text:style-name="T90">SJF. </text:span><text:span text:style-name="T39">In particolare, </text:span><text:span text:style-name="T330">ogni volta che un processo entra in coda</text:span><text:span text:style-name="T39">, lo </text:span><text:span text:style-name="T117">scheduler </text:span><text:span text:style-name="T39">determina quale fra tutti i processi in coda è il più vicino alla terminazione, e sarà tale processo ad essere eseguito (se il processo in corso è invece quello più vicino, non avverà alcun </text:span><text:span text:style-name="T117">context switch</text:span><text:span text:style-name="T39">).</text:span><text:span text:style-name="T90"> </text:span></text:p>
      <text:p text:style-name="P66">Vediamolo all’opera in un esempio:</text:p>
      <text:p text:style-name="P66"><draw:frame draw:style-name="fr10" draw:name="Immagine19" text:anchor-type="paragraph" svg:x="7.888cm" svg:y="0cm" svg:width="9.571cm" svg:height="4.12cm" draw:z-index="89"><draw:image xlink:href="Pictures/100002010000026300000107A74C30614C6C5D4B.png" xlink:type="simple" xlink:show="embed" xlink:actuate="onLoad" loext:mime-type="image/png"/></draw:frame></text:p>
      <text:p text:style-name="P148"><text:span text:style-name="T40"><text:s/></text:span><text:span text:style-name="T470"><text:s/><text:tab/> <text:s text:c="4"/>(</text:span><text:span text:style-name="T469">B,C arrivano all’istante </text:span><text:span text:style-name="T472">t=10</text:span><text:span text:style-name="T474">)</text:span></text:p>
      <text:p text:style-name="P152"/>
      <text:p text:style-name="P97">avgT<text:span text:style-name="T385">turnaround</text:span><text:span text:style-name="T394"> = </text:span></text:p>
      <text:p text:style-name="P134">((120-0) + (20-10) + (30-10)) / 3 = 50</text:p>
      <text:p text:style-name="P137"/>
      <text:p text:style-name="P26"><text:span text:style-name="T394">Siamo passati da 103.33 a 50 come metrica grazie alla possibilità di poter interrompere i processi in corso. Infatti l’ </text:span><text:span text:style-name="T442">STCF </text:span><text:span text:style-name="T395">è l’algoritmo ottimale con le ipotesi rimaste (ormai solo la IV e la V). Anche qui bisogna fare attenzione, questo algoritmo è il migliore rispetto al </text:span><text:span text:style-name="T442">turnaround time, </text:span><text:span text:style-name="T395">ma rispetto alle altre metriche? In effetti non abbiamo ancora preso in considerazione le metriche che abbiamo introdotto in precedenza, come ad esempio il </text:span><text:span text:style-name="T442">response time.</text:span><text:span text:style-name="T395"> In realtà tutti gli algoritmi visti finora vanno a vantaggio del </text:span><text:span text:style-name="T442">turnaround time, </text:span><text:span text:style-name="T395">ma svantaggiano notevolmente il </text:span><text:span text:style-name="T442">response time</text:span><text:span text:style-name="T395">, ovvero l’interattività del sistema. Introduciamo ora un algoritmo che invece premia tale metrica.</text:span></text:p>
      <text:h text:style-name="P375" text:outline-level="4"><text:bookmark-start text:name="__RefHeading___Toc2121_256667919"/>RR (Round-Robin) <text:bookmark-end text:name="__RefHeading___Toc2121_256667919"/></text:h>
      <text:p text:style-name="P150"><text:span text:style-name="T399">Dove sta il problema degli altri algoritmi </text:span><text:span text:style-name="T400">(eccetto il </text:span><text:span text:style-name="T447">FIFO</text:span><text:span text:style-name="T400">) </text:span><text:span text:style-name="T399">rispetto al </text:span><text:span text:style-name="T446">response time</text:span><text:span text:style-name="T399">? Essenzialmente, </text:span><text:span text:style-name="T400">essi si concentrano sul </text:span><text:span text:style-name="T447">runtime </text:span><text:span text:style-name="T400">dei processi, non considerando quando questi entrano nel sistema. Inoltre nelle precedenti politiche, anche la </text:span><text:span text:style-name="T447">fairness </text:span><text:span text:style-name="T400">veniva sacrificata a favore del </text:span><text:span text:style-name="T447">turnaround time. </text:span><text:span text:style-name="T400">A favorire </text:span><text:span text:style-name="T447">fairness </text:span><text:span text:style-name="T400">e </text:span><text:span text:style-name="T447">response time </text:span><text:span text:style-name="T400">è il </text:span><text:span text:style-name="T447">RR</text:span><text:span text:style-name="T400">, che funziona in questo modo:</text:span></text:p>
      <text:p text:style-name="P150"><text:span text:style-name="T413">Ogni processo viene eseguito per un periodo di tempo prestabilito (</text:span><text:span text:style-name="T454">time-slice </text:span><text:span text:style-name="T413">oppure </text:span><text:span text:style-name="T454">quanto di tempo</text:span><text:span text:style-name="T413">) , dopodichè si passa al successivo in coda che sarà eseguito sempre per lo stesso </text:span><text:span text:style-name="T454">quanto di tempo. </text:span><text:span text:style-name="T413">Se un processo termina prima della durata del </text:span><text:span text:style-name="T454">quanto</text:span><text:span text:style-name="T413"> , si passa al processo successivo</text:span><text:span text:style-name="T400">. </text:span></text:p>
      <text:p text:style-name="P138"/>
      <text:p text:style-name="P251"><text:span text:style-name="T400">Vediamolo in un esempio a confronto </text:span><text:span text:style-name="T401">con la politica</text:span><text:span text:style-name="T400"> </text:span><text:span text:style-name="T447">SJF </text:span><text:span text:style-name="T400">:</text:span></text:p>
      <text:p text:style-name="P139"><draw:frame draw:style-name="fr10" draw:name="Immagine20" text:anchor-type="paragraph" svg:x="7.846cm" svg:y="0.573cm" svg:width="9.176cm" svg:height="3.888cm" draw:z-index="90"><draw:image xlink:href="Pictures/100002010000026800000105E1930425724AF96D.png" xlink:type="simple" xlink:show="embed" xlink:actuate="onLoad" loext:mime-type="image/png"/></draw:frame></text:p>
      <text:p text:style-name="P150"><text:span text:style-name="T475">(caso di </text:span><text:span text:style-name="T476">SJF </text:span><text:span text:style-name="T475">in cui i processi arrivano tutti all’istante 0 ma sono tutti lunghi 5 secondi)</text:span><text:span text:style-name="T395"> </text:span><text:span text:style-name="T442"><text:s/></text:span></text:p>
      <text:p text:style-name="P153"><text:span text:style-name="T394">avgT</text:span><text:span text:style-name="T385">response </text:span><text:span text:style-name="T394">= (0 + 5 + 10) / 3 = 5</text:span></text:p>
      <text:p text:style-name="P155"><text:span text:style-name="T394">avgT</text:span><text:span text:style-name="T385">turnaround </text:span><text:span text:style-name="T394">= (5 + 10 + 15) / 3 = 10</text:span></text:p>
      <text:p text:style-name="P132"/>
      <text:p text:style-name="P151"><draw:frame draw:style-name="fr10" draw:name="Immagine21" text:anchor-type="paragraph" svg:x="7.881cm" svg:y="0cm" svg:width="9.156cm" svg:height="3.879cm" draw:z-index="91"><draw:image xlink:href="Pictures/1000020100000253000000FC5ED2FEBFA4D1EDAE.png" xlink:type="simple" xlink:show="embed" xlink:actuate="onLoad" loext:mime-type="image/png"/></draw:frame><text:span text:style-name="T394">(stessa situazione ma con un </text:span><text:span text:style-name="T442">RR </text:span><text:span text:style-name="T394">con </text:span><text:span text:style-name="T442">time slice </text:span><text:span text:style-name="T394">di 1 secondo)</text:span></text:p>
      <text:p text:style-name="P155"><text:span text:style-name="T394">avgT</text:span><text:span text:style-name="T385">response </text:span><text:span text:style-name="T394">= (0 + 1 + 2) / 3 = 1</text:span></text:p>
      <text:p text:style-name="P153"><text:span text:style-name="T394">avgT</text:span><text:span text:style-name="T385">turnaround </text:span><text:span text:style-name="T394">= (</text:span><text:span text:style-name="T459">13</text:span><text:span text:style-name="T394"> + </text:span><text:span text:style-name="T459">14</text:span><text:span text:style-name="T394"> + 15) / 3 = </text:span><text:span text:style-name="T459">14</text:span></text:p>
      <text:p text:style-name="P154"/>
      <text:p text:style-name="P154"/>
      <text:p text:style-name="P156">L’esempio mostra bene il <text:span text:style-name="T1">trade-off che c’è nelle due politiche, </text:span><text:span text:style-name="T41">ovvero quello tra </text:span><text:span text:style-name="T118">turnaround time </text:span><text:span text:style-name="T41">e </text:span><text:span text:style-name="T118">response time.</text:span></text:p>
      <text:p text:style-name="P51">Vi è inoltre da considerare il fatto che nel <text:span text:style-name="T90">RR </text:span>la scelta del <text:span text:style-name="T90">time slice </text:span>risulta cruciale, poiché un <text:span text:style-name="T90">time slice </text:span>corto aumenterà la responsività del sistema, ma lo appesantirà con un grande quantità di <text:span text:style-name="T90">context switch</text:span>, il cui tempo è costante. Bisogna quindi trovare il giusto equilibrio tra questi due fattori per la scelta del <text:span text:style-name="T90">time slice</text:span>.</text:p>
      <text:h text:style-name="P376" text:outline-level="4"><text:bookmark-start text:name="__RefHeading___Toc2123_256667919"/>Incorporiamo l’I/O<text:bookmark-end text:name="__RefHeading___Toc2123_256667919"/></text:h>
      <text:p text:style-name="P157"><text:span text:style-name="T42">Rilassiamo l’ipotesi (IV.) e analizziamo quindi un problema generale dello </text:span><text:span text:style-name="T119">scheduler</text:span><text:span text:style-name="T42">, che abbiamo introdotto quando parlavamo dei </text:span><text:span text:style-name="T119">burts </text:span><text:span text:style-name="T42">,ovvero il fatto che ogni programma fa I/O (motivo per cui l’ipotesi IV doveva essere rimossa prima o poi) e quando lo fa la CPU non è utilizzata,</text:span><text:span text:style-name="T43">infatti </text:span><text:span text:style-name="T42">il processo è in </text:span><text:span text:style-name="T298">wait, </text:span><text:span text:style-name="T202">ricordando gli stati di un processo (pag. </text:span><text:span text:style-name="T203">4). In questo caso l’obiettivo compromesso è la minimizzazione dell’uso delle risorse. Lo </text:span><text:span text:style-name="T234">scheduler </text:span><text:span text:style-name="T203">deve quindi risolvere questo problema, e lo fa in un modo molto intuitivo: </text:span><text:span text:style-name="T219">mentre un processo sta facendo I/O, il processo successivo in coda viene eseguito.</text:span></text:p>
      <text:p text:style-name="P157"><draw:frame draw:style-name="fr10" draw:name="Immagine22" text:anchor-type="paragraph" svg:x="7.969cm" svg:y="1.127cm" svg:width="8.844cm" svg:height="3.903cm" draw:z-index="93"><draw:image xlink:href="Pictures/1000020100000229000000F4A32BF2D44D58FBEE.png" xlink:type="simple" xlink:show="embed" xlink:actuate="onLoad" loext:mime-type="image/png"/></draw:frame><text:span text:style-name="T203">Tale comportamento viene definito </text:span><text:span text:style-name="T234">overlap, </text:span><text:span text:style-name="T203">e ne notiamo subito l’efficacia con un esempio: </text:span></text:p>
      <text:p text:style-name="P158"><text:span text:style-name="T482">I</text:span><text:span text:style-name="T481">l processo A viene eseguito prima del processo B. Quando il processo A va a scrivere/leggere dal disco, la CPU non fa niente (spazi vuoti). </text:span><text:span text:style-name="T187"><text:s/>→</text:span><text:span text:style-name="T204"> pessimo uso delle risorse</text:span></text:p>
      <text:p text:style-name="P252"><draw:frame draw:style-name="fr14" draw:name="Immagine23" text:anchor-type="paragraph" svg:width="8.864cm" svg:height="4.083cm" draw:z-index="94"><draw:image xlink:href="Pictures/100002010000023000000102A49EACDC4285C8AD.png" xlink:type="simple" xlink:show="embed" xlink:actuate="onLoad" loext:mime-type="image/png"/></draw:frame>Il processo A e il B vengono eseguiti praticamente in parallelo, in particolare quando il processo A va a leggere/scrivere dal disco, l’esecuzione del processo B prosegue. <text:s/><text:span text:style-name="T477">→</text:span><text:span text:style-name="T478"> ottimo uso delle risorse</text:span></text:p>
      <text:p text:style-name="P163"/>
      <text:p text:style-name="P164"/>
      <text:p text:style-name="P159"><text:span text:style-name="T478">I</text:span><text:span text:style-name="T477">ntroduciamo l’ultima </text:span><text:span text:style-name="T480">politica di scheduling</text:span><text:span text:style-name="T477"> rilassando anche l’ultima delle nostre ipotesi, la (V.). In effetti anche questa ipotesi è tutt’altro che realistica, dal momento che un sistema non può predire il futuro, non può sapere a priori il </text:span><text:span text:style-name="T480">runtime </text:span><text:span text:style-name="T477">di un processo in coda. </text:span><text:span text:style-name="T479">La prossima tecnica</text:span><text:span text:style-name="T477"> terrà conto di ciò, ed ha anche il pregio di mantenere bassi sia il </text:span><text:span text:style-name="T480">turnaround time </text:span><text:span text:style-name="T477">sia il </text:span><text:span text:style-name="T480">response time.</text:span></text:p>
      <text:h text:style-name="P377" text:outline-level="4"><text:bookmark-start text:name="__RefHeading___Toc2125_256667919"/>MLFQ (Multi-Level-Feedback-Queue)<text:bookmark-end text:name="__RefHeading___Toc2125_256667919"/></text:h>
      <text:p text:style-name="P160">Questa tecnica si basa su <text:span text:style-name="T90">code di priorit</text:span><text:span text:style-name="T120">à, </text:span><text:span text:style-name="T44">a ciascuna delle quali è assegnato un livello di priorità </text:span><text:span text:style-name="T1">e vi sono delle regole che determinano in quale coda assegnare i processi.</text:span></text:p>
      <text:p text:style-name="P160"><text:span text:style-name="T85">Lo </text:span><text:span text:style-name="T147">scheduler </text:span><text:span text:style-name="T85">manderà in esecuzione secondo l’algoritmo </text:span><text:span text:style-name="T147">RR </text:span><text:span text:style-name="T85">i processi della coda di priorità più alta.</text:span></text:p>
      <text:p text:style-name="P149"><text:span text:style-name="T1">L’efficacia della tecnica risiede dunque nelle regole che assegnano la rispettiva coda al processo. </text:span><text:span text:style-name="T326">In particolari tali regole riescono a dare un grado di priorità a ciascun processo non a priori, ma dopo aver osservato il comportamento di tale processo in passato,</text:span><text:span text:style-name="T1"> aggirando quindi il problema del rilassamento della ipotesi V. </text:span></text:p>
      <text:p text:style-name="P149"><text:span text:style-name="T45">Vediamo le regole del </text:span><text:span text:style-name="T121">MLFQ:</text:span></text:p>
      <text:list xml:id="list37840699" text:style-name="L13">
        <text:list-item>
          <text:p text:style-name="P309">Se priorità(A) &gt; priorità(B) → A viene eseguito (B no)</text:p>
        </text:list-item>
        <text:list-item>
          <text:p text:style-name="P308"><text:span text:style-name="T82">Se priorità(A) = priorità(B) → A &amp; B vengono eseguiti in </text:span><text:span text:style-name="T150">RR</text:span></text:p>
        </text:list-item>
        <text:list-item>
          <text:p text:style-name="P309">Quando un processo entra nel sistema, gli viene assegnato il grado di priorità massimo</text:p>
        </text:list-item>
        <text:list-item>
          <text:p text:style-name="P308"><text:span text:style-name="T82">(a) Se un processo usa tutto il </text:span><text:span text:style-name="T150">time slice</text:span><text:span text:style-name="T82">, viene declassato di un grado</text:span></text:p>
          <text:p text:style-name="P310"><text:span text:style-name="T307">(b) Se finisce prima del </text:span><text:span text:style-name="T315">time slice</text:span><text:span text:style-name="T307">, rimane allo stesso grado</text:span></text:p>
        </text:list-item>
      </text:list>
      <text:p text:style-name="Text_20_body"><text:span text:style-name="T217">Analizziamo ciascuna regola. La 1) e la 2) spiegano come i processi </text:span><text:span text:style-name="T218">con priorità più alta vengano eseguiti prima ed in caso di stessa priorità essi vangano eseguiti in RR. La regola 3) premia i processi appena entrati nel sistema e quindi l’</text:span><text:span text:style-name="T243">interattività</text:span><text:span text:style-name="T218"> dello stesso. Le regole 4(a) e 4(b) servono per preservare a priorità alta i processi che fanno tanta I/O (cioè quelli che spesso si interrompono per fare I/O</text:span><text:span text:style-name="T484"> </text:span><text:span text:style-name="T426">prima dello </text:span><text:span text:style-name="T433">slice</text:span><text:span text:style-name="T426">) e invece portare via via più in basso i processi più lunghi per mantenere i </text:span><text:span text:style-name="T427">tempi di </text:span><text:span text:style-name="T434">turnaround </text:span><text:span text:style-name="T427">bassi, seguendo la filosofia del </text:span><text:span text:style-name="T434">SJF</text:span><text:span text:style-name="T426"> </text:span></text:p>
      <text:p text:style-name="P161"><text:soft-page-break/><text:span text:style-name="T426">L</text:span><text:span text:style-name="T425">e regole appena descritte sembrano funzionare ma a ben vedere hanno due grossi difetti:</text:span></text:p>
      <text:list xml:id="list235545039" text:style-name="L14">
        <text:list-item>
          <text:p text:style-name="P284"><text:span text:style-name="T439">Starvation: </text:span><text:span text:style-name="T429">l</text:span><text:span text:style-name="T430">e</text:span><text:span text:style-name="T429"> regol</text:span><text:span text:style-name="T430">e 3 e</text:span><text:span text:style-name="T429"> 4a </text:span><text:span text:style-name="T425">avvantaggia i processi corti a discapito di quelli lunghi e complessi, che così possono non essere mai terminati trovando </text:span><text:span text:style-name="T428">sempre la CPU occupata da processi snelli.</text:span></text:p>
        </text:list-item>
        <text:list-item>
          <text:p text:style-name="P285"><text:span text:style-name="T439">Bullying : </text:span><text:span text:style-name="T425">la regola 4b permette a processi malevoli che fanno I/O sempre prima dello </text:span><text:span text:style-name="T439">slice</text:span><text:span text:style-name="T425"> a monopolizzare la CPU. </text:span></text:p>
        </text:list-item>
      </text:list>
      <text:p text:style-name="P115"><text:span text:style-name="T425">Per risolvere il problema l</text:span><text:span text:style-name="T430">a regola 4) viene riscritta, e viene aggiunta una regola 5):</text:span></text:p>
      <text:p text:style-name="P116"><text:span text:style-name="T425">4) </text:span><text:span text:style-name="T440">Miglior cronometraggio : </text:span><text:span text:style-name="T431">viene calcolato il tempo totale che un processo sta in coda, indipendentemente dal numero </text:span><text:span text:style-name="T432">di istruzioni di I/O che esegue. Quando tale tempo finisce, il processo viene declassato di un grado. </text:span></text:p>
      <text:p text:style-name="P116"><text:span text:style-name="T431">5) </text:span><text:span text:style-name="T440">Priority boost: </text:span><text:span text:style-name="T431">sposta tutti i processi nel sistema alla coda di priorità più alta</text:span></text:p>
      <text:p text:style-name="P219">19/03/19</text:p>
      <text:h text:style-name="P334" text:outline-level="2"><text:bookmark-start text:name="__RefHeading___Toc2127_256667919"/>Measuring syscall and context switch time<text:bookmark-end text:name="__RefHeading___Toc2127_256667919"/></text:h>
      <text:p text:style-name="P165">Quando analizziamo i sistemi operativi, dobbiamo tenere in considerazione le <text:span text:style-name="T282">performance </text:span><text:span text:style-name="T255">del sistema in tutti i suoi aspetti</text:span><text:span text:style-name="T187"> </text:span><text:span text:style-name="T205">Ricordiamo che le performance sono relative allo scopo del sistema (l’OS di un PC general purpose non avrà gli stessi obiettivi dell’OS del mainframe IBM…), anche perché spesso le caratteristiche del sistema sono spesso contrapposte: abbiamo già visto che uno dei principali </text:span><text:span text:style-name="T299">trade-off </text:span><text:span text:style-name="T205">è quello tra </text:span><text:span text:style-name="T235">latenza(response time) </text:span><text:span text:style-name="T205">e </text:span><text:span text:style-name="T235">throughput(turnaround time)</text:span><text:span text:style-name="T221">.</text:span></text:p>
      <text:p text:style-name="P165"><text:span text:style-name="T187">Noi misureremo le performance delle</text:span><text:span text:style-name="T221"> syscall </text:span><text:span text:style-name="T187">e dei </text:span><text:span text:style-name="T221">context switch. </text:span></text:p>
      <text:h text:style-name="P350" text:outline-level="3"><text:bookmark-start text:name="__RefHeading___Toc2988_844852887"/>Measuring <text:span text:style-name="T282">syscall</text:span><text:bookmark-end text:name="__RefHeading___Toc2988_844852887"/></text:h>
      <text:p text:style-name="P27">Come misuriamo il tempo che impiega l’OS a lanciare una <text:span text:style-name="T90">syscall? </text:span><text:span text:style-name="T1">NON consideriamo il tempo di esecuzione della syscall</text:span><text:span text:style-name="T90"> </text:span><text:span text:style-name="T1">stessa, poiché quello varia da syscall a syscall ! </text:span><text:span text:style-name="T326">Noi vogliamo misurare esclusivamente l’</text:span><text:span text:style-name="T317">overhead </text:span><text:span text:style-name="T326">di sistema, ovvero quel tempo costante e che dipende esclusivamente dall’OS.</text:span><text:span text:style-name="T1"> </text:span><text:span text:style-name="T47">Per capire di che tipo di operazioni si parla, guarda i primi 3 blocchi della figura a pag. 10.</text:span></text:p>
      <text:p text:style-name="Text_20_body"><text:span text:style-name="T1">In particolare, quindi, dovremmo misurare l’intervallo di tempo </text:span><text:span text:style-name="T46">che passa tra la chiamata della syscall da parte del processo all’istante subito prima dell’inizio dell’esecuzione di essa. Ad alto livello possiamo usare una funzione </text:span><text:span text:style-name="T488">gettime(), </text:span><text:span text:style-name="T495">ma dovremmo metterla dopo la syscall, andando quindi ad includere il tempo di esecuzione della syscall. Come risolviamo la situazione? Basta prendere una syscall che noi sappiamo essere estremamente breve, e che quindi non andrà ad aggiungere molto tempo al risultato. Useremo una getpid() che, essendo un semplice accesso al PCB, è lunga solo 3 istruzioni assembly.</text:span></text:p>
      <text:p text:style-name="P253"><text:span text:style-name="T495">L</text:span><text:span text:style-name="T494">a misura andrà fatta tante volte e poi andrà eseguita una media per essere sicuri di escludere ogni tipo di interferenza e piccola variazione. </text:span></text:p>
      <text:p text:style-name="P166"><text:span text:style-name="T495">Q</text:span><text:span text:style-name="T494">uindi l’idea è la seguente: </text:span></text:p>
      <text:p text:style-name="P265"/>
      <text:p text:style-name="P265"><draw:custom-shape text:anchor-type="paragraph" draw:z-index="50" draw:name="Forma33" draw:style-name="gr26" draw:text-style-name="P399" svg:width="0.906cm" svg:height="1.391cm" svg:x="2.529cm" svg:y="0.22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gettime()</text:p>
      <text:p text:style-name="P265"><draw:custom-shape text:anchor-type="paragraph" draw:z-index="51" draw:name="Forma34" draw:style-name="gr27" draw:text-style-name="P399" svg:width="0.133cm" svg:height="0.045cm" svg:x="6.565cm" svg:y="0.27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getpid()<text:tab/><text:tab/>misuro il <text:span text:style-name="T498">Δt tante volte, poi ne faccio una media</text:span></text:p>
      <text:p text:style-name="P265">gettime()</text:p>
      <text:p text:style-name="P166"/>
      <text:p text:style-name="P167"><text:span text:style-name="T499">Il risultato è di circa 100 ns.</text:span> Questo è quindi il tempo impiegato dall’OS per lanciare una <text:span text:style-name="T1">syscall</text:span><text:span text:style-name="T90"> </text:span><text:span text:style-name="T1">molto piccola, che quindi aumenterà sensibilmente con una syscall più complessa. È importante notare il confronto con una funzione che non è una syscall e che quindi non coinvolge l’OS, dal momento che essa ci metterà poche unità di ns.</text:span></text:p>
      <text:h text:style-name="P351" text:outline-level="3"><text:bookmark-start text:name="__RefHeading___Toc2990_844852887"/><text:span text:style-name="T500">Measuring </text:span><text:span text:style-name="T287">context switch</text:span><text:bookmark-end text:name="__RefHeading___Toc2990_844852887"/></text:h>
      <text:p text:style-name="P28">Quanto tempo impiega <text:span text:style-name="T501">il sistema a fare un </text:span><text:span text:style-name="T122">context switch? </text:span><text:span text:style-name="T48">In particolare dobbiamo misurare il tempo impiegato dal sistema dall’istante in cui avviene un interrupt all’istante antecedente all’esecuzione del nuovo processo. Come lo facciamo?</text:span></text:p>
      <text:p text:style-name="P28"><text:span text:style-name="T48">Usiamo la </text:span><text:span text:style-name="T123">syscall </text:span><text:span text:style-name="T489">pipe(), </text:span><text:span text:style-name="T496">la quale non è altro che un canale di comunicazione tra i processi identica alla pipe della shell UNIX, ad esempio:</text:span></text:p>
      <text:p text:style-name="P266">ls | grep “ciao”</text:p>
      <text:p text:style-name="P168">In questo esempio di utilizzo in una shell il processo <text:span text:style-name="T282">ls </text:span><text:span text:style-name="T255">scrive in output e il processo </text:span><text:span text:style-name="T282">grep “ciao” </text:span><text:span text:style-name="T255">legge dove </text:span><text:span text:style-name="T282">ls </text:span><text:span text:style-name="T255">aveva scritto. </text:span><text:span text:style-name="T249">La pipe è quindi un buffer che viene scritto dal primo processo e letto dal secondo.</text:span></text:p>
      <text:p text:style-name="P79"><text:span text:style-name="T255">Per la misurazione useremo 2 pipe che comunicano fra 2 processi, un padre e un figlio. </text:span><text:span text:style-name="T258">Il genitore scrive un messaggio sulla pipe</text:span><text:span text:style-name="T259">0</text:span><text:span text:style-name="T258"> per il figlio, e si mette in attesa della risposta del figlio </text:span><text:span text:style-name="T259">sulla pipe1</text:span><text:span text:style-name="T258">, e viene quindi sospeso poiché la pipe</text:span><text:span text:style-name="T259">1</text:span><text:span text:style-name="T258"> è vuota e il padre sarà richiamato non appena il figlio scriverà </text:span><text:span text:style-name="T259">qualcosa sulla pipe1. Viene mandato in esecuzione dallo scheduler il figlio, che legge la pipe0 mandata dal padre, scrive sulla pipe1 e legge ancora sulla pipe0, che a questo punto sarà vuota poiché il figlio aveva già letto dalla pipe0; il figlio viene quindi sospeso perché fa una read su una pipe vuota (la pipe0) e viene richiamato il padre, poiché adesso la pipe1 è stata riempita dal figlio, e si ritorna al punto di partenza. Si genera quindi un ciclo di context switch continui tra padre e figlio. Si può quindi calcolare il tempo per ogni context switch tra padre e figlio e farne la media.</text:span></text:p>
      <text:p text:style-name="Nota">Per assicurarsi che la misura sia precisa bisogna far sì che tali processi siano gli unici in esecuzione e sulla stessa CPU </text:p>
      <text:p text:style-name="P20"/>
      <text:p text:style-name="P254">Il risultato della misurazione ci mostra come il <text:span text:style-name="T90">context switch </text:span>sia un’operazione costosa, infatti <text:span text:style-name="T499">un </text:span><text:span text:style-name="T151">context switch </text:span><text:span text:style-name="T499">dura circa 10 ms.</text:span></text:p>
      <text:p text:style-name="P24"/>
      <text:h text:style-name="Heading_20_1" text:outline-level="1"><text:bookmark-start text:name="__RefHeading___Toc2992_844852887"/><text:span text:style-name="T502">Virtualizzazione della memoria</text:span> <text:s/><text:bookmark-end text:name="__RefHeading___Toc2992_844852887"/></text:h>
      <text:h text:style-name="P335" text:outline-level="2"><text:bookmark-start text:name="__RefHeading___Toc3164_1255653163"/>L’Address Space<text:bookmark-end text:name="__RefHeading___Toc3164_1255653163"/></text:h>
      <text:p text:style-name="P169">Lo <text:span text:style-name="T90">spazio di indirizzamento </text:span><text:span text:style-name="T125">virtuale</text:span><text:span text:style-name="T90"> </text:span><text:span text:style-name="T1">(</text:span><text:span text:style-name="T90">ad</text:span><text:span text:style-name="T124">d</text:span><text:span text:style-name="T90">ress space </text:span><text:span text:style-name="T1">o </text:span><text:span text:style-name="T90">AS</text:span><text:span text:style-name="T1">) è la principale astrazione che useremo per virtualizzare la memoria.</text:span></text:p>
      <text:p text:style-name="P240">Address Space : <text:span text:style-name="T49">spazio di indirizzamento </text:span><text:span text:style-name="T124">virtuale</text:span><text:span text:style-name="T49"> (</text:span><text:span text:style-name="T124">logico)</text:span><text:span text:style-name="T49">, il quale astrae l`effettiva memoria fisica. </text:span><text:span text:style-name="T50">In altre parole è la memoria del sistema dal punto di vista del processo in esecuzione.</text:span></text:p>
      <text:p text:style-name="P170">Essendo per l’appunto un’<text:span text:style-name="T282">astrazione della memoria fisica</text:span>, diventa una vera e propria <text:span text:style-name="T282">illusione</text:span> per il processo in esecuzione. </text:p>
      <text:p text:style-name="P269">Ricordiamo che un programma prima di essere eseguito deve essere caricato in memoria centrale insieme ai dati di cui ha bisogno. </text:p>
      <text:p text:style-name="P171"><draw:frame draw:style-name="fr10" draw:name="Immagine24" text:anchor-type="paragraph" svg:x="7.71cm" svg:y="1.94cm" svg:width="9.086cm" svg:height="9.985cm" draw:z-index="96"><draw:image xlink:href="Pictures/10000201000001BC000001E849D7442AE36A7E52.png" xlink:type="simple" xlink:show="embed" xlink:actuate="onLoad" loext:mime-type="image/png"/></draw:frame>Le principali sezioni di un <text:span text:style-name="T90">address space </text:span><text:span text:style-name="T1">sono quelle di cui necessita il processo, ovvero </text:span><text:span text:style-name="T90">area codice, stack, heap.</text:span><text:span text:style-name="T1"> Vediamo una rappresentazione di un </text:span><text:span text:style-name="T90">AS:</text:span></text:p>
      <text:p text:style-name="P119"/>
      <text:p text:style-name="P53"/>
      <text:p text:style-name="P53"/>
      <text:p text:style-name="P53"/>
      <text:p text:style-name="P53">L’<text:span text:style-name="T90">area codice </text:span>è statica, quindi si può posizionare all’inizio dell’array. </text:p>
      <text:p text:style-name="P53">Lo <text:span text:style-name="T90">stack </text:span>e lo <text:span text:style-name="T90">heap </text:span>sono invece dati dinamici, e per questo motivo li possiamo posizionare agli opposti dello spazio rimanente per poter far crescere entrambi. </text:p>
      <text:p text:style-name="P53"/>
      <text:p text:style-name="P53"/>
      <text:p text:style-name="P53"/>
      <text:p text:style-name="P53"/>
      <text:p text:style-name="P256">Questa rappresentazione della memoria è molto chiara, ma la in realtà <text:span text:style-name="T322">la memoria fisica è ben diversa</text:span>, a causa del fatto che in ambiente <text:span text:style-name="T90">multiprogrammato </text:span>la memoria viene condivisa da più processi per motivi di efficienza. </text:p>
      <text:p text:style-name="Nota">Agli albori della <text:span text:style-name="T90">multiprogrammazione </text:span>ogni processo aveva accesso a tutta la memoria fisica, quindi ogni <text:span text:style-name="T90">context switch </text:span>prevedeva lo scaricamento e il caricamento di TUTTA la memoria fisica su/da disco. È stato proprio questo uno dei motivi che hanno spinto i sistemisti ad implementare la <text:span text:style-name="T90">virtualizzazione della memoria.</text:span> </text:p>
      <text:p text:style-name="Text_20_body"/>
      <text:p text:style-name="P172"><draw:frame draw:style-name="fr10" draw:name="Immagine25" text:anchor-type="paragraph" svg:x="10.183cm" svg:y="-0.125cm" svg:width="6.74cm" svg:height="10.848cm" draw:z-index="97"><draw:image xlink:href="Pictures/1000020100000124000001D678A097AFB8BC726B.png" xlink:type="simple" xlink:show="embed" xlink:actuate="onLoad" loext:mime-type="image/png"/></draw:frame>La memoria fisica è molto più simile alla figura qui a destra, dove vediamo i processi A, B e C condividere la risorsa. Mantenendo i dati in memoria centrale, il <text:span text:style-name="T90">context switch </text:span><text:span text:style-name="T1">avviene in maniera efficiente, </text:span><text:span text:style-name="T51">ma bisogna evitare che i dati di un processo vadano a sovrascrivere altri dati! </text:span></text:p>
      <text:p text:style-name="P173"><text:span text:style-name="T1">Ad esempio se il processo A volesse caricare qualcosa all’indirizzo 0, </text:span><text:span text:style-name="T52">l’</text:span><text:span text:style-name="T126">AS</text:span><text:span text:style-name="T1"> </text:span><text:span text:style-name="T52">glielo permetterebbe, ma in realtà andrebbe a scrivere in zone di memoria riservate al sistema operativo! </text:span></text:p>
      <text:p text:style-name="P7"><text:span text:style-name="T52">Con la </text:span><text:span text:style-name="T126">virtualizzazione della memoria </text:span><text:span text:style-name="T52">abbiamo quindi bisogno di meccanismi da parte dell’OS e dell’HW che consentano di trasformare gli indirizzi virtuali in indirizzi fisici corretti.</text:span></text:p>
      <text:p text:style-name="P8"/>
      <text:p text:style-name="P8"/>
      <text:h text:style-name="P352" text:outline-level="3"><text:bookmark-start text:name="__RefHeading___Toc3166_1255653163"/>Trasformazione degli indirizzi – <text:span text:style-name="T282">Binding</text:span><text:bookmark-end text:name="__RefHeading___Toc3166_1255653163"/></text:h>
      <text:p text:style-name="P29">Possiamo distinguere 3 diversi tipi di indirizzi, i quali vanno dai più astratti a più concreti:</text:p>
      <text:list xml:id="list1636584777" text:style-name="L15">
        <text:list-item>
          <text:p text:style-name="P293"><text:span text:style-name="T255">Indirizzi </text:span><text:span text:style-name="T221">simbolici : </text:span><text:span text:style-name="T255">sono gli indirizzi scritti dal programmatore </text:span><text:span text:style-name="T260">(anche in </text:span><text:span text:style-name="T288">assembly</text:span><text:span text:style-name="T260">).</text:span></text:p>
        </text:list-item>
        <text:list-item>
          <text:p text:style-name="P294"><text:span text:style-name="T255">Indirizzi </text:span><text:span text:style-name="T221">logici (</text:span><text:span text:style-name="T255">o </text:span><text:span text:style-name="T221">virtuali) : </text:span><text:span text:style-name="T255">sono gli indirizzi del programma trasformati dal </text:span><text:span text:style-name="T221">compilatore </text:span><text:span text:style-name="T255">e s</text:span><text:span text:style-name="T249">ono scritti in linguaggio macchina, l’unico comprensibile dalla CPU!</text:span><text:span text:style-name="T181"> </text:span></text:p>
        </text:list-item>
        <text:list-item>
          <text:p text:style-name="P294"><text:span text:style-name="T181">Indirizzi </text:span><text:span text:style-name="T153">fisici : </text:span><text:span text:style-name="T181">sono gli indirizzi reali, che vengono coinvolti ogniqualvolta la CPU accede alla memoria. </text:span></text:p>
        </text:list-item>
      </text:list>
      <text:p text:style-name="P257"><text:span text:style-name="T181">Il passaggio o </text:span><text:span text:style-name="T153">binding </text:span><text:span text:style-name="T181">tra gli indirizzi </text:span><text:span text:style-name="T153">simbolici </text:span><text:span text:style-name="T181">e quelli </text:span><text:span text:style-name="T153">logici </text:span><text:span text:style-name="T181">è attuato dal </text:span><text:span text:style-name="T153">compilatore, </text:span><text:span text:style-name="T181">e in particolare caratterizza il passaggio da </text:span><text:span text:style-name="T153">codice sorgente</text:span><text:span text:style-name="T181"> a </text:span><text:span text:style-name="T153">codice </text:span><text:span text:style-name="T154">eseguibile </text:span><text:span text:style-name="T182">(prima che venga caricato in memoria centrale!). </text:span></text:p>
      <text:p text:style-name="P55"><text:span text:style-name="T182">I</text:span><text:span text:style-name="T181">l </text:span><text:span text:style-name="T153">codice eseguibile </text:span><text:span text:style-name="T181">deve essere </text:span><text:span text:style-name="T153">rilocabile</text:span><text:span text:style-name="T181">, ovvero gli indirizzi devono poter essere modificati, quindi deve poter avvenire il </text:span><text:span text:style-name="T153">binding </text:span><text:span text:style-name="T181">tra spazio </text:span><text:span text:style-name="T153">logico </text:span><text:span text:style-name="T181">e spazio </text:span><text:span text:style-name="T153">fisico.</text:span></text:p>
      <text:p text:style-name="P54"><text:span text:style-name="T181">Il </text:span><text:span text:style-name="T153">binding </text:span><text:span text:style-name="T181">tra indirizzi </text:span><text:span text:style-name="T153">logici </text:span><text:span text:style-name="T181">a indirizzi </text:span><text:span text:style-name="T153">fisici </text:span><text:span text:style-name="T181">può essere fatto in 3 modi (</text:span><text:span text:style-name="T183">precisamente</text:span><text:span text:style-name="T181">, </text:span><text:span text:style-name="T183">in</text:span><text:span text:style-name="T181"> 3 tempi) diversi:</text:span></text:p>
      <text:list xml:id="list3481214863" text:style-name="L16">
        <text:list-item>
          <text:p text:style-name="P286"><text:span text:style-name="T181">Early binding : </text:span><text:span text:style-name="T164">viene fatto anch’esso dal </text:span><text:span text:style-name="T183">compilatore, </text:span><text:span text:style-name="T164">si salta l’indirizzamento </text:span><text:span text:style-name="T183">logico.</text:span></text:p>
        </text:list-item>
      </text:list>
      <text:p text:style-name="P12"><draw:custom-shape text:anchor-type="paragraph" draw:z-index="53" draw:name="Forma35" draw:style-name="gr28" draw:text-style-name="P397" svg:width="3.271cm" svg:height="1.818cm" svg:x="7.357cm" svg:y="0.127cm"><text:p text:style-name="P386"><text:span text:style-name="T524">Compilator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7"><text:span text:style-name="T183"><text:tab/><text:tab/></text:span><text:span text:style-name="T503">SYMBOLIC AS</text:span><text:span text:style-name="T184"> <text:tab/><text:tab/><text:tab/><text:tab/> </text:span><text:span text:style-name="T503"><text:s/>PHYSICAL AS</text:span></text:p>
      <text:p text:style-name="P13"><text:tab/></text:p>
      <text:p text:style-name="P118"><text:span text:style-name="T164"><text:tab/></text:span><text:span text:style-name="T251">Criticità:</text:span><text:span text:style-name="T165"> </text:span><text:span text:style-name="T166">Il compilatore sa dove sono le porzioni libere in memoria fisica, e ciò <text:tab/>permette di bypassare il </text:span><text:span text:style-name="T185">logic AS </text:span><text:span text:style-name="T166">, ma se tali porzioni cambiano c’è il rischio<text:tab/> <text:tab/>che il binding fatto in passato non funzioni più, quindi bisogna ricompilare tutti <text:tab/>i programmi. </text:span></text:p>
      <text:list xml:id="list231414590502730" text:continue-numbering="true" text:style-name="L16">
        <text:list-item>
          <text:p text:style-name="P286"><text:span text:style-name="T181">Late binding : <text:s/></text:span><text:span text:style-name="T166">viene fatto dal </text:span><text:span text:style-name="T185">loader, </text:span><text:span text:style-name="T166">ovvero la componente di OS che carica in memoria centrale il programma.</text:span></text:p>
        </text:list-item>
      </text:list>
      <text:p text:style-name="P11"><draw:custom-shape text:anchor-type="paragraph" draw:z-index="54" draw:name="Forma35" draw:style-name="gr29" draw:text-style-name="P397" svg:width="2.916cm" svg:height="1.237cm" svg:x="4.359cm" svg:y="0.423cm"><text:p text:style-name="P386"><text:span text:style-name="T524">Compilator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6" draw:name="Forma35" draw:style-name="gr29" draw:text-style-name="P397" svg:width="2.916cm" svg:height="1.237cm" svg:x="10.488cm" svg:y="0.446cm"><text:p text:style-name="P386"><text:span text:style-name="T524">Loader</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7"><text:span text:style-name="T166"><text:tab/></text:span><text:span text:style-name="T185">SYMBOLIC AS<text:tab/><text:tab/><text:tab/>LOGICAL AS<text:tab/><text:tab/><text:tab/><text:tab/>PHYSICAL OS<text:tab/></text:span></text:p>
      <text:list xml:id="list231414730427289" text:continue-numbering="true" text:style-name="L16">
        <text:list-header>
          <text:p text:style-name="P302"/>
        </text:list-header>
        <text:list-item>
          <text:p text:style-name="P311"><text:span text:style-name="T154">Delayed binding :</text:span> <text:span text:style-name="T53">la strategia attualmente usata e che approfondiremo. Il </text:span><text:span text:style-name="T127">binding </text:span><text:span text:style-name="T53">viene fatto in </text:span><text:span text:style-name="T127">runtime; </text:span><text:span text:style-name="T53">quando il loader carica in memoria le istruzioni, i loro indirizzi sono ancora </text:span><text:span text:style-name="T127">logici. </text:span><text:span text:style-name="T53">La trasformazione viene effettuata in HW da una componente chiamata </text:span><text:span text:style-name="T127">MMU (Memory Management Unit).</text:span></text:p>
        </text:list-item>
      </text:list>
      <text:p text:style-name="P120"><draw:frame draw:style-name="fr3" draw:name="Immagine26" text:anchor-type="paragraph" svg:y="0.303cm" svg:width="11.197cm" svg:height="7.008cm" draw:z-index="98"><draw:image xlink:href="Pictures/1000020100000460000002BD91F90017197A80B0.png" xlink:type="simple" xlink:show="embed" xlink:actuate="onLoad" loext:mime-type="image/png"/></draw:frame></text:p>
      <text:p text:style-name="P120"><draw:line text:anchor-type="paragraph" draw:z-index="58" draw:name="Forma36" draw:style-name="gr32" draw:text-style-name="P401" svg:x1="9.849cm" svg:y1="0.912cm" svg:x2="7.006cm" svg:y2="0.912cm"><text:p/></draw:line><draw:frame text:anchor-type="paragraph" draw:z-index="60" draw:name="Forma37" draw:style-name="gr33" draw:text-style-name="P402" svg:width="1.433cm" svg:height="0.408cm" svg:x="7.8cm" svg:y="1.078cm"><draw:text-box><text:p><text:span text:style-name="T530">Bus dati</text:span></text:p></draw:text-box></draw:frame></text:p>
      <text:p text:style-name="P258">In figura vediamo che gli indirizzi prodotti dalla CPU sono ancora <text:span text:style-name="T90">logici </text:span><text:span text:style-name="T504">(al contrario di ciò che avviene con </text:span><text:span text:style-name="T128">early </text:span><text:span text:style-name="T504">e</text:span><text:span text:style-name="T128"> late binding</text:span><text:span text:style-name="T504">)</text:span>, e prima di andare sul <text:span text:style-name="T282">bus indirizzi </text:span><text:span text:style-name="T255">devono essere intercettati dall’ </text:span><text:span text:style-name="T221">MMU. </text:span><text:span text:style-name="T261">Quest’ultima convertirà (vedremo come) gli indirizzi </text:span><text:span text:style-name="T236">logici </text:span><text:span text:style-name="T261">in indirizzi </text:span><text:span text:style-name="T236">fisici. </text:span><text:span text:style-name="T262">I dati dei relativi indirizzi torneranno alla CPU attraverso il </text:span><text:span text:style-name="T289">bus dati.</text:span></text:p>
      <text:p text:style-name="Nota">PRO<text:span text:style-name="T361"> : compatibilità e portabilità dei programmi, in generale una </text:span><text:span text:style-name="T370">rilocazione </text:span><text:span text:style-name="T361">fatta all’ultimo momento consente grande elasticità.</text:span></text:p>
      <text:p text:style-name="Nota">CONTRO<text:span text:style-name="T361"> : delle 3 strategie è la più lenta, proprio perché si deve aggiungere una componente HW tra la CPU e la memoria.</text:span></text:p>
      <text:p text:style-name="P21">Capire il funzionamento della MMU è fondamentale per capire come funziona il passaggio da <text:span text:style-name="T90">AS logico a AS fisico</text:span>, che è il cuore della <text:span text:style-name="T90">virtualizzazione della memoria. </text:span><text:span text:style-name="T505">Ma prima, elenchiamo in modo chiaro tutti gli obiettivi che dobbiamo ottenere con essa.</text:span></text:p>
      <text:p text:style-name="P220">22/03/19</text:p>
      <text:h text:style-name="P336" text:outline-level="2"><text:bookmark-start text:name="__RefHeading___Toc3168_1255653163"/>Obiettivi <text:span text:style-name="T506">della memoria virtuale</text:span><text:bookmark-end text:name="__RefHeading___Toc3168_1255653163"/></text:h>
      <text:list xml:id="list789377306" text:style-name="L17">
        <text:list-item>
          <text:p text:style-name="P312">Trasparenza<text:span text:style-name="T361"> : </text:span><text:span text:style-name="T362">la memoria virtuale deve essere implementata senza coinvolgere l’utente(il programmatore), ovvero non si deve notare la sua presenza quando si usa il sistema.</text:span></text:p>
        </text:list-item>
        <text:list-item>
          <text:p text:style-name="P312">Efficienza<text:span text:style-name="T361"> : </text:span><text:span text:style-name="T362">sia in spazio (cercare di sfruttare al massimo la memoria fisica) che in tempo (la memoria virtuale non deve rallentare in modo significativo il sistema).</text:span></text:p>
        </text:list-item>
        <text:list-item>
          <text:p text:style-name="P312">Protezione<text:span text:style-name="T361"> : </text:span><text:span text:style-name="T362">i dati dei programmi non devono sovrascriversi a vicenda, bisogna quindi isolare i dati di ciascun programma, anche in ottica di qualche programma malevolo.</text:span></text:p>
        </text:list-item>
      </text:list>
      <text:p text:style-name="P174"/>
      <text:p text:style-name="P175">Ora finalmente vedremo le tecniche per la <text:span text:style-name="T90">rilocazione</text:span><text:span text:style-name="T1">, però solo quelle della strategia </text:span><text:span text:style-name="T90">delayed binding </text:span><text:span text:style-name="T1">la quale è usata per i sistemi </text:span><text:span text:style-name="T90">general purpose </text:span><text:span text:style-name="T1">(in sistemi dove le prestazioni di velocità devono essere al top – es. airbag – si usano ancora </text:span><text:span text:style-name="T90">early </text:span><text:span text:style-name="T1">o </text:span><text:span text:style-name="T90">late binding</text:span><text:span text:style-name="T1">). </text:span></text:p>
      <text:h text:style-name="P338" text:outline-level="2"><text:bookmark-start text:name="__RefHeading___Toc3597_2240280398"/>Tecniche di rilocazione<text:bookmark-end text:name="__RefHeading___Toc3597_2240280398"/></text:h>
      <text:h text:style-name="P353" text:outline-level="3"><text:bookmark-start text:name="__RefHeading___Toc3599_2240280398"/>Assunzioni iniziali<text:bookmark-end text:name="__RefHeading___Toc3599_2240280398"/></text:h>
      <text:p text:style-name="P176">Come per le tecniche di scheduling, facciamo alcune assunzioni, che verranno rilassate ad ogni tecnica mostrata:</text:p>
      <text:p text:style-name="P176"/>
      <text:list xml:id="list1477438519" text:style-name="L18">
        <text:list-item>
          <text:p text:style-name="P313">L’<text:span text:style-name="T90">address space </text:span><text:span text:style-name="T1">deve essere </text:span><text:span text:style-name="T292">contiguo </text:span><text:span text:style-name="T206">nella</text:span><text:span text:style-name="T187"> memoria </text:span><text:span text:style-name="T206">fisica</text:span></text:p>
        </text:list-item>
        <text:list-item>
          <text:p text:style-name="P313"><text:span text:style-name="T187">L’</text:span><text:span text:style-name="T221">address space </text:span><text:span text:style-name="T187">è “</text:span><text:span text:style-name="T292">piccolo”, </text:span><text:span text:style-name="T187">in particolare è più piccolo della memoria fisica</text:span></text:p>
        </text:list-item>
        <text:list-item>
          <text:p text:style-name="P313"><text:span text:style-name="T187">Ogni </text:span><text:span text:style-name="T221">address space </text:span><text:span text:style-name="T187">ha sempre la stessa dimensione</text:span></text:p>
        </text:list-item>
      </text:list>
      <text:p text:style-name="P56"/>
      <text:h text:style-name="P353" text:outline-level="3"><text:bookmark-start text:name="__RefHeading___Toc3601_2240280398"/>Base &amp; Bounds<text:bookmark-end text:name="__RefHeading___Toc3601_2240280398"/></text:h>
      <text:p text:style-name="P177">L’idea è la seguente: </text:p>
      <text:p text:style-name="P177">L’indirizzo <text:span text:style-name="T90">fisico </text:span><text:span text:style-name="T1">si otterrà come somma dell’indirizzo </text:span><text:span text:style-name="T90">logico </text:span><text:span text:style-name="T1">e un valore chiamato </text:span><text:span text:style-name="T90">base.</text:span></text:p>
      <text:p text:style-name="P177"><text:tab/><text:tab/><text:tab/><text:span text:style-name="T507">physical address = virtual address + base</text:span></text:p>
      <text:p text:style-name="P178"><draw:frame draw:style-name="fr1" draw:name="Cornice7" text:anchor-type="paragraph" svg:x="3.325cm" svg:y="3.932cm" svg:width="3.888cm" draw:z-index="69"><draw:text-box fo:min-height="5.433cm"><text:p text:style-name="Caption"><draw:custom-shape text:anchor-type="paragraph" draw:z-index="67" draw:name="Forma38" draw:style-name="gr34" draw:text-style-name="P404" svg:width="3.883cm" svg:height="5.428cm" svg:x="0.002cm" svg:y="0cm"><text:p text:style-name="P403"><text:span text:style-name="T531">0: add…</text:span></text:p><text:p text:style-name="P403"><text:span text:style-name="T531">2: mov…</text:span></text:p><text:p text:style-name="P403"><text:span text:style-name="T531"><text:tab/></text:span><text:span text:style-name="T531">.</text:span></text:p><text:p text:style-name="P403"><text:span text:style-name="T531"><text:tab/></text:span><text:span text:style-name="T531">.</text:span></text:p><text:p text:style-name="P403"><text:span text:style-name="T531"><text:tab/></text:span><text:span text:style-name="T531">.</text:span></text:p><text:p text:style-name="P403"><text:span text:style-name="T531">24: div…</text:span></text:p><text:p text:style-name="P403"><text:span text:style-name="T531"><text:tab/></text:span></text:p><text:p text:style-name="P403"><text:span text:style-name="T531"><text:tab/></text:span><text:span text:style-name="T531">(free)</text:span></text:p><text:p text:style-name="P403"><text:span text:style-name="T531"/></text:p><text:p text:style-name="P403"><text:span text:style-name="T531"/></text:p><text:p text:style-name="P403"><text:span text:style-name="T531"><text:tab/></text:span><text:span text:style-name="T531">- 2k -</text:span></text:p><text:p text:style-name="P403"><text:span text:style-name="T531"/></text:p><draw:enhanced-geometry svg:viewBox="0 0 21600 21600" draw:mirror-horizontal="false" draw:mirror-vertical="false" draw:type="rectangle" draw:enhanced-path="M 0 0 L 21600 0 21600 21600 0 21600 0 0 Z N"/></draw:custom-shape>Adress space di un programma (<text:span text:style-name="T508">2</text:span>k come esempio)</text:p></draw:text-box></draw:frame><draw:frame draw:style-name="fr1" draw:name="Cornice8" text:anchor-type="paragraph" svg:x="11.548cm" svg:y="3.799cm" svg:width="3.886cm" draw:z-index="73"><draw:text-box fo:min-height="5.456cm"><text:p text:style-name="Caption"><draw:custom-shape text:anchor-type="paragraph" draw:z-index="71" draw:name="Forma38" draw:style-name="gr35" draw:text-style-name="P404" svg:width="3.881cm" svg:height="7.321cm" svg:x="0.002cm" svg:y="-0.767cm"><text:p text:style-name="P403"><text:span text:style-name="T531"><text:tab/></text:span><text:span text:style-name="T531">.</text:span></text:p><text:p text:style-name="P403"><text:span text:style-name="T531"><text:tab/></text:span><text:span text:style-name="T531">.</text:span></text:p><text:p text:style-name="P403"><text:span text:style-name="T531">---------------------------</text:span></text:p><text:p text:style-name="P403"><text:span text:style-name="T531">100: add…</text:span></text:p><text:p text:style-name="P403"><text:span text:style-name="T531">102: mov…</text:span></text:p><text:p text:style-name="P403"><text:span text:style-name="T531"><text:tab/></text:span><text:span text:style-name="T531">.</text:span></text:p><text:p text:style-name="P403"><text:span text:style-name="T531"><text:tab/></text:span><text:span text:style-name="T531">.</text:span></text:p><text:p text:style-name="P403"><text:span text:style-name="T531"><text:tab/></text:span><text:span text:style-name="T531">.</text:span></text:p><text:p text:style-name="P403"><text:span text:style-name="T531">124: div… </text:span></text:p><text:p text:style-name="P403"><text:span text:style-name="T531"><text:tab/></text:span><text:span text:style-name="T531">.</text:span></text:p><text:p text:style-name="P403"><text:span text:style-name="T531"><text:tab/></text:span><text:span text:style-name="T531">.</text:span></text:p><text:p text:style-name="P403"><text:span text:style-name="T531">---------------------------</text:span></text:p><text:p text:style-name="P403"><text:span text:style-name="T531"><text:tab/></text:span><text:span text:style-name="T531">.</text:span></text:p><text:p text:style-name="P403"><text:span text:style-name="T531"><text:tab/></text:span><text:span text:style-name="T531">.</text:span></text:p><text:p text:style-name="P403"><text:span text:style-name="T531"><text:tab/></text:span><text:span text:style-name="T531">.</text:span></text:p><draw:enhanced-geometry svg:viewBox="0 0 21600 21600" draw:mirror-horizontal="false" draw:mirror-vertical="false" draw:type="rectangle" draw:enhanced-path="M 0 0 L 21600 0 21600 21600 0 21600 0 0 Z N"/></draw:custom-shape>Memoria fisica </text:p></draw:text-box></draw:frame><draw:custom-shape text:anchor-type="paragraph" draw:z-index="73" draw:name="Forma39" draw:style-name="gr37" draw:text-style-name="P405" svg:width="3.021cm" svg:height="1.213cm" svg:x="-0.071cm" svg:y="6.401cm"><text:p><text:s text:c="3"/>Compilator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5" draw:name="Forma39" draw:style-name="gr37" draw:text-style-name="P405" svg:width="3.021cm" svg:height="1.213cm" svg:x="7.888cm" svg:y="6.445cm"><text:p><text:s text:c="8"/>MMU</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n dettaglio, il compilatore assegnerà gli indirizzi <text:span text:style-name="T90">logici </text:span><text:span text:style-name="T1">al programma secondo un </text:span><text:span text:style-name="T90">AS</text:span><text:span text:style-name="T1"> che parte da 0. </text:span><text:span text:style-name="T57">Questa operazione da parte del compilatore semplifica molto la trasformazione. </text:span><text:span text:style-name="T1">Dopodiché l’</text:span><text:span text:style-name="T90">MMU </text:span><text:span text:style-name="T1">sommerà a questi indirizzi un </text:span><text:span text:style-name="T90">base</text:span><text:span text:style-name="T1">, che viene ottenuto dall’OS in fase di caricamento del programma in memoria e salvato in un registro dell’</text:span><text:span text:style-name="T90">MMU</text:span><text:span text:style-name="T1">, il </text:span><text:span text:style-name="T90">registro base </text:span><text:span text:style-name="T1">appunto. </text:span></text:p>
      <text:p text:style-name="P57"/>
      <text:p text:style-name="P178"><text:span text:style-name="T1"><text:tab/><text:tab/><text:tab/><text:tab/><text:tab/><text:tab/><text:tab/><text:tab/><text:tab/><text:tab/><text:tab/><text:tab/> <text:s text:c="4"/></text:span><text:span text:style-name="T55">100</text:span><text:span text:style-name="T1"><text:tab/></text:span></text:p>
      <text:p text:style-name="P57"><draw:frame text:anchor-type="paragraph" draw:z-index="78" draw:name="Forma40" draw:style-name="gr38" draw:text-style-name="P406" svg:width="2.273cm" svg:height="0.53cm" svg:x="8.086cm" svg:y="0.506cm"><draw:text-box><text:p><text:span text:style-name="T532">Base = </text:span><text:span text:style-name="T532">100</text:span></text:p></draw:text-box></draw:frame><text:tab/><text:tab/><text:tab/><text:tab/></text:p>
      <text:p text:style-name="P57"/>
      <text:p text:style-name="P57"/>
      <text:p text:style-name="P57"/>
      <text:p text:style-name="P57"/>
      <text:p text:style-name="P178"><text:span text:style-name="T1"><text:tab/><text:tab/><text:tab/><text:tab/><text:tab/><text:tab/><text:tab/><text:tab/><text:tab/><text:tab/><text:tab/><text:tab/> <text:s text:c="4"/></text:span><text:span text:style-name="T55">2100</text:span><text:span text:style-name="T1"><text:tab/></text:span></text:p>
      <text:p text:style-name="P57"/>
      <text:p text:style-name="P57"/>
      <text:p text:style-name="P57"/>
      <text:p text:style-name="P57"/>
      <text:p text:style-name="P179"><text:soft-page-break/><text:span text:style-name="T1">Il sistema così fatto funziona e rispetta la </text:span><text:span text:style-name="T90">trasparenza </text:span><text:span text:style-name="T1">e l’</text:span><text:span text:style-name="T90">efficienza</text:span><text:span text:style-name="T1">, ma potrebbe non rispettare la </text:span><text:span text:style-name="T90">protezione</text:span><text:span text:style-name="T1">. Se ad esempio si facesse una jump</text:span><text:span text:style-name="T54">() ad un indirizzo più grande della dimensione dell’AS, si andrebbe potenzialmente in zone di memoria di altri processi. Nell’esempio precedente, un indirizzo </text:span><text:span text:style-name="T55">logico 2</text:span><text:span text:style-name="T54">202 sar</text:span><text:span text:style-name="T55">ebbe trasformato nell’indirizzo fisico 2302, ma nella memoria fisica la memoria allocata per quel programma va dall’indirizzo 100 a l’indirizzo 2100 → </text:span><text:span text:style-name="T129">segmentation fault.</text:span></text:p>
      <text:p text:style-name="P180"><text:span text:style-name="T56">Per questo motivo vi è anche un secondo registro nella </text:span><text:span text:style-name="T130">MMU</text:span><text:span text:style-name="T55">,</text:span><text:span text:style-name="T56"> il </text:span><text:span text:style-name="T130">registro bounds</text:span><text:span text:style-name="T56">, il quale contiene la dimensione del processo. A questo punto il calcolo dell’indirizzo fisico si complica un po' , in particolare la somma viene preceduta da un confronto tra l’indirizzo </text:span><text:span text:style-name="T130">logico </text:span><text:span text:style-name="T56">e il valore del </text:span><text:span text:style-name="T130">bound</text:span><text:span text:style-name="T56">:</text:span></text:p>
      <text:p text:style-name="P58"><draw:frame draw:style-name="fr10" draw:name="Immagine27" text:anchor-type="paragraph" svg:x="2.154cm" svg:y="0.198cm" svg:width="12.594cm" svg:height="6.456cm" draw:z-index="100"><draw:image xlink:href="Pictures/10000000000001DC000000F4DD68B94C072D45A8.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181"><text:span text:style-name="T56">S</text:span><text:span text:style-name="T1">econdo questa strategia, l’</text:span><text:span text:style-name="T90">MMU </text:span><text:span text:style-name="T1">è quindi composta da due registri </text:span><text:span text:style-name="T90">base </text:span><text:span text:style-name="T1">e </text:span><text:span text:style-name="T90">bounds </text:span><text:span text:style-name="T1">, ed opera un confronto e una somma, ma è anche in grado di sollevare un’eccezione di </text:span><text:span text:style-name="T90">segmentation fault</text:span><text:span text:style-name="T1">, e quindi avverrà un </text:span><text:span text:style-name="T90">interrupt</text:span><text:span text:style-name="T1">. </text:span></text:p>
      <text:p text:style-name="P183"><text:span text:style-name="T1">Le modifiche al sistema non devono essere solo HW ma anche SW, ovvero l’OS deve poter operare operazioni di memory management. L’OS dovrà salvare nel PCB dei processi i valori dei registri </text:span><text:span text:style-name="T90">base </text:span><text:span text:style-name="T1">e </text:span><text:span text:style-name="T90">bounds </text:span><text:span text:style-name="T1">in modo che tali valori vengano aggiornati nell’</text:span><text:span text:style-name="T90">MMU </text:span><text:span text:style-name="T1">a seguito di un context switch; dovrà poter tener traccia delle locazioni di memoria libere e nel momento in cui crea un processo, trovare uno spazio libero per esso e marcare quello spazio come occupato; dovrà poter liberare la memoria usata da un processo terminato e marcarla libera. </text:span></text:p>
      <text:p text:style-name="P182"><text:span text:style-name="T1">La tecnica </text:span><text:span text:style-name="T90">base &amp; bounds </text:span><text:span text:style-name="T1">funziona e sembra rispettare i nostri obiettivi. Vi è però un problema, ovvero che l’</text:span><text:span text:style-name="T90">efficienza </text:span><text:span text:style-name="T1">di spazio è in realtà poca, </text:span><text:span text:style-name="T63">poiché ad ogni processo viene assegnato uno spazio di memoria fisso, </text:span><text:span text:style-name="T64">se questo non lo utilizza tutto (anche se di poco) si creano dei </text:span><text:span text:style-name="T301">memory leak</text:span><text:span text:style-name="T1">. Questo perché vi è l’assunzione di memoria </text:span><text:span text:style-name="T292">contigua </text:span><text:span text:style-name="T187">,che però porta al non ottimizzare la risorsa. </text:span><text:span text:style-name="T207">Questo fenomeno si chiama </text:span><text:soft-page-break/><text:span text:style-name="T237">frammentazione interna </text:span><text:span text:style-name="T207">della memoria, e con la prossima tecnica cercheremo di evitarla.</text:span><text:span text:style-name="T1"> </text:span></text:p>
      <text:h text:style-name="P354" text:outline-level="3"><text:bookmark-start text:name="__RefHeading___Toc3603_2240280398"/>Segmentazione<text:bookmark-end text:name="__RefHeading___Toc3603_2240280398"/></text:h>
      <text:p text:style-name="P184">Per evitare la <text:span text:style-name="T90">frammentazione interna</text:span><text:span text:style-name="T1">, rilassiamo quindi la assunzione (I.). </text:span></text:p>
      <text:p text:style-name="P59">L’idea è la seguente:</text:p>
      <text:p text:style-name="P184"><text:span text:style-name="T1">Invece di caricare il programma per intero, rilassando la prima assunzione possiamo spezzare il programma in </text:span><text:span text:style-name="T90">segmenti, </text:span><text:span text:style-name="T1">che possono essere caricati ciascuno in modo </text:span><text:span text:style-name="T292">contiguo</text:span><text:span text:style-name="T316">. </text:span><text:span text:style-name="T187">In questo modo si evita il problema della </text:span><text:span text:style-name="T221">frammentazione interna</text:span><text:span text:style-name="T187">, ma bisogna rendere più complessi l’HW e l’OS. </text:span><text:span text:style-name="T208">Infatti mentre prima l’</text:span><text:span text:style-name="T238">MMU </text:span><text:span text:style-name="T208">conteneva una sola coppia di registri </text:span><text:span text:style-name="T238">base &amp; bounds</text:span><text:span text:style-name="T208">, ora servirà una </text:span><text:span text:style-name="T300">tabella,</text:span><text:span text:style-name="T238"> </text:span><text:span text:style-name="T208">chiamata </text:span><text:span text:style-name="T238">segment table, </text:span><text:span text:style-name="T208">la quale dovrà contenere la coppia di indirizzi </text:span><text:span text:style-name="T238">base &amp; bounds </text:span><text:span text:style-name="T252">per ogni </text:span><text:span text:style-name="T248">segmento</text:span><text:span text:style-name="T155">. </text:span><text:span text:style-name="T169">A dividere il programma in </text:span><text:span text:style-name="T157">segmenti </text:span><text:span text:style-name="T169">è il </text:span><text:span text:style-name="T157">compilatore</text:span><text:span text:style-name="T169"> </text:span><text:span text:style-name="T170">(</text:span><text:span text:style-name="T158">segmentazione implicita</text:span><text:span text:style-name="T170">;</text:span><text:span text:style-name="T158"> </text:span><text:span text:style-name="T170">esiste </text:span><text:span text:style-name="T171">anche la </text:span><text:span text:style-name="T159">segmentazione esplicita, </text:span><text:span text:style-name="T171">in cui il compilatore segue le direttive del programmatore).</text:span><text:span text:style-name="T170"> </text:span></text:p>
      <text:p text:style-name="P185"><text:span text:style-name="T167">V</text:span><text:span text:style-name="T162">ediamo come funziona con il seguente </text:span><text:span text:style-name="T153">AS virtuale </text:span><text:span text:style-name="T162">di esempio e con accanto ad esso una possibile allocazione in memoria </text:span><text:span text:style-name="T153">fisica </text:span><text:span text:style-name="T168">e la relativa </text:span><text:span text:style-name="T156">segment table:</text:span></text:p>
      <text:p text:style-name="P14"><draw:frame draw:style-name="fr10" draw:name="Immagine28" text:anchor-type="paragraph" svg:x="0cm" svg:y="0.235cm" svg:width="5.274cm" svg:height="13.623cm" draw:z-index="101"><draw:image xlink:href="Pictures/10000201000000E7000002BA5DE622407FFF3BA5.png" xlink:type="simple" xlink:show="embed" xlink:actuate="onLoad" loext:mime-type="image/png"/></draw:frame></text:p>
      <text:p text:style-name="P14"><draw:frame draw:style-name="fr10" draw:name="Immagine29" text:anchor-type="paragraph" svg:x="10.497cm" svg:y="0cm" svg:width="6.405cm" svg:height="9.76cm" draw:z-index="103"><draw:image xlink:href="Pictures/10000201000000FC000001806DAD0B68E2B4C17D.png" xlink:type="simple" xlink:show="embed" xlink:actuate="onLoad" loext:mime-type="image/png"/></draw:frame><draw:custom-shape text:anchor-type="paragraph" draw:z-index="79" draw:name="Forma41" draw:style-name="gr39" draw:text-style-name="P405" svg:width="4.703cm" svg:height="2.789cm" svg:x="5.551cm" svg:y="2.614cm"><text:p><text:s/>Inserimento dei segmenti </text:p><text:p text:style-name="P386">nella memoria fisica</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85" draw:name="Forma42" draw:style-name="gr41" draw:text-style-name="P408" svg:width="2.691cm" svg:height="1.585cm" svg:x="5.595cm" svg:y="9.308cm"><draw:text-box><text:p text:style-name="P396"><text:span text:style-name="T533">Addres</text:span><text:span text:style-name="T533">s Space </text:span><text:span text:style-name="T533">virtual</text:span><text:span text:style-name="T533">e</text:span></text:p></draw:text-box></draw:frame></text:p>
      <text:p text:style-name="P14"/>
      <text:p text:style-name="P14"/>
      <text:p text:style-name="P14"/>
      <text:p text:style-name="P14"/>
      <text:p text:style-name="P14"/>
      <text:p text:style-name="P14"/>
      <text:p text:style-name="P14"/>
      <text:p text:style-name="P14"/>
      <text:p text:style-name="P14"><draw:frame text:anchor-type="paragraph" draw:z-index="84" draw:name="Forma42" draw:style-name="gr40" draw:text-style-name="P408" svg:width="2.691cm" svg:height="1.057cm" svg:x="7.668cm" svg:y="0.473cm"><draw:text-box><text:p text:style-name="P407"><text:span text:style-name="T533">Memo</text:span><text:span text:style-name="T533">ria </text:span><text:span text:style-name="T533">Fisica</text:span></text:p></draw:text-box></draw:frame></text:p>
      <text:p text:style-name="P14"/>
      <text:p text:style-name="P14"/>
      <text:p text:style-name="P14"/>
      <text:p text:style-name="P14"><draw:frame draw:style-name="fr10" draw:name="Immagine30" text:anchor-type="paragraph" svg:x="10.578cm" svg:y="0.302cm" svg:width="6.242cm" svg:height="2.723cm" draw:z-index="104"><draw:image xlink:href="Pictures/10000201000000EC000000675B4B7574D6CE292D.png" xlink:type="simple" xlink:show="embed" xlink:actuate="onLoad" loext:mime-type="image/png"/></draw:frame></text:p>
      <text:p text:style-name="P14"><draw:frame text:anchor-type="paragraph" draw:z-index="82" draw:name="Forma42" draw:style-name="gr40" draw:text-style-name="P408" svg:width="2.691cm" svg:height="1.057cm" svg:x="7.756cm" svg:y="0.199cm"><draw:text-box><text:p text:style-name="P407"><text:span text:style-name="T533">Segme</text:span><text:span text:style-name="T533">nt </text:span><text:span text:style-name="T533">Table</text:span></text:p></draw:text-box></draw:frame></text:p>
      <text:p text:style-name="P14"/>
      <text:p text:style-name="P14"/>
      <text:p text:style-name="P261"><text:span text:style-name="T181">Analizziamo le figure. Innanzitutto vediamo come i 3 segmenti considerati sono: </text:span><text:span text:style-name="T312">codice, stack </text:span><text:span text:style-name="T181">e</text:span><text:span text:style-name="T312"> heap. </text:span><text:span text:style-name="T181">Il </text:span><text:span text:style-name="T153">compilatore </text:span><text:span text:style-name="T181">(il quale spezza in segmenti il codice sorgente) ha assegnato a ciascun segmento 2k di memoria, </text:span><text:span text:style-name="T186">che saranno quindi usati per calcolare gli indirizzi </text:span><text:span text:style-name="T157">bound.</text:span><text:span text:style-name="T181"> </text:span><text:span text:style-name="T186">Gli indirizzi </text:span><text:span text:style-name="T157">base </text:span><text:span text:style-name="T169">sono invece 32K per il codice, 34K per lo heap e 28K per lo stack, e in memoria fisica si vedono in effetti tali indirizzi. come questi indirizzi vengono decisi lo vedremo meglio fra poco.</text:span></text:p>
      <text:p text:style-name="P186">Ovviamente dobbiamo modificare l’<text:span text:style-name="T90">algoritmo di rilocazione </text:span><text:span text:style-name="T58">dell’</text:span><text:span text:style-name="T131">MMU</text:span><text:span text:style-name="T90"> </text:span><text:span text:style-name="T1">p</text:span><text:span text:style-name="T59">er renderlo adatto</text:span><text:span text:style-name="T1"> ai </text:span><text:span text:style-name="T90">segmenti. </text:span><text:span text:style-name="T60">Infatti i segmenti sono sì contigui, ma non possono partire tutti da 0 come nel </text:span><text:span text:style-name="T132">base &amp; bounds. </text:span><text:span text:style-name="T60">Ciò che rimane comunque invariato per un indirizzo è il suo </text:span><text:span text:style-name="T132">offset, </text:span><text:span text:style-name="T60">ovvero la sua posizione all’interno del segmento. Ad esempio, lo heap di sopra parte all’indirizzo 34K (34816b), prendiamo una istruzione all’interno dello heap che come indirizzo logico 4200. Questo non va sommato all’indirizzo di base fisico, altrimenti otterremmo 39016, che non è corretto come si nota dal disegno della memoria fisica. </text:span><text:span text:style-name="T86">Noi dobbiamo sommare a 34K l’offset dell’indirizzo 4200, che si calcola facendo 4200 – 4096, cioè indirizzo logico meno l’indirizzo di partenza del segmento virtuale!</text:span><text:span text:style-name="T60"> Così otteniamo 104, che è </text:span><text:span text:style-name="T331">l’offset relativo al segmento ed è costante!</text:span><text:span text:style-name="T60"> </text:span><text:span text:style-name="T363">A questo punto ciò che cambia è la posizione in cui viene allocato il segmento in memoria fisica, ma l’offset sarà sempre quello. In pratica accade questo:</text:span></text:p>
      <text:p text:style-name="P74"><draw:frame draw:style-name="fr15" draw:name="Immagine31" text:anchor-type="paragraph" svg:width="10.978cm" svg:height="2.805cm" draw:z-index="105"><draw:image xlink:href="Pictures/100002010000019F0000006A6F786E1B5B70663C.png" xlink:type="simple" xlink:show="embed" xlink:actuate="onLoad" loext:mime-type="image/png"/></draw:frame></text:p>
      <text:p text:style-name="P74"/>
      <text:p text:style-name="P74"/>
      <text:p text:style-name="P74"/>
      <text:p text:style-name="P187"><text:span text:style-name="T363">Q</text:span><text:span text:style-name="T362">uesto è il formato di un indirizzo virtuale di 14 bit con la </text:span><text:span text:style-name="T370">segmentazione. </text:span><text:span text:style-name="T364">L’</text:span><text:span text:style-name="T371">offset </text:span><text:span text:style-name="T364">è rappresentato dai 12 bit bassi, mentre i </text:span><text:span text:style-name="T332">2 bit alti sono il numero del segmento</text:span><text:span text:style-name="T364">, che però possono essere di più in base al numero di segmenti che si sceglie di fare. In questo caso avremo 00 per il codice, 01 per lo heap e 10 per lo stack. Questo numero servirà per accedere alla </text:span><text:span text:style-name="T371">segment table </text:span><text:span text:style-name="T365">e ottenere i relativi valori base e bound per calcolare l’indirizzo fisico. </text:span></text:p>
      <text:p text:style-name="P75"><draw:frame draw:style-name="fr15" draw:name="Immagine32" text:anchor-type="paragraph" svg:width="11.058cm" svg:height="2.962cm" draw:z-index="108"><draw:image xlink:href="Pictures/10000201000001A2000000706CCD1FF32EB00445.png" xlink:type="simple" xlink:show="embed" xlink:actuate="onLoad" loext:mime-type="image/png"/></draw:frame></text:p>
      <text:p text:style-name="P75"/>
      <text:p text:style-name="P75"/>
      <text:p text:style-name="P75"/>
      <text:p text:style-name="P76"/>
      <text:p text:style-name="P76">Questo è l’indirizzo virtuale 4200 in binario, ma se togliamo i 2 bit alti otteniamo</text:p>
      <text:p text:style-name="P76">0000 0110 1000, che in decimale è 104, ovvero l’offset che avevamo calcolato prima! </text:p>
      <text:p text:style-name="P76"/>
      <text:p text:style-name="P259"><draw:frame draw:style-name="fr2" draw:name="Cornice9" text:anchor-type="paragraph" svg:x="-0.065cm" svg:y="1.101cm" svg:width="16.902cm" draw:z-index="112"><draw:text-box fo:min-height="8.939cm"><text:p text:style-name="P275"><draw:frame draw:style-name="fr16" draw:name="Immagine33" text:anchor-type="as-char" svg:width="16.902cm" style:rel-width="100%" svg:height="8.939cm" style:rel-height="scale" draw:z-index="114"><draw:image xlink:href="Pictures/100002010000034D000001BFB7AEED9854586957.png" xlink:type="simple" xlink:show="embed" xlink:actuate="onLoad" loext:mime-type="image/png"/></draw:frame><text:span text:style-name="T509"><text:line-break/> <text:s text:c="4"/></text:span>s = <text:s/>numero di segmento; d = offset</text:p></draw:text-box></draw:frame><text:span text:style-name="T362">L’</text:span><text:span text:style-name="T370">algoritmo di rilocazione </text:span><text:span text:style-name="T362">della </text:span><text:span text:style-name="T370">MMU </text:span><text:span text:style-name="T362">diventa quindi il seguente:</text:span></text:p>
      <text:p text:style-name="Text_20_body"/>
      <text:p text:style-name="P188">Quindi: la CPU produce l’indirizzo logico che è,come abbiamo visto, diviso in numero del segmento (<text:span text:style-name="T282">s</text:span><text:span text:style-name="T255">) e offset (</text:span><text:span text:style-name="T282">d</text:span><text:span text:style-name="T255">). Con </text:span><text:span text:style-name="T282">s </text:span><text:span text:style-name="T255">la </text:span><text:span text:style-name="T221">MMU</text:span><text:span text:style-name="T255"> accede alla </text:span><text:span text:style-name="T221">segment table </text:span><text:span text:style-name="T187">e ottiene </text:span><text:span text:style-name="T221">limit address </text:span><text:span text:style-name="T187">e </text:span><text:span text:style-name="T221">base address</text:span><text:span text:style-name="T187">.</text:span> L’offset viene testato: se è maggiore dell’indirizzo <text:span text:style-name="T90">limit</text:span><text:span text:style-name="T1"> (ovvero se è più grande della dimensione del segmento) viene sollevato l’</text:span><text:span text:style-name="T90">interrupt </text:span><text:span text:style-name="T1">di </text:span><text:span text:style-name="T90">segmentation fault</text:span><text:span text:style-name="T1">, altrimenti all’offset viene sommato l’indirizzo </text:span><text:span text:style-name="T90">base</text:span><text:span text:style-name="T1">, ottenendo quindi l’indirizzo </text:span><text:span text:style-name="T90">fisico. </text:span></text:p>
      <text:p text:style-name="P60">Il meccanismo va però affinato, dal momento che c’è una situazione da gestire: il segmento <text:span text:style-name="T282">stack</text:span><text:span text:style-name="T255">. Infatti lo </text:span><text:span text:style-name="T282">stack </text:span><text:span text:style-name="T249">cresce all’indietro!</text:span><text:span text:style-name="T181"> Bisogna innanzitutto indicare all’HW se ci troviamo di fronte ad un segmento che cresce normalmente o di fronte ad uno stack, e lo faremo con un “boolean” nella </text:span><text:span text:style-name="T153">segment table</text:span><text:span text:style-name="T181">:</text:span></text:p>
      <text:p text:style-name="P189"><draw:frame draw:style-name="fr10" draw:name="Immagine34" text:anchor-type="paragraph" svg:x="0.991cm" svg:y="0.106cm" svg:width="14.921cm" svg:height="3.731cm" draw:z-index="110"><draw:image xlink:href="Pictures/10000201000002340000008DA4533A6DD8468224.png" xlink:type="simple" xlink:show="embed" xlink:actuate="onLoad" loext:mime-type="image/png"/></draw:frame><text:span text:style-name="T162"><text:s/></text:span>A questo punto l’<text:span text:style-name="T90">MMU</text:span> eseguirà delle operazioni diverse per il calcolo degli indirizzi fisici: <text:span text:style-name="T510">si sottrae dall’offset dell’indirizzo logico, la dimensione massima del segmento, ovvero il valore massimo che può essere rappresentato con l’</text:span><text:span text:style-name="T135">offset</text:span><text:span text:style-name="T66">.</text:span><text:span text:style-name="T510"> In questo modo si otterrà un valore negativo che sommato al valore </text:span><text:span text:style-name="T133">base </text:span><text:span text:style-name="T61">darà l’indirizzo fisico corretto. </text:span></text:p>
      <text:p text:style-name="Esempio"><text:soft-page-break/><text:span text:style-name="T209">Ad esempio, considerando il nostro esempio dove la dimensione massima del segmento è 4K</text:span><text:span text:style-name="T211">(</text:span><text:span text:style-name="T253">il valore massimo rappresentabile con i 12 bit di offset!</text:span><text:span text:style-name="T211">)</text:span><text:span text:style-name="T209">, se volessimo rilocare l’indirizzo dello stack 15 500, dovremo: prendere l’offset 1100 1000 1100 (15500 in binario è 11 1100 1000 1100, dove i primi 2 bit 11 indicano appunto il segmento stack) che è 3212 in decimale. Dopodichè sottrarre 4096, quindi 3212 – 4096 = -884. Sommando tale valore al base che è 28K, otteniamo </text:span><text:span text:style-name="T210">l’indirizzo fisico </text:span><text:span text:style-name="T209">28672 + ( -884) = </text:span><text:span text:style-name="T210">27788</text:span><text:span text:style-name="T209">.</text:span></text:p>
      <text:p text:style-name="P190">Un ulteriore modifica da effettuare alla tecnica è la gestione dei permessi di lettura, scrittura o esecuzione dei segmenti di un programma. Ad esempio si può rendere scrivibile da altri programmi il segmento codice di un programma, mantenendo però la sicurezza della memoria virtuale <text:span text:style-name="T511">e avendo </text:span><text:span text:style-name="T335">una sola copia del programma in memoria</text:span>. Per farlo vi sono dei <text:span text:style-name="T90">bit di protezione</text:span><text:span text:style-name="T1"> in HW, nella </text:span><text:span text:style-name="T90">segment table, </text:span><text:span text:style-name="T1">da poter assegnare a ciascun segmento:</text:span></text:p>
      <text:p text:style-name="P61"><draw:frame draw:style-name="fr10" draw:name="Immagine35" text:anchor-type="paragraph" svg:x="0cm" svg:y="0.353cm" svg:width="16.902cm" svg:height="3.348cm" draw:z-index="116"><draw:image xlink:href="Pictures/10000201000002FA0000009717153DFEEFB7AA71.png" xlink:type="simple" xlink:show="embed" xlink:actuate="onLoad" loext:mime-type="image/png"/></draw:frame></text:p>
      <text:p text:style-name="Text_20_body"><text:span text:style-name="T62">Questa aggiunta modifica ancora leggermente l’algoritmo di rilocazione, in quanto ora l’</text:span><text:span text:style-name="T134">MMU </text:span><text:span text:style-name="T62">al momento del confronto col </text:span><text:span text:style-name="T134">limit, </text:span><text:span text:style-name="T62">testerà anche i permessi di accesso in memoria del segmento a cui appartiene l’indirizzo logico. </text:span></text:p>
      <text:p text:style-name="P191"><text:span text:style-name="T62">L</text:span><text:span text:style-name="T1">a </text:span><text:span text:style-name="T90">segmentazione </text:span><text:span text:style-name="T1">porta comunque delle criticità con sé. Sebbene infatti abbiamo superato la </text:span><text:span text:style-name="T90">frammentazione interna,</text:span><text:span text:style-name="T1"> ci potremo trovare di fronte ad una </text:span><text:span text:style-name="T90">frammentazione esterna</text:span><text:span text:style-name="T1">. Mentre la prima accade quando viene assegnato una quantità fissa di memoria ad un processo che non viene usata a pieno, la seconda accade quando la gestione dei segmenti porta a dei “buchi” all’interno della memoria non colmabili da altri segmenti. Se ad esempio fra più process</text:span><text:span text:style-name="T68">i</text:span><text:span text:style-name="T1"> ho 3 spazi da 10K che in totale sono 30K di memoria, se un segmento è di 15K non potrebbe essere allocato in nessuno dei 3 spazi. </text:span><text:span text:style-name="T65">Quest</text:span><text:span text:style-name="T67">o </text:span><text:span text:style-name="T68">perché abbiamo risolto la </text:span><text:span text:style-name="T136">frammentazione interna </text:span><text:span text:style-name="T68">allocando lo spazio dinamicamente, ovvero solo lo spazio necessario al processo, ma questo comporta appunto la </text:span><text:span text:style-name="T136">frammentazione esterna</text:span><text:span text:style-name="T68">, la quale non ha soluzioni efficienti, ed è il principale motivo per cui bisognerà cambiare ancora la tecnica di virtualizzazione, introducendo la </text:span><text:span text:style-name="T136">paginazione.</text:span></text:p>
      <text:p text:style-name="P262">26/03/19</text:p>
      <text:h text:style-name="P355" text:outline-level="3"><text:bookmark-start text:name="__RefHeading___Toc4424_2613130872"/>Paginazione<text:bookmark-end text:name="__RefHeading___Toc4424_2613130872"/></text:h>
      <text:h text:style-name="P378" text:outline-level="4"><text:bookmark-start text:name="__RefHeading___Toc5059_3578080777"/>Meccanismo di base<text:bookmark-end text:name="__RefHeading___Toc5059_3578080777"/></text:h>
      <text:p text:style-name="P192">L’idea della <text:span text:style-name="T90">paginazione </text:span><text:span text:style-name="T1">è quella di dividere gli spazi di indirizzamento logico e fisico in porzioni costanti, dette rispettivamente </text:span><text:span text:style-name="T90">pagine</text:span><text:span text:style-name="T69">(per lo spazio </text:span><text:span text:style-name="T137">logico</text:span><text:span text:style-name="T69">)</text:span><text:span text:style-name="T90"> </text:span><text:span text:style-name="T1">e </text:span><text:span text:style-name="T90">frame</text:span><text:span text:style-name="T69">(per lo spazio </text:span><text:span text:style-name="T137">fisico</text:span><text:span text:style-name="T69">)</text:span><text:span text:style-name="T1">. </text:span><text:span text:style-name="T69">La dimensione è quindi </text:span><text:span text:style-name="T333">fissa</text:span><text:span text:style-name="T366"> e viene decisa in fase di progettazione.</text:span></text:p>
      <text:p text:style-name="P192"><draw:frame draw:style-name="fr9" draw:name="Immagine36" text:anchor-type="paragraph" svg:y="0.22cm" svg:width="9.862cm" svg:height="5.144cm" draw:z-index="117"><draw:image xlink:href="Pictures/100002010000021500000116FE768C830B83EE89.png" xlink:type="simple" xlink:show="embed" xlink:actuate="onLoad" loext:mime-type="image/png"/></draw:frame><text:span text:style-name="T368">La figura rappresenta un AS logico </text:span><text:span text:style-name="T310">paginato </text:span><text:span text:style-name="T172">di 64 byte, il quale è quindi diviso in pagine da 16byte ciascuna. <text:s/></text:span></text:p>
      <text:p text:style-name="P77"/>
      <text:p text:style-name="P77"><draw:custom-shape text:anchor-type="paragraph" draw:z-index="91" draw:name="Forma43" draw:style-name="gr42" draw:text-style-name="P386" svg:width="4.546cm" svg:height="2.834cm" draw:transform="rotate (1.5707963267949) translate (4.51026388888889cm 4.42383333333333cm)"><text:p/><draw:enhanced-geometry svg:viewBox="0 0 21600 21600" draw:mirror-vertical="true" draw:text-areas="0 0 21600 21600" draw:type="circular-arrow" draw:modifiers="151.069183772675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77"><draw:frame text:anchor-type="paragraph" draw:z-index="95" draw:name="Forma44" draw:style-name="gr43" draw:text-style-name="P409" svg:width="3.111cm" svg:height="1.731cm" svg:x="1.401cm" svg:y="0.533cm"><draw:text-box><text:p><text:span text:style-name="T282">Allocazi</text:span><text:span text:style-name="T282">one </text:span><text:span text:style-name="T282">dell’AS </text:span><text:span text:style-name="T282">logico </text:span><text:span text:style-name="T282">in </text:span><text:span text:style-name="T282">memori</text:span><text:span text:style-name="T282">a fiscia</text:span></text:p></draw:text-box></draw:frame></text:p>
      <text:p text:style-name="P77"/>
      <text:p text:style-name="P77"/>
      <text:p text:style-name="P77"><draw:frame draw:style-name="fr10" draw:name="Immagine37" text:anchor-type="paragraph" svg:x="7.094cm" svg:y="0.055cm" svg:width="9.745cm" svg:height="8.555cm" draw:z-index="118"><draw:image xlink:href="Pictures/100002010000022D000001E9E57540083D15F9A7.png" xlink:type="simple" xlink:show="embed" xlink:actuate="onLoad" loext:mime-type="image/png"/></draw:frame></text:p>
      <text:p text:style-name="P78"/>
      <text:p text:style-name="P78"/>
      <text:p text:style-name="P194"><text:span text:style-name="T362">Qui abbiamo l’AS logico di prima allocato in memoria fisica, anch’essa divisa in </text:span><text:span text:style-name="T370">frame</text:span><text:span text:style-name="T362">, della stessa dimensione delle pagine logiche. Il vantaggio di questo approccio è la possibilità di poter usare al massimo la memoria, in quanto se ci sono abbastanza pagine libere per il mio processo, esso verrà allocato.</text:span></text:p>
      <text:p text:style-name="P193"><text:span text:style-name="T362">Questa idea è nata proprio dalla necessità di evitare il problema della </text:span><text:span text:style-name="T370">frammentazione esterna </text:span><text:span text:style-name="T362">visto con la </text:span><text:span text:style-name="T370">segmentazione</text:span><text:span text:style-name="T362">, in quanto a questo punto il programma verrà caricato per riempire completamente la pagina. In questo modo, </text:span><text:span text:style-name="T367">ogni programma a prescindere dalla sua dimensione potrà essere caricato, in quanto le pagine sono tutte della stessa dimensione </text:span><text:span text:style-name="T368">e ogni parte del programma potrà a riempire gli spazi vuoti, mentre ricordiamo come nella </text:span><text:span text:style-name="T372">segmentazione </text:span><text:span text:style-name="T368">la dimensione dei segmenti era variabile ed ogni segmento era contiguo in memoria. Con la </text:span><text:soft-page-break/><text:span text:style-name="T372">paginazione </text:span><text:span text:style-name="T368">le parti in cui il programma è diviso hanno tutte la stessa dimensione, quella di una pagina. La </text:span><text:span text:style-name="T372">paginazione </text:span><text:span text:style-name="T368">però soffre della </text:span><text:span text:style-name="T372">frammentazione interna</text:span><text:span text:style-name="T368">, in quanto la pagina potrebbe non essere totalmente riempita. </text:span><text:span text:style-name="T362">Ad esempio se la pagina ha dimensione 2k e il mio programma pesa 5k, verranno riempite 2 pagine e metà della terza pagina, </text:span><text:span text:style-name="T368">sprecando 1k. </text:span></text:p>
      <text:p text:style-name="P195"><text:span text:style-name="T368">Q</text:span><text:span text:style-name="T362">uesta tecnica è molto efficace per gestire la </text:span><text:span text:style-name="T370">multiprogrammazione, </text:span><text:span text:style-name="T362">ma comporta delle modifiche HW e SW oltre che </text:span><text:span text:style-name="T326">rallentare notevolmente il sistema</text:span><text:span text:style-name="T362">. </text:span></text:p>
      <text:p text:style-name="P195"><text:span text:style-name="T362">Iniziamo a capire come andrà modificata la </text:span><text:span text:style-name="T370">rilocazione: </text:span><text:span text:style-name="T362">avremo bisogno di sapere la posizione di ogni pagina. Ciò implica sapere il </text:span><text:span text:style-name="T370">base </text:span><text:span text:style-name="T362">e </text:span><text:span text:style-name="T370">bounds </text:span><text:span text:style-name="T362">per ciascuna pagina? In realtà no, dal momento che la dimensione di ogni pagina è costante, l’informazione dei </text:span><text:span text:style-name="T370">bounds </text:span><text:span text:style-name="T362">è inutile. Però avremo comunque bisogno dei </text:span><text:span text:style-name="T370">base </text:span><text:span text:style-name="T362">di ogni pagina, che saranno contenuti in una nuova struttura dati, la </text:span><text:span text:style-name="T370">page table</text:span><text:span text:style-name="T362">. </text:span><text:span text:style-name="T369">Quest’ultima sarà fondamentale per effettuare la </text:span><text:span text:style-name="T373">rilocazione </text:span><text:span text:style-name="T369">a tempo di esecuzione(ricordiamo che siamo in </text:span><text:span text:style-name="T373">delayed binding</text:span><text:span text:style-name="T369">) in un sistema </text:span><text:span text:style-name="T173">paginato. </text:span><text:span text:style-name="T174">Inoltre è importante sapere che la </text:span><text:span text:style-name="T160">page table </text:span><text:span text:style-name="T174">è una struttura che viene creata per ogni processo! </text:span></text:p>
      <text:p text:style-name="P196"><text:span text:style-name="T162">Vediamo come viene effettuata la </text:span><text:span text:style-name="T153">rilocazione </text:span><text:span text:style-name="T162">attraverso la </text:span><text:span text:style-name="T153">page table</text:span><text:span text:style-name="T162">:</text:span></text:p>
      <text:p text:style-name="P197"><text:span text:style-name="T162">Prendiamo un’istruzione </text:span><text:span text:style-name="T491">movl &lt;virtual address&gt;, %eax </text:span><text:span text:style-name="T497">dove vi è appunto il trasferimento di un indirizzo virtuale in un registro fisico. Inoltre prendiamo in considerazione il nostro esempio di AS di prima. L’istruzione di esempio sarà la seguente: </text:span></text:p>
      <text:p text:style-name="P197"><text:span text:style-name="T497"><text:tab/></text:span><text:span text:style-name="T492">movl 21, %eax </text:span></text:p>
      <text:p text:style-name="P203"><draw:frame draw:style-name="fr2" draw:name="Cornice10" text:anchor-type="paragraph" svg:x="0.03cm" svg:y="0.242cm" svg:width="8.054cm" draw:z-index="106"><draw:text-box fo:min-height="6.041cm"><text:p text:style-name="Caption"><draw:line text:anchor-type="paragraph" draw:z-index="103" draw:name="Forma45" draw:style-name="gr45" draw:text-style-name="P411" svg:x1="11.936cm" svg:y1="7.913cm" svg:x2="15.453cm" svg:y2="7.913cm"><text:p/></draw:line><draw:frame draw:style-name="fr17" draw:name="Immagine38" text:anchor-type="as-char" svg:y="-6.147cm" svg:width="8.054cm" style:rel-width="100%" svg:height="6.041cm" style:rel-height="scale" draw:z-index="119"><draw:image xlink:href="Pictures/1000020100000154000000FF392D674BDB0FEF76.png" xlink:type="simple" xlink:show="embed" xlink:actuate="onLoad" loext:mime-type="image/png"/></draw:frame><text:span text:style-name="T509"><text:line-break/></text:span>AS logico di 64byte</text:p></draw:text-box></draw:frame><draw:frame draw:style-name="fr10" draw:name="Immagine39" text:anchor-type="paragraph" svg:x="10.848cm" svg:y="0.111cm" svg:width="7.205cm" svg:height="9.061cm" draw:z-index="121"><draw:image xlink:href="Pictures/1000020100000175000001D5A5E89B0E6C628A73.png" xlink:type="simple" xlink:show="embed" xlink:actuate="onLoad" loext:mime-type="image/png"/></draw:frame><draw:line text:anchor-type="paragraph" draw:z-index="98" draw:name="Forma45" draw:style-name="gr44" draw:text-style-name="P410" svg:x1="1.451cm" svg:y1="2.653cm" svg:x2="5.75cm" svg:y2="2.642cm"><text:p/></draw:line><draw:frame text:anchor-type="paragraph" draw:z-index="105" draw:name="Forma46" draw:style-name="gr38" draw:text-style-name="P412" svg:width="0.486cm" svg:height="0.53cm" svg:x="0.392cm" svg:y="2.432cm"><draw:text-box><text:p><text:span text:style-name="T534">21</text:span></text:p></draw:text-box></draw:frame><draw:frame text:anchor-type="paragraph" draw:z-index="107" draw:name="Forma47" draw:style-name="gr46" draw:text-style-name="P413" svg:width="0.971cm" svg:height="0.976cm" svg:x="11.086cm" svg:y="8.035cm"><draw:text-box><text:p><text:span text:style-name="T535">117</text:span></text:p></draw:text-box></draw:frame><draw:line text:anchor-type="paragraph" draw:z-index="109" draw:name="Forma48" draw:style-name="gr5" draw:text-style-name="P386" svg:x1="4.272cm" svg:y1="3.117cm" svg:x2="11.086cm" svg:y2="8.342cm"><text:p/></draw:line><text:tab/></text:p>
      <text:p text:style-name="P203"/>
      <text:p text:style-name="P203"/>
      <text:p text:style-name="P203"/>
      <text:p text:style-name="P203"/>
      <text:p text:style-name="P203"/>
      <text:p text:style-name="P203"/>
      <text:p text:style-name="P203"/>
      <text:p text:style-name="P203"/>
      <text:p text:style-name="P203"/>
      <text:p text:style-name="P203"/>
      <text:p text:style-name="P198"><text:span text:style-name="T175">C</text:span><text:span text:style-name="T162">osa è avvenuto? Non è stato fatto altro che “scalare” l’indirizzo logico 21 (5° rispetto al base 16) all’indirizzo fisico 117 (5° rispetto al base 112). </text:span></text:p>
      <text:p text:style-name="P198"><text:span text:style-name="T176">Vediamo in dettaglio </text:span><text:span text:style-name="T177">a pagina seguente.</text:span><text:span text:style-name="T176"> </text:span></text:p>
      <text:p text:style-name="P260"><draw:frame draw:style-name="fr3" draw:name="Immagine40" text:anchor-type="paragraph" svg:y="0cm" svg:width="7.459cm" svg:height="2.626cm" draw:z-index="122"><draw:image xlink:href="Pictures/1000020100000161000000859BDEE7801AE4E240.png" xlink:type="simple" xlink:show="embed" xlink:actuate="onLoad" loext:mime-type="image/png"/></draw:frame></text:p>
      <text:p text:style-name="P199"/>
      <text:p text:style-name="P199"/>
      <text:p text:style-name="P199"/>
      <text:p text:style-name="P200">L’indirizzo 21 in binario è 010101 come si vede in figura. Di questi 6 bit (sufficienti per rappresentare l’intero AS in quanto 2<text:span text:style-name="T483">6 </text:span><text:span text:style-name="T394">= 64) consideriamo i primi 2 bit e saranno il </text:span><text:span text:style-name="T442">numero di pagina virtuale (Virtual Page Number – VPN)</text:span><text:span text:style-name="T395"> e i restanti 4 bit saranno l’</text:span><text:span text:style-name="T442">offset. </text:span><text:span text:style-name="T402">Notiamo che i bit di </text:span><text:span text:style-name="T448">VPN</text:span><text:span text:style-name="T442"> </text:span><text:span text:style-name="T402">sono proprio 2 perché in 64 byte ci stanno 4 pagine da 16 byte (2</text:span><text:span text:style-name="T487">2</text:span><text:span text:style-name="T402"> = 4). </text:span><text:span text:style-name="T395">L’</text:span><text:span text:style-name="T442">offset</text:span><text:span text:style-name="T395"> rappresenta la posizione rispetto al </text:span><text:span text:style-name="T442">base</text:span><text:span text:style-name="T395">, in quanto 0101 = 5 e la sua dimensione massima sarà uguale alla dimensione di una pagina, infatti nel nostro caso 4 bit di offset sono sufficienti per una pagina di 16byte (2</text:span><text:span text:style-name="T486">4 </text:span><text:span text:style-name="T395">= 16). L’offset dovrà quindi rimanere invariato, ciò che cambierà è invece il </text:span><text:span text:style-name="T442">VPN </text:span><text:span text:style-name="T395">che deve diventare il </text:span><text:span text:style-name="T442">numero del frame in memoria fisica (P</text:span><text:span text:style-name="T448">hysical</text:span><text:span text:style-name="T442"> Frame Number – PFN)</text:span><text:span text:style-name="T395">. </text:span><text:span text:style-name="T402">Ciò avverrà poiché in </text:span><text:span text:style-name="T448">page table </text:span><text:span text:style-name="T402">all’indice 1 abbiamo il numero di frame fisico 7 (111), perciò tutta la pagina 1 andrà rilocata al frame fisico 7 come in figura. Per farlo l’</text:span><text:span text:style-name="T449">MMU </text:span><text:span text:style-name="T403">accede alla </text:span><text:span text:style-name="T449">page table </text:span><text:span text:style-name="T403">con l’indice logico cioè il </text:span><text:span text:style-name="T449">VPN</text:span><text:span text:style-name="T403"> e otterrà il </text:span><text:span text:style-name="T449">PFN</text:span><text:span text:style-name="T442"> </text:span><text:span text:style-name="T403">che sarà posto davanti all’offset al posto del </text:span><text:span text:style-name="T449">VPN:</text:span></text:p>
      <text:p text:style-name="P140"><draw:frame draw:style-name="fr10" draw:name="Immagine41" text:anchor-type="paragraph" svg:x="4.752cm" svg:y="-0.074cm" svg:width="7.398cm" svg:height="6.71cm" draw:z-index="123"><draw:image xlink:href="Pictures/10000201000001990000017380665C3FC4C7334E.png" xlink:type="simple" xlink:show="embed" xlink:actuate="onLoad" loext:mime-type="image/png"/></draw:frame></text:p>
      <text:p text:style-name="P141"/>
      <text:p text:style-name="P141"/>
      <text:p text:style-name="P141"/>
      <text:p text:style-name="P141"/>
      <text:p text:style-name="P141"/>
      <text:p text:style-name="P141"/>
      <text:p text:style-name="P141"/>
      <text:p text:style-name="P141"/>
      <text:p text:style-name="P200"><text:span text:style-name="T403">Il passaggio da VPN a PFN mostrato in figura avviene grazie </text:span><text:span text:style-name="T404">a</text:span><text:span text:style-name="T403">ll</text:span><text:span text:style-name="T404">e informazioni contenute nella</text:span><text:span text:style-name="T403"> </text:span><text:span text:style-name="T449">page table</text:span><text:span text:style-name="T403"> che nel nostro esempio sarà </text:span><text:span text:style-name="T404">(molto approssimativamente) </text:span><text:span text:style-name="T403">così fatta:</text:span></text:p>
      <text:p text:style-name="P141"/>
      <table:table table:name="PageTable" table:style-name="PageTable">
        <table:table-column table:style-name="PageTable.A"/>
        <table:table-column table:style-name="PageTable.B"/>
        <table:table-header-rows>
          <table:table-row>
            <table:table-cell table:style-name="PageTable.A1" office:value-type="string">
              <text:p text:style-name="P277">VPN</text:p>
            </table:table-cell>
            <table:table-cell table:style-name="PageTable.B1" office:value-type="string">
              <text:p text:style-name="P277">PFN</text:p>
            </table:table-cell>
          </table:table-row>
        </table:table-header-rows>
        <table:table-row>
          <table:table-cell table:style-name="PageTable.A2" office:value-type="string">
            <text:p text:style-name="P277">00</text:p>
          </table:table-cell>
          <table:table-cell table:style-name="PageTable.B2" office:value-type="string">
            <text:p text:style-name="P277">011 (3)</text:p>
          </table:table-cell>
        </table:table-row>
        <table:table-row>
          <table:table-cell table:style-name="PageTable.A2" office:value-type="string">
            <text:p text:style-name="P276">01</text:p>
          </table:table-cell>
          <table:table-cell table:style-name="PageTable.B2" office:value-type="string">
            <text:p text:style-name="P276">111 (7)</text:p>
          </table:table-cell>
        </table:table-row>
        <table:table-row>
          <table:table-cell table:style-name="PageTable.A2" office:value-type="string">
            <text:p text:style-name="P276">10</text:p>
          </table:table-cell>
          <table:table-cell table:style-name="PageTable.B2" office:value-type="string">
            <text:p text:style-name="P276">101 (5)</text:p>
          </table:table-cell>
        </table:table-row>
        <table:table-row>
          <table:table-cell table:style-name="PageTable.A2" office:value-type="string">
            <text:p text:style-name="P276">11</text:p>
          </table:table-cell>
          <table:table-cell table:style-name="PageTable.B2" office:value-type="string">
            <text:p text:style-name="P276">010 (2)</text:p>
          </table:table-cell>
        </table:table-row>
      </table:table>
      <text:h text:style-name="P379" text:outline-level="4"><text:bookmark-start text:name="__RefHeading___Toc5061_3578080777"/><text:soft-page-break/>La Page Table<text:bookmark-end text:name="__RefHeading___Toc5061_3578080777"/></text:h>
      <text:p text:style-name="P201">Abbiamo visto quindi l’importanza della <text:span text:style-name="T90">page table </text:span><text:span text:style-name="T1">per salvare gli indirizzi </text:span><text:span text:style-name="T90">base </text:span><text:span text:style-name="T1">dei frame fisici e poter quindi rilocare le pagine logiche. Andiamo però ad approfondire la questione attraverso alcuni punti.</text:span></text:p>
      <text:p text:style-name="P201"><text:span text:style-name="T1">- Innanzitutto </text:span><text:span text:style-name="T292">quanto è grande?</text:span><text:span text:style-name="T187"> </text:span></text:p>
      <text:p text:style-name="P202"><text:span text:style-name="T187">Consideriamo lo spazio di indirizzamento Intel x86, che è a 32 bit, quindi con uno spazio di indirizzamento di 2</text:span><text:span text:style-name="T485">32</text:span><text:span text:style-name="T421">. In Intel inoltre le pagine sono di 4k, cioè 2</text:span><text:span text:style-name="T485">12</text:span><text:span text:style-name="T421">. La dimensione della </text:span><text:span text:style-name="T435">page table </text:span><text:span text:style-name="T421">sarà il numero di pagin</text:span><text:span text:style-name="T423">e </text:span><text:span text:style-name="T421">che deve poter </text:span><text:span text:style-name="T423">riloca</text:span><text:span text:style-name="T421">re, ovvero 2</text:span><text:span text:style-name="T485">32 </text:span><text:span text:style-name="T421">/ 2</text:span><text:span text:style-name="T485">12 </text:span><text:span text:style-name="T421">= 2</text:span><text:span text:style-name="T485">20 </text:span><text:span text:style-name="T421">= 1M, </text:span><text:span text:style-name="T423">per la dimensione di ciascuna </text:span><text:span text:style-name="T436">Page Table Entry (PTE), </text:span><text:span text:style-name="T423">che assumiamo sia di 4 byte (32 bit). In conclusione avremo 1M * 4 = 4M. In più ricordiamo che vi è una </text:span><text:span text:style-name="T436">page table </text:span><text:span text:style-name="T417">per processo! </text:span><text:span text:style-name="T423">La memoria usata è veramente troppa, per cui bisognerà trovare delle soluzioni. </text:span></text:p>
      <text:p text:style-name="P202"><text:span text:style-name="T423">- </text:span><text:span text:style-name="T424">Dove si trova?</text:span></text:p>
      <text:p text:style-name="P136">Essendo molto grande non può essere in HW, pertanto sarà in memoria riservata al kernel. </text:p>
      <text:p text:style-name="P136">- Cosa c’è dentro?</text:p>
      <text:p text:style-name="P136"><draw:frame draw:style-name="fr10" draw:name="Immagine42" text:anchor-type="paragraph" svg:x="0cm" svg:y="0.023cm" svg:width="16.902cm" svg:height="2.129cm" draw:z-index="124"><draw:image xlink:href="Pictures/10000201000003020000006152FC1F1CE3E3B1EF.png" xlink:type="simple" xlink:show="embed" xlink:actuate="onLoad" loext:mime-type="image/png"/></draw:frame><draw:frame text:anchor-type="paragraph" draw:z-index="111" draw:name="Forma49" draw:style-name="gr47" draw:text-style-name="P393" svg:width="1.213cm" svg:height="0.727cm" svg:x="10.666cm" svg:y="0.953cm"><draw:text-box><text:p>AVAIL</text:p></draw:text-box></draw:frame></text:p>
      <text:p text:style-name="P202"><text:span text:style-name="T424">La </text:span><text:span text:style-name="T437">page table </text:span><text:span text:style-name="T424">è un array indicizzato con il </text:span><text:span text:style-name="T437">VPN </text:span><text:span text:style-name="T424">e in cui ogni posizione indica una </text:span><text:span text:style-name="T437">PTE, </text:span><text:span text:style-name="T424">ciascuna così fatta:</text:span><text:span text:style-name="T436"> </text:span></text:p>
      <text:p text:style-name="P121"><text:span text:style-name="T255">Present bit (P) : </text:span><text:span text:style-name="T264">(a.k.a. valid bit) </text:span><text:span text:style-name="T212">indica se la pagina è presente in memoria o su disco (</text:span><text:span text:style-name="T263">swap space</text:span><text:span text:style-name="T212">).</text:span></text:p>
      <text:p text:style-name="P122"><text:span text:style-name="T255">Read / Write bit (R/W) : </text:span><text:span text:style-name="T187">indica se la pagina può essere letta e/o scritta.</text:span></text:p>
      <text:p text:style-name="P122"><text:span text:style-name="T255">User /Supervisor bit (U/W) : </text:span><text:span text:style-name="T187">indica se la pagina è accessibile da utenti in </text:span><text:span text:style-name="T255">user mode</text:span><text:span text:style-name="T187">.</text:span></text:p>
      <text:p text:style-name="P122"><text:span text:style-name="T255">PWT, PCD, PAT, G : </text:span><text:span text:style-name="T187">hanno informazioni su come il </text:span><text:span text:style-name="T255">caching </text:span><text:span text:style-name="T187">dovrebbe funzionare per la pagina relativa.</text:span></text:p>
      <text:p text:style-name="P123"><text:span text:style-name="T255">Accessed bit (A) : </text:span><text:span text:style-name="T187">indica se la pagina è stata </text:span><text:span text:style-name="T213">acceduta, e risulta utile per tenere traccia delle pagine più usate.</text:span></text:p>
      <text:p text:style-name="P123"><text:span text:style-name="T264">Dirty bit (D) : </text:span><text:span text:style-name="T213">indica se la pagina è stata modificata da quando è stata portata in memoria. <text:s/></text:span></text:p>
      <text:p text:style-name="P30">Available bits (AVAIL) : <text:span text:style-name="T1">bit usabili dai programmatori di sistema (opzionali)</text:span></text:p>
      <text:p text:style-name="P30">PFN (12-31) : <text:span text:style-name="T1">come già detto indicano il page frame number della memoria fisica. Perchè sono 20 e non 32? Poiché in realtà ogni page frame è di 4k, quindi in memoria </text:span><text:soft-page-break/><text:span text:style-name="T1">fisica avremo il primo frame che inizia a 0, il secondo che inizia a 4096, il terzo a 8192… Tali valori in binario hanno gli ultimi 12 bit a 0! </text:span><text:span text:style-name="T70">Tali 12 bit sarebbero l’offset del frame, che non andrà infatti calcolato, ma basterà concatenare l’offset del virtual address. </text:span><text:span text:style-name="T1">Per cui si può risparmiare memoria </text:span><text:span text:style-name="T292">shiftando </text:span><text:span text:style-name="T1">di 12 bit il </text:span>PFN<text:span text:style-name="T1"> indicato nel </text:span>PTE<text:span text:style-name="T1">. Vediamo nel dettaglio questo processo osservando l’algoritmo di rilocazione in modo ancor più approfondito e prendendo in considerazione la struttura della </text:span>page table. </text:p>
      <text:p text:style-name="Algoritmo"><draw:frame draw:style-name="fr10" draw:name="Immagine43" text:anchor-type="paragraph" svg:x="0cm" svg:y="-0.111cm" svg:width="16.902cm" svg:height="13.107cm" draw:z-index="126"><draw:image xlink:href="Pictures/10000201000004AA0000039E223B64EFA953949C.png" xlink:type="simple" xlink:show="embed" xlink:actuate="onLoad" loext:mime-type="image/png"/></draw:frame>Innanzitutto dobbiamo estrarre il VPN dal Virtual Address, e per farlo useremo una maschera di questo tipo:</text:p>
      <text:p text:style-name="Algoritmo">VPN_MASK = 111111111111111111 000000000000</text:p>
      <text:p text:style-name="Algoritmo">la quale in AND con il Virtual address e con il risultato shiftato a destra di 12 bit (SHIFT=12) restituirà solamente il VPN <text:span text:style-name="T512">di 20 bit. Dopodiché otteniamo il corretto indice per la page table sommando al </text:span><text:span text:style-name="T138">PTBR (Page-Table-Base-Register) </text:span><text:span text:style-name="T512">il prodotto tra il VPN e la dimensione della singola PTE (nel nostro caso 32bit). A questo punto accediamo alla page table con l’indirizzo appena ottenuto (riga 8) e valutiamo se il processo può innanzitutto accedere alla pagina (Valid bit = 1, in caso contrario SEGMENTATION_FAULT) e dopodichè se si hanno i permessi(in caso contrario PROTECTION_FAULT). Se l’accesso va a buon fine si calcola l’indirizzo fisico finale:</text:span></text:p>
      <text:p text:style-name="Algoritmo"><text:soft-page-break/>si ottiene l’offset facendo l’operazione opposta del VPN, quindi si usa una OFFSET_MASK così fatta</text:p>
      <text:p text:style-name="Algoritmo">OFFSET_MASK = 00000000000000000000 111111111111</text:p>
      <text:p text:style-name="Algoritmo">Si ottiene così l’offset che andra in OR con il PFN presente in PTE ma shiftato di 12 bit a sinistra. Abbiamo così calcolato l’indirizzo fisico.</text:p>
      <text:p text:style-name="P22"><text:span text:style-name="T513">Questo algoritmo mostra come però così facendo ogni istruzione di accesso a memoria comporterà 2 accessi totali: 1 in </text:span><text:span text:style-name="T139">page table</text:span><text:span text:style-name="T513"> e 1 in memoria. </text:span><text:span text:style-name="T514">Da questo fatto deduciamo che vi sono dei costi in termini di </text:span><text:span text:style-name="T152">tempo. </text:span><text:span text:style-name="T514">In precedenza abbiamo inoltre visto che vi sono dei costi importanti in termini di </text:span><text:span text:style-name="T152">spazio </text:span><text:span text:style-name="T514">per poter allocare in memoria tante page table. Vi sono quindi </text:span><text:span text:style-name="T336">problemi di performance!</text:span></text:p>
      <text:p text:style-name="P22"><text:span text:style-name="T375">Dobbiamo migliorare il meccanismo: useremo una </text:span><text:span text:style-name="T374">cache, </text:span><text:span text:style-name="T375">la </text:span><text:span text:style-name="T374">TLB! </text:span></text:p>
      <text:h text:style-name="P373" text:outline-level="4"><text:bookmark-start text:name="__RefHeading___Toc5063_3578080777"/><text:span text:style-name="T375">TLB (T</text:span><text:span text:style-name="T376">ranslation</text:span><text:span text:style-name="T375"> L</text:span><text:span text:style-name="T376">ookaside</text:span><text:span text:style-name="T375"> B</text:span><text:span text:style-name="T376">uffer</text:span><text:span text:style-name="T375">)</text:span><text:bookmark-end text:name="__RefHeading___Toc5063_3578080777"/></text:h>
      <text:p text:style-name="P204"><text:span text:style-name="T362">Il </text:span><text:span text:style-name="T370">TLB</text:span><text:span text:style-name="T362"> è una </text:span><text:span text:style-name="T313">cache </text:span><text:span text:style-name="T162">che aumenta notevolmente la prestazioni in termini di </text:span><text:span text:style-name="T153">velocità </text:span><text:span text:style-name="T162">della rilocazione </text:span><text:span text:style-name="T178">ed è parte dell’</text:span><text:span text:style-name="T161">MMU.</text:span></text:p>
      <text:p text:style-name="P241">Cache : <text:span text:style-name="T1">parte di memoria, in genere di dimensioni ridotte, che salva le informazioni più frequentemente usate, per poi riaccedervi più velocemente.</text:span></text:p>
      <text:p text:style-name="P205">La <text:span text:style-name="T90">TLB</text:span> <text:span text:style-name="T1">conserva le </text:span><text:span text:style-name="T90">PTE </text:span><text:span text:style-name="T1">più usate di recente (poi capiremo meglio cosa vuol dire) e adesso l’algoritmo di rilocazione andrà modificato: prima di accedere alla </text:span><text:span text:style-name="T90">page table, </text:span><text:span text:style-name="T1">l’</text:span><text:span text:style-name="T90">MMU </text:span><text:span text:style-name="T1">proverà ad accedere alla </text:span><text:span text:style-name="T90">TLB, </text:span><text:span text:style-name="T1">in caso positivo avremo una cosiddetta </text:span><text:span text:style-name="T90">TLB hit</text:span><text:span text:style-name="T1"> e un abbattimento dei costi temporali dell’operazione di rilocazione. </text:span><text:span text:style-name="T71">Vediamo il codice dell’algoritmo modificato </text:span><text:span text:style-name="T72">(figura a pag. dopo).</text:span></text:p>
      <text:p text:style-name="Algoritmo"><text:span text:style-name="T72">Il VPN viene estratto dall’indirizzo logico come in precedenza, ma questa volta si cerca in </text:span><text:span text:style-name="T140">TLB </text:span><text:span text:style-name="T72">se vi è una </text:span><text:span text:style-name="T302">entry </text:span><text:span text:style-name="T215">corrispondente. Se viene trovata, avremo una </text:span><text:span text:style-name="T240">TLB hit</text:span><text:span text:style-name="T215">, controlleremo i bit di protezione e come in precedenza concateneremo il vecchio offset con il PFN trovato nella PTE (righe 3-9). In caso contrario avremo una </text:span><text:span text:style-name="T240">TLB miss</text:span><text:span text:style-name="T215">, la quale a questo punto prevede di andare in </text:span><text:span text:style-name="T240">page table </text:span><text:span text:style-name="T215">come in precedenza, controllare i bit di protezione e il present bit, </text:span><text:span text:style-name="T214">dopodiché non lo useremo subito per la rilocazione, ma prima lo metteremo in </text:span><text:span text:style-name="T239">TLB</text:span><text:span text:style-name="T214"> (riga 18) e infine con la routine </text:span><text:span text:style-name="T493">RetryInstruction()</text:span><text:span text:style-name="T214"> ripetiamo l’algoritmo, ma questa troveremo l’indirizzo desiderato in </text:span><text:span text:style-name="T239">TLB. </text:span></text:p>
      <text:p text:style-name="P301"/>
      <text:p text:style-name="P206"><text:span text:style-name="T216">Come si può notare, la </text:span><text:span text:style-name="T241">TLB </text:span><text:span text:style-name="T216">(così come tutte le </text:span><text:span text:style-name="T303">cache</text:span><text:span text:style-name="T216">) prevede di fare </text:span><text:span text:style-name="T254">molte</text:span><text:span text:style-name="T179"> </text:span><text:span text:style-name="T311">hit</text:span><text:span text:style-name="T179">, in caso di </text:span><text:span text:style-name="T311">miss</text:span><text:span text:style-name="T179"> infatti le </text:span><text:span text:style-name="T180">istruzioni da eseguire e gli accessi a memoria aumentano, quindi le </text:span><text:span text:style-name="T179">performance invece che migliorare, peggiorano! </text:span></text:p>
      <text:p text:style-name="P303"><draw:frame draw:style-name="fr18" draw:name="Immagine44" text:anchor-type="paragraph" svg:width="16.902cm" svg:height="12.317cm" draw:z-index="127"><draw:image xlink:href="Pictures/1000020100000426000003069254443CB300C36E.png" xlink:type="simple" xlink:show="embed" xlink:actuate="onLoad" loext:mime-type="image/png"/></draw:frame><text:soft-page-break/><text:s/></text:p>
      <text:p text:style-name="P207"><text:span text:style-name="T1">Come si fa ad ottenere una buona chance di fare </text:span><text:span text:style-name="T90">TLB hit</text:span><text:span text:style-name="T1">? In realtà le </text:span><text:span text:style-name="T187">tutte </text:span><text:span text:style-name="T292">cache </text:span><text:span text:style-name="T187">sfruttano un principio molto importante, il </text:span><text:span text:style-name="T221">principio di località. </text:span></text:p>
      <text:p text:style-name="P242">Principio di località : <text:span text:style-name="T1">durante l'esecuzione di una data istruzione presente in memoria, con molta probabilità le successive istruzioni saranno ubicate nelle vicinanze di quella in corso. Nell'arco di esecuzione di un programma si tende a fare riferimenti continui alle stesse istruzioni.</text:span></text:p>
      <text:p text:style-name="P207"><text:span text:style-name="T187">Ci sono due tipi di </text:span><text:span text:style-name="T221">località </text:span><text:span text:style-name="T187">rilevanti, la </text:span><text:span text:style-name="T221">località temporale </text:span><text:span text:style-name="T187">e la </text:span><text:span text:style-name="T221">località spaziale</text:span><text:span text:style-name="T187">.</text:span></text:p>
      <text:p text:style-name="P242">Località spaziale : <text:span text:style-name="T1">se la CPU sta eseguendo un'istruzione presente in memoria, vuol dire che con molta probabilità le prossime istruzioni da eseguire si troveranno fisicamente nelle vicinanze di quella in corso.</text:span></text:p>
      <text:p text:style-name="P208">La <text:span text:style-name="T90">località spaziale </text:span><text:span text:style-name="T1">viene sfruttata caricando in cache più indirizzi di memoria vicini, in modo tale che si aumentano le possibilità di una </text:span><text:span text:style-name="T316">hit.</text:span></text:p>
      <text:p text:style-name="P242">Località temporale : <text:span text:style-name="T1">nell'arco temporale di esecuzione del programma,si accede molto spesso alle stesse zone del programma.</text:span></text:p>
      <text:p text:style-name="P208"><text:soft-page-break/><text:span text:style-name="T187">La </text:span><text:span text:style-name="T221">località temporale </text:span><text:span text:style-name="T187">viene sfruttata mantenendo in </text:span><text:span text:style-name="T292">cache </text:span><text:span text:style-name="T187">gli indirizzi della stessa zona del programma, aumentando così le possibilità di una </text:span><text:span text:style-name="T316">hit. </text:span></text:p>
      <text:p text:style-name="P209">I casi di una <text:span text:style-name="T316">miss </text:span><text:span text:style-name="T187">possono essere gestiti o in HW, o in SW (l’OS). Nel secondo caso, l’OS <text:s/>verrà sollecitato da un </text:span><text:span text:style-name="T292">interrupt </text:span><text:span text:style-name="T187">HW, e quindi l’OS dovrà gestire l’eccezione di </text:span><text:span text:style-name="T221">TLB miss</text:span><text:span text:style-name="T187">, andando quindi ad aggiornare la </text:span><text:span text:style-name="T221">TLB </text:span><text:span text:style-name="T187">con la nuova </text:span><text:span text:style-name="T292">entry, </text:span><text:span text:style-name="T187">a questo punto il controllo viene ridato all’HW che riesegue l’istruzione che ha causato la </text:span><text:span text:style-name="T316">miss. </text:span><text:span text:style-name="T187">Questa è una differenza molto importante rispetto agli </text:span><text:span text:style-name="T292">interrupt handlers </text:span><text:span text:style-name="T187">già incontrati, in quanto </text:span><text:span text:style-name="T220">questa volta il processo NON riparte dall’istruzione DOPO quella che ha causato l’eccezione, ma riesegue proprio quella!! </text:span></text:p>
      <text:p text:style-name="P221">29/03/19</text:p>
      <text:p text:style-name="P210"><text:bookmark-start text:name="__RefHeading___Toc5065_3578080777"/>Andiamo ora a definire meglio il contenuto della <text:span text:style-name="T90">TLB </text:span><text:span text:style-name="T73">e la sua gestione:</text:span><text:bookmark-end text:name="__RefHeading___Toc5065_3578080777"/></text:p>
      <text:p text:style-name="P62">Le <text:span text:style-name="T90">TLB entry </text:span>sono molto simili alle <text:span text:style-name="T90">PTE, </text:span>in particolare avremo il <text:span text:style-name="T90">VPN </text:span>che fa da chiave per il relativo <text:span text:style-name="T90">PFN,</text:span> e altri bit. Anche qui abbiamo il <text:span text:style-name="T90">protection bit, </text:span>il <text:span text:style-name="T90">dirty bit</text:span>, e<text:span text:style-name="T90"> </text:span>il <text:span text:style-name="T90">valid(present) bit. </text:span>Quest’ultimo ha però un significato diverso d<text:span text:style-name="T517">a</text:span> quello in <text:span text:style-name="T90">page table, </text:span><text:span text:style-name="T517">in cui il </text:span><text:span text:style-name="T141">valid bit</text:span><text:span text:style-name="T517"> a 0 indica un indirizzo non allocato dal processo e che quindi non deve essere acceduto da esso, pena SEGMENTATION_FAULT. </text:span>In questo caso <text:span text:style-name="T517">invece il </text:span><text:span text:style-name="T141">valid bit</text:span><text:span text:style-name="T517"> a 0 indica un’indirizzo ……...??????????????????????????????????</text:span></text:p>
      <text:p text:style-name="P62"><text:span text:style-name="T518">Il </text:span><text:span text:style-name="T142">valid bit </text:span><text:span text:style-name="T518">gioca un ruola fondamentale per la gestione dei </text:span><text:span text:style-name="T142">context switch</text:span><text:span text:style-name="T518">, che con l’inserimento della </text:span><text:span text:style-name="T142">TLB </text:span><text:span text:style-name="T518">possono diventare problematici. Infatti la </text:span><text:span text:style-name="T142">TLB </text:span><text:span text:style-name="T518">contiene tutti gli indirizzi del processo in corso, che non sono significativi per qualsiasi altro processo. Ciò significa che insieme ad un </text:span><text:span text:style-name="T142">context switch </text:span><text:span text:style-name="T518">andrà aggiornata la </text:span><text:span text:style-name="T142">TLB, </text:span><text:span text:style-name="T518">e per farlo ci sono diverse tecniche. Una prima tecnica abbastanza efficace ed elementare è il </text:span><text:span text:style-name="T142">flushing </text:span><text:span text:style-name="T518">ovvero viene lanciata una routine che azzera tutti i </text:span><text:span text:style-name="T143">valid bit. </text:span><text:span text:style-name="T519">Ciò comporterà delle continue </text:span><text:span text:style-name="T143">miss</text:span><text:span text:style-name="T519"> che permetteranno di prelevare in </text:span><text:span text:style-name="T143">page table </text:span><text:span text:style-name="T519">le pagine che servono al nuovo processo. Questo però può essere costoso, in quanto il </text:span><text:span text:style-name="T143">context switch </text:span><text:span text:style-name="T519">è un’operazione abbastanza frequente. Un’altra tecnica risparmia il tempo, ma necessita più spazio, cioè quello di salvare in </text:span><text:span text:style-name="T143">TLB </text:span><text:span text:style-name="T519">un </text:span><text:span text:style-name="T143">ASID (Address Space ID)</text:span><text:span text:style-name="T519">, che sostanzialmente è una versione semplificata del </text:span><text:span text:style-name="T143">PID. </text:span><text:span text:style-name="T519">In questo caso la TLB può condividere indirizzi di più processi senza ambiguità:<text:tab/></text:span></text:p>
      <text:p text:style-name="P287"><draw:frame draw:style-name="fr9" draw:name="Immagine45" text:anchor-type="paragraph" svg:y="0.298cm" svg:width="11.192cm" svg:height="3.745cm" draw:z-index="128"><draw:image xlink:href="Pictures/100002010000024A000000C49051CC472953C25A.png" xlink:type="simple" xlink:show="embed" xlink:actuate="onLoad" loext:mime-type="image/png"/></draw:frame></text:p>
      <text:p text:style-name="P94"/>
      <text:p text:style-name="P94">I VPN 10 e 50 sono di due processi diversi</text:p>
      <text:p text:style-name="P94"/>
      <text:p text:style-name="P94"/>
      <text:p text:style-name="P94"/>
      <text:p text:style-name="P255">Bisogna gestire un’ulteriore situazione, ovvero il caso in cui il la <text:span text:style-name="T90">TLB</text:span> si riempie e avviene una <text:span text:style-name="T90">miss</text:span>. <text:span text:style-name="T520">Bisognerà rimpiazzare una pagina, e bisognerà decidere una </text:span><text:span text:style-name="T144">politica di rimpiazzamento.</text:span></text:p>
      <text:p text:style-name="P23"><text:span text:style-name="T144">L</text:span><text:span text:style-name="T90">RU (Least Recently Used) : </text:span>si elimina la pagina del processo meno usato recentemente, basandomi appunto sul <text:span text:style-name="T90">principio di località temporale. </text:span></text:p>
      <text:p text:style-name="P31">Random : <text:span text:style-name="T1">si sostituisce una pagina a caso.</text:span></text:p>
      <text:p text:style-name="P31"><text:span text:style-name="T1">Qual è la migliore? A livello di prestazioni, </text:span><text:span text:style-name="T326">in realtà è meglio la strategia </text:span><text:span text:style-name="T322">random</text:span><text:span text:style-name="T1">, dal momento che </text:span>LRU <text:span text:style-name="T1">ha bisogno di sapere il </text:span><text:span text:style-name="T292">timestamp </text:span><text:span text:style-name="T1">dell’indirizzo. Un </text:span><text:span text:style-name="T292">timestamp, </text:span><text:span text:style-name="T1">però, è un dato </text:span><text:span text:style-name="T490">long</text:span><text:span text:style-name="T304"> </text:span><text:span text:style-name="T1">di 8 byte, abbastanza pesante! </text:span><text:span text:style-name="T74">Inoltre, dovrei fare una ricerca sequenziale sulla TLB per cercare l’indirizzo con il </text:span><text:span text:style-name="T305">timestamp </text:span><text:span text:style-name="T74">più basso!</text:span></text:p>
      <text:p text:style-name="P304"><text:span text:style-name="T88">L</text:span><text:span text:style-name="T87">a </text:span><text:span text:style-name="T515">TLB </text:span><text:span text:style-name="T87">ci ha permesso di risolvere il problema dei costi </text:span><text:span text:style-name="T515">temporali </text:span><text:span text:style-name="T87">della </text:span><text:span text:style-name="T515">paginazione, </text:span><text:span text:style-name="T87">ora dovremo risolvere il problema dei costi </text:span><text:span text:style-name="T515">spaziali, </text:span><text:span text:style-name="T89">e lo faremo con le </text:span><text:span text:style-name="T516">multi-level page table.</text:span><text:span text:style-name="T521"> </text:span><text:span text:style-name="T1"><text:s/></text:span></text:p>
      <text:h text:style-name="P374" text:outline-level="4"><text:bookmark-start text:name="__RefHeading___Toc5511_1504514819"/>Multi-Level Page Table<text:bookmark-end text:name="__RefHeading___Toc5511_1504514819"/></text:h>
      <text:p text:style-name="P295">Abbiamo visto che la dimensione della tabella delle pagine è veramente proibitiva per essere caricata tutta in memoria (4M a processo). Dobbiamo ridurne la dimensione, come facciamo? </text:p>
      <text:p text:style-name="P295">Un’ idea ingenua sarebbe aumentare la dimensione delle pagine, riducendo quindi il numero delle pagine totali. Questa però è una soluzione che crea un problema ulteriore, ovvero la <text:span text:style-name="T90">frammentazione interna </text:span>diventa eccessivamente critica, dal momento che difficilmente una pagina sarebbe riempita. </text:p>
      <text:p text:style-name="P296"><draw:frame draw:style-name="fr10" draw:name="Immagine46" text:anchor-type="paragraph" svg:x="0.046cm" svg:y="17.016cm" svg:width="16.902cm" svg:height="9.051cm" draw:z-index="129"><draw:image xlink:href="Pictures/100002010000042100000236CE6AEDF392629C85.png" xlink:type="simple" xlink:show="embed" xlink:actuate="onLoad" loext:mime-type="image/x-vclgraphic"/></draw:frame><text:span text:style-name="T522">Per risolvere il problema introdurremo le </text:span><text:span text:style-name="T145">page table multi-livello </text:span><text:span text:style-name="T522">,la cui idea è “paginare” la </text:span><text:span text:style-name="T145">page table </text:span><text:span text:style-name="T522">stessa. Infatti abbiamo visto per il </text:span><text:span text:style-name="T145">principio di località</text:span> <text:span text:style-name="T522">che gli indirizzi necessari ad un processo sono tendenzialmente vicini, per cui le pagine che le istruzioni richiedono saranno tendenzialmente in una zona ridotta della </text:span><text:span text:style-name="T145">page table, </text:span><text:span text:style-name="T522">la quale può quindi essere divisa su </text:span><text:span text:style-name="T290">più livelli </text:span><text:span text:style-name="T265">(multi-level, appunto) </text:span><text:span text:style-name="T266">cioè delle </text:span><text:span text:style-name="T291">sotto-tabelle</text:span><text:span text:style-name="T268">.</text:span><text:span text:style-name="T265"> </text:span><text:span text:style-name="T266">Quindi in memoria risiederà solo una parte di </text:span><text:span text:style-name="T242">page table</text:span><text:span text:style-name="T266">, che verrà </text:span><text:span text:style-name="T268">sostituita soltanto quando vi sarà bisogno di un indirizzo non presente in tale porzione.</text:span></text:p>
      <text:p text:style-name="P296"><text:span text:style-name="T270">Per conoscere però quale </text:span><text:span text:style-name="T271">sotto-tabella</text:span><text:span text:style-name="T270"> caricare abbiamo bisogno di un’ulteriore struttura dati, la </text:span><text:span text:style-name="T245">page directory</text:span><text:span text:style-name="T270">, la quale contiene gli indirizzi alle diverse </text:span><text:span text:style-name="T245">page table. </text:span><text:span text:style-name="T272">La </text:span><text:span text:style-name="T246">page directory </text:span><text:span text:style-name="T272">ha dimensioni contenute, e può quindi risiedere costantemente in memoria.</text:span><text:span text:style-name="T267"> </text:span></text:p>
      <text:p text:style-name="P297"><text:span text:style-name="T267">N</text:span><text:span text:style-name="T255">ella seguente figura vediamo il passaggio da </text:span><text:span text:style-name="T221">linear page table </text:span><text:span text:style-name="T255">a </text:span><text:span text:style-name="T221">multi-level page table</text:span><text:span text:style-name="T255">.</text:span></text:p>
      <text:p text:style-name="P322"><draw:frame draw:style-name="fr12" draw:name="Immagine47" text:anchor-type="paragraph" svg:width="16.902cm" svg:height="8.975cm" draw:z-index="130"><draw:image xlink:href="Pictures/10000201000004260000023402C710DA9549C61D.png" xlink:type="simple" xlink:show="embed" xlink:actuate="onLoad" loext:mime-type="image/x-vclgraphic"/></draw:frame><text:span text:style-name="T255">Come si nota dalla figura, la </text:span><text:span text:style-name="T221">page directory </text:span><text:span text:style-name="T255">fa risparmiare notevolmente spazio, ma il tempo? Così facendo, anche con un solo </text:span><text:span text:style-name="T221">livello di indirezione</text:span><text:span text:style-name="T255">, ogni volta che dobbiamo accedere ad un indirizzo, dobbiamo fare 3 accessi a memoria! Infatti prima dobbiamo passare per la </text:span><text:span text:style-name="T221">page directory, </text:span><text:span text:style-name="T255">poi per la </text:span><text:span text:style-name="T221">page table </text:span><text:span text:style-name="T255">corretta, e poi per l’</text:span><text:span text:style-name="T221">indirizzo fisico</text:span><text:span text:style-name="T255"> corretto. </text:span><text:span text:style-name="T269">Chi si fa carico dell’aumento dei costi temporali è sempre la </text:span><text:span text:style-name="T244">TLB </text:span><text:span text:style-name="T269">che farà </text:span><text:span text:style-name="T318">caching </text:span><text:span text:style-name="T269">anche della </text:span><text:span text:style-name="T244">page directory.</text:span></text:p>
      <text:p text:style-name="P314">Cosa contiene esattamente la <text:span text:style-name="T90">page directory</text:span><text:span text:style-name="T1">? Essa contiene le </text:span><text:span text:style-name="T90">Page Directory Entry (PDE) </text:span><text:span text:style-name="T1">le quali contengono il </text:span><text:span text:style-name="T90">PFN </text:span><text:span text:style-name="T1">della parte di </text:span><text:span text:style-name="T90">page table</text:span><text:span text:style-name="T1">, e il </text:span><text:span text:style-name="T90">valid bit, </text:span><text:span text:style-name="T1">il quale in questo caso indica se in almeno una delle </text:span><text:span text:style-name="T90">PTE </text:span><text:span text:style-name="T1">della </text:span><text:span text:style-name="T90">page table </text:span><text:span text:style-name="T1">puntata vi è un indirizzo valido (il cui </text:span><text:span text:style-name="T90">valid bit = 1</text:span><text:span text:style-name="T1">). </text:span></text:p>
      <text:p text:style-name="Text_20_body">A <text:span text:style-name="T523">questo punto andiamo a descrivere l’algoritmo di rilocazione con la seguente situazione: indirizzi di 14bit, di cui VPN di 8bit e offset di 6bit, una page directory che divide in 16 pezzi la page table. </text:span></text:p>
      <text:p text:style-name="P314"><draw:frame draw:style-name="fr12" draw:name="Immagine48" text:anchor-type="paragraph" svg:width="16.902cm" svg:height="3.923cm" draw:z-index="131"><draw:image xlink:href="Pictures/10000201000002E9000000ADCE2141E2B17610D6.png" xlink:type="simple" xlink:show="embed" xlink:actuate="onLoad" loext:mime-type="image/x-vclgraphic"/></draw:frame>Per prima cosa prendiamo i primi 4 bit che saranno il <text:span text:style-name="T146">P</text:span><text:span text:style-name="T90">age </text:span><text:span text:style-name="T146">D</text:span><text:span text:style-name="T90">irectory </text:span><text:span text:style-name="T146">I</text:span><text:span text:style-name="T90">ndex </text:span><text:span text:style-name="T146">(PDI)</text:span><text:span text:style-name="T90">, </text:span><text:span text:style-name="T1">ovvero sarà l’indice della </text:span><text:span text:style-name="T90">page directory</text:span><text:span text:style-name="T1">(infatti la page directory nel nostro esempio ha 16 entrate, 2</text:span><text:span text:style-name="T486">4</text:span><text:span text:style-name="T395"> = 16). </text:span><text:span text:style-name="T405">Con tale indice calcoliamo il </text:span><text:span text:style-name="T450">PDE </text:span><text:span text:style-name="T405">corretto, sommando al </text:span><text:span text:style-name="T450">page directory base register </text:span><text:span text:style-name="T405">il prodotto tra il </text:span><text:span text:style-name="T450">PDI</text:span><text:span text:style-name="T405"> e la dimensione di una </text:span><text:span text:style-name="T450">PDE, </text:span><text:span text:style-name="T405">dopodiché testiamo il relativo </text:span><text:span text:style-name="T450">valid bit</text:span><text:span text:style-name="T405"> e in caso positivo proseguiamo. </text:span></text:p>
      <text:p text:style-name="P315"><draw:frame draw:style-name="fr12" draw:name="Immagine49" text:anchor-type="paragraph" svg:width="16.902cm" svg:height="3.649cm" draw:z-index="132"><draw:image xlink:href="Pictures/10000201000002EE000000A2DD87ADECDD23EBBE.png" xlink:type="simple" xlink:show="embed" xlink:actuate="onLoad" loext:mime-type="image/x-vclgraphic"/></draw:frame><text:soft-page-break/><text:span text:style-name="T395">A questo punto prendiamo i rimanenti 4 bit del VPN che rappresentano l’indice della page table (</text:span><text:span text:style-name="T442">page table index – PTI</text:span><text:span text:style-name="T395">) selezionata dalla page directory, con la quale possiamo calcolare la </text:span><text:span text:style-name="T442">PTE: </text:span><text:span text:style-name="T395">per farlo sommiamo il </text:span><text:span text:style-name="T442">PFN </text:span><text:span text:style-name="T395">della </text:span><text:span text:style-name="T442">PDE </text:span><text:span text:style-name="T395">shiftato a sinistra </text:span><text:span text:style-name="T406">con il prodotto tra il </text:span><text:span text:style-name="T451">PTI </text:span><text:span text:style-name="T406">e la dimensione di una </text:span><text:span text:style-name="T451">PTE. </text:span><text:span text:style-name="T406">A questo punto abbiamo il </text:span><text:span text:style-name="T451">PFN </text:span><text:span text:style-name="T406">della </text:span><text:span text:style-name="T451">PTE </text:span><text:span text:style-name="T406">e sommandolo all’offset otteniamo l’indirizzo fisico finale. </text:span></text:p>
      <text:p text:style-name="P316"><text:span text:style-name="T406">Aggiungendo la </text:span><text:span text:style-name="T451">multi-level page table </text:span><text:span text:style-name="T406">vediamo come cambia lo pseudo-codice</text:span><text:span text:style-name="T442"> </text:span><text:span text:style-name="T406">dell’algoritmo di rilocazione:</text:span></text:p>
      <text:p text:style-name="Algoritmo"><draw:frame draw:style-name="fr12" draw:name="Immagine50" text:anchor-type="paragraph" svg:width="16.902cm" svg:height="14.907cm" draw:z-index="133"><draw:image xlink:href="Pictures/10000201000004E6000004523C324BE571B4EBDE.png" xlink:type="simple" xlink:show="embed" xlink:actuate="onLoad" loext:mime-type="image/png"/></draw:frame><text:span text:style-name="T407">Come si può notare, l’</text:span><text:span text:style-name="T452">MMU </text:span><text:span text:style-name="T407">tenterà sempre di cercare la </text:span><text:span text:style-name="T452">PTE</text:span><text:span text:style-name="T407"> in </text:span><text:span text:style-name="T452">TLB, </text:span><text:span text:style-name="T407">in caso contrario viene calcolata passando prima per la </text:span><text:span text:style-name="T452">page direct</text:span><text:span text:style-name="T453">o</text:span><text:span text:style-name="T452">ry, </text:span><text:span text:style-name="T407">poi per </text:span><text:span text:style-name="T452">page table </text:span><text:span text:style-name="T407">corrispondente ed infine si caricherà in </text:span><text:span text:style-name="T452">TLB</text:span><text:span text:style-name="T407"> l’entry corretta</text:span><text:span text:style-name="T408">, secondo l’esempio sopra.</text:span></text:p>
      <text:p text:style-name="P323"><text:span text:style-name="T460">La </text:span><text:span text:style-name="T455">multi-level page table </text:span><text:span text:style-name="T460">può anche avere più di un’indirezione</text:span><text:span text:style-name="T394">, risparmiando in spazio ma perdendo in tempo. Più livelli sono necessari la dove la singola </text:span><text:span text:style-name="T442">page directory </text:span><text:span text:style-name="T394">diventa a sua volta troppo grande.</text:span></text:p>
      <text:p text:style-name="P298">La <text:span text:style-name="T90">multi-level page table </text:span>ci ha permesso di risolvere il problema dello spazio, e unitamente alla <text:span text:style-name="T90">TLB </text:span>siamo riusciti a rendere la <text:span text:style-name="T90">paginazione </text:span>un sistema efficiente per la virtualizzazione della memoria.</text:p>
      <text:p text:style-name="P298"><text:span text:style-name="T394">Infine vedremo l’ultima tecnica, quella </text:span><text:span text:style-name="T461">attualmente usata, che è un </text:span><text:span text:style-name="T420">ibrido </text:span><text:span text:style-name="T441">tra la </text:span><text:span text:style-name="T438">segmentazione </text:span><text:span text:style-name="T441">e la </text:span><text:span text:style-name="T438">paginazione, </text:span><text:span text:style-name="T441">la </text:span><text:span text:style-name="T438">segmentazione paginata.</text:span></text:p>
      <text:p text:style-name="P359">02/04/19</text:p>
      <text:h text:style-name="P380" text:outline-level="4"><text:bookmark-start text:name="__RefHeading___Toc5513_1504514819"/>Segmentazione paginata<text:bookmark-end text:name="__RefHeading___Toc5513_150451481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oto Serif CJK SC1" svg:font-family="'Noto Serif CJK SC'" style:font-adornments="Grassetto" style:font-family-generic="roman"/>
    <style:font-face style:name="Latin Modern Mono" svg:font-family="'Latin Modern Mono'" style:font-pitch="fixed"/>
    <style:font-face style:name="Latin Modern Mono2" svg:font-family="'Latin Modern Mono'" style:font-adornments="10 Regular" style:font-pitch="fixed"/>
    <style:font-face style:name="Latin Modern Mono1" svg:font-family="'Latin Modern Mono'" style:font-adornments="Grassetto" style:font-pitch="fixed"/>
    <style:font-face style:name="Latin Modern Mono Light" svg:font-family="'Latin Modern Mono Light'" style:font-adornments="10 Bold"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Grassetto" style:font-family-generic="modern" style:font-pitch="fixed"/>
    <style:font-face style:name="Liberation Mono2" svg:font-family="'Liberation Mono'" style:font-adornments="Standard" style:font-family-generic="modern" style:font-pitch="fixed"/>
    <style:font-face style:name="AnjaliOldLipi" svg:font-family="AnjaliOldLipi" style:font-adornments="Corsivo Grassetto" style:font-pitch="variable"/>
    <style:font-face style:name="AnjaliOldLipi1" svg:font-family="AnjaliOldLipi" style:font-adornments="Grassetto" style:font-pitch="variable"/>
    <style:font-face style:name="AnjaliOldLipi2" svg:font-family="AnjaliOldLipi" style:font-adornments="Standard" style:font-pitch="variable"/>
    <style:font-face style:name="Latin Modern Math" svg:font-family="'Latin Modern Math'" style:font-adornments="Corsivo Grassetto" style:font-pitch="variable"/>
    <style:font-face style:name="Lato Light" svg:font-family="'Lato Light'" style:font-adornments="Light" style:font-pitch="variable"/>
    <style:font-face style:name="Liberation Serif" svg:font-family="'Liberation Serif'" style:font-family-generic="roman" style:font-pitch="variable"/>
    <style:font-face style:name="Noto Serif CJK SC" svg:font-family="'Noto Serif CJK SC'" style:font-adornments="Grassetto"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Standard" style:font-family-generic="swiss" style:font-pitch="variable"/>
    <style:font-face style:name="Open Sans Condensed Light" svg:font-family="'Open Sans Condensed Light'" style:font-adornments="Condensed Light"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Corsivo Light" style:font-family-generic="swiss" style:font-pitch="variable"/>
    <style:font-face style:name="Open Sans Semibold" svg:font-family="'Open Sans Semibold'" style:font-adornments="Semigrassetto"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Tango_20_Gray" draw:display-name="Tango Gray" draw:style="linear" draw:start-color="#babdb6" draw:end-color="#555753" draw:start-intensity="100%" draw:end-intensity="100%" draw:angle="300" draw:border="0%"/>
    <draw:gradient draw:name="Tango_20_Green" draw:display-name="Tango Green" draw:style="linear" draw:start-color="#8ae234" draw:end-color="#4e9a06" draw:start-intensity="100%" draw:end-intensity="100%" draw:angle="300" draw:border="0%"/>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15%">
        <style:tab-stops/>
        <style:drop-cap/>
      </style:paragraph-properties>
      <style:text-properties style:font-name="Open Sans" fo:font-family="'Open Sans'" style:font-style-name="Standard" style:font-family-generic="swiss" style:font-pitch="variable" fo:font-weight="normal"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ab-stops/>
      </style:paragraph-properties>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variant="small-caps" fo:color="#3465a4" style:font-name="AnjaliOldLipi" fo:font-family="AnjaliOldLipi" style:font-style-name="Corsivo Grassetto" style:font-pitch="variable" fo:font-size="16pt" fo:font-style="normal"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cm" fo:margin-bottom="0.3cm" loext:contextual-spacing="false" fo:text-align="center" style:justify-single-word="false">
        <style:tab-stops/>
      </style:paragraph-properties>
      <style:text-properties style:font-name="Open Sans Extrabold" fo:font-family="'Open Sans Extrabold'" style:font-style-name="Extrabold" style:font-family-generic="swiss" style:font-pitch="variable" fo:font-size="160%" fo:font-style="normal" fo:font-weight="800" style:font-size-asian="130%" style:font-weight-asian="bold" style:font-size-complex="130%" style:font-weight-complex="bold"/>
    </style:style>
    <style:style style:name="Contents_20_1" style:display-name="Contents 1" style:family="paragraph" style:parent-style-name="Index" style:default-outline-level="" style:class="index">
      <style:paragraph-properties fo:margin-left="0cm" fo:margin-right="0cm" fo:margin-top="0cm" fo:margin-bottom="0.101cm" loext:contextual-spacing="false" fo:text-indent="0cm" style:auto-text-indent="false" style:shadow="none">
        <style:tab-stops>
          <style:tab-stop style:position="17cm" style:type="right" style:leader-style="dotted" style:leader-text="."/>
        </style:tab-stops>
      </style:paragraph-properties>
      <style:text-properties fo:text-transform="uppercase" style:use-window-font-color="true" style:font-name="AnjaliOldLipi1" fo:font-family="AnjaliOldLipi" style:font-style-name="Grassetto" style:font-pitch="variable" fo:font-weight="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0cm" fo:margin-right="0cm" fo:margin-top="0.353cm" fo:margin-bottom="0.212cm" loext:contextual-spacing="false" fo:text-align="center" style:justify-single-word="false" fo:text-indent="0cm" style:auto-text-indent="false" style:page-number="auto" fo:background-color="transparent" style:shadow="none">
        <style:tab-stops/>
      </style:paragraph-properties>
      <style:text-properties fo:font-variant="small-caps" fo:color="#000000" style:text-outline="false" style:font-name="Open Sans Semibold" fo:font-family="'Open Sans Semibold'" style:font-style-name="Semigrassetto" style:font-family-generic="swiss" style:font-pitch="variable" fo:font-size="120%" fo:font-style="normal"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4cm" loext:contextual-spacing="false"/>
      <style:text-properties fo:color="#00008b" fo:font-size="101%" fo:font-weight="bold" style:font-size-asian="101%" style:font-weight-asian="bold" style:font-size-complex="101%" style:font-weight-complex="bold"/>
    </style:style>
    <style:style style:name="Data_20_" style:display-name="Data " style:family="paragraph" style:parent-style-name="Text_20_body">
      <style:paragraph-properties fo:margin-top="0cm" fo:margin-bottom="0.019cm" loext:contextual-spacing="false" fo:text-align="end" style:justify-single-word="false"/>
      <style:text-properties style:font-name="Latin Modern Math" fo:font-family="'Latin Modern Math'" style:font-style-name="Corsivo Grassetto" style:font-pitch="variable" fo:font-style="italic" officeooo:rsid="0005ab2a" style:font-size-asian="10.5pt"/>
    </style:style>
    <style:style style:name="Contents_20_3" style:display-name="Contents 3" style:family="paragraph" style:parent-style-name="Index" style:default-outline-level="" style:list-style-name="" style:class="index">
      <loext:graphic-properties draw:fill="none" draw:fill-color="#729fcf"/>
      <style:paragraph-properties fo:background-color="transparent" text:number-lines="false" text:line-number="0">
        <style:tab-stops/>
        <style:drop-cap/>
      </style:paragraph-properties>
      <style:text-properties style:font-name="AnjaliOldLipi2" fo:font-family="AnjaliOldLipi" style:font-style-name="Standard"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default-outline-level="" style:class="index">
      <style:paragraph-properties fo:margin-left="0cm" fo:margin-right="0cm" fo:text-indent="0cm" style:auto-text-indent="false">
        <style:tab-stops>
          <style:tab-stop style:position="16cm" style:type="right" style:leader-style="dotted" style:leader-text="."/>
          <style:tab-stop style:position="16.501cm" style:type="right" style:leader-style="dotted" style:leader-text="."/>
        </style:tab-stops>
      </style:paragraph-properties>
      <style:text-properties style:font-name="AnjaliOldLipi1" fo:font-family="AnjaliOldLipi" style:font-style-name="Grassetto" style:font-pitch="variable" fo:font-size="12pt" fo:font-style="normal" fo:font-weight="bold"/>
    </style:style>
    <style:style style:name="Definizione" style:family="paragraph" style:parent-style-name="Text_20_body">
      <loext:graphic-properties draw:fill="none" draw:fill-color="#729fcf"/>
      <style:paragraph-properties fo:margin-top="0.3cm" fo:margin-bottom="0.3cm" loext:contextual-spacing="true" fo:background-color="transparent" style:border-line-width-top="0.018cm 0.004cm 0.018cm" style:border-line-width-bottom="0.018cm 0.004cm 0.018cm" fo:padding="0.049cm" fo:border-left="none" fo:border-right="none" fo:border-top="1.11pt double-thin #000000" fo:border-bottom="1.11pt double-thin #000000" style:shadow="none">
        <style:tab-stops/>
      </style:paragraph-properties>
      <style:text-properties style:font-name="Noto Serif CJK SC" fo:font-family="'Noto Serif CJK SC'" style:font-style-name="Grassetto" style:font-family-generic="roman" style:font-pitch="variable" fo:font-size="13pt" fo:font-style="normal" fo:font-weight="bold" officeooo:rsid="000af81e" style:font-size-asian="10.5pt"/>
    </style:style>
    <style:style style:name="Frame_20_contents" style:display-name="Frame contents" style:family="paragraph" style:parent-style-name="Standard" style:class="extra">
      <style:paragraph-properties fo:text-align="center" style:justify-single-word="false" fo:padding="0.049cm" fo:border="0.06pt solid #f0f8ff" style:shadow="none">
        <style:tab-stops/>
      </style:paragraph-properties>
      <style:text-properties style:font-name="Open Sans Condensed Light" fo:font-family="'Open Sans Condensed Light'" style:font-style-name="Condensed Light" style:font-family-generic="swiss" style:font-pitch="variable" fo:font-size="11pt" fo:font-weight="250" style:font-size-asian="10.5pt"/>
    </style:style>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Codice" style:family="paragraph" style:parent-style-name="Text_20_body">
      <style:text-properties style:font-name="Liberation Mono" fo:font-family="'Liberation Mono'" style:font-style-name="Grassetto" style:font-family-generic="modern" style:font-pitch="fixed" fo:font-weight="bold" officeooo:rsid="0017ac59" style:font-size-asian="10.5pt"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Esempio" style:family="paragraph" style:parent-style-name="Text_20_body" style:class="chapter">
      <loext:graphic-properties draw:fill="none" draw:fill-color="#d5f5d8" draw:fill-gradient-name="Tango_20_Green"/>
      <style:paragraph-properties fo:background-color="transparent" fo:padding="0.049cm" fo:border-left="3.49pt solid #23875f" fo:border-right="none" fo:border-top="none" fo:border-bottom="none" style:shadow="none"/>
      <style:text-properties fo:color="#2f4f4f" style:font-name="Open Sans Light" fo:font-family="'Open Sans Light'" style:font-style-name="Corsivo Light" style:font-family-generic="swiss" style:font-pitch="variable" fo:font-style="italic" fo:font-weight="250" fo:background-color="#cee8e2" style:font-size-asian="10.5pt"/>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a" style:family="paragraph" style:parent-style-name="Text_20_body" style:class="chapter">
      <loext:graphic-properties draw:fill="solid" draw:fill-color="#fde06b" draw:opacity="50%"/>
      <style:paragraph-properties fo:background-color="#fde06b" fo:padding="0.049cm" fo:border="0.99pt dashed #000000" style:shadow="none">
        <style:tab-stops/>
      </style:paragraph-properties>
      <style:text-properties fo:color="#474747" officeooo:rsid="005c9f12" fo:background-color="transparen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lgoritmo" style:family="paragraph" style:parent-style-name="Text_20_body">
      <loext:graphic-properties draw:fill="solid" draw:fill-color="#16254b" draw:opacity="75%"/>
      <style:paragraph-properties fo:background-color="#16254b" fo:padding="0.049cm" fo:border="none" style:shadow="none" style:join-border="true"/>
      <style:text-properties fo:color="#ffffff" style:font-name="Lato Light" fo:font-family="'Lato Light'" style:font-style-name="Light" style:font-pitch="variable" fo:font-style="normal" fo:font-weight="250" officeooo:rsid="01798c31"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fo:background-color="transparent" draw:fill="none" draw:fill-color="#00ff8c" style:border-line-width-left="0.018cm 0.004cm 0.018cm" style:border-line-width-right="0.018cm 0.004cm 0.018cm" fo:padding="0.049cm" fo:border-left="1.11pt double-thin #000000" fo:border-right="1.11pt double-thin #000000" fo:border-top="none" fo:border-bottom="none" style:shadow="none" draw:shadow-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04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15:20:07.397764600</meta:creation-date>
    <dc:date>2019-05-28T23:14:14.166108982</dc:date>
    <meta:editing-duration>P1DT1H27M53S</meta:editing-duration>
    <meta:editing-cycles>271</meta:editing-cycles>
    <meta:generator>LibreOffice/6.0.7.3$Linux_X86_64 LibreOffice_project/00m0$Build-3</meta:generator>
    <meta:document-statistic meta:table-count="1" meta:image-count="50" meta:object-count="1" meta:page-count="50" meta:paragraph-count="523" meta:word-count="11524" meta:character-count="71488" meta:non-whitespace-character-count="60182"/>
  </office:meta>
</office:document-meta>
</file>

<file path=Object 1/content.xml><?xml version="1.0" encoding="utf-8"?>
<math xmlns="http://www.w3.org/1998/Math/MathML" display="block">
  <semantics>
    <mrow>
      <mi mathvariant="italic">avg</mi>
      <mn>.</mn>
      <mi>T</mi>
      <mrow>
        <mi mathvariant="italic">waiting</mi>
        <mo stretchy="false">=</mo>
        <mfrac>
          <mrow>
            <mi>T</mi>
            <mi mathvariant="italic">waiting</mi>
            <mrow>
              <mn>1</mn>
              <mo stretchy="false">+</mo>
              <mi>T</mi>
            </mrow>
            <mi mathvariant="italic">waiting</mi>
            <mrow>
              <mn>2</mn>
              <mo stretchy="false">+</mo>
              <mi>T</mi>
            </mrow>
            <mi mathvariant="italic">waiting</mi>
            <mn>3</mn>
          </mrow>
          <mn>3</mn>
        </mfrac>
      </mrow>
    </mrow>
    <annotation encoding="StarMath 5.0">avg.T waiting  = { T waiting 1 + T waiting2 +T waiting3} over {3} </annotation>
  </semantics>
</math>
</file>